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0.25pt"/>
    </style:style>
    <style:style style:name="co2" style:family="table-column">
      <style:table-column-properties fo:break-before="auto" style:column-width="295.34pt"/>
    </style:style>
    <style:style style:name="co3" style:family="table-column">
      <style:table-column-properties fo:break-before="auto" style:column-width="32.66pt"/>
    </style:style>
    <style:style style:name="co4" style:family="table-column">
      <style:table-column-properties fo:break-before="auto" style:column-width="306.71pt"/>
    </style:style>
    <style:style style:name="co5" style:family="table-column">
      <style:table-column-properties fo:break-before="auto" style:column-width="343.76pt"/>
    </style:style>
    <style:style style:name="co6" style:family="table-column">
      <style:table-column-properties fo:break-before="auto" style:column-width="348.41pt"/>
    </style:style>
    <style:style style:name="co7" style:family="table-column">
      <style:table-column-properties fo:break-before="auto" style:column-width="352.26pt"/>
    </style:style>
    <style:style style:name="co8" style:family="table-column">
      <style:table-column-properties fo:break-before="auto" style:column-width="356.85pt"/>
    </style:style>
    <style:style style:name="co9" style:family="table-column">
      <style:table-column-properties fo:break-before="auto" style:column-width="148.03pt"/>
    </style:style>
    <style:style style:name="co10" style:family="table-column">
      <style:table-column-properties fo:break-before="auto" style:column-width="1469.65pt"/>
    </style:style>
    <style:style style:name="co11" style:family="table-column">
      <style:table-column-properties fo:break-before="auto" style:column-width="67.41pt"/>
    </style:style>
    <style:style style:name="co12" style:family="table-column">
      <style:table-column-properties fo:break-before="auto" style:column-width="72pt"/>
    </style:style>
    <style:style style:name="co13" style:family="table-column">
      <style:table-column-properties fo:break-before="auto" style:column-width="40.34pt"/>
    </style:style>
    <style:style style:name="co14" style:family="table-column">
      <style:table-column-properties fo:break-before="auto" style:column-width="45.01pt"/>
    </style:style>
    <style:style style:name="co15" style:family="table-column">
      <style:table-column-properties fo:break-before="auto" style:column-width="953.6pt"/>
    </style:style>
    <style:style style:name="co16" style:family="table-column">
      <style:table-column-properties fo:break-before="auto" style:column-width="941.24pt"/>
    </style:style>
    <style:style style:name="co17" style:family="table-column">
      <style:table-column-properties fo:break-before="auto" style:column-width="60.46pt"/>
    </style:style>
    <style:style style:name="co18" style:family="table-column">
      <style:table-column-properties fo:break-before="auto" style:column-width="385.46pt"/>
    </style:style>
    <style:style style:name="co19" style:family="table-column">
      <style:table-column-properties fo:break-before="auto" style:column-width="1275.56pt"/>
    </style:style>
    <style:style style:name="co20" style:family="table-column">
      <style:table-column-properties fo:break-before="auto" style:column-width="377.69pt"/>
    </style:style>
    <style:style style:name="co21" style:family="table-column">
      <style:table-column-properties fo:break-before="auto" style:column-width="998.39pt"/>
    </style:style>
    <style:style style:name="co22" style:family="table-column">
      <style:table-column-properties fo:break-before="auto" style:column-width="390.05pt"/>
    </style:style>
    <style:style style:name="co23" style:family="table-column">
      <style:table-column-properties fo:break-before="auto" style:column-width="570.7pt"/>
    </style:style>
    <style:style style:name="co24" style:family="table-column">
      <style:table-column-properties fo:break-before="auto" style:column-width="30.36pt"/>
    </style:style>
    <style:style style:name="co25" style:family="table-column">
      <style:table-column-properties fo:break-before="auto" style:column-width="964.4pt"/>
    </style:style>
    <style:style style:name="co26" style:family="table-column">
      <style:table-column-properties fo:break-before="auto" style:column-width="360.74pt"/>
    </style:style>
    <style:style style:name="co27" style:family="table-column">
      <style:table-column-properties fo:break-before="auto" style:column-width="564.01pt"/>
    </style:style>
    <style:style style:name="co28" style:family="table-column">
      <style:table-column-properties fo:break-before="auto" style:column-width="371.54pt"/>
    </style:style>
    <style:style style:name="co29" style:family="table-column">
      <style:table-column-properties fo:break-before="auto" style:column-width="1036.2pt"/>
    </style:style>
    <style:style style:name="co3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30.33pt" fo:break-before="auto" style:use-optimal-row-height="true"/>
    </style:style>
    <style:style style:name="ro3" style:family="table-row">
      <style:table-row-properties style:row-height="314.9pt" fo:break-before="auto" style:use-optimal-row-height="true"/>
    </style:style>
    <style:style style:name="ro4" style:family="table-row">
      <style:table-row-properties style:row-height="135.81pt" fo:break-before="auto" style:use-optimal-row-height="true"/>
    </style:style>
    <style:style style:name="ro5" style:family="table-row">
      <style:table-row-properties style:row-height="124.61pt" fo:break-before="auto" style:use-optimal-row-height="true"/>
    </style:style>
    <style:style style:name="ro6" style:family="table-row">
      <style:table-row-properties style:row-height="359.69pt" fo:break-before="auto" style:use-optimal-row-height="true"/>
    </style:style>
    <style:style style:name="ro7" style:family="table-row">
      <style:table-row-properties style:row-height="169.4pt" fo:break-before="auto" style:use-optimal-row-height="true"/>
    </style:style>
    <style:style style:name="ro8" style:family="table-row">
      <style:table-row-properties style:row-height="270.11pt" fo:break-before="auto" style:use-optimal-row-height="true"/>
    </style:style>
    <style:style style:name="ro9" style:family="table-row">
      <style:table-row-properties style:row-height="113.41pt" fo:break-before="auto" style:use-optimal-row-height="true"/>
    </style:style>
    <style:style style:name="ro10" style:family="table-row">
      <style:table-row-properties style:row-height="180.54pt" fo:break-before="auto" style:use-optimal-row-height="true"/>
    </style:style>
    <style:style style:name="ro11" style:family="table-row">
      <style:table-row-properties style:row-height="281.31pt" fo:break-before="auto" style:use-optimal-row-height="true"/>
    </style:style>
    <style:style style:name="ro12" style:family="table-row">
      <style:table-row-properties style:row-height="102.19pt" fo:break-before="auto" style:use-optimal-row-height="true"/>
    </style:style>
    <style:style style:name="ro13" style:family="table-row">
      <style:table-row-properties style:row-height="147pt" fo:break-before="auto" style:use-optimal-row-height="true"/>
    </style:style>
    <style:style style:name="ro14" style:family="table-row">
      <style:table-row-properties style:row-height="438.04pt" fo:break-before="auto" style:use-optimal-row-height="true"/>
    </style:style>
    <style:style style:name="ro15" style:family="table-row">
      <style:table-row-properties style:row-height="247.75pt" fo:break-before="auto" style:use-optimal-row-height="true"/>
    </style:style>
    <style:style style:name="ro16" style:family="table-row">
      <style:table-row-properties style:row-height="382.05pt" fo:break-before="auto" style:use-optimal-row-height="true"/>
    </style:style>
    <style:style style:name="ro17" style:family="table-row">
      <style:table-row-properties style:row-height="370.86pt" fo:break-before="auto" style:use-optimal-row-height="true"/>
    </style:style>
    <style:style style:name="ro18" style:family="table-row">
      <style:table-row-properties style:row-height="158.2pt" fo:break-before="auto" style:use-optimal-row-height="true"/>
    </style:style>
    <style:style style:name="ro19" style:family="table-row">
      <style:table-row-properties style:row-height="214.16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Kitware_CMake_seek_clon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office:value-type="string" calcext:value-type="string">
            <text:p>sh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file_name</text:p>
          </table:table-cell>
          <table:table-cell office:value-type="string" calcext:value-type="string">
            <text:p>old_file</text:p>
          </table:table-cell>
          <table:table-cell office:value-type="string" calcext:value-type="string">
            <text:p>new_file</text:p>
          </table:table-cell>
          <table:table-cell office:value-type="string" calcext:value-type="string">
            <text:p>old_hunk_file</text:p>
          </table:table-cell>
          <table:table-cell office:value-type="string" calcext:value-type="string">
            <text:p>new_hunk_file</text:p>
          </table:table-cell>
          <table:table-cell office:value-type="string" calcext:value-type="string">
            <text:p>old_hunk</text:p>
          </table:table-cell>
          <table:table-cell office:value-type="string" calcext:value-type="string">
            <text:p>new_hunk</text:p>
          </table:table-cell>
          <table:table-cell office:value-type="string" calcext:value-type="string">
            <text:p>old_hunk_loc</text:p>
          </table:table-cell>
          <table:table-cell office:value-type="string" calcext:value-type="string">
            <text:p>new_hunk_loc</text:p>
          </table:table-cell>
          <table:table-cell office:value-type="string" calcext:value-type="string">
            <text:p>old_loc</text:p>
          </table:table-cell>
          <table:table-cell office:value-type="string" calcext:value-type="string">
            <text:p>new_loc</text:p>
          </table:table-cell>
          <table:table-cell office:value-type="string" calcext:value-type="string">
            <text:p>old_log</text:p>
          </table:table-cell>
          <table:table-cell office:value-type="string" calcext:value-type="string">
            <text:p>new_log</text:p>
          </table:table-cell>
          <table:table-cell office:value-type="string" calcext:value-type="string">
            <text:p>action_type</text:p>
          </table:table-cell>
          <table:table-cell office:value-type="string" calcext:value-type="string">
            <text:p>old_log_file</text:p>
          </table:table-cell>
          <table:table-cell office:value-type="string" calcext:value-type="string">
            <text:p>old_block</text:p>
          </table:table-cell>
          <table:table-cell office:value-type="string" calcext:value-type="string">
            <text:p>old_block_file</text:p>
          </table:table-cell>
          <table:table-cell office:value-type="string" calcext:value-type="string">
            <text:p>old_block_featur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log_fil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block_file</text:p>
          </table:table-cell>
          <table:table-cell office:value-type="string" calcext:value-type="string">
            <text:p>block_feature</text:p>
          </table:table-cell>
          <table:table-cell/>
        </table:table-row>
        <table:table-row table:style-name="ro2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string" calcext:value-type="string">
            <text:p>second/download/CMake/CMake-old-new/Kitware_CMake_old_file_70.cpp</text:p>
          </table:table-cell>
          <table:table-cell office:value-type="string" calcext:value-type="string">
            <text:p>second/download/CMake/CMake-old-new/Kitware_CMake_new_file_70.cpp</text:p>
          </table:table-cell>
          <table:table-cell office:value-type="string" calcext:value-type="string">
            <text:p>second/download/CMake/CMake-old-new/Kitware_CMake_old_hunk_129.cpp</text:p>
          </table:table-cell>
          <table:table-cell office:value-type="string" calcext:value-type="string">
            <text:p>second/download/CMake/CMake-old-new/Kitware_CMake_new_hunk_129.cpp</text:p>
          </table:table-cell>
          <table:table-cell office:value-type="string" calcext:value-type="string">
            <text:p>return (a-&gt;current_fixup);</text:p>
            <text:p>}</text:p>
            <text:p/>
            <text:p>/* TODO: Make this work. */</text:p>
            <text:p>/*</text:p>
            <text:p> * TODO: The deep-directory support bypasses this; disable deep directory</text:p>
            <text:p> * support if we're doing symlink checks.</text:p>
            <text:p> */</text:p>
            <text:p>/*</text:p>
            <text:p> * TODO: Someday, integrate this with the deep dir support; they both</text:p>
            <text:p> * scan the path and both can be optimized by comparing against other</text:p>
            <text:p> * recent paths.</text:p>
            <text:p> */</text:p>
            <text:p>/* TODO: Extend this to support symlinks on Windows Vista and later. */</text:p>
            <text:p>static int</text:p>
            <text:p>check_symlinks(struct archive_write_disk *a)</text:p>
            <text:p>{</text:p>
            <text:p>#if !defined(HAVE_LSTAT)</text:p>
            <text:p>/* Platform doesn't have lstat, so we can't look for symlinks. */</text:p>
            <text:p>(void)a; /* UNUSED */</text:p>
            <text:p>return (ARCHIVE_OK);</text:p>
            <text:p>#else</text:p>
            <text:p>char *pn;</text:p>
            <text:p>char c;</text:p>
            <text:p>int r;</text:p>
            <text:p>struct stat st;</text:p>
            <text:p/>
            <text:p>/*</text:p>
            <text:p> * Guard against symlink tricks.  Reject any archive entry whose</text:p>
            <text:p> * destination would be altered by a symlink.</text:p>
            <text:p> */</text:p>
            <text:p>/* Whatever we checked last time doesn't need to be re-checked. */</text:p>
            <text:p>pn = a-&gt;name;</text:p>
            <text:p>if (archive_strlen(&amp;(a-&gt;path_safe)) &gt; 0) {</text:p>
            <text:p>char *p = a-&gt;path_safe.s;</text:p>
            <text:p>while ((*pn != '\0') &amp;&amp; (*p == *pn))</text:p>
            <text:p>�, 滋�;</text:p>
            <text:p>}</text:p>
            <text:p>/* Skip the root directory if the path is absolute. */</text:p>
            <text:p>if(pn == a-&gt;name &amp;&amp; pn[0] == '/')</text:p>
            <text:p>滋�;</text:p>
            <text:p>c = pn[0];</text:p>
            <text:p>/* Keep going until we've checked the entire name. */</text:p>
            <text:p>while (pn[0] != '\0' &amp;&amp; (pn[0] != '/' || pn[1] != '\0')) {</text:p>
            <text:p>/* Skip the next path element. */</text:p>
            <text:p>while (*pn != '\0' &amp;&amp; *pn != '/')</text:p>
            <text:p>滋�;</text:p>
            <text:p>c = pn[0];</text:p>
            <text:p>pn[0] = '\0';</text:p>
            <text:p>/* Check that we haven't hit a symlink. */</text:p>
            <text:p>r = lstat(a-&gt;name, &amp;st);</text:p>
            <text:p>if (r != 0) {</text:p>
            <text:p>/* We've hit a dir that doesn't exist; stop now. */</text:p>
            <text:p>if (errno == ENOENT)</text:p>
            <text:p>break;</text:p>
            <text:p>} else if (S_ISLNK(st.st_mode)) {</text:p>
            <text:p>if (c == '\0') {</text:p>
            <text:p>/*</text:p>
            <text:p> * Last element is symlink; remove it</text:p>
            <text:p> * so we can overwrite it with the</text:p>
            <text:p> * item being extracted.</text:p>
            <text:p> */</text:p>
            <text:p>if (unlink(a-&gt;name)) {</text:p>
            <text:p>archive_set_error(&amp;a-&gt;archive, errno,</text:p>
            <text:p>    "Could not remove symlink %s",</text:p>
            <text:p>    a-&gt;name);</text:p>
            <text:p>pn[0] = c;</text:p>
            <text:p>return (ARCHIVE_FAILED);</text:p>
            <text:p>}</text:p>
            <text:p>a-&gt;pst = NULL;</text:p>
            <text:p>/*</text:p>
            <text:p> * Even if we did remove it, a warning</text:p>
            <text:p> * is in order.  The warning is silly,</text:p>
            <text:p> * though, if we're just replacing one</text:p>
            <text:p> * symlink with another symlink.</text:p>
            <text:p> */</text:p>
            <text:p>if (!S_ISLNK(a-&gt;mode)) {</text:p>
            <text:p>archive_set_error(&amp;a-&gt;archive, 0,</text:p>
            <text:p>    "Removing symlink %s",</text:p>
            <text:p>    a-&gt;name);</text:p>
            <text:p>}</text:p>
            <text:p>/* Symlink gone.  No more problem! */</text:p>
            <text:p>pn[0] = c;</text:p>
            <text:p>return (0);</text:p>
            <text:p>} else if (a-&gt;flags &amp; ARCHIVE_EXTRACT_UNLINK) {</text:p>
            <text:p>/* User asked us to remove problems. */</text:p>
            <text:p>if (unlink(a-&gt;name) != 0) {</text:p>
            <text:p>archive_set_error(&amp;a-&gt;archive, 0,</text:p>
            <text:p>    "Cannot remove intervening symlink %s",</text:p>
            <text:p>    a-&gt;name);</text:p>
            <text:p>pn[0] = c;</text:p>
            <text:p>return (ARCHIVE_FAILED);</text:p>
            <text:p>}</text:p>
            <text:p>a-&gt;pst = NULL;</text:p>
            <text:p>} else {</text:p>
            <text:p>archive_set_error(&amp;a-&gt;archive, 0,</text:p>
            <text:p>    "Cannot extract through symlink %s",</text:p>
            <text:p>    a-&gt;name);</text:p>
            <text:p>pn[0] = c;</text:p>
            <text:p>return (ARCHIVE_FAILED);</text:p>
            <text:p>}</text:p>
            <text:p>}</text:p>
            <text:p>pn[0] = c;</text:p>
            <text:p>if (pn[0] != '\0')</text:p>
            <text:p>pn�; /* Advance to the next segment. */</text:p>
            <text:p>}</text:p>
            <text:p>pn[0] = c;</text:p>
            <text:p>/* We've checked and/or cleaned the whole path, so remember it. */</text:p>
            <text:p>archive_strcpy(&amp;a-&gt;path_safe, a-&gt;name);</text:p>
            <text:p>return (ARCHIVE_OK);</text:p>
            <text:p>#endif</text:p>
            <text:p>}</text:p>
            <text:p/>
            <text:p>#if defined(__CYGWIN__)</text:p>
            <text:p>/*</text:p>
            <text:p> * 1. Convert a path separator from '\' to '/' .</text:p>
            <text:p/>
          </table:table-cell>
          <table:table-cell office:value-type="string" calcext:value-type="string">
            <text:p>return (a-&gt;current_fixup);</text:p>
            <text:p>}</text:p>
            <text:p/>
            <text:p>/* Error helper for new *_fsobj functions */</text:p>
            <text:p>static void</text:p>
            <text:p>fsobj_error(int *a_eno, struct archive_string *a_estr,</text:p>
            <text:p>    int err, const char *errstr, const char *path)</text:p>
            <text:p>{</text:p>
            <text:p>if (a_eno)</text:p>
            <text:p>*a_eno = err;</text:p>
            <text:p>if (a_estr)</text:p>
            <text:p>archive_string_sprintf(a_estr, errstr, path);</text:p>
            <text:p>}</text:p>
            <text:p/>
            <text:p>/*</text:p>
            <text:p> * TODO: Someday, integrate this with the deep dir support; they both</text:p>
            <text:p> * scan the path and both can be optimized by comparing against other</text:p>
            <text:p> * recent paths.</text:p>
            <text:p> */</text:p>
            <text:p>/* TODO: Extend this to support symlinks on Windows Vista and later. */</text:p>
            <text:p/>
            <text:p>/*</text:p>
            <text:p> * Checks the given path to see if any elements along it are symlinks.  Returns</text:p>
            <text:p> * ARCHIVE_OK if there are none, otherwise puts an error in errmsg.</text:p>
            <text:p> */</text:p>
            <text:p>static int</text:p>
            <text:p>check_symlinks_fsobj(char *path, int *a_eno, struct archive_string *a_estr,</text:p>
            <text:p>    int flags)</text:p>
            <text:p>{</text:p>
            <text:p>#if !defined(HAVE_LSTAT)</text:p>
            <text:p>/* Platform doesn't have lstat, so we can't look for symlinks. */</text:p>
            <text:p>(void)path; /* UNUSED */</text:p>
            <text:p>(void)error_number; /* UNUSED */</text:p>
            <text:p>(void)error_string; /* UNUSED */</text:p>
            <text:p>(void)flags; /* UNUSED */</text:p>
            <text:p>return (ARCHIVE_OK);</text:p>
            <text:p>#else</text:p>
            <text:p>int res = ARCHIVE_OK;</text:p>
            <text:p>char *tail;</text:p>
            <text:p>char *head;</text:p>
            <text:p>int last;</text:p>
            <text:p>char c;</text:p>
            <text:p>int r;</text:p>
            <text:p>struct stat st;</text:p>
            <text:p>int restore_pwd;</text:p>
            <text:p/>
            <text:p>/* Nothing to do here if name is empty */</text:p>
            <text:p>if(path[0] == '\0')</text:p>
            <text:p>    return (ARCHIVE_OK);</text:p>
            <text:p/>
            <text:p>/*</text:p>
            <text:p> * Guard against symlink tricks.  Reject any archive entry whose</text:p>
            <text:p> * destination would be altered by a symlink.</text:p>
            <text:p> *</text:p>
            <text:p> * Walk the filename in chunks separated by '/'.  For each segment:</text:p>
            <text:p> *  - if it doesn't exist, continue</text:p>
            <text:p> *  - if it's symlink, abort or remove it</text:p>
            <text:p> *  - if it's a directory and it's not the last chunk, cd into it</text:p>
            <text:p> * As we go:</text:p>
            <text:p> *  head points to the current (relative) path</text:p>
            <text:p> *  tail points to the temporary \0 terminating the segment we're</text:p>
            <text:p> *      currently examining</text:p>
            <text:p> *  c holds what used to be in *tail</text:p>
            <text:p> *  last is 1 if this is the last tail</text:p>
            <text:p> */</text:p>
            <text:p>restore_pwd = open(".", O_RDONLY | O_BINARY | O_CLOEXEC);</text:p>
            <text:p>__archive_ensure_cloexec_flag(restore_pwd);</text:p>
            <text:p>if (restore_pwd &lt; 0)</text:p>
            <text:p>return (ARCHIVE_FATAL);</text:p>
            <text:p>head = path;</text:p>
            <text:p>tail = path;</text:p>
            <text:p>last = 0;</text:p>
            <text:p>/* TODO: reintroduce a safe cache here? */</text:p>
            <text:p>/* Skip the root directory if the path is absolute. */</text:p>
            <text:p>if(tail == path &amp;&amp; tail[0] == '/')</text:p>
            <text:p>𥳐�;</text:p>
            <text:p>/* Keep going until we've checked the entire name.</text:p>
            <text:p> * head, tail, path all alias the same string, which is</text:p>
            <text:p> * temporarily zeroed at tail, so be careful restoring the</text:p>
            <text:p> * stashed (c=tail[0]) for error messages.</text:p>
            <text:p> * Exiting the loop with break is okay; continue is not.</text:p>
            <text:p> */</text:p>
            <text:p>while (!last) {</text:p>
            <text:p>/*</text:p>
            <text:p> * Skip the separator we just consumed, plus any adjacent ones</text:p>
            <text:p> */</text:p>
            <text:p>while (*tail == '/')</text:p>
            <text:p>    𥳐�;</text:p>
            <text:p>/* Skip the next path element. */</text:p>
            <text:p>while (*tail != '\0' &amp;&amp; *tail != '/')</text:p>
            <text:p>𥳐�;</text:p>
            <text:p>/* is this the last path component? */</text:p>
            <text:p>last = (tail[0] == '\0') || (tail[0] == '/' &amp;&amp; tail[1] == '\0');</text:p>
            <text:p>/* temporarily truncate the string here */</text:p>
            <text:p>c = tail[0];</text:p>
            <text:p>tail[0] = '\0';</text:p>
            <text:p>/* Check that we haven't hit a symlink. */</text:p>
            <text:p>r = lstat(head, &amp;st);</text:p>
            <text:p>if (r != 0) {</text:p>
            <text:p>tail[0] = c;</text:p>
            <text:p>/* We've hit a dir that doesn't exist; stop now. */</text:p>
            <text:p>if (errno == ENOENT) {</text:p>
            <text:p>break;</text:p>
            <text:p>} else {</text:p>
            <text:p>/*</text:p>
            <text:p> * Treat any other error as fatal - best to be</text:p>
            <text:p> * paranoid here.</text:p>
            <text:p> * Note: This effectively disables deep</text:p>
            <text:p> * directory support when security checks are</text:p>
            <text:p> * enabled. Otherwise, very long pathnames that</text:p>
            <text:p> * trigger an error here could evade the</text:p>
            <text:p> * sandbox.</text:p>
            <text:p> * TODO: We could do better, but it would</text:p>
            <text:p> * probably require merging the symlink checks</text:p>
            <text:p> * with the deep-directory editing.</text:p>
            <text:p> */</text:p>
            <text:p>fsobj_error(a_eno, a_estr, errno,</text:p>
            <text:p>    "Could not stat %s", path);</text:p>
            <text:p>res = ARCHIVE_FAILED;</text:p>
            <text:p>break;</text:p>
            <text:p>}</text:p>
            <text:p>} else if (S_ISDIR(st.st_mode)) {</text:p>
            <text:p>if (!last) {</text:p>
            <text:p>if (chdir(head) != 0) {</text:p>
            <text:p>tail[0] = c;</text:p>
            <text:p>fsobj_error(a_eno, a_estr, errno,</text:p>
            <text:p>    "Could not chdir %s", path);</text:p>
            <text:p>res = (ARCHIVE_FATAL);</text:p>
            <text:p>break;</text:p>
            <text:p>}</text:p>
            <text:p>/* Our view is now from inside this dir: */</text:p>
            <text:p>head = tail  1;</text:p>
            <text:p>}</text:p>
            <text:p>} else if (S_ISLNK(st.st_mode)) {</text:p>
            <text:p>if (last) {</text:p>
            <text:p>/*</text:p>
            <text:p> * Last element is symlink; remove it</text:p>
            <text:p> * so we can overwrite it with the</text:p>
            <text:p> * item being extracted.</text:p>
            <text:p> */</text:p>
            <text:p>if (unlink(head)) {</text:p>
            <text:p>tail[0] = c;</text:p>
            <text:p>fsobj_error(a_eno, a_estr, errno,</text:p>
            <text:p>    "Could not remove symlink %s",</text:p>
            <text:p>    path);</text:p>
            <text:p>res = ARCHIVE_FAILED;</text:p>
            <text:p>break;</text:p>
            <text:p>}</text:p>
            <text:p>/*</text:p>
            <text:p> * Even if we did remove it, a warning</text:p>
            <text:p> * is in order.  The warning is silly,</text:p>
            <text:p> * though, if we're just replacing one</text:p>
            <text:p> * symlink with another symlink.</text:p>
            <text:p> */</text:p>
            <text:p>tail[0] = c;</text:p>
            <text:p>/*</text:p>
            <text:p> * FIXME:  not sure how important this is to</text:p>
            <text:p> * restore</text:p>
            <text:p> */</text:p>
            <text:p>/*</text:p>
            <text:p>if (!S_ISLNK(path)) {</text:p>
            <text:p>fsobj_error(a_eno, a_estr, 0,</text:p>
            <text:p>    "Removing symlink %s", path);</text:p>
            <text:p>}</text:p>
            <text:p>*/</text:p>
            <text:p>/* Symlink gone.  No more problem! */</text:p>
            <text:p>res = ARCHIVE_OK;</text:p>
            <text:p>break;</text:p>
            <text:p>} else if (flags &amp; ARCHIVE_EXTRACT_UNLINK) {</text:p>
            <text:p>/* User asked us to remove problems. */</text:p>
            <text:p>if (unlink(head) != 0) {</text:p>
            <text:p>tail[0] = c;</text:p>
            <text:p>fsobj_error(a_eno, a_estr, 0,</text:p>
            <text:p>    "Cannot remove intervening "</text:p>
            <text:p>    "symlink %s", path);</text:p>
            <text:p>res = ARCHIVE_FAILED;</text:p>
            <text:p>break;</text:p>
            <text:p>}</text:p>
            <text:p>tail[0] = c;</text:p>
            <text:p>} else if ((flags &amp;</text:p>
            <text:p>    ARCHIVE_EXTRACT_SECURE_SYMLINKS) == 0) {</text:p>
            <text:p>/*</text:p>
            <text:p> * We are not the last element and we want to</text:p>
            <text:p> * follow symlinks if they are a directory.</text:p>
            <text:p> * </text:p>
            <text:p> * This is needed to extract hardlinks over</text:p>
            <text:p> * symlinks.</text:p>
            <text:p> */</text:p>
            <text:p>r = stat(head, &amp;st);</text:p>
            <text:p>if (r != 0) {</text:p>
            <text:p>tail[0] = c;</text:p>
            <text:p>if (errno == ENOENT) {</text:p>
            <text:p>break;</text:p>
            <text:p>} else {</text:p>
            <text:p>fsobj_error(a_eno, a_estr,</text:p>
            <text:p>    errno,</text:p>
            <text:p>    "Could not stat %s", path);</text:p>
            <text:p>res = (ARCHIVE_FAILED);</text:p>
            <text:p>break;</text:p>
            <text:p>}</text:p>
            <text:p>} else if (S_ISDIR(st.st_mode)) {</text:p>
            <text:p>if (chdir(head) != 0) {</text:p>
            <text:p>tail[0] = c;</text:p>
            <text:p>fsobj_error(a_eno, a_estr,</text:p>
            <text:p>    errno,</text:p>
            <text:p>    "Could not chdir %s", path);</text:p>
            <text:p>res = (ARCHIVE_FATAL);</text:p>
            <text:p>break;</text:p>
            <text:p>}</text:p>
            <text:p>/*</text:p>
            <text:p> * Our view is now from inside</text:p>
            <text:p> * this dir:</text:p>
            <text:p> */</text:p>
            <text:p>head = tail  1;</text:p>
            <text:p>} else {</text:p>
            <text:p>tail[0] = c;</text:p>
            <text:p>fsobj_error(a_eno, a_estr, 0,</text:p>
            <text:p>    "Cannot extract through "</text:p>
            <text:p>    "symlink %s", path);</text:p>
            <text:p>res = ARCHIVE_FAILED;</text:p>
            <text:p>break;</text:p>
            <text:p>}</text:p>
            <text:p>} else {</text:p>
            <text:p>tail[0] = c;</text:p>
            <text:p>fsobj_error(a_eno, a_estr, 0,</text:p>
            <text:p>    "Cannot extract through symlink %s", path);</text:p>
            <text:p>res = ARCHIVE_FAILED;</text:p>
            <text:p>break;</text:p>
            <text:p>}</text:p>
            <text:p>}</text:p>
            <text:p>/* be sure to always maintain this */</text:p>
            <text:p>tail[0] = c;</text:p>
            <text:p>if (tail[0] != '\0')</text:p>
            <text:p>tail�; /* Advance to the next segment. */</text:p>
            <text:p>}</text:p>
            <text:p>/* Catches loop exits via break */</text:p>
            <text:p>tail[0] = c;</text:p>
            <text:p>#ifdef HAVE_FCHDIR</text:p>
            <text:p>/* If we changed directory above, restore it here. */</text:p>
            <text:p>if (restore_pwd &gt;= 0) {</text:p>
            <text:p>r = fchdir(restore_pwd);</text:p>
            <text:p>if (r != 0) {</text:p>
            <text:p>fsobj_error(a_eno, a_estr, errno,</text:p>
            <text:p>    "chdir() failure", "");</text:p>
            <text:p>}</text:p>
            <text:p>close(restore_pwd);</text:p>
            <text:p>restore_pwd = -1;</text:p>
            <text:p>if (r != 0) {</text:p>
            <text:p>res = (ARCHIVE_FATAL);</text:p>
            <text:p>}</text:p>
            <text:p>}</text:p>
            <text:p>#endif</text:p>
            <text:p>/* TODO: reintroduce a safe cache here? */</text:p>
            <text:p>return res;</text:p>
            <text:p>#endif</text:p>
            <text:p>}</text:p>
            <text:p/>
            <text:p>/*</text:p>
            <text:p> * Check a-&gt;name for symlinks, returning ARCHIVE_OK if its clean, otherwise</text:p>
            <text:p> * calls archive_set_error and returns ARCHIVE_{FATAL,FAILED}</text:p>
            <text:p> */</text:p>
            <text:p>static int</text:p>
            <text:p>check_symlinks(struct archive_write_disk *a)</text:p>
            <text:p>{</text:p>
            <text:p>struct archive_string error_string;</text:p>
            <text:p>int error_number;</text:p>
            <text:p>int rc;</text:p>
            <text:p>archive_string_init(&amp;error_string);</text:p>
            <text:p>rc = check_symlinks_fsobj(a-&gt;name, &amp;error_number, &amp;error_string,</text:p>
            <text:p>    a-&gt;flags);</text:p>
            <text:p>if (rc != ARCHIVE_OK) {</text:p>
            <text:p>archive_set_error(&amp;a-&gt;archive, error_number, "%s",</text:p>
            <text:p>    error_string.s);</text:p>
            <text:p>}</text:p>
            <text:p>archive_string_free(&amp;error_string);</text:p>
            <text:p>a-&gt;pst = NULL;/* to be safe */</text:p>
            <text:p>return rc;</text:p>
            <text:p>}</text:p>
            <text:p/>
            <text:p/>
            <text:p>#if defined(__CYGWIN__)</text:p>
            <text:p>/*</text:p>
            <text:p> * 1. Convert a path separator from '\' to '/' .</text:p>
            <text:p/>
          </table:table-cell>
          <table:table-cell office:value-type="float" office:value="2351" calcext:value-type="float">
            <text:p>2351</text:p>
          </table:table-cell>
          <table:table-cell office:value-type="float" office:value="2457" calcext:value-type="float">
            <text:p>2457</text:p>
          </table:table-cell>
          <table:table-cell office:value-type="float" office:value="2414" calcext:value-type="float">
            <text:p>2414</text:p>
          </table:table-cell>
          <table:table-cell office:value-type="float" office:value="2599" calcext:value-type="float">
            <text:p>2599</text:p>
          </table:table-cell>
          <table:table-cell office:value-type="string" calcext:value-type="string">
            <text:p>archive_set_error(&amp;a-&gt;archive, errno,</text:p>
            <text:p>    "Could not remove symlink %s",</text:p>
            <text:p>    a-&gt;name)</text:p>
          </table:table-cell>
          <table:table-cell office:value-type="string" calcext:value-type="string">
            <text:p>fsobj_error(a_eno, a_estr, errno,</text:p>
            <text:p>    "Could not remove symlink %s",</text:p>
            <text:p>    path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62.cpp</text:p>
          </table:table-cell>
          <table:table-cell office:value-type="string" calcext:value-type="string">
            <text:p>{</text:p>
            <text:p>archive_set_error(&amp;a-&gt;archive, errno,</text:p>
            <text:p>    "Could not remove symlink %s",</text:p>
            <text:p>    a-&gt;name);</text:p>
            <text:p>pn[0] = c;</text:p>
            <text:p>return (ARCHIVE_FAILED);</text:p>
            <text:p>}</text:p>
          </table:table-cell>
          <table:table-cell office:value-type="string" calcext:value-type="string">
            <text:p>second/download/CMake/CMake-old-new/Kitware_CMake_old_new_block_62.cpp</text:p>
          </table:table-cell>
          <table:table-cell office:value-type="string" calcext:value-type="string">
            <text:p>[0, 0, 0, 0, 0, 0, 1, 0, 0, 0, 1, 0, 0, 0, 0, 12, 0, 0, 0, 0, 0, 0, 0, 2, 0, 0, 0, 0, 0, 0, 1, 0, 0, 0, 0, 0, 0, 0, 0, 0, 0, 0, 0, 0, 0, 0, 6, 0, 8, 0, 0, 0, 0, 0, 0, 0, 0, 0, 0, 0, 0, 0, 0, 0, 0, 0, 0, 1, 0, 0, 0, 0, 0, 1, 0, 0, 2, 0, 4, 0, 0, 0, 0, 0, 0]</text:p>
          </table:table-cell>
          <table:table-cell office:value-type="string" calcext:value-type="string">
            <text:p>second/download/CMake/CMake-old-new/Kitware_CMake_old_new_new_log_62.cpp</text:p>
          </table:table-cell>
          <table:table-cell office:value-type="string" calcext:value-type="string">
            <text:p>second/download/CMake/CMake/CMake/Utilities/cmlibarchive/libarchive/archive_write_disk_windows.cpp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archive_set_error(&amp;a-&gt;archive, errno,</text:p>
            <text:p>    "Could not remove symlink %ls",</text:p>
            <text:p>    a-&gt;name)</text:p>
          </table:table-cell>
          <table:table-cell office:value-type="string" calcext:value-type="string">
            <text:p>second/download/CMake/CMake-old-new/Kitware_CMake_repos_log_605.cpp</text:p>
          </table:table-cell>
          <table:table-cell office:value-type="string" calcext:value-type="string">
            <text:p>{</text:p>
            <text:p>archive_set_error(&amp;a-&gt;archive, errno,</text:p>
            <text:p>    "Could not remove symlink %ls",</text:p>
            <text:p>    a-&gt;name);</text:p>
            <text:p>pn[0] = c;</text:p>
            <text:p>return (ARCHIVE_FAILED);</text:p>
            <text:p>}</text:p>
          </table:table-cell>
          <table:table-cell office:value-type="string" calcext:value-type="string">
            <text:p>second/download/CMake/CMake-old-new/Kitware_CMake_repos_block_605.cpp</text:p>
          </table:table-cell>
          <table:table-cell office:value-type="string" calcext:value-type="string">
            <text:p>[0, 0, 0, 0, 0, 0, 1, 0, 0, 0, 1, 0, 0, 0, 0, 12, 0, 0, 0, 0, 0, 0, 0, 2, 0, 0, 0, 0, 0, 0, 1, 0, 0, 0, 0, 0, 0, 0, 0, 0, 0, 0, 0, 0, 0, 0, 6, 0, 8, 0, 0, 0, 0, 0, 0, 0, 0, 0, 0, 0, 0, 0, 0, 0, 0, 0, 0, 1, 0, 0, 0, 0, 0, 1, 0, 0, 2, 0, 4, 0, 0, 0, 0, 0, 0]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string" calcext:value-type="string">
            <text:p>second/download/CMake/CMake-old-new/Kitware_CMake_old_file_70.cpp</text:p>
          </table:table-cell>
          <table:table-cell office:value-type="string" calcext:value-type="string">
            <text:p>second/download/CMake/CMake-old-new/Kitware_CMake_new_file_70.cpp</text:p>
          </table:table-cell>
          <table:table-cell office:value-type="string" calcext:value-type="string">
            <text:p>second/download/CMake/CMake-old-new/Kitware_CMake_old_hunk_130.cpp</text:p>
          </table:table-cell>
          <table:table-cell office:value-type="string" calcext:value-type="string">
            <text:p>second/download/CMake/CMake-old-new/Kitware_CMake_new_hunk_130.cpp</text:p>
          </table:table-cell>
          <table:table-cell office:value-type="string" calcext:value-type="string">
            <text:p> * is set) if the path is absolute.</text:p>
            <text:p> */</text:p>
            <text:p>static int</text:p>
            <text:p>cleanup_pathname(struct archive_write_disk *a)</text:p>
            <text:p>{</text:p>
            <text:p>char *dest, *src;</text:p>
            <text:p>char separator = '\0';</text:p>
            <text:p/>
            <text:p>dest = src = a-&gt;name;</text:p>
            <text:p>if (*src == '\0') {</text:p>
            <text:p>archive_set_error(&amp;a-&gt;archive, ARCHIVE_ERRNO_MISC,</text:p>
            <text:p>    "Invalid empty pathname");</text:p>
            <text:p>return (ARCHIVE_FAILED);</text:p>
            <text:p>}</text:p>
            <text:p/>
            <text:p>#if defined(__CYGWIN__)</text:p>
            <text:p>cleanup_pathname_win(a);</text:p>
            <text:p>#endif</text:p>
            <text:p>/* Skip leading '/'. */</text:p>
            <text:p>if (*src == '/') {</text:p>
            <text:p>if (a-&gt;flags &amp; ARCHIVE_EXTRACT_SECURE_NOABSOLUTEPATHS) {</text:p>
            <text:p>archive_set_error(&amp;a-&gt;archive, ARCHIVE_ERRNO_MISC,</text:p>
            <text:p>                  "Path is absolute");</text:p>
            <text:p>return (ARCHIVE_FAILED);</text:p>
            <text:p>}</text:p>
            <text:p/>
            <text:p/>
          </table:table-cell>
          <table:table-cell office:value-type="string" calcext:value-type="string">
            <text:p> * is set) if the path is absolute.</text:p>
            <text:p> */</text:p>
            <text:p>static int</text:p>
            <text:p>cleanup_pathname_fsobj(char *path, int *a_eno, struct archive_string *a_estr,</text:p>
            <text:p>    int flags)</text:p>
            <text:p>{</text:p>
            <text:p>char *dest, *src;</text:p>
            <text:p>char separator = '\0';</text:p>
            <text:p/>
            <text:p>dest = src = path;</text:p>
            <text:p>if (*src == '\0') {</text:p>
            <text:p>fsobj_error(a_eno, a_estr, ARCHIVE_ERRNO_MISC,</text:p>
            <text:p>    "Invalid empty ", "pathname");</text:p>
            <text:p>return (ARCHIVE_FAILED);</text:p>
            <text:p>}</text:p>
            <text:p/>
            <text:p>#if defined(__CYGWIN__)</text:p>
            <text:p>cleanup_pathname_win(path);</text:p>
            <text:p>#endif</text:p>
            <text:p>/* Skip leading '/'. */</text:p>
            <text:p>if (*src == '/') {</text:p>
            <text:p>if (flags &amp; ARCHIVE_EXTRACT_SECURE_NOABSOLUTEPATHS) {</text:p>
            <text:p>fsobj_error(a_eno, a_estr, ARCHIVE_ERRNO_MISC,</text:p>
            <text:p>    "Path is ", "absolute");</text:p>
            <text:p>return (ARCHIVE_FAILED);</text:p>
            <text:p>}</text:p>
            <text:p/>
            <text:p/>
          </table:table-cell>
          <table:table-cell office:value-type="float" office:value="2534" calcext:value-type="float">
            <text:p>2534</text:p>
          </table:table-cell>
          <table:table-cell office:value-type="float" office:value="2807" calcext:value-type="float">
            <text:p>2807</text:p>
          </table:table-cell>
          <table:table-cell office:value-type="float" office:value="2544" calcext:value-type="float">
            <text:p>2544</text:p>
          </table:table-cell>
          <table:table-cell office:value-type="float" office:value="2818" calcext:value-type="float">
            <text:p>2818</text:p>
          </table:table-cell>
          <table:table-cell office:value-type="string" calcext:value-type="string">
            <text:p>archive_set_error(&amp;a-&gt;archive, ARCHIVE_ERRNO_MISC,</text:p>
            <text:p>    "Invalid empty pathname")</text:p>
          </table:table-cell>
          <table:table-cell office:value-type="string" calcext:value-type="string">
            <text:p>fsobj_error(a_eno, a_estr, ARCHIVE_ERRNO_MISC,</text:p>
            <text:p>    "Invalid empty ", "pathname"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66.cpp</text:p>
          </table:table-cell>
          <table:table-cell office:value-type="string" calcext:value-type="string">
            <text:p>{</text:p>
            <text:p>archive_set_error(&amp;a-&gt;archive, ARCHIVE_ERRNO_MISC,</text:p>
            <text:p>    "Invalid empty pathname");</text:p>
            <text:p>return (ARCHIVE_FAILED);</text:p>
            <text:p>}</text:p>
          </table:table-cell>
          <table:table-cell office:value-type="string" calcext:value-type="string">
            <text:p>second/download/CMake/CMake-old-new/Kitware_CMake_old_new_block_66.cpp</text:p>
          </table:table-cell>
          <table:table-cell office:value-type="string" calcext:value-type="string">
            <text:p>[0, 0, 0, 0, 0, 0, 1, 0, 0, 0, 1, 0, 0, 0, 0, 6, 0, 0, 0, 0, 0, 0, 0, 1, 0, 0, 0, 0, 0, 0, 1, 0, 0, 0, 0, 0, 0, 0, 0, 0, 0, 0, 0, 0, 0, 0, 4, 0, 5, 0, 0, 0, 0, 0, 0, 0, 0, 0, 0, 0, 0, 0, 0, 0, 0, 0, 0, 0, 0, 0, 0, 0, 0, 1, 0, 0, 1, 0, 3, 0, 0, 0, 0, 0, 0]</text:p>
          </table:table-cell>
          <table:table-cell office:value-type="string" calcext:value-type="string">
            <text:p>second/download/CMake/CMake-old-new/Kitware_CMake_old_new_new_log_66.cpp</text:p>
          </table:table-cell>
          <table:table-cell office:value-type="string" calcext:value-type="string">
            <text:p>second/download/CMake/CMake/CMake/Utilities/cmlibarchive/libarchive/archive_write_disk_windows.cpp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archive_set_error(&amp;a-&gt;archive, ARCHIVE_ERRNO_MISC,</text:p>
            <text:p>    "Invalid empty pathname")</text:p>
          </table:table-cell>
          <table:table-cell office:value-type="string" calcext:value-type="string">
            <text:p>second/download/CMake/CMake-old-new/Kitware_CMake_repos_log_609.cpp</text:p>
          </table:table-cell>
          <table:table-cell office:value-type="string" calcext:value-type="string">
            <text:p>{</text:p>
            <text:p>archive_set_error(&amp;a-&gt;archive, ARCHIVE_ERRNO_MISC,</text:p>
            <text:p>    "Invalid empty pathname");</text:p>
            <text:p>return (ARCHIVE_FAILED);</text:p>
            <text:p>}</text:p>
          </table:table-cell>
          <table:table-cell office:value-type="string" calcext:value-type="string">
            <text:p>second/download/CMake/CMake-old-new/Kitware_CMake_repos_block_609.cpp</text:p>
          </table:table-cell>
          <table:table-cell office:value-type="string" calcext:value-type="string">
            <text:p>[0, 0, 0, 0, 0, 0, 1, 0, 0, 0, 1, 0, 0, 0, 0, 6, 0, 0, 0, 0, 0, 0, 0, 1, 0, 0, 0, 0, 0, 0, 1, 0, 0, 0, 0, 0, 0, 0, 0, 0, 0, 0, 0, 0, 0, 0, 4, 0, 5, 0, 0, 0, 0, 0, 0, 0, 0, 0, 0, 0, 0, 0, 0, 0, 0, 0, 0, 0, 0, 0, 0, 0, 0, 1, 0, 0, 1, 0, 3, 0, 0, 0, 0, 0, 0]</text:p>
          </table:table-cell>
        </table:table-row>
        <table:table-row table:style-name="ro4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string" calcext:value-type="string">
            <text:p>second/download/CMake/CMake-old-new/Kitware_CMake_old_file_70.cpp</text:p>
          </table:table-cell>
          <table:table-cell office:value-type="string" calcext:value-type="string">
            <text:p>second/download/CMake/CMake-old-new/Kitware_CMake_new_file_70.cpp</text:p>
          </table:table-cell>
          <table:table-cell office:value-type="string" calcext:value-type="string">
            <text:p>second/download/CMake/CMake-old-new/Kitware_CMake_old_hunk_131.cpp</text:p>
          </table:table-cell>
          <table:table-cell office:value-type="string" calcext:value-type="string">
            <text:p>second/download/CMake/CMake-old-new/Kitware_CMake_new_hunk_131.cpp</text:p>
          </table:table-cell>
          <table:table-cell office:value-type="string" calcext:value-type="string">
            <text:p>} else if (src[1] == '.') {</text:p>
            <text:p>if (src[2] == '/' || src[2] == '\0') {</text:p>
            <text:p>/* Conditionally warn about '..' */</text:p>
            <text:p>if (a-&gt;flags &amp; ARCHIVE_EXTRACT_SECURE_NODOTDOT) {</text:p>
            <text:p>archive_set_error(&amp;a-&gt;archive,</text:p>
            <text:p>    ARCHIVE_ERRNO_MISC,</text:p>
            <text:p>    "Path contains '..'");</text:p>
            <text:p>return (ARCHIVE_FAILED);</text:p>
            <text:p>}</text:p>
            <text:p>}</text:p>
            <text:p/>
          </table:table-cell>
          <table:table-cell office:value-type="string" calcext:value-type="string">
            <text:p>} else if (src[1] == '.') {</text:p>
            <text:p>if (src[2] == '/' || src[2] == '\0') {</text:p>
            <text:p>/* Conditionally warn about '..' */</text:p>
            <text:p>if (flags</text:p>
            <text:p>    &amp; ARCHIVE_EXTRACT_SECURE_NODOTDOT) {</text:p>
            <text:p>fsobj_error(a_eno, a_estr,</text:p>
            <text:p>    ARCHIVE_ERRNO_MISC,</text:p>
            <text:p>    "Path contains ", "'..'");</text:p>
            <text:p>return (ARCHIVE_FAILED);</text:p>
            <text:p>}</text:p>
            <text:p>}</text:p>
            <text:p/>
          </table:table-cell>
          <table:table-cell office:value-type="float" office:value="2580" calcext:value-type="float">
            <text:p>2580</text:p>
          </table:table-cell>
          <table:table-cell office:value-type="float" office:value="2854" calcext:value-type="float">
            <text:p>2854</text:p>
          </table:table-cell>
          <table:table-cell office:value-type="float" office:value="2584" calcext:value-type="float">
            <text:p>2584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archive_set_error(&amp;a-&gt;archive,</text:p>
            <text:p>    ARCHIVE_ERRNO_MISC,</text:p>
            <text:p>    "Path contains '..'")</text:p>
          </table:table-cell>
          <table:table-cell office:value-type="string" calcext:value-type="string">
            <text:p>fsobj_error(a_eno, a_estr,</text:p>
            <text:p>    ARCHIVE_ERRNO_MISC,</text:p>
            <text:p>    "Path contains ", "'..'"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68.cpp</text:p>
          </table:table-cell>
          <table:table-cell office:value-type="string" calcext:value-type="string">
            <text:p>{</text:p>
            <text:p>archive_set_error(&amp;a-&gt;archive,</text:p>
            <text:p>    ARCHIVE_ERRNO_MISC,</text:p>
            <text:p>    "Path contains '..'");</text:p>
            <text:p>return (ARCHIVE_FAILED);</text:p>
            <text:p>}</text:p>
          </table:table-cell>
          <table:table-cell office:value-type="string" calcext:value-type="string">
            <text:p>second/download/CMake/CMake-old-new/Kitware_CMake_old_new_block_68.cpp</text:p>
          </table:table-cell>
          <table:table-cell office:value-type="string" calcext:value-type="string">
            <text:p>[0, 0, 0, 0, 0, 0, 1, 0, 0, 0, 1, 0, 0, 0, 0, 6, 0, 0, 0, 0, 0, 0, 0, 1, 0, 0, 0, 0, 0, 0, 1, 0, 0, 0, 0, 0, 0, 0, 0, 0, 0, 0, 0, 0, 0, 0, 4, 0, 5, 0, 0, 0, 0, 0, 0, 0, 0, 0, 0, 0, 0, 0, 0, 0, 0, 0, 0, 0, 0, 0, 0, 0, 0, 1, 0, 0, 1, 0, 3, 0, 0, 0, 0, 0, 0]</text:p>
          </table:table-cell>
          <table:table-cell office:value-type="string" calcext:value-type="string">
            <text:p>second/download/CMake/CMake-old-new/Kitware_CMake_old_new_new_log_68.cpp</text:p>
          </table:table-cell>
          <table:table-cell office:value-type="string" calcext:value-type="string">
            <text:p>second/download/CMake/CMake/CMake/Utilities/cmlibarchive/libarchive/archive_write_disk_windows.cpp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archive_set_error(&amp;a-&gt;archive,</text:p>
            <text:p>    ARCHIVE_ERRNO_MISC,</text:p>
            <text:p>    "Path contains '..'")</text:p>
          </table:table-cell>
          <table:table-cell office:value-type="string" calcext:value-type="string">
            <text:p>second/download/CMake/CMake-old-new/Kitware_CMake_repos_log_612.cpp</text:p>
          </table:table-cell>
          <table:table-cell office:value-type="string" calcext:value-type="string">
            <text:p>{</text:p>
            <text:p>archive_set_error(&amp;a-&gt;archive,</text:p>
            <text:p>    ARCHIVE_ERRNO_MISC,</text:p>
            <text:p>    "Path contains '..'");</text:p>
            <text:p>return (ARCHIVE_FAILED);</text:p>
            <text:p>}</text:p>
          </table:table-cell>
          <table:table-cell office:value-type="string" calcext:value-type="string">
            <text:p>second/download/CMake/CMake-old-new/Kitware_CMake_repos_block_612.cpp</text:p>
          </table:table-cell>
          <table:table-cell office:value-type="string" calcext:value-type="string">
            <text:p>[0, 0, 0, 0, 0, 0, 1, 0, 0, 0, 1, 0, 0, 0, 0, 6, 0, 0, 0, 0, 0, 0, 0, 1, 0, 0, 0, 0, 0, 0, 1, 0, 0, 0, 0, 0, 0, 0, 0, 0, 0, 0, 0, 0, 0, 0, 4, 0, 5, 0, 0, 0, 0, 0, 0, 0, 0, 0, 0, 0, 0, 0, 0, 0, 0, 0, 0, 0, 0, 0, 0, 0, 0, 1, 0, 0, 1, 0, 3, 0, 0, 0, 0, 0, 0]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write_disk_posix.c</text:p>
          </table:table-cell>
          <table:table-cell office:value-type="string" calcext:value-type="string">
            <text:p>second/download/CMake/CMake-old-new/Kitware_CMake_old_file_92.cpp</text:p>
          </table:table-cell>
          <table:table-cell office:value-type="string" calcext:value-type="string">
            <text:p>second/download/CMake/CMake-old-new/Kitware_CMake_new_file_92.cpp</text:p>
          </table:table-cell>
          <table:table-cell office:value-type="string" calcext:value-type="string">
            <text:p>second/download/CMake/CMake-old-new/Kitware_CMake_old_hunk_193.cpp</text:p>
          </table:table-cell>
          <table:table-cell office:value-type="string" calcext:value-type="string">
            <text:p>second/download/CMake/CMake-old-new/Kitware_CMake_new_hunk_193.cpp</text:p>
          </table:table-cell>
          <table:table-cell office:value-type="string" calcext:value-type="string">
            <text:p>return (a-&gt;current_fixup);</text:p>
            <text:p>}</text:p>
            <text:p/>
            <text:p>/* TODO: Make this work. */</text:p>
            <text:p>/*</text:p>
            <text:p> * TODO: The deep-directory support bypasses this; disable deep directory</text:p>
            <text:p> * support if we're doing symlink checks.</text:p>
            <text:p> */</text:p>
            <text:p>/*</text:p>
            <text:p> * TODO: Someday, integrate this with the deep dir support; they both</text:p>
            <text:p> * scan the path and both can be optimized by comparing against other</text:p>
            <text:p> * recent paths.</text:p>
            <text:p> */</text:p>
            <text:p>/* TODO: Extend this to support symlinks on Windows Vista and later. */</text:p>
            <text:p>static int</text:p>
            <text:p>check_symlinks(struct archive_write_disk *a)</text:p>
            <text:p>{</text:p>
            <text:p>#if !defined(HAVE_LSTAT)</text:p>
            <text:p>/* Platform doesn't have lstat, so we can't look for symlinks. */</text:p>
            <text:p>(void)a; /* UNUSED */</text:p>
            <text:p>return (ARCHIVE_OK);</text:p>
            <text:p>#else</text:p>
            <text:p>char *pn;</text:p>
            <text:p>char c;</text:p>
            <text:p>int r;</text:p>
            <text:p>struct stat st;</text:p>
            <text:p/>
            <text:p>/*</text:p>
            <text:p> * Guard against symlink tricks.  Reject any archive entry whose</text:p>
            <text:p> * destination would be altered by a symlink.</text:p>
            <text:p> */</text:p>
            <text:p>/* Whatever we checked last time doesn't need to be re-checked. */</text:p>
            <text:p>pn = a-&gt;name;</text:p>
            <text:p>if (archive_strlen(&amp;(a-&gt;path_safe)) &gt; 0) {</text:p>
            <text:p>char *p = a-&gt;path_safe.s;</text:p>
            <text:p>while ((*pn != '\0') &amp;&amp; (*p == *pn))</text:p>
            <text:p>�, 滋�;</text:p>
            <text:p>}</text:p>
            <text:p>/* Skip the root directory if the path is absolute. */</text:p>
            <text:p>if(pn == a-&gt;name &amp;&amp; pn[0] == '/')</text:p>
            <text:p>滋�;</text:p>
            <text:p>c = pn[0];</text:p>
            <text:p>/* Keep going until we've checked the entire name. */</text:p>
            <text:p>while (pn[0] != '\0' &amp;&amp; (pn[0] != '/' || pn[1] != '\0')) {</text:p>
            <text:p>/* Skip the next path element. */</text:p>
            <text:p>while (*pn != '\0' &amp;&amp; *pn != '/')</text:p>
            <text:p>滋�;</text:p>
            <text:p>c = pn[0];</text:p>
            <text:p>pn[0] = '\0';</text:p>
            <text:p>/* Check that we haven't hit a symlink. */</text:p>
            <text:p>r = lstat(a-&gt;name, &amp;st);</text:p>
            <text:p>if (r != 0) {</text:p>
            <text:p>/* We've hit a dir that doesn't exist; stop now. */</text:p>
            <text:p>if (errno == ENOENT)</text:p>
            <text:p>break;</text:p>
            <text:p>} else if (S_ISLNK(st.st_mode)) {</text:p>
            <text:p>if (c == '\0') {</text:p>
            <text:p>/*</text:p>
            <text:p> * Last element is symlink; remove it</text:p>
            <text:p> * so we can overwrite it with the</text:p>
            <text:p> * item being extracted.</text:p>
            <text:p> */</text:p>
            <text:p>if (unlink(a-&gt;name)) {</text:p>
            <text:p>archive_set_error(&amp;a-&gt;archive, errno,</text:p>
            <text:p>    "Could not remove symlink %s",</text:p>
            <text:p>    a-&gt;name);</text:p>
            <text:p>pn[0] = c;</text:p>
            <text:p>return (ARCHIVE_FAILED);</text:p>
            <text:p>}</text:p>
            <text:p>a-&gt;pst = NULL;</text:p>
            <text:p>/*</text:p>
            <text:p> * Even if we did remove it, a warning</text:p>
            <text:p> * is in order.  The warning is silly,</text:p>
            <text:p> * though, if we're just replacing one</text:p>
            <text:p> * symlink with another symlink.</text:p>
            <text:p> */</text:p>
            <text:p>if (!S_ISLNK(a-&gt;mode)) {</text:p>
            <text:p>archive_set_error(&amp;a-&gt;archive, 0,</text:p>
            <text:p>    "Removing symlink %s",</text:p>
            <text:p>    a-&gt;name);</text:p>
            <text:p>}</text:p>
            <text:p>/* Symlink gone.  No more problem! */</text:p>
            <text:p>pn[0] = c;</text:p>
            <text:p>return (0);</text:p>
            <text:p>} else if (a-&gt;flags &amp; ARCHIVE_EXTRACT_UNLINK) {</text:p>
            <text:p>/* User asked us to remove problems. */</text:p>
            <text:p>if (unlink(a-&gt;name) != 0) {</text:p>
            <text:p>archive_set_error(&amp;a-&gt;archive, 0,</text:p>
            <text:p>    "Cannot remove intervening symlink %s",</text:p>
            <text:p>    a-&gt;name);</text:p>
            <text:p>pn[0] = c;</text:p>
            <text:p>return (ARCHIVE_FAILED);</text:p>
            <text:p>}</text:p>
            <text:p>a-&gt;pst = NULL;</text:p>
            <text:p>} else {</text:p>
            <text:p>archive_set_error(&amp;a-&gt;archive, 0,</text:p>
            <text:p>    "Cannot extract through symlink %s",</text:p>
            <text:p>    a-&gt;name);</text:p>
            <text:p>pn[0] = c;</text:p>
            <text:p>return (ARCHIVE_FAILED);</text:p>
            <text:p>}</text:p>
            <text:p>}</text:p>
            <text:p>pn[0] = c;</text:p>
            <text:p>if (pn[0] != '\0')</text:p>
            <text:p>pn�; /* Advance to the next segment. */</text:p>
            <text:p>}</text:p>
            <text:p>pn[0] = c;</text:p>
            <text:p>/* We've checked and/or cleaned the whole path, so remember it. */</text:p>
            <text:p>archive_strcpy(&amp;a-&gt;path_safe, a-&gt;name);</text:p>
            <text:p>return (ARCHIVE_OK);</text:p>
            <text:p>#endif</text:p>
            <text:p>}</text:p>
            <text:p/>
            <text:p>#if defined(__CYGWIN__)</text:p>
            <text:p>/*</text:p>
            <text:p> * 1. Convert a path separator from '\' to '/' .</text:p>
            <text:p/>
          </table:table-cell>
          <table:table-cell office:value-type="string" calcext:value-type="string">
            <text:p>return (a-&gt;current_fixup);</text:p>
            <text:p>}</text:p>
            <text:p/>
            <text:p>/* Error helper for new *_fsobj functions */</text:p>
            <text:p>static void</text:p>
            <text:p>fsobj_error(int *a_eno, struct archive_string *a_estr,</text:p>
            <text:p>    int err, const char *errstr, const char *path)</text:p>
            <text:p>{</text:p>
            <text:p>if (a_eno)</text:p>
            <text:p>*a_eno = err;</text:p>
            <text:p>if (a_estr)</text:p>
            <text:p>archive_string_sprintf(a_estr, errstr, path);</text:p>
            <text:p>}</text:p>
            <text:p/>
            <text:p>/*</text:p>
            <text:p> * TODO: Someday, integrate this with the deep dir support; they both</text:p>
            <text:p> * scan the path and both can be optimized by comparing against other</text:p>
            <text:p> * recent paths.</text:p>
            <text:p> */</text:p>
            <text:p>/* TODO: Extend this to support symlinks on Windows Vista and later. */</text:p>
            <text:p/>
            <text:p>/*</text:p>
            <text:p> * Checks the given path to see if any elements along it are symlinks.  Returns</text:p>
            <text:p> * ARCHIVE_OK if there are none, otherwise puts an error in errmsg.</text:p>
            <text:p> */</text:p>
            <text:p>static int</text:p>
            <text:p>check_symlinks_fsobj(char *path, int *a_eno, struct archive_string *a_estr,</text:p>
            <text:p>    int flags)</text:p>
            <text:p>{</text:p>
            <text:p>#if !defined(HAVE_LSTAT)</text:p>
            <text:p>/* Platform doesn't have lstat, so we can't look for symlinks. */</text:p>
            <text:p>(void)path; /* UNUSED */</text:p>
            <text:p>(void)error_number; /* UNUSED */</text:p>
            <text:p>(void)error_string; /* UNUSED */</text:p>
            <text:p>(void)flags; /* UNUSED */</text:p>
            <text:p>return (ARCHIVE_OK);</text:p>
            <text:p>#else</text:p>
            <text:p>int res = ARCHIVE_OK;</text:p>
            <text:p>char *tail;</text:p>
            <text:p>char *head;</text:p>
            <text:p>int last;</text:p>
            <text:p>char c;</text:p>
            <text:p>int r;</text:p>
            <text:p>struct stat st;</text:p>
            <text:p>int restore_pwd;</text:p>
            <text:p/>
            <text:p>/* Nothing to do here if name is empty */</text:p>
            <text:p>if(path[0] == '\0')</text:p>
            <text:p>    return (ARCHIVE_OK);</text:p>
            <text:p/>
            <text:p>/*</text:p>
            <text:p> * Guard against symlink tricks.  Reject any archive entry whose</text:p>
            <text:p> * destination would be altered by a symlink.</text:p>
            <text:p> *</text:p>
            <text:p> * Walk the filename in chunks separated by '/'.  For each segment:</text:p>
            <text:p> *  - if it doesn't exist, continue</text:p>
            <text:p> *  - if it's symlink, abort or remove it</text:p>
            <text:p> *  - if it's a directory and it's not the last chunk, cd into it</text:p>
            <text:p> * As we go:</text:p>
            <text:p> *  head points to the current (relative) path</text:p>
            <text:p> *  tail points to the temporary \0 terminating the segment we're</text:p>
            <text:p> *      currently examining</text:p>
            <text:p> *  c holds what used to be in *tail</text:p>
            <text:p> *  last is 1 if this is the last tail</text:p>
            <text:p> */</text:p>
            <text:p>restore_pwd = open(".", O_RDONLY | O_BINARY | O_CLOEXEC);</text:p>
            <text:p>__archive_ensure_cloexec_flag(restore_pwd);</text:p>
            <text:p>if (restore_pwd &lt; 0)</text:p>
            <text:p>return (ARCHIVE_FATAL);</text:p>
            <text:p>head = path;</text:p>
            <text:p>tail = path;</text:p>
            <text:p>last = 0;</text:p>
            <text:p>/* TODO: reintroduce a safe cache here? */</text:p>
            <text:p>/* Skip the root directory if the path is absolute. */</text:p>
            <text:p>if(tail == path &amp;&amp; tail[0] == '/')</text:p>
            <text:p>𥳐�;</text:p>
            <text:p>/* Keep going until we've checked the entire name.</text:p>
            <text:p> * head, tail, path all alias the same string, which is</text:p>
            <text:p> * temporarily zeroed at tail, so be careful restoring the</text:p>
            <text:p> * stashed (c=tail[0]) for error messages.</text:p>
            <text:p> * Exiting the loop with break is okay; continue is not.</text:p>
            <text:p> */</text:p>
            <text:p>while (!last) {</text:p>
            <text:p>/*</text:p>
            <text:p> * Skip the separator we just consumed, plus any adjacent ones</text:p>
            <text:p> */</text:p>
            <text:p>while (*tail == '/')</text:p>
            <text:p>    𥳐�;</text:p>
            <text:p>/* Skip the next path element. */</text:p>
            <text:p>while (*tail != '\0' &amp;&amp; *tail != '/')</text:p>
            <text:p>𥳐�;</text:p>
            <text:p>/* is this the last path component? */</text:p>
            <text:p>last = (tail[0] == '\0') || (tail[0] == '/' &amp;&amp; tail[1] == '\0');</text:p>
            <text:p>/* temporarily truncate the string here */</text:p>
            <text:p>c = tail[0];</text:p>
            <text:p>tail[0] = '\0';</text:p>
            <text:p>/* Check that we haven't hit a symlink. */</text:p>
            <text:p>r = lstat(head, &amp;st);</text:p>
            <text:p>if (r != 0) {</text:p>
            <text:p>tail[0] = c;</text:p>
            <text:p>/* We've hit a dir that doesn't exist; stop now. */</text:p>
            <text:p>if (errno == ENOENT) {</text:p>
            <text:p>break;</text:p>
            <text:p>} else {</text:p>
            <text:p>/*</text:p>
            <text:p> * Treat any other error as fatal - best to be</text:p>
            <text:p> * paranoid here.</text:p>
            <text:p> * Note: This effectively disables deep</text:p>
            <text:p> * directory support when security checks are</text:p>
            <text:p> * enabled. Otherwise, very long pathnames that</text:p>
            <text:p> * trigger an error here could evade the</text:p>
            <text:p> * sandbox.</text:p>
            <text:p> * TODO: We could do better, but it would</text:p>
            <text:p> * probably require merging the symlink checks</text:p>
            <text:p> * with the deep-directory editing.</text:p>
            <text:p> */</text:p>
            <text:p>fsobj_error(a_eno, a_estr, errno,</text:p>
            <text:p>    "Could not stat %s", path);</text:p>
            <text:p>res = ARCHIVE_FAILED;</text:p>
            <text:p>break;</text:p>
            <text:p>}</text:p>
            <text:p>} else if (S_ISDIR(st.st_mode)) {</text:p>
            <text:p>if (!last) {</text:p>
            <text:p>if (chdir(head) != 0) {</text:p>
            <text:p>tail[0] = c;</text:p>
            <text:p>fsobj_error(a_eno, a_estr, errno,</text:p>
            <text:p>    "Could not chdir %s", path);</text:p>
            <text:p>res = (ARCHIVE_FATAL);</text:p>
            <text:p>break;</text:p>
            <text:p>}</text:p>
            <text:p>/* Our view is now from inside this dir: */</text:p>
            <text:p>head = tail  1;</text:p>
            <text:p>}</text:p>
            <text:p>} else if (S_ISLNK(st.st_mode)) {</text:p>
            <text:p>if (last) {</text:p>
            <text:p>/*</text:p>
            <text:p> * Last element is symlink; remove it</text:p>
            <text:p> * so we can overwrite it with the</text:p>
            <text:p> * item being extracted.</text:p>
            <text:p> */</text:p>
            <text:p>if (unlink(head)) {</text:p>
            <text:p>tail[0] = c;</text:p>
            <text:p>fsobj_error(a_eno, a_estr, errno,</text:p>
            <text:p>    "Could not remove symlink %s",</text:p>
            <text:p>    path);</text:p>
            <text:p>res = ARCHIVE_FAILED;</text:p>
            <text:p>break;</text:p>
            <text:p>}</text:p>
            <text:p>/*</text:p>
            <text:p> * Even if we did remove it, a warning</text:p>
            <text:p> * is in order.  The warning is silly,</text:p>
            <text:p> * though, if we're just replacing one</text:p>
            <text:p> * symlink with another symlink.</text:p>
            <text:p> */</text:p>
            <text:p>tail[0] = c;</text:p>
            <text:p>/*</text:p>
            <text:p> * FIXME:  not sure how important this is to</text:p>
            <text:p> * restore</text:p>
            <text:p> */</text:p>
            <text:p>/*</text:p>
            <text:p>if (!S_ISLNK(path)) {</text:p>
            <text:p>fsobj_error(a_eno, a_estr, 0,</text:p>
            <text:p>    "Removing symlink %s", path);</text:p>
            <text:p>}</text:p>
            <text:p>*/</text:p>
            <text:p>/* Symlink gone.  No more problem! */</text:p>
            <text:p>res = ARCHIVE_OK;</text:p>
            <text:p>break;</text:p>
            <text:p>} else if (flags &amp; ARCHIVE_EXTRACT_UNLINK) {</text:p>
            <text:p>/* User asked us to remove problems. */</text:p>
            <text:p>if (unlink(head) != 0) {</text:p>
            <text:p>tail[0] = c;</text:p>
            <text:p>fsobj_error(a_eno, a_estr, 0,</text:p>
            <text:p>    "Cannot remove intervening "</text:p>
            <text:p>    "symlink %s", path);</text:p>
            <text:p>res = ARCHIVE_FAILED;</text:p>
            <text:p>break;</text:p>
            <text:p>}</text:p>
            <text:p>tail[0] = c;</text:p>
            <text:p>} else if ((flags &amp;</text:p>
            <text:p>    ARCHIVE_EXTRACT_SECURE_SYMLINKS) == 0) {</text:p>
            <text:p>/*</text:p>
            <text:p> * We are not the last element and we want to</text:p>
            <text:p> * follow symlinks if they are a directory.</text:p>
            <text:p> * </text:p>
            <text:p> * This is needed to extract hardlinks over</text:p>
            <text:p> * symlinks.</text:p>
            <text:p> */</text:p>
            <text:p>r = stat(head, &amp;st);</text:p>
            <text:p>if (r != 0) {</text:p>
            <text:p>tail[0] = c;</text:p>
            <text:p>if (errno == ENOENT) {</text:p>
            <text:p>break;</text:p>
            <text:p>} else {</text:p>
            <text:p>fsobj_error(a_eno, a_estr,</text:p>
            <text:p>    errno,</text:p>
            <text:p>    "Could not stat %s", path);</text:p>
            <text:p>res = (ARCHIVE_FAILED);</text:p>
            <text:p>break;</text:p>
            <text:p>}</text:p>
            <text:p>} else if (S_ISDIR(st.st_mode)) {</text:p>
            <text:p>if (chdir(head) != 0) {</text:p>
            <text:p>tail[0] = c;</text:p>
            <text:p>fsobj_error(a_eno, a_estr,</text:p>
            <text:p>    errno,</text:p>
            <text:p>    "Could not chdir %s", path);</text:p>
            <text:p>res = (ARCHIVE_FATAL);</text:p>
            <text:p>break;</text:p>
            <text:p>}</text:p>
            <text:p>/*</text:p>
            <text:p> * Our view is now from inside</text:p>
            <text:p> * this dir:</text:p>
            <text:p> */</text:p>
            <text:p>head = tail  1;</text:p>
            <text:p>} else {</text:p>
            <text:p>tail[0] = c;</text:p>
            <text:p>fsobj_error(a_eno, a_estr, 0,</text:p>
            <text:p>    "Cannot extract through "</text:p>
            <text:p>    "symlink %s", path);</text:p>
            <text:p>res = ARCHIVE_FAILED;</text:p>
            <text:p>break;</text:p>
            <text:p>}</text:p>
            <text:p>} else {</text:p>
            <text:p>tail[0] = c;</text:p>
            <text:p>fsobj_error(a_eno, a_estr, 0,</text:p>
            <text:p>    "Cannot extract through symlink %s", path);</text:p>
            <text:p>res = ARCHIVE_FAILED;</text:p>
            <text:p>break;</text:p>
            <text:p>}</text:p>
            <text:p>}</text:p>
            <text:p>/* be sure to always maintain this */</text:p>
            <text:p>tail[0] = c;</text:p>
            <text:p>if (tail[0] != '\0')</text:p>
            <text:p>tail�; /* Advance to the next segment. */</text:p>
            <text:p>}</text:p>
            <text:p>/* Catches loop exits via break */</text:p>
            <text:p>tail[0] = c;</text:p>
            <text:p>#ifdef HAVE_FCHDIR</text:p>
            <text:p>/* If we changed directory above, restore it here. */</text:p>
            <text:p>if (restore_pwd &gt;= 0) {</text:p>
            <text:p>r = fchdir(restore_pwd);</text:p>
            <text:p>if (r != 0) {</text:p>
            <text:p>fsobj_error(a_eno, a_estr, errno,</text:p>
            <text:p>    "chdir() failure", "");</text:p>
            <text:p>}</text:p>
            <text:p>close(restore_pwd);</text:p>
            <text:p>restore_pwd = -1;</text:p>
            <text:p>if (r != 0) {</text:p>
            <text:p>res = (ARCHIVE_FATAL);</text:p>
            <text:p>}</text:p>
            <text:p>}</text:p>
            <text:p>#endif</text:p>
            <text:p>/* TODO: reintroduce a safe cache here? */</text:p>
            <text:p>return res;</text:p>
            <text:p>#endif</text:p>
            <text:p>}</text:p>
            <text:p/>
            <text:p>/*</text:p>
            <text:p> * Check a-&gt;name for symlinks, returning ARCHIVE_OK if its clean, otherwise</text:p>
            <text:p> * calls archive_set_error and returns ARCHIVE_{FATAL,FAILED}</text:p>
            <text:p> */</text:p>
            <text:p>static int</text:p>
            <text:p>check_symlinks(struct archive_write_disk *a)</text:p>
            <text:p>{</text:p>
            <text:p>struct archive_string error_string;</text:p>
            <text:p>int error_number;</text:p>
            <text:p>int rc;</text:p>
            <text:p>archive_string_init(&amp;error_string);</text:p>
            <text:p>rc = check_symlinks_fsobj(a-&gt;name, &amp;error_number, &amp;error_string,</text:p>
            <text:p>    a-&gt;flags);</text:p>
            <text:p>if (rc != ARCHIVE_OK) {</text:p>
            <text:p>archive_set_error(&amp;a-&gt;archive, error_number, "%s",</text:p>
            <text:p>    error_string.s);</text:p>
            <text:p>}</text:p>
            <text:p>archive_string_free(&amp;error_string);</text:p>
            <text:p>a-&gt;pst = NULL;/* to be safe */</text:p>
            <text:p>return rc;</text:p>
            <text:p>}</text:p>
            <text:p/>
            <text:p/>
            <text:p>#if defined(__CYGWIN__)</text:p>
            <text:p>/*</text:p>
            <text:p> * 1. Convert a path separator from '\' to '/' .</text:p>
            <text:p/>
          </table:table-cell>
          <table:table-cell office:value-type="float" office:value="2351" calcext:value-type="float">
            <text:p>2351</text:p>
          </table:table-cell>
          <table:table-cell office:value-type="float" office:value="2457" calcext:value-type="float">
            <text:p>2457</text:p>
          </table:table-cell>
          <table:table-cell office:value-type="float" office:value="2414" calcext:value-type="float">
            <text:p>2414</text:p>
          </table:table-cell>
          <table:table-cell office:value-type="float" office:value="2599" calcext:value-type="float">
            <text:p>2599</text:p>
          </table:table-cell>
          <table:table-cell office:value-type="string" calcext:value-type="string">
            <text:p>archive_set_error(&amp;a-&gt;archive, errno,</text:p>
            <text:p>    "Could not remove symlink %s",</text:p>
            <text:p>    a-&gt;name)</text:p>
          </table:table-cell>
          <table:table-cell office:value-type="string" calcext:value-type="string">
            <text:p>fsobj_error(a_eno, a_estr, errno,</text:p>
            <text:p>    "Could not remove symlink %s",</text:p>
            <text:p>    path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98.cpp</text:p>
          </table:table-cell>
          <table:table-cell office:value-type="string" calcext:value-type="string">
            <text:p>{</text:p>
            <text:p>archive_set_error(&amp;a-&gt;archive, errno,</text:p>
            <text:p>    "Could not remove symlink %s",</text:p>
            <text:p>    a-&gt;name);</text:p>
            <text:p>pn[0] = c;</text:p>
            <text:p>return (ARCHIVE_FAILED);</text:p>
            <text:p>}</text:p>
          </table:table-cell>
          <table:table-cell office:value-type="string" calcext:value-type="string">
            <text:p>second/download/CMake/CMake-old-new/Kitware_CMake_old_new_block_98.cpp</text:p>
          </table:table-cell>
          <table:table-cell office:value-type="string" calcext:value-type="string">
            <text:p>[0, 0, 0, 0, 0, 0, 1, 0, 0, 0, 1, 0, 0, 0, 0, 12, 0, 0, 0, 0, 0, 0, 0, 2, 0, 0, 0, 0, 0, 0, 1, 0, 0, 0, 0, 0, 0, 0, 0, 0, 0, 0, 0, 0, 0, 0, 6, 0, 8, 0, 0, 0, 0, 0, 0, 0, 0, 0, 0, 0, 0, 0, 0, 0, 0, 0, 0, 1, 0, 0, 0, 0, 0, 1, 0, 0, 2, 0, 4, 0, 0, 0, 0, 0, 0]</text:p>
          </table:table-cell>
          <table:table-cell office:value-type="string" calcext:value-type="string">
            <text:p>second/download/CMake/CMake-old-new/Kitware_CMake_old_new_new_log_98.cpp</text:p>
          </table:table-cell>
          <table:table-cell office:value-type="string" calcext:value-type="string">
            <text:p>second/download/CMake/CMake/CMake/Utilities/cmlibarchive/libarchive/archive_write_disk_windows.cpp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archive_set_error(&amp;a-&gt;archive, errno,</text:p>
            <text:p>    "Could not remove symlink %ls",</text:p>
            <text:p>    a-&gt;name)</text:p>
          </table:table-cell>
          <table:table-cell office:value-type="string" calcext:value-type="string">
            <text:p>second/download/CMake/CMake-old-new/Kitware_CMake_repos_log_605.cpp</text:p>
          </table:table-cell>
          <table:table-cell office:value-type="string" calcext:value-type="string">
            <text:p>{</text:p>
            <text:p>archive_set_error(&amp;a-&gt;archive, errno,</text:p>
            <text:p>    "Could not remove symlink %ls",</text:p>
            <text:p>    a-&gt;name);</text:p>
            <text:p>pn[0] = c;</text:p>
            <text:p>return (ARCHIVE_FAILED);</text:p>
            <text:p>}</text:p>
          </table:table-cell>
          <table:table-cell office:value-type="string" calcext:value-type="string">
            <text:p>second/download/CMake/CMake-old-new/Kitware_CMake_repos_block_605.cpp</text:p>
          </table:table-cell>
          <table:table-cell office:value-type="string" calcext:value-type="string">
            <text:p>[0, 0, 0, 0, 0, 0, 1, 0, 0, 0, 1, 0, 0, 0, 0, 12, 0, 0, 0, 0, 0, 0, 0, 2, 0, 0, 0, 0, 0, 0, 1, 0, 0, 0, 0, 0, 0, 0, 0, 0, 0, 0, 0, 0, 0, 0, 6, 0, 8, 0, 0, 0, 0, 0, 0, 0, 0, 0, 0, 0, 0, 0, 0, 0, 0, 0, 0, 1, 0, 0, 0, 0, 0, 1, 0, 0, 2, 0, 4, 0, 0, 0, 0, 0, 0]</text:p>
          </table:table-cell>
        </table:table-row>
        <table:table-row table:style-name="ro3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write_disk_posix.c</text:p>
          </table:table-cell>
          <table:table-cell office:value-type="string" calcext:value-type="string">
            <text:p>second/download/CMake/CMake-old-new/Kitware_CMake_old_file_92.cpp</text:p>
          </table:table-cell>
          <table:table-cell office:value-type="string" calcext:value-type="string">
            <text:p>second/download/CMake/CMake-old-new/Kitware_CMake_new_file_92.cpp</text:p>
          </table:table-cell>
          <table:table-cell office:value-type="string" calcext:value-type="string">
            <text:p>second/download/CMake/CMake-old-new/Kitware_CMake_old_hunk_194.cpp</text:p>
          </table:table-cell>
          <table:table-cell office:value-type="string" calcext:value-type="string">
            <text:p>second/download/CMake/CMake-old-new/Kitware_CMake_new_hunk_194.cpp</text:p>
          </table:table-cell>
          <table:table-cell office:value-type="string" calcext:value-type="string">
            <text:p> * is set) if the path is absolute.</text:p>
            <text:p> */</text:p>
            <text:p>static int</text:p>
            <text:p>cleanup_pathname(struct archive_write_disk *a)</text:p>
            <text:p>{</text:p>
            <text:p>char *dest, *src;</text:p>
            <text:p>char separator = '\0';</text:p>
            <text:p/>
            <text:p>dest = src = a-&gt;name;</text:p>
            <text:p>if (*src == '\0') {</text:p>
            <text:p>archive_set_error(&amp;a-&gt;archive, ARCHIVE_ERRNO_MISC,</text:p>
            <text:p>    "Invalid empty pathname");</text:p>
            <text:p>return (ARCHIVE_FAILED);</text:p>
            <text:p>}</text:p>
            <text:p/>
            <text:p>#if defined(__CYGWIN__)</text:p>
            <text:p>cleanup_pathname_win(a);</text:p>
            <text:p>#endif</text:p>
            <text:p>/* Skip leading '/'. */</text:p>
            <text:p>if (*src == '/') {</text:p>
            <text:p>if (a-&gt;flags &amp; ARCHIVE_EXTRACT_SECURE_NOABSOLUTEPATHS) {</text:p>
            <text:p>archive_set_error(&amp;a-&gt;archive, ARCHIVE_ERRNO_MISC,</text:p>
            <text:p>                  "Path is absolute");</text:p>
            <text:p>return (ARCHIVE_FAILED);</text:p>
            <text:p>}</text:p>
            <text:p/>
            <text:p/>
          </table:table-cell>
          <table:table-cell office:value-type="string" calcext:value-type="string">
            <text:p> * is set) if the path is absolute.</text:p>
            <text:p> */</text:p>
            <text:p>static int</text:p>
            <text:p>cleanup_pathname_fsobj(char *path, int *a_eno, struct archive_string *a_estr,</text:p>
            <text:p>    int flags)</text:p>
            <text:p>{</text:p>
            <text:p>char *dest, *src;</text:p>
            <text:p>char separator = '\0';</text:p>
            <text:p/>
            <text:p>dest = src = path;</text:p>
            <text:p>if (*src == '\0') {</text:p>
            <text:p>fsobj_error(a_eno, a_estr, ARCHIVE_ERRNO_MISC,</text:p>
            <text:p>    "Invalid empty ", "pathname");</text:p>
            <text:p>return (ARCHIVE_FAILED);</text:p>
            <text:p>}</text:p>
            <text:p/>
            <text:p>#if defined(__CYGWIN__)</text:p>
            <text:p>cleanup_pathname_win(path);</text:p>
            <text:p>#endif</text:p>
            <text:p>/* Skip leading '/'. */</text:p>
            <text:p>if (*src == '/') {</text:p>
            <text:p>if (flags &amp; ARCHIVE_EXTRACT_SECURE_NOABSOLUTEPATHS) {</text:p>
            <text:p>fsobj_error(a_eno, a_estr, ARCHIVE_ERRNO_MISC,</text:p>
            <text:p>    "Path is ", "absolute");</text:p>
            <text:p>return (ARCHIVE_FAILED);</text:p>
            <text:p>}</text:p>
            <text:p/>
            <text:p/>
          </table:table-cell>
          <table:table-cell office:value-type="float" office:value="2534" calcext:value-type="float">
            <text:p>2534</text:p>
          </table:table-cell>
          <table:table-cell office:value-type="float" office:value="2807" calcext:value-type="float">
            <text:p>2807</text:p>
          </table:table-cell>
          <table:table-cell office:value-type="float" office:value="2544" calcext:value-type="float">
            <text:p>2544</text:p>
          </table:table-cell>
          <table:table-cell office:value-type="float" office:value="2818" calcext:value-type="float">
            <text:p>2818</text:p>
          </table:table-cell>
          <table:table-cell office:value-type="string" calcext:value-type="string">
            <text:p>archive_set_error(&amp;a-&gt;archive, ARCHIVE_ERRNO_MISC,</text:p>
            <text:p>    "Invalid empty pathname")</text:p>
          </table:table-cell>
          <table:table-cell office:value-type="string" calcext:value-type="string">
            <text:p>fsobj_error(a_eno, a_estr, ARCHIVE_ERRNO_MISC,</text:p>
            <text:p>    "Invalid empty ", "pathname"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102.cpp</text:p>
          </table:table-cell>
          <table:table-cell office:value-type="string" calcext:value-type="string">
            <text:p>{</text:p>
            <text:p>archive_set_error(&amp;a-&gt;archive, ARCHIVE_ERRNO_MISC,</text:p>
            <text:p>    "Invalid empty pathname");</text:p>
            <text:p>return (ARCHIVE_FAILED);</text:p>
            <text:p>}</text:p>
          </table:table-cell>
          <table:table-cell office:value-type="string" calcext:value-type="string">
            <text:p>second/download/CMake/CMake-old-new/Kitware_CMake_old_new_block_102.cpp</text:p>
          </table:table-cell>
          <table:table-cell office:value-type="string" calcext:value-type="string">
            <text:p>[0, 0, 0, 0, 0, 0, 1, 0, 0, 0, 1, 0, 0, 0, 0, 6, 0, 0, 0, 0, 0, 0, 0, 1, 0, 0, 0, 0, 0, 0, 1, 0, 0, 0, 0, 0, 0, 0, 0, 0, 0, 0, 0, 0, 0, 0, 4, 0, 5, 0, 0, 0, 0, 0, 0, 0, 0, 0, 0, 0, 0, 0, 0, 0, 0, 0, 0, 0, 0, 0, 0, 0, 0, 1, 0, 0, 1, 0, 3, 0, 0, 0, 0, 0, 0]</text:p>
          </table:table-cell>
          <table:table-cell office:value-type="string" calcext:value-type="string">
            <text:p>second/download/CMake/CMake-old-new/Kitware_CMake_old_new_new_log_102.cpp</text:p>
          </table:table-cell>
          <table:table-cell office:value-type="string" calcext:value-type="string">
            <text:p>second/download/CMake/CMake/CMake/Utilities/cmlibarchive/libarchive/archive_write_disk_windows.cpp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archive_set_error(&amp;a-&gt;archive, ARCHIVE_ERRNO_MISC,</text:p>
            <text:p>    "Invalid empty pathname")</text:p>
          </table:table-cell>
          <table:table-cell office:value-type="string" calcext:value-type="string">
            <text:p>second/download/CMake/CMake-old-new/Kitware_CMake_repos_log_609.cpp</text:p>
          </table:table-cell>
          <table:table-cell office:value-type="string" calcext:value-type="string">
            <text:p>{</text:p>
            <text:p>archive_set_error(&amp;a-&gt;archive, ARCHIVE_ERRNO_MISC,</text:p>
            <text:p>    "Invalid empty pathname");</text:p>
            <text:p>return (ARCHIVE_FAILED);</text:p>
            <text:p>}</text:p>
          </table:table-cell>
          <table:table-cell office:value-type="string" calcext:value-type="string">
            <text:p>second/download/CMake/CMake-old-new/Kitware_CMake_repos_block_609.cpp</text:p>
          </table:table-cell>
          <table:table-cell office:value-type="string" calcext:value-type="string">
            <text:p>[0, 0, 0, 0, 0, 0, 1, 0, 0, 0, 1, 0, 0, 0, 0, 6, 0, 0, 0, 0, 0, 0, 0, 1, 0, 0, 0, 0, 0, 0, 1, 0, 0, 0, 0, 0, 0, 0, 0, 0, 0, 0, 0, 0, 0, 0, 4, 0, 5, 0, 0, 0, 0, 0, 0, 0, 0, 0, 0, 0, 0, 0, 0, 0, 0, 0, 0, 0, 0, 0, 0, 0, 0, 1, 0, 0, 1, 0, 3, 0, 0, 0, 0, 0, 0]</text:p>
          </table:table-cell>
        </table:table-row>
        <table:table-row table:style-name="ro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write_disk_posix.c</text:p>
          </table:table-cell>
          <table:table-cell office:value-type="string" calcext:value-type="string">
            <text:p>second/download/CMake/CMake-old-new/Kitware_CMake_old_file_92.cpp</text:p>
          </table:table-cell>
          <table:table-cell office:value-type="string" calcext:value-type="string">
            <text:p>second/download/CMake/CMake-old-new/Kitware_CMake_new_file_92.cpp</text:p>
          </table:table-cell>
          <table:table-cell office:value-type="string" calcext:value-type="string">
            <text:p>second/download/CMake/CMake-old-new/Kitware_CMake_old_hunk_195.cpp</text:p>
          </table:table-cell>
          <table:table-cell office:value-type="string" calcext:value-type="string">
            <text:p>second/download/CMake/CMake-old-new/Kitware_CMake_new_hunk_195.cpp</text:p>
          </table:table-cell>
          <table:table-cell office:value-type="string" calcext:value-type="string">
            <text:p>} else if (src[1] == '.') {</text:p>
            <text:p>if (src[2] == '/' || src[2] == '\0') {</text:p>
            <text:p>/* Conditionally warn about '..' */</text:p>
            <text:p>if (a-&gt;flags &amp; ARCHIVE_EXTRACT_SECURE_NODOTDOT) {</text:p>
            <text:p>archive_set_error(&amp;a-&gt;archive,</text:p>
            <text:p>    ARCHIVE_ERRNO_MISC,</text:p>
            <text:p>    "Path contains '..'");</text:p>
            <text:p>return (ARCHIVE_FAILED);</text:p>
            <text:p>}</text:p>
            <text:p>}</text:p>
            <text:p/>
          </table:table-cell>
          <table:table-cell office:value-type="string" calcext:value-type="string">
            <text:p>} else if (src[1] == '.') {</text:p>
            <text:p>if (src[2] == '/' || src[2] == '\0') {</text:p>
            <text:p>/* Conditionally warn about '..' */</text:p>
            <text:p>if (flags</text:p>
            <text:p>    &amp; ARCHIVE_EXTRACT_SECURE_NODOTDOT) {</text:p>
            <text:p>fsobj_error(a_eno, a_estr,</text:p>
            <text:p>    ARCHIVE_ERRNO_MISC,</text:p>
            <text:p>    "Path contains ", "'..'");</text:p>
            <text:p>return (ARCHIVE_FAILED);</text:p>
            <text:p>}</text:p>
            <text:p>}</text:p>
            <text:p/>
          </table:table-cell>
          <table:table-cell office:value-type="float" office:value="2580" calcext:value-type="float">
            <text:p>2580</text:p>
          </table:table-cell>
          <table:table-cell office:value-type="float" office:value="2854" calcext:value-type="float">
            <text:p>2854</text:p>
          </table:table-cell>
          <table:table-cell office:value-type="float" office:value="2584" calcext:value-type="float">
            <text:p>2584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archive_set_error(&amp;a-&gt;archive,</text:p>
            <text:p>    ARCHIVE_ERRNO_MISC,</text:p>
            <text:p>    "Path contains '..'")</text:p>
          </table:table-cell>
          <table:table-cell office:value-type="string" calcext:value-type="string">
            <text:p>fsobj_error(a_eno, a_estr,</text:p>
            <text:p>    ARCHIVE_ERRNO_MISC,</text:p>
            <text:p>    "Path contains ", "'..'"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104.cpp</text:p>
          </table:table-cell>
          <table:table-cell office:value-type="string" calcext:value-type="string">
            <text:p>{</text:p>
            <text:p>archive_set_error(&amp;a-&gt;archive,</text:p>
            <text:p>    ARCHIVE_ERRNO_MISC,</text:p>
            <text:p>    "Path contains '..'");</text:p>
            <text:p>return (ARCHIVE_FAILED);</text:p>
            <text:p>}</text:p>
          </table:table-cell>
          <table:table-cell office:value-type="string" calcext:value-type="string">
            <text:p>second/download/CMake/CMake-old-new/Kitware_CMake_old_new_block_104.cpp</text:p>
          </table:table-cell>
          <table:table-cell office:value-type="string" calcext:value-type="string">
            <text:p>[0, 0, 0, 0, 0, 0, 1, 0, 0, 0, 1, 0, 0, 0, 0, 6, 0, 0, 0, 0, 0, 0, 0, 1, 0, 0, 0, 0, 0, 0, 1, 0, 0, 0, 0, 0, 0, 0, 0, 0, 0, 0, 0, 0, 0, 0, 4, 0, 5, 0, 0, 0, 0, 0, 0, 0, 0, 0, 0, 0, 0, 0, 0, 0, 0, 0, 0, 0, 0, 0, 0, 0, 0, 1, 0, 0, 1, 0, 3, 0, 0, 0, 0, 0, 0]</text:p>
          </table:table-cell>
          <table:table-cell office:value-type="string" calcext:value-type="string">
            <text:p>second/download/CMake/CMake-old-new/Kitware_CMake_old_new_new_log_104.cpp</text:p>
          </table:table-cell>
          <table:table-cell office:value-type="string" calcext:value-type="string">
            <text:p>second/download/CMake/CMake/CMake/Utilities/cmlibarchive/libarchive/archive_write_disk_windows.cpp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archive_set_error(&amp;a-&gt;archive,</text:p>
            <text:p>    ARCHIVE_ERRNO_MISC,</text:p>
            <text:p>    "Path contains '..'")</text:p>
          </table:table-cell>
          <table:table-cell office:value-type="string" calcext:value-type="string">
            <text:p>second/download/CMake/CMake-old-new/Kitware_CMake_repos_log_612.cpp</text:p>
          </table:table-cell>
          <table:table-cell office:value-type="string" calcext:value-type="string">
            <text:p>{</text:p>
            <text:p>archive_set_error(&amp;a-&gt;archive,</text:p>
            <text:p>    ARCHIVE_ERRNO_MISC,</text:p>
            <text:p>    "Path contains '..'");</text:p>
            <text:p>return (ARCHIVE_FAILED);</text:p>
            <text:p>}</text:p>
          </table:table-cell>
          <table:table-cell office:value-type="string" calcext:value-type="string">
            <text:p>second/download/CMake/CMake-old-new/Kitware_CMake_repos_block_612.cpp</text:p>
          </table:table-cell>
          <table:table-cell office:value-type="string" calcext:value-type="string">
            <text:p>[0, 0, 0, 0, 0, 0, 1, 0, 0, 0, 1, 0, 0, 0, 0, 6, 0, 0, 0, 0, 0, 0, 0, 1, 0, 0, 0, 0, 0, 0, 1, 0, 0, 0, 0, 0, 0, 0, 0, 0, 0, 0, 0, 0, 0, 0, 4, 0, 5, 0, 0, 0, 0, 0, 0, 0, 0, 0, 0, 0, 0, 0, 0, 0, 0, 0, 0, 0, 0, 0, 0, 0, 0, 1, 0, 0, 1, 0, 3, 0, 0, 0, 0, 0, 0]</text:p>
          </table:table-cell>
        </table:table-row>
        <table:table-row table:style-name="ro5">
          <table:table-cell office:value-type="string" calcext:value-type="string">
            <text:p>f8a1ba202f51e70510f12f46fe0633ea908d5144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11-02 (3c561c65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easy.c</text:p>
          </table:table-cell>
          <table:table-cell office:value-type="string" calcext:value-type="string">
            <text:p>second/download/CMake/CMake-old-new/Kitware_CMake_old_file_114.cpp</text:p>
          </table:table-cell>
          <table:table-cell office:value-type="string" calcext:value-type="string">
            <text:p>second/download/CMake/CMake-old-new/Kitware_CMake_new_file_114.cpp</text:p>
          </table:table-cell>
          <table:table-cell office:value-type="string" calcext:value-type="string">
            <text:p>second/download/CMake/CMake-old-new/Kitware_CMake_old_hunk_236.cpp</text:p>
          </table:table-cell>
          <table:table-cell office:value-type="string" calcext:value-type="string">
            <text:p>second/download/CMake/CMake-old-new/Kitware_CMake_new_hunk_236.cpp</text:p>
          </table:table-cell>
          <table:table-cell office:value-type="string" calcext:value-type="string">
            <text:p>  }</text:p>
            <text:p>#endif</text:p>
            <text:p/>
            <text:p>#ifdef USE_LIBIDN</text:p>
            <text:p>  idna_init();</text:p>
            <text:p>#endif</text:p>
            <text:p/>
            <text:p>  if(Curl_resolver_global_init()) {</text:p>
            <text:p>    DEBUGF(fprintf(stderr, "Error: resolver_global_init failed\n"));</text:p>
            <text:p>    return CURLE_FAILED_INIT;</text:p>
            <text:p/>
          </table:table-cell>
          <table:table-cell office:value-type="string" calcext:value-type="string">
            <text:p>  }</text:p>
            <text:p>#endif</text:p>
            <text:p/>
            <text:p>  if(Curl_resolver_global_init()) {</text:p>
            <text:p>    DEBUGF(fprintf(stderr, "Error: resolver_global_init failed\n"));</text:p>
            <text:p>    return CURLE_FAILED_INIT;</text:p>
            <text:p/>
          </table:table-cell>
          <table:table-cell office:value-type="float" office:value="262" calcext:value-type="float">
            <text:p>262</text:p>
          </table:table-cell>
          <table:table-cell office:value-type="float" office:value="239" calcext:value-type="float">
            <text:p>239</text:p>
          </table:table-cell>
          <table:table-cell office:value-type="float" office:value="270" calcext:value-type="float">
            <text:p>270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DEBUGF(fprintf(stderr, "Error: resolver_global_init failed\n"))</text:p>
          </table:table-cell>
          <table:table-cell office:value-type="string" calcext:value-type="string">
            <text:p>f(Curl_resolver_global_init()) {</text:p>
            <text:p>    DEBUGF(fprintf(stderr, "Error: resolver_global_init failed\n"));</text:p>
            <text:p>    return CURLE_FAILED_INIT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112.cpp</text:p>
          </table:table-cell>
          <table:table-cell office:value-type="string" calcext:value-type="string">
            <text:p>{</text:p>
            <text:p>    DEBUGF(fprintf(stderr, "Error: resolver_global_init failed\n"));</text:p>
            <text:p>    return CURLE_FAILED_INIT;</text:p>
            <text:p>  }</text:p>
          </table:table-cell>
          <table:table-cell office:value-type="string" calcext:value-type="string">
            <text:p>second/download/CMake/CMake-old-new/Kitware_CMake_old_new_block_112.cpp</text:p>
          </table:table-cell>
          <table:table-cell office:value-type="string" calcext:value-type="string">
            <text:p>[0, 0, 0, 0, 0, 0, 1, 0, 0, 0, 1, 0, 0, 0, 0, 4, 0, 0, 0, 0, 0, 0, 0, 1, 0, 0, 0, 0, 0, 0, 2, 0, 0, 0, 0, 0, 0, 0, 0, 0, 0, 0, 0, 0, 0, 0, 0, 0, 5, 0, 0, 0, 0, 0, 0, 0, 0, 0, 0, 0, 0, 0, 0, 0, 0, 0, 0, 0, 0, 0, 0, 0, 0, 2, 0, 0, 1, 0, 3, 0, 0, 0, 0, 0, 0]</text:p>
          </table:table-cell>
          <table:table-cell office:value-type="string" calcext:value-type="string">
            <text:p>second/download/CMake/CMake-old-new/Kitware_CMake_old_new_new_log_112.cpp</text:p>
          </table:table-cell>
          <table:table-cell office:value-type="string" calcext:value-type="string">
            <text:p>second/download/CMake/CMake/CMake/Utilities/cmcurl/lib/easy.cpp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DEBUGF(fprintf(stderr, "Error: resolver_global_init failed\n"))</text:p>
          </table:table-cell>
          <table:table-cell office:value-type="string" calcext:value-type="string">
            <text:p>second/download/CMake/CMake-old-new/Kitware_CMake_repos_log_112.cpp</text:p>
          </table:table-cell>
          <table:table-cell office:value-type="string" calcext:value-type="string">
            <text:p>{</text:p>
            <text:p>    DEBUGF(fprintf(stderr, "Error: resolver_global_init failed\n"));</text:p>
            <text:p>    return CURLE_FAILED_INIT;</text:p>
            <text:p>  }</text:p>
          </table:table-cell>
          <table:table-cell office:value-type="string" calcext:value-type="string">
            <text:p>second/download/CMake/CMake-old-new/Kitware_CMake_repos_block_112.cpp</text:p>
          </table:table-cell>
          <table:table-cell office:value-type="string" calcext:value-type="string">
            <text:p>[0, 0, 0, 0, 0, 0, 1, 0, 0, 0, 1, 0, 0, 0, 0, 4, 0, 0, 0, 0, 0, 0, 0, 1, 0, 0, 0, 0, 0, 0, 2, 0, 0, 0, 0, 0, 0, 0, 0, 0, 0, 0, 0, 0, 0, 0, 0, 0, 5, 0, 0, 0, 0, 0, 0, 0, 0, 0, 0, 0, 0, 0, 0, 0, 0, 0, 0, 0, 0, 0, 0, 0, 0, 2, 0, 0, 1, 0, 3, 0, 0, 0, 0, 0, 0]</text:p>
          </table:table-cell>
        </table:table-row>
        <table:table-row table:style-name="ro5">
          <table:table-cell office:value-type="string" calcext:value-type="string">
            <text:p>93cc249f3dd7ecd621cd063e4c08bbdb54d971e8</text:p>
          </table:table-cell>
          <table:table-cell office:value-type="string" calcext:value-type="string">
            <text:p>curl 2016-11-02 (3c561c65)</text:p>
            <text:p/>
            <text:p>Code extracted from:</text:p>
            <text:p/>
            <text:p>    https://github.com/curl/curl.git</text:p>
            <text:p/>
            <text:p>at commit 3c561c657c2f0e553b19115a506592a8bbd744bc (curl-7_51_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/easy.c</text:p>
          </table:table-cell>
          <table:table-cell office:value-type="string" calcext:value-type="string">
            <text:p>second/download/CMake/CMake-old-new/Kitware_CMake_old_file_123.cpp</text:p>
          </table:table-cell>
          <table:table-cell office:value-type="string" calcext:value-type="string">
            <text:p>second/download/CMake/CMake-old-new/Kitware_CMake_new_file_123.cpp</text:p>
          </table:table-cell>
          <table:table-cell office:value-type="string" calcext:value-type="string">
            <text:p>second/download/CMake/CMake-old-new/Kitware_CMake_old_hunk_246.cpp</text:p>
          </table:table-cell>
          <table:table-cell office:value-type="string" calcext:value-type="string">
            <text:p>second/download/CMake/CMake-old-new/Kitware_CMake_new_hunk_246.cpp</text:p>
          </table:table-cell>
          <table:table-cell office:value-type="string" calcext:value-type="string">
            <text:p>  }</text:p>
            <text:p>#endif</text:p>
            <text:p/>
            <text:p>#ifdef USE_LIBIDN</text:p>
            <text:p>  idna_init();</text:p>
            <text:p>#endif</text:p>
            <text:p/>
            <text:p>  if(Curl_resolver_global_init()) {</text:p>
            <text:p>    DEBUGF(fprintf(stderr, "Error: resolver_global_init failed\n"));</text:p>
            <text:p>    return CURLE_FAILED_INIT;</text:p>
            <text:p/>
          </table:table-cell>
          <table:table-cell office:value-type="string" calcext:value-type="string">
            <text:p>  }</text:p>
            <text:p>#endif</text:p>
            <text:p/>
            <text:p>  if(Curl_resolver_global_init()) {</text:p>
            <text:p>    DEBUGF(fprintf(stderr, "Error: resolver_global_init failed\n"));</text:p>
            <text:p>    return CURLE_FAILED_INIT;</text:p>
            <text:p/>
          </table:table-cell>
          <table:table-cell office:value-type="float" office:value="262" calcext:value-type="float">
            <text:p>262</text:p>
          </table:table-cell>
          <table:table-cell office:value-type="float" office:value="239" calcext:value-type="float">
            <text:p>239</text:p>
          </table:table-cell>
          <table:table-cell office:value-type="float" office:value="270" calcext:value-type="float">
            <text:p>270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DEBUGF(fprintf(stderr, "Error: resolver_global_init failed\n"))</text:p>
          </table:table-cell>
          <table:table-cell office:value-type="string" calcext:value-type="string">
            <text:p>f(Curl_resolver_global_init()) {</text:p>
            <text:p>    DEBUGF(fprintf(stderr, "Error: resolver_global_init failed\n"));</text:p>
            <text:p>    return CURLE_FAILED_INIT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117.cpp</text:p>
          </table:table-cell>
          <table:table-cell office:value-type="string" calcext:value-type="string">
            <text:p>{</text:p>
            <text:p>    DEBUGF(fprintf(stderr, "Error: resolver_global_init failed\n"));</text:p>
            <text:p>    return CURLE_FAILED_INIT;</text:p>
            <text:p>  }</text:p>
          </table:table-cell>
          <table:table-cell office:value-type="string" calcext:value-type="string">
            <text:p>second/download/CMake/CMake-old-new/Kitware_CMake_old_new_block_117.cpp</text:p>
          </table:table-cell>
          <table:table-cell office:value-type="string" calcext:value-type="string">
            <text:p>[0, 0, 0, 0, 0, 0, 1, 0, 0, 0, 1, 0, 0, 0, 0, 4, 0, 0, 0, 0, 0, 0, 0, 1, 0, 0, 0, 0, 0, 0, 2, 0, 0, 0, 0, 0, 0, 0, 0, 0, 0, 0, 0, 0, 0, 0, 0, 0, 5, 0, 0, 0, 0, 0, 0, 0, 0, 0, 0, 0, 0, 0, 0, 0, 0, 0, 0, 0, 0, 0, 0, 0, 0, 2, 0, 0, 1, 0, 3, 0, 0, 0, 0, 0, 0]</text:p>
          </table:table-cell>
          <table:table-cell office:value-type="string" calcext:value-type="string">
            <text:p>second/download/CMake/CMake-old-new/Kitware_CMake_old_new_new_log_117.cpp</text:p>
          </table:table-cell>
          <table:table-cell office:value-type="string" calcext:value-type="string">
            <text:p>second/download/CMake/CMake/CMake/Utilities/cmcurl/lib/easy.cpp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DEBUGF(fprintf(stderr, "Error: resolver_global_init failed\n"))</text:p>
          </table:table-cell>
          <table:table-cell office:value-type="string" calcext:value-type="string">
            <text:p>second/download/CMake/CMake-old-new/Kitware_CMake_repos_log_112.cpp</text:p>
          </table:table-cell>
          <table:table-cell office:value-type="string" calcext:value-type="string">
            <text:p>{</text:p>
            <text:p>    DEBUGF(fprintf(stderr, "Error: resolver_global_init failed\n"));</text:p>
            <text:p>    return CURLE_FAILED_INIT;</text:p>
            <text:p>  }</text:p>
          </table:table-cell>
          <table:table-cell office:value-type="string" calcext:value-type="string">
            <text:p>second/download/CMake/CMake-old-new/Kitware_CMake_repos_block_112.cpp</text:p>
          </table:table-cell>
          <table:table-cell office:value-type="string" calcext:value-type="string">
            <text:p>[0, 0, 0, 0, 0, 0, 1, 0, 0, 0, 1, 0, 0, 0, 0, 4, 0, 0, 0, 0, 0, 0, 0, 1, 0, 0, 0, 0, 0, 0, 2, 0, 0, 0, 0, 0, 0, 0, 0, 0, 0, 0, 0, 0, 0, 0, 0, 0, 5, 0, 0, 0, 0, 0, 0, 0, 0, 0, 0, 0, 0, 0, 0, 0, 0, 0, 0, 0, 0, 0, 0, 0, 0, 2, 0, 0, 1, 0, 3, 0, 0, 0, 0, 0, 0]</text:p>
          </table:table-cell>
        </table:table-row>
        <table:table-row table:style-name="ro6">
          <table:table-cell office:value-type="string" calcext:value-type="string">
            <text:p>e9bc469b2abcd0ad4cb3ad4bfefbc5ef1f559c1b</text:p>
          </table:table-cell>
          <table:table-cell office:value-type="string" calcext:value-type="string">
            <text:p>Merge branch 'upstream-LibArchive' into update-libarchive</text:p>
            <text:p/>
            <text:p>Resolve conflicts in C code by taking their side.  Resolve conflicts in</text:p>
            <text:p>CMake code by integrating the changes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string" calcext:value-type="string">
            <text:p>second/download/CMake/CMake-old-new/Kitware_CMake_old_file_216.cpp</text:p>
          </table:table-cell>
          <table:table-cell office:value-type="string" calcext:value-type="string">
            <text:p>second/download/CMake/CMake-old-new/Kitware_CMake_new_file_216.cpp</text:p>
          </table:table-cell>
          <table:table-cell office:value-type="string" calcext:value-type="string">
            <text:p>second/download/CMake/CMake-old-new/Kitware_CMake_old_hunk_400.cpp</text:p>
          </table:table-cell>
          <table:table-cell office:value-type="string" calcext:value-type="string">
            <text:p>second/download/CMake/CMake-old-new/Kitware_CMake_new_hunk_400.cpp</text:p>
          </table:table-cell>
          <table:table-cell office:value-type="string" calcext:value-type="string">
            <text:p>}</text:p>
            <text:p>}</text:p>
            <text:p/>
            <text:p>/* Read the extra data. */</text:p>
            <text:p>if ((h = __archive_read_ahead(a, extra_length, NULL)) == NULL) {</text:p>
            <text:p>archive_set_error(&amp;a-&gt;archive, ARCHIVE_ERRNO_FILE_FORMAT,</text:p>
            <text:p>    "Truncated ZIP file header");</text:p>
            <text:p>return (ARCHIVE_FATAL);</text:p>
            <text:p>}</text:p>
            <text:p/>
            <text:p>process_extra(h, extra_length, zip_entry);</text:p>
            <text:p>__archive_read_consume(a, extra_length);</text:p>
            <text:p/>
            <text:p>if (zip_entry-&gt;flags &amp; LA_FROM_CENTRAL_DIRECTORY) {</text:p>
            <text:p>/* If this came from the central dir, it's size info</text:p>
            <text:p> * is definitive, so ignore the length-at-end flag. */</text:p>
            <text:p/>
          </table:table-cell>
          <table:table-cell office:value-type="string" calcext:value-type="string">
            <text:p>}</text:p>
            <text:p>}</text:p>
            <text:p/>
            <text:p>/* Make sure directories end in '/' */</text:p>
            <text:p>if ((zip_entry-&gt;mode &amp; AE_IFMT) == AE_IFDIR) {</text:p>
            <text:p>wp = archive_entry_pathname_w(entry);</text:p>
            <text:p>if (wp != NULL) {</text:p>
            <text:p>len = wcslen(wp);</text:p>
            <text:p>if (len &gt; 0 &amp;&amp; wp[len - 1] != L'/') {</text:p>
            <text:p>struct archive_wstring s;</text:p>
            <text:p>archive_string_init(&amp;s);</text:p>
            <text:p>archive_wstrcat(&amp;s, wp);</text:p>
            <text:p>archive_wstrappend_wchar(&amp;s, L'/');</text:p>
            <text:p>archive_entry_copy_pathname_w(entry, s.s);</text:p>
            <text:p>}</text:p>
            <text:p>} else {</text:p>
            <text:p>cp = archive_entry_pathname(entry);</text:p>
            <text:p>len = (cp != NULL)?strlen(cp):0;</text:p>
            <text:p>if (len &gt; 0 &amp;&amp; cp[len - 1] != '/') {</text:p>
            <text:p>struct archive_string s;</text:p>
            <text:p>archive_string_init(&amp;s);</text:p>
            <text:p>archive_strcat(&amp;s, cp);</text:p>
            <text:p>archive_strappend_char(&amp;s, '/');</text:p>
            <text:p>archive_entry_set_pathname(entry, s.s);</text:p>
            <text:p>}</text:p>
            <text:p>}</text:p>
            <text:p>}</text:p>
            <text:p/>
            <text:p>if (zip_entry-&gt;flags &amp; LA_FROM_CENTRAL_DIRECTORY) {</text:p>
            <text:p>/* If this came from the central dir, it's size info</text:p>
            <text:p> * is definitive, so ignore the length-at-end flag. */</text:p>
            <text:p/>
          </table:table-cell>
          <table:table-cell office:value-type="float" office:value="843" calcext:value-type="float">
            <text:p>843</text:p>
          </table:table-cell>
          <table:table-cell office:value-type="float" office:value="868" calcext:value-type="float">
            <text:p>868</text:p>
          </table:table-cell>
          <table:table-cell office:value-type="float" office:value="848" calcext:value-type="float">
            <text:p>848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archive_set_error(&amp;a-&gt;archive, ARCHIVE_ERRNO_FILE_FORMAT,</text:p>
            <text:p>    "Truncated ZIP file header")</text:p>
          </table:table-cell>
          <table:table-cell office:value-type="string" calcext:value-type="string">
            <text:p>archive_wstrcat(&amp;s, wp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189.cpp</text:p>
          </table:table-cell>
          <table:table-cell office:value-type="string" calcext:value-type="string">
            <text:p>{</text:p>
            <text:p>archive_set_error(&amp;a-&gt;archive, ARCHIVE_ERRNO_FILE_FORMAT,</text:p>
            <text:p>    "Truncated ZIP file header");</text:p>
            <text:p>return (ARCHIVE_FATAL);</text:p>
            <text:p>}</text:p>
          </table:table-cell>
          <table:table-cell office:value-type="string" calcext:value-type="string">
            <text:p>second/download/CMake/CMake-old-new/Kitware_CMake_old_new_block_189.cpp</text:p>
          </table:table-cell>
          <table:table-cell office:value-type="string" calcext:value-type="string">
            <text:p>[0, 0, 0, 0, 0, 0, 1, 0, 0, 0, 1, 0, 0, 0, 0, 6, 0, 0, 0, 0, 0, 0, 0, 1, 0, 0, 0, 0, 0, 0, 1, 0, 0, 0, 0, 0, 0, 0, 0, 0, 0, 0, 0, 0, 0, 0, 4, 0, 5, 0, 0, 0, 0, 0, 0, 0, 0, 0, 0, 0, 0, 0, 0, 0, 0, 0, 0, 0, 0, 0, 0, 0, 0, 1, 0, 0, 1, 0, 3, 0, 0, 0, 0, 0, 0]</text:p>
          </table:table-cell>
          <table:table-cell office:value-type="string" calcext:value-type="string">
            <text:p>second/download/CMake/CMake-old-new/Kitware_CMake_old_new_new_log_189.cpp</text:p>
          </table:table-cell>
          <table:table-cell office:value-type="string" calcext:value-type="string">
            <text:p>second/download/CMake/CMake/CMake/Utilities/cmlibarchive/libarchive/archive_read_support_format_zip.cpp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archive_set_error(&amp;a-&gt;archive, ARCHIVE_ERRNO_FILE_FORMAT,</text:p>
            <text:p>    "Truncated ZIP file header")</text:p>
          </table:table-cell>
          <table:table-cell office:value-type="string" calcext:value-type="string">
            <text:p>second/download/CMake/CMake-old-new/Kitware_CMake_repos_log_1210.cpp</text:p>
          </table:table-cell>
          <table:table-cell office:value-type="string" calcext:value-type="string">
            <text:p>{</text:p>
            <text:p>archive_set_error(&amp;a-&gt;archive, ARCHIVE_ERRNO_FILE_FORMAT,</text:p>
            <text:p>    "Truncated ZIP file header");</text:p>
            <text:p>return (ARCHIVE_FATAL);</text:p>
            <text:p>}</text:p>
          </table:table-cell>
          <table:table-cell office:value-type="string" calcext:value-type="string">
            <text:p>second/download/CMake/CMake-old-new/Kitware_CMake_repos_block_1210.cpp</text:p>
          </table:table-cell>
          <table:table-cell office:value-type="string" calcext:value-type="string">
            <text:p>[0, 0, 0, 0, 0, 0, 1, 0, 0, 0, 1, 0, 0, 0, 0, 6, 0, 0, 0, 0, 0, 0, 0, 1, 0, 0, 0, 0, 0, 0, 1, 0, 0, 0, 0, 0, 0, 0, 0, 0, 0, 0, 0, 0, 0, 0, 4, 0, 5, 0, 0, 0, 0, 0, 0, 0, 0, 0, 0, 0, 0, 0, 0, 0, 0, 0, 0, 0, 0, 0, 0, 0, 0, 1, 0, 0, 1, 0, 3, 0, 0, 0, 0, 0, 0]</text:p>
          </table:table-cell>
        </table:table-row>
        <table:table-row table:style-name="ro6">
          <table:table-cell office:value-type="string" calcext:value-type="string">
            <text:p>e9bc469b2abcd0ad4cb3ad4bfefbc5ef1f559c1b</text:p>
          </table:table-cell>
          <table:table-cell office:value-type="string" calcext:value-type="string">
            <text:p>Merge branch 'upstream-LibArchive' into update-libarchive</text:p>
            <text:p/>
            <text:p>Resolve conflicts in C code by taking their side.  Resolve conflicts in</text:p>
            <text:p>CMake code by integrating the changes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string" calcext:value-type="string">
            <text:p>second/download/CMake/CMake-old-new/Kitware_CMake_old_file_216.cpp</text:p>
          </table:table-cell>
          <table:table-cell office:value-type="string" calcext:value-type="string">
            <text:p>second/download/CMake/CMake-old-new/Kitware_CMake_new_file_216.cpp</text:p>
          </table:table-cell>
          <table:table-cell office:value-type="string" calcext:value-type="string">
            <text:p>second/download/CMake/CMake-old-new/Kitware_CMake_old_hunk_400.cpp</text:p>
          </table:table-cell>
          <table:table-cell office:value-type="string" calcext:value-type="string">
            <text:p>second/download/CMake/CMake-old-new/Kitware_CMake_new_hunk_400.cpp</text:p>
          </table:table-cell>
          <table:table-cell office:value-type="string" calcext:value-type="string">
            <text:p>}</text:p>
            <text:p>}</text:p>
            <text:p/>
            <text:p>/* Read the extra data. */</text:p>
            <text:p>if ((h = __archive_read_ahead(a, extra_length, NULL)) == NULL) {</text:p>
            <text:p>archive_set_error(&amp;a-&gt;archive, ARCHIVE_ERRNO_FILE_FORMAT,</text:p>
            <text:p>    "Truncated ZIP file header");</text:p>
            <text:p>return (ARCHIVE_FATAL);</text:p>
            <text:p>}</text:p>
            <text:p/>
            <text:p>process_extra(h, extra_length, zip_entry);</text:p>
            <text:p>__archive_read_consume(a, extra_length);</text:p>
            <text:p/>
            <text:p>if (zip_entry-&gt;flags &amp; LA_FROM_CENTRAL_DIRECTORY) {</text:p>
            <text:p>/* If this came from the central dir, it's size info</text:p>
            <text:p> * is definitive, so ignore the length-at-end flag. */</text:p>
            <text:p/>
          </table:table-cell>
          <table:table-cell office:value-type="string" calcext:value-type="string">
            <text:p>}</text:p>
            <text:p>}</text:p>
            <text:p/>
            <text:p>/* Make sure directories end in '/' */</text:p>
            <text:p>if ((zip_entry-&gt;mode &amp; AE_IFMT) == AE_IFDIR) {</text:p>
            <text:p>wp = archive_entry_pathname_w(entry);</text:p>
            <text:p>if (wp != NULL) {</text:p>
            <text:p>len = wcslen(wp);</text:p>
            <text:p>if (len &gt; 0 &amp;&amp; wp[len - 1] != L'/') {</text:p>
            <text:p>struct archive_wstring s;</text:p>
            <text:p>archive_string_init(&amp;s);</text:p>
            <text:p>archive_wstrcat(&amp;s, wp);</text:p>
            <text:p>archive_wstrappend_wchar(&amp;s, L'/');</text:p>
            <text:p>archive_entry_copy_pathname_w(entry, s.s);</text:p>
            <text:p>}</text:p>
            <text:p>} else {</text:p>
            <text:p>cp = archive_entry_pathname(entry);</text:p>
            <text:p>len = (cp != NULL)?strlen(cp):0;</text:p>
            <text:p>if (len &gt; 0 &amp;&amp; cp[len - 1] != '/') {</text:p>
            <text:p>struct archive_string s;</text:p>
            <text:p>archive_string_init(&amp;s);</text:p>
            <text:p>archive_strcat(&amp;s, cp);</text:p>
            <text:p>archive_strappend_char(&amp;s, '/');</text:p>
            <text:p>archive_entry_set_pathname(entry, s.s);</text:p>
            <text:p>}</text:p>
            <text:p>}</text:p>
            <text:p>}</text:p>
            <text:p/>
            <text:p>if (zip_entry-&gt;flags &amp; LA_FROM_CENTRAL_DIRECTORY) {</text:p>
            <text:p>/* If this came from the central dir, it's size info</text:p>
            <text:p> * is definitive, so ignore the length-at-end flag. */</text:p>
            <text:p/>
          </table:table-cell>
          <table:table-cell office:value-type="float" office:value="843" calcext:value-type="float">
            <text:p>843</text:p>
          </table:table-cell>
          <table:table-cell office:value-type="float" office:value="868" calcext:value-type="float">
            <text:p>868</text:p>
          </table:table-cell>
          <table:table-cell office:value-type="float" office:value="848" calcext:value-type="float">
            <text:p>848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archive_set_error(&amp;a-&gt;archive, ARCHIVE_ERRNO_FILE_FORMAT,</text:p>
            <text:p>    "Truncated ZIP file header")</text:p>
          </table:table-cell>
          <table:table-cell office:value-type="string" calcext:value-type="string">
            <text:p>archive_wstrcat(&amp;s, wp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189.cpp</text:p>
          </table:table-cell>
          <table:table-cell office:value-type="string" calcext:value-type="string">
            <text:p>{</text:p>
            <text:p>archive_set_error(&amp;a-&gt;archive, ARCHIVE_ERRNO_FILE_FORMAT,</text:p>
            <text:p>    "Truncated ZIP file header");</text:p>
            <text:p>return (ARCHIVE_FATAL);</text:p>
            <text:p>}</text:p>
          </table:table-cell>
          <table:table-cell office:value-type="string" calcext:value-type="string">
            <text:p>second/download/CMake/CMake-old-new/Kitware_CMake_old_new_block_189.cpp</text:p>
          </table:table-cell>
          <table:table-cell office:value-type="string" calcext:value-type="string">
            <text:p>[0, 0, 0, 0, 0, 0, 1, 0, 0, 0, 1, 0, 0, 0, 0, 6, 0, 0, 0, 0, 0, 0, 0, 1, 0, 0, 0, 0, 0, 0, 1, 0, 0, 0, 0, 0, 0, 0, 0, 0, 0, 0, 0, 0, 0, 0, 4, 0, 5, 0, 0, 0, 0, 0, 0, 0, 0, 0, 0, 0, 0, 0, 0, 0, 0, 0, 0, 0, 0, 0, 0, 0, 0, 1, 0, 0, 1, 0, 3, 0, 0, 0, 0, 0, 0]</text:p>
          </table:table-cell>
          <table:table-cell office:value-type="string" calcext:value-type="string">
            <text:p>second/download/CMake/CMake-old-new/Kitware_CMake_old_new_new_log_189.cpp</text:p>
          </table:table-cell>
          <table:table-cell office:value-type="string" calcext:value-type="string">
            <text:p>second/download/CMake/CMake/CMake/Utilities/cmlibarchive/libarchive/archive_read_support_format_zip.cpp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archive_set_error(&amp;a-&gt;archive, ARCHIVE_ERRNO_FILE_FORMAT,</text:p>
            <text:p>    "Truncated ZIP file header")</text:p>
          </table:table-cell>
          <table:table-cell office:value-type="string" calcext:value-type="string">
            <text:p>second/download/CMake/CMake-old-new/Kitware_CMake_repos_log_1212.cpp</text:p>
          </table:table-cell>
          <table:table-cell office:value-type="string" calcext:value-type="string">
            <text:p>{</text:p>
            <text:p>archive_set_error(&amp;a-&gt;archive, ARCHIVE_ERRNO_FILE_FORMAT,</text:p>
            <text:p>    "Truncated ZIP file header");</text:p>
            <text:p>return (ARCHIVE_FATAL);</text:p>
            <text:p>}</text:p>
          </table:table-cell>
          <table:table-cell office:value-type="string" calcext:value-type="string">
            <text:p>second/download/CMake/CMake-old-new/Kitware_CMake_repos_block_1212.cpp</text:p>
          </table:table-cell>
          <table:table-cell office:value-type="string" calcext:value-type="string">
            <text:p>[0, 0, 0, 0, 0, 0, 1, 0, 0, 0, 1, 0, 0, 0, 0, 6, 0, 0, 0, 0, 0, 0, 0, 1, 0, 0, 0, 0, 0, 0, 1, 0, 0, 0, 0, 0, 0, 0, 0, 0, 0, 0, 0, 0, 0, 0, 4, 0, 5, 0, 0, 0, 0, 0, 0, 0, 0, 0, 0, 0, 0, 0, 0, 0, 0, 0, 0, 0, 0, 0, 0, 0, 0, 1, 0, 0, 1, 0, 3, 0, 0, 0, 0, 0, 0]</text:p>
          </table:table-cell>
        </table:table-row>
        <table:table-row table:style-name="ro6">
          <table:table-cell office:value-type="string" calcext:value-type="string">
            <text:p>e9bc469b2abcd0ad4cb3ad4bfefbc5ef1f559c1b</text:p>
          </table:table-cell>
          <table:table-cell office:value-type="string" calcext:value-type="string">
            <text:p>Merge branch 'upstream-LibArchive' into update-libarchive</text:p>
            <text:p/>
            <text:p>Resolve conflicts in C code by taking their side.  Resolve conflicts in</text:p>
            <text:p>CMake code by integrating the changes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string" calcext:value-type="string">
            <text:p>second/download/CMake/CMake-old-new/Kitware_CMake_old_file_216.cpp</text:p>
          </table:table-cell>
          <table:table-cell office:value-type="string" calcext:value-type="string">
            <text:p>second/download/CMake/CMake-old-new/Kitware_CMake_new_file_216.cpp</text:p>
          </table:table-cell>
          <table:table-cell office:value-type="string" calcext:value-type="string">
            <text:p>second/download/CMake/CMake-old-new/Kitware_CMake_old_hunk_400.cpp</text:p>
          </table:table-cell>
          <table:table-cell office:value-type="string" calcext:value-type="string">
            <text:p>second/download/CMake/CMake-old-new/Kitware_CMake_new_hunk_400.cpp</text:p>
          </table:table-cell>
          <table:table-cell office:value-type="string" calcext:value-type="string">
            <text:p>}</text:p>
            <text:p>}</text:p>
            <text:p/>
            <text:p>/* Read the extra data. */</text:p>
            <text:p>if ((h = __archive_read_ahead(a, extra_length, NULL)) == NULL) {</text:p>
            <text:p>archive_set_error(&amp;a-&gt;archive, ARCHIVE_ERRNO_FILE_FORMAT,</text:p>
            <text:p>    "Truncated ZIP file header");</text:p>
            <text:p>return (ARCHIVE_FATAL);</text:p>
            <text:p>}</text:p>
            <text:p/>
            <text:p>process_extra(h, extra_length, zip_entry);</text:p>
            <text:p>__archive_read_consume(a, extra_length);</text:p>
            <text:p/>
            <text:p>if (zip_entry-&gt;flags &amp; LA_FROM_CENTRAL_DIRECTORY) {</text:p>
            <text:p>/* If this came from the central dir, it's size info</text:p>
            <text:p> * is definitive, so ignore the length-at-end flag. */</text:p>
            <text:p/>
          </table:table-cell>
          <table:table-cell office:value-type="string" calcext:value-type="string">
            <text:p>}</text:p>
            <text:p>}</text:p>
            <text:p/>
            <text:p>/* Make sure directories end in '/' */</text:p>
            <text:p>if ((zip_entry-&gt;mode &amp; AE_IFMT) == AE_IFDIR) {</text:p>
            <text:p>wp = archive_entry_pathname_w(entry);</text:p>
            <text:p>if (wp != NULL) {</text:p>
            <text:p>len = wcslen(wp);</text:p>
            <text:p>if (len &gt; 0 &amp;&amp; wp[len - 1] != L'/') {</text:p>
            <text:p>struct archive_wstring s;</text:p>
            <text:p>archive_string_init(&amp;s);</text:p>
            <text:p>archive_wstrcat(&amp;s, wp);</text:p>
            <text:p>archive_wstrappend_wchar(&amp;s, L'/');</text:p>
            <text:p>archive_entry_copy_pathname_w(entry, s.s);</text:p>
            <text:p>}</text:p>
            <text:p>} else {</text:p>
            <text:p>cp = archive_entry_pathname(entry);</text:p>
            <text:p>len = (cp != NULL)?strlen(cp):0;</text:p>
            <text:p>if (len &gt; 0 &amp;&amp; cp[len - 1] != '/') {</text:p>
            <text:p>struct archive_string s;</text:p>
            <text:p>archive_string_init(&amp;s);</text:p>
            <text:p>archive_strcat(&amp;s, cp);</text:p>
            <text:p>archive_strappend_char(&amp;s, '/');</text:p>
            <text:p>archive_entry_set_pathname(entry, s.s);</text:p>
            <text:p>}</text:p>
            <text:p>}</text:p>
            <text:p>}</text:p>
            <text:p/>
            <text:p>if (zip_entry-&gt;flags &amp; LA_FROM_CENTRAL_DIRECTORY) {</text:p>
            <text:p>/* If this came from the central dir, it's size info</text:p>
            <text:p> * is definitive, so ignore the length-at-end flag. */</text:p>
            <text:p/>
          </table:table-cell>
          <table:table-cell office:value-type="float" office:value="843" calcext:value-type="float">
            <text:p>843</text:p>
          </table:table-cell>
          <table:table-cell office:value-type="float" office:value="868" calcext:value-type="float">
            <text:p>868</text:p>
          </table:table-cell>
          <table:table-cell office:value-type="float" office:value="848" calcext:value-type="float">
            <text:p>848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archive_set_error(&amp;a-&gt;archive, ARCHIVE_ERRNO_FILE_FORMAT,</text:p>
            <text:p>    "Truncated ZIP file header")</text:p>
          </table:table-cell>
          <table:table-cell office:value-type="string" calcext:value-type="string">
            <text:p>archive_wstrcat(&amp;s, wp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189.cpp</text:p>
          </table:table-cell>
          <table:table-cell office:value-type="string" calcext:value-type="string">
            <text:p>{</text:p>
            <text:p>archive_set_error(&amp;a-&gt;archive, ARCHIVE_ERRNO_FILE_FORMAT,</text:p>
            <text:p>    "Truncated ZIP file header");</text:p>
            <text:p>return (ARCHIVE_FATAL);</text:p>
            <text:p>}</text:p>
          </table:table-cell>
          <table:table-cell office:value-type="string" calcext:value-type="string">
            <text:p>second/download/CMake/CMake-old-new/Kitware_CMake_old_new_block_189.cpp</text:p>
          </table:table-cell>
          <table:table-cell office:value-type="string" calcext:value-type="string">
            <text:p>[0, 0, 0, 0, 0, 0, 1, 0, 0, 0, 1, 0, 0, 0, 0, 6, 0, 0, 0, 0, 0, 0, 0, 1, 0, 0, 0, 0, 0, 0, 1, 0, 0, 0, 0, 0, 0, 0, 0, 0, 0, 0, 0, 0, 0, 0, 4, 0, 5, 0, 0, 0, 0, 0, 0, 0, 0, 0, 0, 0, 0, 0, 0, 0, 0, 0, 0, 0, 0, 0, 0, 0, 0, 1, 0, 0, 1, 0, 3, 0, 0, 0, 0, 0, 0]</text:p>
          </table:table-cell>
          <table:table-cell office:value-type="string" calcext:value-type="string">
            <text:p>second/download/CMake/CMake-old-new/Kitware_CMake_old_new_new_log_189.cpp</text:p>
          </table:table-cell>
          <table:table-cell office:value-type="string" calcext:value-type="string">
            <text:p>second/download/CMake/CMake/CMake/Utilities/cmlibarchive/libarchive/archive_read_support_format_zip.cpp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archive_set_error(&amp;a-&gt;archive, ARCHIVE_ERRNO_FILE_FORMAT,</text:p>
            <text:p>    "Truncated ZIP file header")</text:p>
          </table:table-cell>
          <table:table-cell office:value-type="string" calcext:value-type="string">
            <text:p>second/download/CMake/CMake-old-new/Kitware_CMake_repos_log_1215.cpp</text:p>
          </table:table-cell>
          <table:table-cell office:value-type="string" calcext:value-type="string">
            <text:p>{</text:p>
            <text:p>archive_set_error(&amp;a-&gt;archive, ARCHIVE_ERRNO_FILE_FORMAT,</text:p>
            <text:p>    "Truncated ZIP file header");</text:p>
            <text:p>return (ARCHIVE_FATAL);</text:p>
            <text:p>}</text:p>
          </table:table-cell>
          <table:table-cell office:value-type="string" calcext:value-type="string">
            <text:p>second/download/CMake/CMake-old-new/Kitware_CMake_repos_block_1215.cpp</text:p>
          </table:table-cell>
          <table:table-cell office:value-type="string" calcext:value-type="string">
            <text:p>[0, 0, 0, 0, 0, 0, 1, 0, 0, 0, 1, 0, 0, 0, 0, 6, 0, 0, 0, 0, 0, 0, 0, 1, 0, 0, 0, 0, 0, 0, 1, 0, 0, 0, 0, 0, 0, 0, 0, 0, 0, 0, 0, 0, 0, 0, 4, 0, 5, 0, 0, 0, 0, 0, 0, 0, 0, 0, 0, 0, 0, 0, 0, 0, 0, 0, 0, 0, 0, 0, 0, 0, 0, 1, 0, 0, 1, 0, 3, 0, 0, 0, 0, 0, 0]</text:p>
          </table:table-cell>
        </table:table-row>
        <table:table-row table:style-name="ro6">
          <table:table-cell office:value-type="string" calcext:value-type="string">
            <text:p>e9bc469b2abcd0ad4cb3ad4bfefbc5ef1f559c1b</text:p>
          </table:table-cell>
          <table:table-cell office:value-type="string" calcext:value-type="string">
            <text:p>Merge branch 'upstream-LibArchive' into update-libarchive</text:p>
            <text:p/>
            <text:p>Resolve conflicts in C code by taking their side.  Resolve conflicts in</text:p>
            <text:p>CMake code by integrating the changes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string" calcext:value-type="string">
            <text:p>second/download/CMake/CMake-old-new/Kitware_CMake_old_file_216.cpp</text:p>
          </table:table-cell>
          <table:table-cell office:value-type="string" calcext:value-type="string">
            <text:p>second/download/CMake/CMake-old-new/Kitware_CMake_new_file_216.cpp</text:p>
          </table:table-cell>
          <table:table-cell office:value-type="string" calcext:value-type="string">
            <text:p>second/download/CMake/CMake-old-new/Kitware_CMake_old_hunk_400.cpp</text:p>
          </table:table-cell>
          <table:table-cell office:value-type="string" calcext:value-type="string">
            <text:p>second/download/CMake/CMake-old-new/Kitware_CMake_new_hunk_400.cpp</text:p>
          </table:table-cell>
          <table:table-cell office:value-type="string" calcext:value-type="string">
            <text:p>}</text:p>
            <text:p>}</text:p>
            <text:p/>
            <text:p>/* Read the extra data. */</text:p>
            <text:p>if ((h = __archive_read_ahead(a, extra_length, NULL)) == NULL) {</text:p>
            <text:p>archive_set_error(&amp;a-&gt;archive, ARCHIVE_ERRNO_FILE_FORMAT,</text:p>
            <text:p>    "Truncated ZIP file header");</text:p>
            <text:p>return (ARCHIVE_FATAL);</text:p>
            <text:p>}</text:p>
            <text:p/>
            <text:p>process_extra(h, extra_length, zip_entry);</text:p>
            <text:p>__archive_read_consume(a, extra_length);</text:p>
            <text:p/>
            <text:p>if (zip_entry-&gt;flags &amp; LA_FROM_CENTRAL_DIRECTORY) {</text:p>
            <text:p>/* If this came from the central dir, it's size info</text:p>
            <text:p> * is definitive, so ignore the length-at-end flag. */</text:p>
            <text:p/>
          </table:table-cell>
          <table:table-cell office:value-type="string" calcext:value-type="string">
            <text:p>}</text:p>
            <text:p>}</text:p>
            <text:p/>
            <text:p>/* Make sure directories end in '/' */</text:p>
            <text:p>if ((zip_entry-&gt;mode &amp; AE_IFMT) == AE_IFDIR) {</text:p>
            <text:p>wp = archive_entry_pathname_w(entry);</text:p>
            <text:p>if (wp != NULL) {</text:p>
            <text:p>len = wcslen(wp);</text:p>
            <text:p>if (len &gt; 0 &amp;&amp; wp[len - 1] != L'/') {</text:p>
            <text:p>struct archive_wstring s;</text:p>
            <text:p>archive_string_init(&amp;s);</text:p>
            <text:p>archive_wstrcat(&amp;s, wp);</text:p>
            <text:p>archive_wstrappend_wchar(&amp;s, L'/');</text:p>
            <text:p>archive_entry_copy_pathname_w(entry, s.s);</text:p>
            <text:p>}</text:p>
            <text:p>} else {</text:p>
            <text:p>cp = archive_entry_pathname(entry);</text:p>
            <text:p>len = (cp != NULL)?strlen(cp):0;</text:p>
            <text:p>if (len &gt; 0 &amp;&amp; cp[len - 1] != '/') {</text:p>
            <text:p>struct archive_string s;</text:p>
            <text:p>archive_string_init(&amp;s);</text:p>
            <text:p>archive_strcat(&amp;s, cp);</text:p>
            <text:p>archive_strappend_char(&amp;s, '/');</text:p>
            <text:p>archive_entry_set_pathname(entry, s.s);</text:p>
            <text:p>}</text:p>
            <text:p>}</text:p>
            <text:p>}</text:p>
            <text:p/>
            <text:p>if (zip_entry-&gt;flags &amp; LA_FROM_CENTRAL_DIRECTORY) {</text:p>
            <text:p>/* If this came from the central dir, it's size info</text:p>
            <text:p> * is definitive, so ignore the length-at-end flag. */</text:p>
            <text:p/>
          </table:table-cell>
          <table:table-cell office:value-type="float" office:value="843" calcext:value-type="float">
            <text:p>843</text:p>
          </table:table-cell>
          <table:table-cell office:value-type="float" office:value="868" calcext:value-type="float">
            <text:p>868</text:p>
          </table:table-cell>
          <table:table-cell office:value-type="float" office:value="848" calcext:value-type="float">
            <text:p>848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archive_set_error(&amp;a-&gt;archive, ARCHIVE_ERRNO_FILE_FORMAT,</text:p>
            <text:p>    "Truncated ZIP file header")</text:p>
          </table:table-cell>
          <table:table-cell office:value-type="string" calcext:value-type="string">
            <text:p>archive_wstrcat(&amp;s, wp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189.cpp</text:p>
          </table:table-cell>
          <table:table-cell office:value-type="string" calcext:value-type="string">
            <text:p>{</text:p>
            <text:p>archive_set_error(&amp;a-&gt;archive, ARCHIVE_ERRNO_FILE_FORMAT,</text:p>
            <text:p>    "Truncated ZIP file header");</text:p>
            <text:p>return (ARCHIVE_FATAL);</text:p>
            <text:p>}</text:p>
          </table:table-cell>
          <table:table-cell office:value-type="string" calcext:value-type="string">
            <text:p>second/download/CMake/CMake-old-new/Kitware_CMake_old_new_block_189.cpp</text:p>
          </table:table-cell>
          <table:table-cell office:value-type="string" calcext:value-type="string">
            <text:p>[0, 0, 0, 0, 0, 0, 1, 0, 0, 0, 1, 0, 0, 0, 0, 6, 0, 0, 0, 0, 0, 0, 0, 1, 0, 0, 0, 0, 0, 0, 1, 0, 0, 0, 0, 0, 0, 0, 0, 0, 0, 0, 0, 0, 0, 0, 4, 0, 5, 0, 0, 0, 0, 0, 0, 0, 0, 0, 0, 0, 0, 0, 0, 0, 0, 0, 0, 0, 0, 0, 0, 0, 0, 1, 0, 0, 1, 0, 3, 0, 0, 0, 0, 0, 0]</text:p>
          </table:table-cell>
          <table:table-cell office:value-type="string" calcext:value-type="string">
            <text:p>second/download/CMake/CMake-old-new/Kitware_CMake_old_new_new_log_189.cpp</text:p>
          </table:table-cell>
          <table:table-cell office:value-type="string" calcext:value-type="string">
            <text:p>second/download/CMake/CMake/CMake/Utilities/cmlibarchive/libarchive/archive_read_support_format_zip.cpp</text:p>
          </table:table-cell>
          <table:table-cell office:value-type="float" office:value="2810" calcext:value-type="float">
            <text:p>2810</text:p>
          </table:table-cell>
          <table:table-cell office:value-type="string" calcext:value-type="string">
            <text:p>archive_set_error(&amp;a-&gt;archive, ARCHIVE_ERRNO_FILE_FORMAT,</text:p>
            <text:p>    "Truncated ZIP file header")</text:p>
          </table:table-cell>
          <table:table-cell office:value-type="string" calcext:value-type="string">
            <text:p>second/download/CMake/CMake-old-new/Kitware_CMake_repos_log_1267.cpp</text:p>
          </table:table-cell>
          <table:table-cell office:value-type="string" calcext:value-type="string">
            <text:p>{</text:p>
            <text:p>archive_set_error(&amp;a-&gt;archive, ARCHIVE_ERRNO_FILE_FORMAT,</text:p>
            <text:p>    "Truncated ZIP file header");</text:p>
            <text:p>return (ARCHIVE_WARN);</text:p>
            <text:p>}</text:p>
          </table:table-cell>
          <table:table-cell office:value-type="string" calcext:value-type="string">
            <text:p>second/download/CMake/CMake-old-new/Kitware_CMake_repos_block_1267.cpp</text:p>
          </table:table-cell>
          <table:table-cell office:value-type="string" calcext:value-type="string">
            <text:p>[0, 0, 0, 0, 0, 0, 1, 0, 0, 0, 1, 0, 0, 0, 0, 6, 0, 0, 0, 0, 0, 0, 0, 1, 0, 0, 0, 0, 0, 0, 1, 0, 0, 0, 0, 0, 0, 0, 0, 0, 0, 0, 0, 0, 0, 0, 4, 0, 5, 0, 0, 0, 0, 0, 0, 0, 0, 0, 0, 0, 0, 0, 0, 0, 0, 0, 0, 0, 0, 0, 0, 0, 0, 1, 0, 0, 1, 0, 3, 0, 0, 0, 0, 0, 0]</text:p>
          </table:table-cell>
        </table:table-row>
        <table:table-row table:style-name="ro6">
          <table:table-cell office:value-type="string" calcext:value-type="string">
            <text:p>501345e470bb9c5b0cb61aff84bd50ffdd95b92d</text:p>
          </table:table-cell>
          <table:table-cell office:value-type="string" calcext:value-type="string">
            <text:p>LibArchive 2016-04-30 (167e97be)</text:p>
            <text:p/>
            <text:p>Code extracted from:</text:p>
            <text:p/>
            <text:p>    https://github.com/libarchive/libarchive.git</text:p>
            <text:p/>
            <text:p>at commit 167e97be1d35c1e0947d768adbf94712244aad6b (master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read_support_format_zip.c</text:p>
          </table:table-cell>
          <table:table-cell office:value-type="string" calcext:value-type="string">
            <text:p>second/download/CMake/CMake-old-new/Kitware_CMake_old_file_225.cpp</text:p>
          </table:table-cell>
          <table:table-cell office:value-type="string" calcext:value-type="string">
            <text:p>second/download/CMake/CMake-old-new/Kitware_CMake_new_file_225.cpp</text:p>
          </table:table-cell>
          <table:table-cell office:value-type="string" calcext:value-type="string">
            <text:p>second/download/CMake/CMake-old-new/Kitware_CMake_old_hunk_417.cpp</text:p>
          </table:table-cell>
          <table:table-cell office:value-type="string" calcext:value-type="string">
            <text:p>second/download/CMake/CMake-old-new/Kitware_CMake_new_hunk_417.cpp</text:p>
          </table:table-cell>
          <table:table-cell office:value-type="string" calcext:value-type="string">
            <text:p>}</text:p>
            <text:p>}</text:p>
            <text:p/>
            <text:p>/* Read the extra data. */</text:p>
            <text:p>if ((h = __archive_read_ahead(a, extra_length, NULL)) == NULL) {</text:p>
            <text:p>archive_set_error(&amp;a-&gt;archive, ARCHIVE_ERRNO_FILE_FORMAT,</text:p>
            <text:p>    "Truncated ZIP file header");</text:p>
            <text:p>return (ARCHIVE_FATAL);</text:p>
            <text:p>}</text:p>
            <text:p/>
            <text:p>process_extra(h, extra_length, zip_entry);</text:p>
            <text:p>__archive_read_consume(a, extra_length);</text:p>
            <text:p/>
            <text:p>if (zip_entry-&gt;flags &amp; LA_FROM_CENTRAL_DIRECTORY) {</text:p>
            <text:p>/* If this came from the central dir, it's size info</text:p>
            <text:p> * is definitive, so ignore the length-at-end flag. */</text:p>
            <text:p/>
          </table:table-cell>
          <table:table-cell office:value-type="string" calcext:value-type="string">
            <text:p>}</text:p>
            <text:p>}</text:p>
            <text:p/>
            <text:p>/* Make sure directories end in '/' */</text:p>
            <text:p>if ((zip_entry-&gt;mode &amp; AE_IFMT) == AE_IFDIR) {</text:p>
            <text:p>wp = archive_entry_pathname_w(entry);</text:p>
            <text:p>if (wp != NULL) {</text:p>
            <text:p>len = wcslen(wp);</text:p>
            <text:p>if (len &gt; 0 &amp;&amp; wp[len - 1] != L'/') {</text:p>
            <text:p>struct archive_wstring s;</text:p>
            <text:p>archive_string_init(&amp;s);</text:p>
            <text:p>archive_wstrcat(&amp;s, wp);</text:p>
            <text:p>archive_wstrappend_wchar(&amp;s, L'/');</text:p>
            <text:p>archive_entry_copy_pathname_w(entry, s.s);</text:p>
            <text:p>}</text:p>
            <text:p>} else {</text:p>
            <text:p>cp = archive_entry_pathname(entry);</text:p>
            <text:p>len = (cp != NULL)?strlen(cp):0;</text:p>
            <text:p>if (len &gt; 0 &amp;&amp; cp[len - 1] != '/') {</text:p>
            <text:p>struct archive_string s;</text:p>
            <text:p>archive_string_init(&amp;s);</text:p>
            <text:p>archive_strcat(&amp;s, cp);</text:p>
            <text:p>archive_strappend_char(&amp;s, '/');</text:p>
            <text:p>archive_entry_set_pathname(entry, s.s);</text:p>
            <text:p>}</text:p>
            <text:p>}</text:p>
            <text:p>}</text:p>
            <text:p/>
            <text:p>if (zip_entry-&gt;flags &amp; LA_FROM_CENTRAL_DIRECTORY) {</text:p>
            <text:p>/* If this came from the central dir, it's size info</text:p>
            <text:p> * is definitive, so ignore the length-at-end flag. */</text:p>
            <text:p/>
          </table:table-cell>
          <table:table-cell office:value-type="float" office:value="843" calcext:value-type="float">
            <text:p>843</text:p>
          </table:table-cell>
          <table:table-cell office:value-type="float" office:value="868" calcext:value-type="float">
            <text:p>868</text:p>
          </table:table-cell>
          <table:table-cell office:value-type="float" office:value="848" calcext:value-type="float">
            <text:p>848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archive_set_error(&amp;a-&gt;archive, ARCHIVE_ERRNO_FILE_FORMAT,</text:p>
            <text:p>    "Truncated ZIP file header")</text:p>
          </table:table-cell>
          <table:table-cell office:value-type="string" calcext:value-type="string">
            <text:p>archive_wstrcat(&amp;s, wp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196.cpp</text:p>
          </table:table-cell>
          <table:table-cell office:value-type="string" calcext:value-type="string">
            <text:p>{</text:p>
            <text:p>archive_set_error(&amp;a-&gt;archive, ARCHIVE_ERRNO_FILE_FORMAT,</text:p>
            <text:p>    "Truncated ZIP file header");</text:p>
            <text:p>return (ARCHIVE_FATAL);</text:p>
            <text:p>}</text:p>
          </table:table-cell>
          <table:table-cell office:value-type="string" calcext:value-type="string">
            <text:p>second/download/CMake/CMake-old-new/Kitware_CMake_old_new_block_196.cpp</text:p>
          </table:table-cell>
          <table:table-cell office:value-type="string" calcext:value-type="string">
            <text:p>[0, 0, 0, 0, 0, 0, 1, 0, 0, 0, 1, 0, 0, 0, 0, 6, 0, 0, 0, 0, 0, 0, 0, 1, 0, 0, 0, 0, 0, 0, 1, 0, 0, 0, 0, 0, 0, 0, 0, 0, 0, 0, 0, 0, 0, 0, 4, 0, 5, 0, 0, 0, 0, 0, 0, 0, 0, 0, 0, 0, 0, 0, 0, 0, 0, 0, 0, 0, 0, 0, 0, 0, 0, 1, 0, 0, 1, 0, 3, 0, 0, 0, 0, 0, 0]</text:p>
          </table:table-cell>
          <table:table-cell office:value-type="string" calcext:value-type="string">
            <text:p>second/download/CMake/CMake-old-new/Kitware_CMake_old_new_new_log_196.cpp</text:p>
          </table:table-cell>
          <table:table-cell office:value-type="string" calcext:value-type="string">
            <text:p>second/download/CMake/CMake/CMake/Utilities/cmlibarchive/libarchive/archive_read_support_format_zip.cpp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archive_set_error(&amp;a-&gt;archive, ARCHIVE_ERRNO_FILE_FORMAT,</text:p>
            <text:p>    "Truncated ZIP file header")</text:p>
          </table:table-cell>
          <table:table-cell office:value-type="string" calcext:value-type="string">
            <text:p>second/download/CMake/CMake-old-new/Kitware_CMake_repos_log_1210.cpp</text:p>
          </table:table-cell>
          <table:table-cell office:value-type="string" calcext:value-type="string">
            <text:p>{</text:p>
            <text:p>archive_set_error(&amp;a-&gt;archive, ARCHIVE_ERRNO_FILE_FORMAT,</text:p>
            <text:p>    "Truncated ZIP file header");</text:p>
            <text:p>return (ARCHIVE_FATAL);</text:p>
            <text:p>}</text:p>
          </table:table-cell>
          <table:table-cell office:value-type="string" calcext:value-type="string">
            <text:p>second/download/CMake/CMake-old-new/Kitware_CMake_repos_block_1210.cpp</text:p>
          </table:table-cell>
          <table:table-cell office:value-type="string" calcext:value-type="string">
            <text:p>[0, 0, 0, 0, 0, 0, 1, 0, 0, 0, 1, 0, 0, 0, 0, 6, 0, 0, 0, 0, 0, 0, 0, 1, 0, 0, 0, 0, 0, 0, 1, 0, 0, 0, 0, 0, 0, 0, 0, 0, 0, 0, 0, 0, 0, 0, 4, 0, 5, 0, 0, 0, 0, 0, 0, 0, 0, 0, 0, 0, 0, 0, 0, 0, 0, 0, 0, 0, 0, 0, 0, 0, 0, 1, 0, 0, 1, 0, 3, 0, 0, 0, 0, 0, 0]</text:p>
          </table:table-cell>
        </table:table-row>
        <table:table-row table:style-name="ro6">
          <table:table-cell office:value-type="string" calcext:value-type="string">
            <text:p>501345e470bb9c5b0cb61aff84bd50ffdd95b92d</text:p>
          </table:table-cell>
          <table:table-cell office:value-type="string" calcext:value-type="string">
            <text:p>LibArchive 2016-04-30 (167e97be)</text:p>
            <text:p/>
            <text:p>Code extracted from:</text:p>
            <text:p/>
            <text:p>    https://github.com/libarchive/libarchive.git</text:p>
            <text:p/>
            <text:p>at commit 167e97be1d35c1e0947d768adbf94712244aad6b (master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read_support_format_zip.c</text:p>
          </table:table-cell>
          <table:table-cell office:value-type="string" calcext:value-type="string">
            <text:p>second/download/CMake/CMake-old-new/Kitware_CMake_old_file_225.cpp</text:p>
          </table:table-cell>
          <table:table-cell office:value-type="string" calcext:value-type="string">
            <text:p>second/download/CMake/CMake-old-new/Kitware_CMake_new_file_225.cpp</text:p>
          </table:table-cell>
          <table:table-cell office:value-type="string" calcext:value-type="string">
            <text:p>second/download/CMake/CMake-old-new/Kitware_CMake_old_hunk_417.cpp</text:p>
          </table:table-cell>
          <table:table-cell office:value-type="string" calcext:value-type="string">
            <text:p>second/download/CMake/CMake-old-new/Kitware_CMake_new_hunk_417.cpp</text:p>
          </table:table-cell>
          <table:table-cell office:value-type="string" calcext:value-type="string">
            <text:p>}</text:p>
            <text:p>}</text:p>
            <text:p/>
            <text:p>/* Read the extra data. */</text:p>
            <text:p>if ((h = __archive_read_ahead(a, extra_length, NULL)) == NULL) {</text:p>
            <text:p>archive_set_error(&amp;a-&gt;archive, ARCHIVE_ERRNO_FILE_FORMAT,</text:p>
            <text:p>    "Truncated ZIP file header");</text:p>
            <text:p>return (ARCHIVE_FATAL);</text:p>
            <text:p>}</text:p>
            <text:p/>
            <text:p>process_extra(h, extra_length, zip_entry);</text:p>
            <text:p>__archive_read_consume(a, extra_length);</text:p>
            <text:p/>
            <text:p>if (zip_entry-&gt;flags &amp; LA_FROM_CENTRAL_DIRECTORY) {</text:p>
            <text:p>/* If this came from the central dir, it's size info</text:p>
            <text:p> * is definitive, so ignore the length-at-end flag. */</text:p>
            <text:p/>
          </table:table-cell>
          <table:table-cell office:value-type="string" calcext:value-type="string">
            <text:p>}</text:p>
            <text:p>}</text:p>
            <text:p/>
            <text:p>/* Make sure directories end in '/' */</text:p>
            <text:p>if ((zip_entry-&gt;mode &amp; AE_IFMT) == AE_IFDIR) {</text:p>
            <text:p>wp = archive_entry_pathname_w(entry);</text:p>
            <text:p>if (wp != NULL) {</text:p>
            <text:p>len = wcslen(wp);</text:p>
            <text:p>if (len &gt; 0 &amp;&amp; wp[len - 1] != L'/') {</text:p>
            <text:p>struct archive_wstring s;</text:p>
            <text:p>archive_string_init(&amp;s);</text:p>
            <text:p>archive_wstrcat(&amp;s, wp);</text:p>
            <text:p>archive_wstrappend_wchar(&amp;s, L'/');</text:p>
            <text:p>archive_entry_copy_pathname_w(entry, s.s);</text:p>
            <text:p>}</text:p>
            <text:p>} else {</text:p>
            <text:p>cp = archive_entry_pathname(entry);</text:p>
            <text:p>len = (cp != NULL)?strlen(cp):0;</text:p>
            <text:p>if (len &gt; 0 &amp;&amp; cp[len - 1] != '/') {</text:p>
            <text:p>struct archive_string s;</text:p>
            <text:p>archive_string_init(&amp;s);</text:p>
            <text:p>archive_strcat(&amp;s, cp);</text:p>
            <text:p>archive_strappend_char(&amp;s, '/');</text:p>
            <text:p>archive_entry_set_pathname(entry, s.s);</text:p>
            <text:p>}</text:p>
            <text:p>}</text:p>
            <text:p>}</text:p>
            <text:p/>
            <text:p>if (zip_entry-&gt;flags &amp; LA_FROM_CENTRAL_DIRECTORY) {</text:p>
            <text:p>/* If this came from the central dir, it's size info</text:p>
            <text:p> * is definitive, so ignore the length-at-end flag. */</text:p>
            <text:p/>
          </table:table-cell>
          <table:table-cell office:value-type="float" office:value="843" calcext:value-type="float">
            <text:p>843</text:p>
          </table:table-cell>
          <table:table-cell office:value-type="float" office:value="868" calcext:value-type="float">
            <text:p>868</text:p>
          </table:table-cell>
          <table:table-cell office:value-type="float" office:value="848" calcext:value-type="float">
            <text:p>848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archive_set_error(&amp;a-&gt;archive, ARCHIVE_ERRNO_FILE_FORMAT,</text:p>
            <text:p>    "Truncated ZIP file header")</text:p>
          </table:table-cell>
          <table:table-cell office:value-type="string" calcext:value-type="string">
            <text:p>archive_wstrcat(&amp;s, wp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196.cpp</text:p>
          </table:table-cell>
          <table:table-cell office:value-type="string" calcext:value-type="string">
            <text:p>{</text:p>
            <text:p>archive_set_error(&amp;a-&gt;archive, ARCHIVE_ERRNO_FILE_FORMAT,</text:p>
            <text:p>    "Truncated ZIP file header");</text:p>
            <text:p>return (ARCHIVE_FATAL);</text:p>
            <text:p>}</text:p>
          </table:table-cell>
          <table:table-cell office:value-type="string" calcext:value-type="string">
            <text:p>second/download/CMake/CMake-old-new/Kitware_CMake_old_new_block_196.cpp</text:p>
          </table:table-cell>
          <table:table-cell office:value-type="string" calcext:value-type="string">
            <text:p>[0, 0, 0, 0, 0, 0, 1, 0, 0, 0, 1, 0, 0, 0, 0, 6, 0, 0, 0, 0, 0, 0, 0, 1, 0, 0, 0, 0, 0, 0, 1, 0, 0, 0, 0, 0, 0, 0, 0, 0, 0, 0, 0, 0, 0, 0, 4, 0, 5, 0, 0, 0, 0, 0, 0, 0, 0, 0, 0, 0, 0, 0, 0, 0, 0, 0, 0, 0, 0, 0, 0, 0, 0, 1, 0, 0, 1, 0, 3, 0, 0, 0, 0, 0, 0]</text:p>
          </table:table-cell>
          <table:table-cell office:value-type="string" calcext:value-type="string">
            <text:p>second/download/CMake/CMake-old-new/Kitware_CMake_old_new_new_log_196.cpp</text:p>
          </table:table-cell>
          <table:table-cell office:value-type="string" calcext:value-type="string">
            <text:p>second/download/CMake/CMake/CMake/Utilities/cmlibarchive/libarchive/archive_read_support_format_zip.cpp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archive_set_error(&amp;a-&gt;archive, ARCHIVE_ERRNO_FILE_FORMAT,</text:p>
            <text:p>    "Truncated ZIP file header")</text:p>
          </table:table-cell>
          <table:table-cell office:value-type="string" calcext:value-type="string">
            <text:p>second/download/CMake/CMake-old-new/Kitware_CMake_repos_log_1212.cpp</text:p>
          </table:table-cell>
          <table:table-cell office:value-type="string" calcext:value-type="string">
            <text:p>{</text:p>
            <text:p>archive_set_error(&amp;a-&gt;archive, ARCHIVE_ERRNO_FILE_FORMAT,</text:p>
            <text:p>    "Truncated ZIP file header");</text:p>
            <text:p>return (ARCHIVE_FATAL);</text:p>
            <text:p>}</text:p>
          </table:table-cell>
          <table:table-cell office:value-type="string" calcext:value-type="string">
            <text:p>second/download/CMake/CMake-old-new/Kitware_CMake_repos_block_1212.cpp</text:p>
          </table:table-cell>
          <table:table-cell office:value-type="string" calcext:value-type="string">
            <text:p>[0, 0, 0, 0, 0, 0, 1, 0, 0, 0, 1, 0, 0, 0, 0, 6, 0, 0, 0, 0, 0, 0, 0, 1, 0, 0, 0, 0, 0, 0, 1, 0, 0, 0, 0, 0, 0, 0, 0, 0, 0, 0, 0, 0, 0, 0, 4, 0, 5, 0, 0, 0, 0, 0, 0, 0, 0, 0, 0, 0, 0, 0, 0, 0, 0, 0, 0, 0, 0, 0, 0, 0, 0, 1, 0, 0, 1, 0, 3, 0, 0, 0, 0, 0, 0]</text:p>
          </table:table-cell>
        </table:table-row>
        <table:table-row table:style-name="ro6">
          <table:table-cell office:value-type="string" calcext:value-type="string">
            <text:p>501345e470bb9c5b0cb61aff84bd50ffdd95b92d</text:p>
          </table:table-cell>
          <table:table-cell office:value-type="string" calcext:value-type="string">
            <text:p>LibArchive 2016-04-30 (167e97be)</text:p>
            <text:p/>
            <text:p>Code extracted from:</text:p>
            <text:p/>
            <text:p>    https://github.com/libarchive/libarchive.git</text:p>
            <text:p/>
            <text:p>at commit 167e97be1d35c1e0947d768adbf94712244aad6b (master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read_support_format_zip.c</text:p>
          </table:table-cell>
          <table:table-cell office:value-type="string" calcext:value-type="string">
            <text:p>second/download/CMake/CMake-old-new/Kitware_CMake_old_file_225.cpp</text:p>
          </table:table-cell>
          <table:table-cell office:value-type="string" calcext:value-type="string">
            <text:p>second/download/CMake/CMake-old-new/Kitware_CMake_new_file_225.cpp</text:p>
          </table:table-cell>
          <table:table-cell office:value-type="string" calcext:value-type="string">
            <text:p>second/download/CMake/CMake-old-new/Kitware_CMake_old_hunk_417.cpp</text:p>
          </table:table-cell>
          <table:table-cell office:value-type="string" calcext:value-type="string">
            <text:p>second/download/CMake/CMake-old-new/Kitware_CMake_new_hunk_417.cpp</text:p>
          </table:table-cell>
          <table:table-cell office:value-type="string" calcext:value-type="string">
            <text:p>}</text:p>
            <text:p>}</text:p>
            <text:p/>
            <text:p>/* Read the extra data. */</text:p>
            <text:p>if ((h = __archive_read_ahead(a, extra_length, NULL)) == NULL) {</text:p>
            <text:p>archive_set_error(&amp;a-&gt;archive, ARCHIVE_ERRNO_FILE_FORMAT,</text:p>
            <text:p>    "Truncated ZIP file header");</text:p>
            <text:p>return (ARCHIVE_FATAL);</text:p>
            <text:p>}</text:p>
            <text:p/>
            <text:p>process_extra(h, extra_length, zip_entry);</text:p>
            <text:p>__archive_read_consume(a, extra_length);</text:p>
            <text:p/>
            <text:p>if (zip_entry-&gt;flags &amp; LA_FROM_CENTRAL_DIRECTORY) {</text:p>
            <text:p>/* If this came from the central dir, it's size info</text:p>
            <text:p> * is definitive, so ignore the length-at-end flag. */</text:p>
            <text:p/>
          </table:table-cell>
          <table:table-cell office:value-type="string" calcext:value-type="string">
            <text:p>}</text:p>
            <text:p>}</text:p>
            <text:p/>
            <text:p>/* Make sure directories end in '/' */</text:p>
            <text:p>if ((zip_entry-&gt;mode &amp; AE_IFMT) == AE_IFDIR) {</text:p>
            <text:p>wp = archive_entry_pathname_w(entry);</text:p>
            <text:p>if (wp != NULL) {</text:p>
            <text:p>len = wcslen(wp);</text:p>
            <text:p>if (len &gt; 0 &amp;&amp; wp[len - 1] != L'/') {</text:p>
            <text:p>struct archive_wstring s;</text:p>
            <text:p>archive_string_init(&amp;s);</text:p>
            <text:p>archive_wstrcat(&amp;s, wp);</text:p>
            <text:p>archive_wstrappend_wchar(&amp;s, L'/');</text:p>
            <text:p>archive_entry_copy_pathname_w(entry, s.s);</text:p>
            <text:p>}</text:p>
            <text:p>} else {</text:p>
            <text:p>cp = archive_entry_pathname(entry);</text:p>
            <text:p>len = (cp != NULL)?strlen(cp):0;</text:p>
            <text:p>if (len &gt; 0 &amp;&amp; cp[len - 1] != '/') {</text:p>
            <text:p>struct archive_string s;</text:p>
            <text:p>archive_string_init(&amp;s);</text:p>
            <text:p>archive_strcat(&amp;s, cp);</text:p>
            <text:p>archive_strappend_char(&amp;s, '/');</text:p>
            <text:p>archive_entry_set_pathname(entry, s.s);</text:p>
            <text:p>}</text:p>
            <text:p>}</text:p>
            <text:p>}</text:p>
            <text:p/>
            <text:p>if (zip_entry-&gt;flags &amp; LA_FROM_CENTRAL_DIRECTORY) {</text:p>
            <text:p>/* If this came from the central dir, it's size info</text:p>
            <text:p> * is definitive, so ignore the length-at-end flag. */</text:p>
            <text:p/>
          </table:table-cell>
          <table:table-cell office:value-type="float" office:value="843" calcext:value-type="float">
            <text:p>843</text:p>
          </table:table-cell>
          <table:table-cell office:value-type="float" office:value="868" calcext:value-type="float">
            <text:p>868</text:p>
          </table:table-cell>
          <table:table-cell office:value-type="float" office:value="848" calcext:value-type="float">
            <text:p>848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archive_set_error(&amp;a-&gt;archive, ARCHIVE_ERRNO_FILE_FORMAT,</text:p>
            <text:p>    "Truncated ZIP file header")</text:p>
          </table:table-cell>
          <table:table-cell office:value-type="string" calcext:value-type="string">
            <text:p>archive_wstrcat(&amp;s, wp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196.cpp</text:p>
          </table:table-cell>
          <table:table-cell office:value-type="string" calcext:value-type="string">
            <text:p>{</text:p>
            <text:p>archive_set_error(&amp;a-&gt;archive, ARCHIVE_ERRNO_FILE_FORMAT,</text:p>
            <text:p>    "Truncated ZIP file header");</text:p>
            <text:p>return (ARCHIVE_FATAL);</text:p>
            <text:p>}</text:p>
          </table:table-cell>
          <table:table-cell office:value-type="string" calcext:value-type="string">
            <text:p>second/download/CMake/CMake-old-new/Kitware_CMake_old_new_block_196.cpp</text:p>
          </table:table-cell>
          <table:table-cell office:value-type="string" calcext:value-type="string">
            <text:p>[0, 0, 0, 0, 0, 0, 1, 0, 0, 0, 1, 0, 0, 0, 0, 6, 0, 0, 0, 0, 0, 0, 0, 1, 0, 0, 0, 0, 0, 0, 1, 0, 0, 0, 0, 0, 0, 0, 0, 0, 0, 0, 0, 0, 0, 0, 4, 0, 5, 0, 0, 0, 0, 0, 0, 0, 0, 0, 0, 0, 0, 0, 0, 0, 0, 0, 0, 0, 0, 0, 0, 0, 0, 1, 0, 0, 1, 0, 3, 0, 0, 0, 0, 0, 0]</text:p>
          </table:table-cell>
          <table:table-cell office:value-type="string" calcext:value-type="string">
            <text:p>second/download/CMake/CMake-old-new/Kitware_CMake_old_new_new_log_196.cpp</text:p>
          </table:table-cell>
          <table:table-cell office:value-type="string" calcext:value-type="string">
            <text:p>second/download/CMake/CMake/CMake/Utilities/cmlibarchive/libarchive/archive_read_support_format_zip.cpp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archive_set_error(&amp;a-&gt;archive, ARCHIVE_ERRNO_FILE_FORMAT,</text:p>
            <text:p>    "Truncated ZIP file header")</text:p>
          </table:table-cell>
          <table:table-cell office:value-type="string" calcext:value-type="string">
            <text:p>second/download/CMake/CMake-old-new/Kitware_CMake_repos_log_1215.cpp</text:p>
          </table:table-cell>
          <table:table-cell office:value-type="string" calcext:value-type="string">
            <text:p>{</text:p>
            <text:p>archive_set_error(&amp;a-&gt;archive, ARCHIVE_ERRNO_FILE_FORMAT,</text:p>
            <text:p>    "Truncated ZIP file header");</text:p>
            <text:p>return (ARCHIVE_FATAL);</text:p>
            <text:p>}</text:p>
          </table:table-cell>
          <table:table-cell office:value-type="string" calcext:value-type="string">
            <text:p>second/download/CMake/CMake-old-new/Kitware_CMake_repos_block_1215.cpp</text:p>
          </table:table-cell>
          <table:table-cell office:value-type="string" calcext:value-type="string">
            <text:p>[0, 0, 0, 0, 0, 0, 1, 0, 0, 0, 1, 0, 0, 0, 0, 6, 0, 0, 0, 0, 0, 0, 0, 1, 0, 0, 0, 0, 0, 0, 1, 0, 0, 0, 0, 0, 0, 0, 0, 0, 0, 0, 0, 0, 0, 0, 4, 0, 5, 0, 0, 0, 0, 0, 0, 0, 0, 0, 0, 0, 0, 0, 0, 0, 0, 0, 0, 0, 0, 0, 0, 0, 0, 1, 0, 0, 1, 0, 3, 0, 0, 0, 0, 0, 0]</text:p>
          </table:table-cell>
        </table:table-row>
        <table:table-row table:style-name="ro6">
          <table:table-cell office:value-type="string" calcext:value-type="string">
            <text:p>501345e470bb9c5b0cb61aff84bd50ffdd95b92d</text:p>
          </table:table-cell>
          <table:table-cell office:value-type="string" calcext:value-type="string">
            <text:p>LibArchive 2016-04-30 (167e97be)</text:p>
            <text:p/>
            <text:p>Code extracted from:</text:p>
            <text:p/>
            <text:p>    https://github.com/libarchive/libarchive.git</text:p>
            <text:p/>
            <text:p>at commit 167e97be1d35c1e0947d768adbf94712244aad6b (master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read_support_format_zip.c</text:p>
          </table:table-cell>
          <table:table-cell office:value-type="string" calcext:value-type="string">
            <text:p>second/download/CMake/CMake-old-new/Kitware_CMake_old_file_225.cpp</text:p>
          </table:table-cell>
          <table:table-cell office:value-type="string" calcext:value-type="string">
            <text:p>second/download/CMake/CMake-old-new/Kitware_CMake_new_file_225.cpp</text:p>
          </table:table-cell>
          <table:table-cell office:value-type="string" calcext:value-type="string">
            <text:p>second/download/CMake/CMake-old-new/Kitware_CMake_old_hunk_417.cpp</text:p>
          </table:table-cell>
          <table:table-cell office:value-type="string" calcext:value-type="string">
            <text:p>second/download/CMake/CMake-old-new/Kitware_CMake_new_hunk_417.cpp</text:p>
          </table:table-cell>
          <table:table-cell office:value-type="string" calcext:value-type="string">
            <text:p>}</text:p>
            <text:p>}</text:p>
            <text:p/>
            <text:p>/* Read the extra data. */</text:p>
            <text:p>if ((h = __archive_read_ahead(a, extra_length, NULL)) == NULL) {</text:p>
            <text:p>archive_set_error(&amp;a-&gt;archive, ARCHIVE_ERRNO_FILE_FORMAT,</text:p>
            <text:p>    "Truncated ZIP file header");</text:p>
            <text:p>return (ARCHIVE_FATAL);</text:p>
            <text:p>}</text:p>
            <text:p/>
            <text:p>process_extra(h, extra_length, zip_entry);</text:p>
            <text:p>__archive_read_consume(a, extra_length);</text:p>
            <text:p/>
            <text:p>if (zip_entry-&gt;flags &amp; LA_FROM_CENTRAL_DIRECTORY) {</text:p>
            <text:p>/* If this came from the central dir, it's size info</text:p>
            <text:p> * is definitive, so ignore the length-at-end flag. */</text:p>
            <text:p/>
          </table:table-cell>
          <table:table-cell office:value-type="string" calcext:value-type="string">
            <text:p>}</text:p>
            <text:p>}</text:p>
            <text:p/>
            <text:p>/* Make sure directories end in '/' */</text:p>
            <text:p>if ((zip_entry-&gt;mode &amp; AE_IFMT) == AE_IFDIR) {</text:p>
            <text:p>wp = archive_entry_pathname_w(entry);</text:p>
            <text:p>if (wp != NULL) {</text:p>
            <text:p>len = wcslen(wp);</text:p>
            <text:p>if (len &gt; 0 &amp;&amp; wp[len - 1] != L'/') {</text:p>
            <text:p>struct archive_wstring s;</text:p>
            <text:p>archive_string_init(&amp;s);</text:p>
            <text:p>archive_wstrcat(&amp;s, wp);</text:p>
            <text:p>archive_wstrappend_wchar(&amp;s, L'/');</text:p>
            <text:p>archive_entry_copy_pathname_w(entry, s.s);</text:p>
            <text:p>}</text:p>
            <text:p>} else {</text:p>
            <text:p>cp = archive_entry_pathname(entry);</text:p>
            <text:p>len = (cp != NULL)?strlen(cp):0;</text:p>
            <text:p>if (len &gt; 0 &amp;&amp; cp[len - 1] != '/') {</text:p>
            <text:p>struct archive_string s;</text:p>
            <text:p>archive_string_init(&amp;s);</text:p>
            <text:p>archive_strcat(&amp;s, cp);</text:p>
            <text:p>archive_strappend_char(&amp;s, '/');</text:p>
            <text:p>archive_entry_set_pathname(entry, s.s);</text:p>
            <text:p>}</text:p>
            <text:p>}</text:p>
            <text:p>}</text:p>
            <text:p/>
            <text:p>if (zip_entry-&gt;flags &amp; LA_FROM_CENTRAL_DIRECTORY) {</text:p>
            <text:p>/* If this came from the central dir, it's size info</text:p>
            <text:p> * is definitive, so ignore the length-at-end flag. */</text:p>
            <text:p/>
          </table:table-cell>
          <table:table-cell office:value-type="float" office:value="843" calcext:value-type="float">
            <text:p>843</text:p>
          </table:table-cell>
          <table:table-cell office:value-type="float" office:value="868" calcext:value-type="float">
            <text:p>868</text:p>
          </table:table-cell>
          <table:table-cell office:value-type="float" office:value="848" calcext:value-type="float">
            <text:p>848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archive_set_error(&amp;a-&gt;archive, ARCHIVE_ERRNO_FILE_FORMAT,</text:p>
            <text:p>    "Truncated ZIP file header")</text:p>
          </table:table-cell>
          <table:table-cell office:value-type="string" calcext:value-type="string">
            <text:p>archive_wstrcat(&amp;s, wp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196.cpp</text:p>
          </table:table-cell>
          <table:table-cell office:value-type="string" calcext:value-type="string">
            <text:p>{</text:p>
            <text:p>archive_set_error(&amp;a-&gt;archive, ARCHIVE_ERRNO_FILE_FORMAT,</text:p>
            <text:p>    "Truncated ZIP file header");</text:p>
            <text:p>return (ARCHIVE_FATAL);</text:p>
            <text:p>}</text:p>
          </table:table-cell>
          <table:table-cell office:value-type="string" calcext:value-type="string">
            <text:p>second/download/CMake/CMake-old-new/Kitware_CMake_old_new_block_196.cpp</text:p>
          </table:table-cell>
          <table:table-cell office:value-type="string" calcext:value-type="string">
            <text:p>[0, 0, 0, 0, 0, 0, 1, 0, 0, 0, 1, 0, 0, 0, 0, 6, 0, 0, 0, 0, 0, 0, 0, 1, 0, 0, 0, 0, 0, 0, 1, 0, 0, 0, 0, 0, 0, 0, 0, 0, 0, 0, 0, 0, 0, 0, 4, 0, 5, 0, 0, 0, 0, 0, 0, 0, 0, 0, 0, 0, 0, 0, 0, 0, 0, 0, 0, 0, 0, 0, 0, 0, 0, 1, 0, 0, 1, 0, 3, 0, 0, 0, 0, 0, 0]</text:p>
          </table:table-cell>
          <table:table-cell office:value-type="string" calcext:value-type="string">
            <text:p>second/download/CMake/CMake-old-new/Kitware_CMake_old_new_new_log_196.cpp</text:p>
          </table:table-cell>
          <table:table-cell office:value-type="string" calcext:value-type="string">
            <text:p>second/download/CMake/CMake/CMake/Utilities/cmlibarchive/libarchive/archive_read_support_format_zip.cpp</text:p>
          </table:table-cell>
          <table:table-cell office:value-type="float" office:value="2810" calcext:value-type="float">
            <text:p>2810</text:p>
          </table:table-cell>
          <table:table-cell office:value-type="string" calcext:value-type="string">
            <text:p>archive_set_error(&amp;a-&gt;archive, ARCHIVE_ERRNO_FILE_FORMAT,</text:p>
            <text:p>    "Truncated ZIP file header")</text:p>
          </table:table-cell>
          <table:table-cell office:value-type="string" calcext:value-type="string">
            <text:p>second/download/CMake/CMake-old-new/Kitware_CMake_repos_log_1267.cpp</text:p>
          </table:table-cell>
          <table:table-cell office:value-type="string" calcext:value-type="string">
            <text:p>{</text:p>
            <text:p>archive_set_error(&amp;a-&gt;archive, ARCHIVE_ERRNO_FILE_FORMAT,</text:p>
            <text:p>    "Truncated ZIP file header");</text:p>
            <text:p>return (ARCHIVE_WARN);</text:p>
            <text:p>}</text:p>
          </table:table-cell>
          <table:table-cell office:value-type="string" calcext:value-type="string">
            <text:p>second/download/CMake/CMake-old-new/Kitware_CMake_repos_block_1267.cpp</text:p>
          </table:table-cell>
          <table:table-cell office:value-type="string" calcext:value-type="string">
            <text:p>[0, 0, 0, 0, 0, 0, 1, 0, 0, 0, 1, 0, 0, 0, 0, 6, 0, 0, 0, 0, 0, 0, 0, 1, 0, 0, 0, 0, 0, 0, 1, 0, 0, 0, 0, 0, 0, 0, 0, 0, 0, 0, 0, 0, 0, 0, 4, 0, 5, 0, 0, 0, 0, 0, 0, 0, 0, 0, 0, 0, 0, 0, 0, 0, 0, 0, 0, 0, 0, 0, 0, 0, 0, 1, 0, 0, 1, 0, 3, 0, 0, 0, 0, 0, 0]</text:p>
          </table:table-cell>
        </table:table-row>
        <table:table-row table:style-name="ro7">
          <table:table-cell office:value-type="string" calcext:value-type="string">
            <text:p>932848f420a738ee07997198fead5b2c2fbf4787</text:p>
          </table:table-cell>
          <table:table-cell office:value-type="string" calcext:value-type="string">
            <text:p>Merge branch 'libarchive-upstream' into update-libarchive</text:p>
            <text:p/>
            <text:p>Resolve conflicts by integrating changes from both sides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string" calcext:value-type="string">
            <text:p>second/download/CMake/CMake-old-new/Kitware_CMake_old_file_241.cpp</text:p>
          </table:table-cell>
          <table:table-cell office:value-type="string" calcext:value-type="string">
            <text:p>second/download/CMake/CMake-old-new/Kitware_CMake_new_file_241.cpp</text:p>
          </table:table-cell>
          <table:table-cell office:value-type="string" calcext:value-type="string">
            <text:p>second/download/CMake/CMake-old-new/Kitware_CMake_old_hunk_454.cpp</text:p>
          </table:table-cell>
          <table:table-cell office:value-type="string" calcext:value-type="string">
            <text:p>second/download/CMake/CMake-old-new/Kitware_CMake_new_hunk_454.cpp</text:p>
          </table:table-cell>
          <table:table-cell office:value-type="string" calcext:value-type="string">
            <text:p>return (r);</text:p>
            <text:p>if ((size_t)r &lt; size) {</text:p>
            <text:p>archive_set_error(&amp;a-&gt;archive, 0,</text:p>
            <text:p>    "Write request too large");</text:p>
            <text:p>return (ARCHIVE_WARN);</text:p>
            <text:p>}</text:p>
            <text:p>return (ARCHIVE_OK);</text:p>
            <text:p>}</text:p>
            <text:p/>
            <text:p>static ssize_t</text:p>
            <text:p/>
          </table:table-cell>
          <table:table-cell office:value-type="string" calcext:value-type="string">
            <text:p>return (r);</text:p>
            <text:p>if ((size_t)r &lt; size) {</text:p>
            <text:p>archive_set_error(&amp;a-&gt;archive, 0,</text:p>
            <text:p>    "Too much data: Truncating file at %ju bytes", (uintmax_t)a-&gt;filesize);</text:p>
            <text:p>return (ARCHIVE_WARN);</text:p>
            <text:p>}</text:p>
            <text:p>#if ARCHIVE_VERSION_NUMBER &lt; 3999000</text:p>
            <text:p>return (ARCHIVE_OK);</text:p>
            <text:p>#else</text:p>
            <text:p>return (size);</text:p>
            <text:p>#endif</text:p>
            <text:p>}</text:p>
            <text:p/>
            <text:p>static ssize_t</text:p>
            <text:p/>
          </table:table-cell>
          <table:table-cell office:value-type="float" office:value="1467" calcext:value-type="float">
            <text:p>1467</text:p>
          </table:table-cell>
          <table:table-cell office:value-type="float" office:value="1468" calcext:value-type="float">
            <text:p>1468</text:p>
          </table:table-cell>
          <table:table-cell office:value-type="float" office:value="1469" calcext:value-type="float">
            <text:p>1469</text:p>
          </table:table-cell>
          <table:table-cell office:value-type="float" office:value="1470" calcext:value-type="float">
            <text:p>1470</text:p>
          </table:table-cell>
          <table:table-cell office:value-type="string" calcext:value-type="string">
            <text:p>archive_set_error(&amp;a-&gt;archive, 0,</text:p>
            <text:p>    "Write request too large")</text:p>
          </table:table-cell>
          <table:table-cell office:value-type="string" calcext:value-type="string">
            <text:p>archive_set_error(&amp;a-&gt;archive, 0,</text:p>
            <text:p>    "Too much data: Truncating file at %ju bytes", (uintmax_t)a-&gt;filesize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21.cpp</text:p>
          </table:table-cell>
          <table:table-cell office:value-type="string" calcext:value-type="string">
            <text:p>{</text:p>
            <text:p>archive_set_error(&amp;a-&gt;archive, 0,</text:p>
            <text:p>    "Write request too large");</text:p>
            <text:p>return (ARCHIVE_WARN);</text:p>
            <text:p>}</text:p>
          </table:table-cell>
          <table:table-cell office:value-type="string" calcext:value-type="string">
            <text:p>second/download/CMake/CMake-old-new/Kitware_CMake_old_new_block_221.cpp</text:p>
          </table:table-cell>
          <table:table-cell office:value-type="string" calcext:value-type="string">
            <text:p>[0, 0, 0, 0, 0, 0, 1, 0, 0, 0, 1, 0, 0, 0, 0, 5, 0, 0, 0, 0, 0, 0, 0, 2, 0, 0, 0, 0, 0, 0, 1, 0, 0, 0, 0, 0, 0, 0, 0, 0, 0, 0, 0, 0, 0, 0, 4, 0, 5, 0, 0, 0, 0, 0, 0, 0, 0, 0, 0, 0, 0, 0, 0, 0, 0, 0, 0, 0, 0, 0, 0, 0, 0, 1, 0, 0, 1, 0, 3, 0, 0, 0, 0, 0, 0]</text:p>
          </table:table-cell>
          <table:table-cell office:value-type="string" calcext:value-type="string">
            <text:p>second/download/CMake/CMake-old-new/Kitware_CMake_old_new_new_log_221.cpp</text:p>
          </table:table-cell>
          <table:table-cell office:value-type="string" calcext:value-type="string">
            <text:p>second/download/CMake/CMake/CMake/Utilities/cmlibarchive/libarchive/archive_write_disk_windows.cpp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archive_set_error(&amp;a-&gt;archive, 0,</text:p>
            <text:p>    "Write request too large")</text:p>
          </table:table-cell>
          <table:table-cell office:value-type="string" calcext:value-type="string">
            <text:p>second/download/CMake/CMake-old-new/Kitware_CMake_repos_log_596.cpp</text:p>
          </table:table-cell>
          <table:table-cell office:value-type="string" calcext:value-type="string">
            <text:p>{</text:p>
            <text:p>archive_set_error(&amp;a-&gt;archive, 0,</text:p>
            <text:p>    "Write request too large");</text:p>
            <text:p>return (ARCHIVE_WARN);</text:p>
            <text:p>}</text:p>
          </table:table-cell>
          <table:table-cell office:value-type="string" calcext:value-type="string">
            <text:p>second/download/CMake/CMake-old-new/Kitware_CMake_repos_block_596.cpp</text:p>
          </table:table-cell>
          <table:table-cell office:value-type="string" calcext:value-type="string">
            <text:p>[0, 0, 0, 0, 0, 0, 1, 0, 0, 0, 1, 0, 0, 0, 0, 5, 0, 0, 0, 0, 0, 0, 0, 2, 0, 0, 0, 0, 0, 0, 1, 0, 0, 0, 0, 0, 0, 0, 0, 0, 0, 0, 0, 0, 0, 0, 4, 0, 5, 0, 0, 0, 0, 0, 0, 0, 0, 0, 0, 0, 0, 0, 0, 0, 0, 0, 0, 0, 0, 0, 0, 0, 0, 1, 0, 0, 1, 0, 3, 0, 0, 0, 0, 0, 0]</text:p>
          </table:table-cell>
        </table:table-row>
        <table:table-row table:style-name="ro8">
          <table:table-cell office:value-type="string" calcext:value-type="string">
            <text:p>1a8c7bc2c649781d1163c1966245a45e0fb829ba</text:p>
          </table:table-cell>
          <table:table-cell office:value-type="string" calcext:value-type="string">
            <text:p>libarchive 3.1.2-601-g3bfe5f1 (reduced)</text:p>
            <text:p/>
            <text:p>Extract upstream libarchive using the following shell code.</text:p>
            <text:p/>
            <text:p>url=git://github.com/libarchive/libarchive.git &amp;&amp;</text:p>
            <text:p>v=3.1.2-601-g3bfe5f1 &amp;&amp;</text:p>
            <text:p>r=3bfe5f1 &amp;&amp;</text:p>
            <text:p>paths="</text:p>
            <text:p>  CMakeLists.txt</text:p>
            <text:p>  COPYING</text:p>
            <text:p>  CTestConfig.cmake</text:p>
            <text:p>  build/cmake</text:p>
            <text:p>  build/pkgconfig</text:p>
            <text:p>  build/utils</text:p>
            <text:p>  build/version</text:p>
            <text:p>  libarchive/*.*</text:p>
            <text:p>" &amp;&amp;</text:p>
            <text:p>mkdir libarchive-$v-g$r-reduced &amp;&amp;</text:p>
            <text:p>git clone $url libarchive-git &amp;&amp;</text:p>
            <text:p>date=$(cd libarchive-git &amp;&amp; git log -n 1 --format='%cd' $r) &amp;&amp;</text:p>
            <text:p>(cd libarchive-git &amp;&amp; git archive --format=tar $r -- $paths) |</text:p>
            <text:p>(cd libarchive-$v-g$r-reduced &amp;&amp; tar xv) &amp;&amp;</text:p>
            <text:p>fromdos libarchive-$v-g$r-reduced/build/cmake/Find*.cmake &amp;&amp;</text:p>
            <text:p>echo "g$r date: $date"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write_disk_posix.c</text:p>
          </table:table-cell>
          <table:table-cell office:value-type="string" calcext:value-type="string">
            <text:p>second/download/CMake/CMake-old-new/Kitware_CMake_old_file_252.cpp</text:p>
          </table:table-cell>
          <table:table-cell office:value-type="string" calcext:value-type="string">
            <text:p>second/download/CMake/CMake-old-new/Kitware_CMake_new_file_252.cpp</text:p>
          </table:table-cell>
          <table:table-cell office:value-type="string" calcext:value-type="string">
            <text:p>second/download/CMake/CMake-old-new/Kitware_CMake_old_hunk_484.cpp</text:p>
          </table:table-cell>
          <table:table-cell office:value-type="string" calcext:value-type="string">
            <text:p>second/download/CMake/CMake-old-new/Kitware_CMake_new_hunk_484.cpp</text:p>
          </table:table-cell>
          <table:table-cell office:value-type="string" calcext:value-type="string">
            <text:p>return (r);</text:p>
            <text:p>if ((size_t)r &lt; size) {</text:p>
            <text:p>archive_set_error(&amp;a-&gt;archive, 0,</text:p>
            <text:p>    "Write request too large");</text:p>
            <text:p>return (ARCHIVE_WARN);</text:p>
            <text:p>}</text:p>
            <text:p>return (ARCHIVE_OK);</text:p>
            <text:p>}</text:p>
            <text:p/>
            <text:p>static ssize_t</text:p>
            <text:p/>
          </table:table-cell>
          <table:table-cell office:value-type="string" calcext:value-type="string">
            <text:p>return (r);</text:p>
            <text:p>if ((size_t)r &lt; size) {</text:p>
            <text:p>archive_set_error(&amp;a-&gt;archive, 0,</text:p>
            <text:p>    "Too much data: Truncating file at %ju bytes", (uintmax_t)a-&gt;filesize);</text:p>
            <text:p>return (ARCHIVE_WARN);</text:p>
            <text:p>}</text:p>
            <text:p>#if ARCHIVE_VERSION_NUMBER &lt; 3999000</text:p>
            <text:p>return (ARCHIVE_OK);</text:p>
            <text:p>#else</text:p>
            <text:p>return (size);</text:p>
            <text:p>#endif</text:p>
            <text:p>}</text:p>
            <text:p/>
            <text:p>static ssize_t</text:p>
            <text:p/>
          </table:table-cell>
          <table:table-cell office:value-type="float" office:value="1467" calcext:value-type="float">
            <text:p>1467</text:p>
          </table:table-cell>
          <table:table-cell office:value-type="float" office:value="1468" calcext:value-type="float">
            <text:p>1468</text:p>
          </table:table-cell>
          <table:table-cell office:value-type="float" office:value="1469" calcext:value-type="float">
            <text:p>1469</text:p>
          </table:table-cell>
          <table:table-cell office:value-type="float" office:value="1470" calcext:value-type="float">
            <text:p>1470</text:p>
          </table:table-cell>
          <table:table-cell office:value-type="string" calcext:value-type="string">
            <text:p>archive_set_error(&amp;a-&gt;archive, 0,</text:p>
            <text:p>    "Write request too large")</text:p>
          </table:table-cell>
          <table:table-cell office:value-type="string" calcext:value-type="string">
            <text:p>archive_set_error(&amp;a-&gt;archive, 0,</text:p>
            <text:p>    "Too much data: Truncating file at %ju bytes", (uintmax_t)a-&gt;filesize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32.cpp</text:p>
          </table:table-cell>
          <table:table-cell office:value-type="string" calcext:value-type="string">
            <text:p>{</text:p>
            <text:p>archive_set_error(&amp;a-&gt;archive, 0,</text:p>
            <text:p>    "Write request too large");</text:p>
            <text:p>return (ARCHIVE_WARN);</text:p>
            <text:p>}</text:p>
          </table:table-cell>
          <table:table-cell office:value-type="string" calcext:value-type="string">
            <text:p>second/download/CMake/CMake-old-new/Kitware_CMake_old_new_block_232.cpp</text:p>
          </table:table-cell>
          <table:table-cell office:value-type="string" calcext:value-type="string">
            <text:p>[0, 0, 0, 0, 0, 0, 1, 0, 0, 0, 1, 0, 0, 0, 0, 5, 0, 0, 0, 0, 0, 0, 0, 2, 0, 0, 0, 0, 0, 0, 1, 0, 0, 0, 0, 0, 0, 0, 0, 0, 0, 0, 0, 0, 0, 0, 4, 0, 5, 0, 0, 0, 0, 0, 0, 0, 0, 0, 0, 0, 0, 0, 0, 0, 0, 0, 0, 0, 0, 0, 0, 0, 0, 1, 0, 0, 1, 0, 3, 0, 0, 0, 0, 0, 0]</text:p>
          </table:table-cell>
          <table:table-cell office:value-type="string" calcext:value-type="string">
            <text:p>second/download/CMake/CMake-old-new/Kitware_CMake_old_new_new_log_232.cpp</text:p>
          </table:table-cell>
          <table:table-cell office:value-type="string" calcext:value-type="string">
            <text:p>second/download/CMake/CMake/CMake/Utilities/cmlibarchive/libarchive/archive_write_disk_windows.cpp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archive_set_error(&amp;a-&gt;archive, 0,</text:p>
            <text:p>    "Write request too large")</text:p>
          </table:table-cell>
          <table:table-cell office:value-type="string" calcext:value-type="string">
            <text:p>second/download/CMake/CMake-old-new/Kitware_CMake_repos_log_596.cpp</text:p>
          </table:table-cell>
          <table:table-cell office:value-type="string" calcext:value-type="string">
            <text:p>{</text:p>
            <text:p>archive_set_error(&amp;a-&gt;archive, 0,</text:p>
            <text:p>    "Write request too large");</text:p>
            <text:p>return (ARCHIVE_WARN);</text:p>
            <text:p>}</text:p>
          </table:table-cell>
          <table:table-cell office:value-type="string" calcext:value-type="string">
            <text:p>second/download/CMake/CMake-old-new/Kitware_CMake_repos_block_596.cpp</text:p>
          </table:table-cell>
          <table:table-cell office:value-type="string" calcext:value-type="string">
            <text:p>[0, 0, 0, 0, 0, 0, 1, 0, 0, 0, 1, 0, 0, 0, 0, 5, 0, 0, 0, 0, 0, 0, 0, 2, 0, 0, 0, 0, 0, 0, 1, 0, 0, 0, 0, 0, 0, 0, 0, 0, 0, 0, 0, 0, 0, 0, 4, 0, 5, 0, 0, 0, 0, 0, 0, 0, 0, 0, 0, 0, 0, 0, 0, 0, 0, 0, 0, 0, 0, 0, 0, 0, 0, 1, 0, 0, 1, 0, 3, 0, 0, 0, 0, 0, 0]</text:p>
          </table:table-cell>
        </table:table-row>
        <table:table-row table:style-name="ro3">
          <table:table-cell office:value-type="string" calcext:value-type="string">
            <text:p>d0915bc86f294707411ae525e70fa20965f1aeec</text:p>
          </table:table-cell>
          <table:table-cell office:value-type="string" calcext:value-type="string">
            <text:p>Merge branch 'upstream-kwsys' into update-kwsy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kwsys/ProcessWin32.c</text:p>
          </table:table-cell>
          <table:table-cell office:value-type="string" calcext:value-type="string">
            <text:p>second/download/CMake/CMake-old-new/Kitware_CMake_old_file_292.cpp</text:p>
          </table:table-cell>
          <table:table-cell office:value-type="string" calcext:value-type="string">
            <text:p>second/download/CMake/CMake-old-new/Kitware_CMake_new_file_292.cpp</text:p>
          </table:table-cell>
          <table:table-cell office:value-type="string" calcext:value-type="string">
            <text:p>second/download/CMake/CMake-old-new/Kitware_CMake_old_hunk_546.cpp</text:p>
          </table:table-cell>
          <table:table-cell office:value-type="string" calcext:value-type="string">
            <text:p>second/download/CMake/CMake-old-new/Kitware_CMake_new_hunk_546.cpp</text:p>
          </table:table-cell>
          <table:table-cell office:value-type="string" calcext:value-type="string">
            <text:p>    if(cp-&gt;ErrorMessage[0] == 0)</text:p>
            <text:p>      {</text:p>
            <text:p>      /* Format the error message.  */</text:p>
            <text:p>      DWORD original = GetLastError();</text:p>
            <text:p>      wchar_t err_msg[KWSYSPE_PIPE_BUFFER_SIZE];</text:p>
            <text:p>      DWORD length = FormatMessageW(FORMAT_MESSAGE_FROM_SYSTEM |</text:p>
            <text:p>                                   FORMAT_MESSAGE_IGNORE_INSERTS, 0, original,</text:p>
            <text:p>                                   MAKELANGID(LANG_NEUTRAL, SUBLANG_DEFAULT),</text:p>
            <text:p>                                   err_msg, KWSYSPE_PIPE_BUFFER_SIZE, 0);</text:p>
            <text:p>      WideCharToMultiByte(CP_UTF8, 0, err_msg, -1, cp-&gt;ErrorMessage,</text:p>
            <text:p>                          KWSYSPE_PIPE_BUFFER_SIZE, NULL, NULL);</text:p>
            <text:p>      if(length &lt; 1)</text:p>
            <text:p>        {</text:p>
            <text:p>        /* FormatMessage failed.  Use a default message.  */</text:p>
            <text:p>        _snprintf(cp-&gt;ErrorMessage, KWSYSPE_PIPE_BUFFER_SIZE,</text:p>
            <text:p>                  "Process execution failed with error 0x%X.  "</text:p>
            <text:p>                  "FormatMessage failed with error 0x%X",</text:p>
            <text:p>                  original, GetLastError());</text:p>
            <text:p>        }</text:p>
            <text:p>      }</text:p>
            <text:p/>
            <text:p/>
          </table:table-cell>
          <table:table-cell office:value-type="string" calcext:value-type="string">
            <text:p>    if(cp-&gt;ErrorMessage[0] == 0)</text:p>
            <text:p>      {</text:p>
            <text:p>      /* Format the error message.  */</text:p>
            <text:p>      wchar_t err_msg[KWSYSPE_PIPE_BUFFER_SIZE];</text:p>
            <text:p>      DWORD length = FormatMessageW(FORMAT_MESSAGE_FROM_SYSTEM |</text:p>
            <text:p>                                   FORMAT_MESSAGE_IGNORE_INSERTS, 0, error,</text:p>
            <text:p>                                   MAKELANGID(LANG_NEUTRAL, SUBLANG_DEFAULT),</text:p>
            <text:p>                                   err_msg, KWSYSPE_PIPE_BUFFER_SIZE, 0);</text:p>
            <text:p>      if(length &lt; 1)</text:p>
            <text:p>        {</text:p>
            <text:p>        /* FormatMessage failed.  Use a default message.  */</text:p>
            <text:p>        _snprintf(cp-&gt;ErrorMessage, KWSYSPE_PIPE_BUFFER_SIZE,</text:p>
            <text:p>                  "Process execution failed with error 0x%X.  "</text:p>
            <text:p>                  "FormatMessage failed with error 0x%X",</text:p>
            <text:p>                  error, GetLastError());</text:p>
            <text:p>        }</text:p>
            <text:p>      if(!WideCharToMultiByte(CP_UTF8, 0, err_msg, -1, cp-&gt;ErrorMessage,</text:p>
            <text:p>                              KWSYSPE_PIPE_BUFFER_SIZE, NULL, NULL))</text:p>
            <text:p>        {</text:p>
            <text:p>        /* WideCharToMultiByte failed.  Use a default message.  */</text:p>
            <text:p>        _snprintf(cp-&gt;ErrorMessage, KWSYSPE_PIPE_BUFFER_SIZE,</text:p>
            <text:p>                  "Process execution failed with error 0x%X.  "</text:p>
            <text:p>                  "WideCharToMultiByte failed with error 0x%X",</text:p>
            <text:p>                  error, GetLastError());</text:p>
            <text:p>        }</text:p>
            <text:p>      }</text:p>
            <text:p/>
            <text:p/>
          </table:table-cell>
          <table:table-cell office:value-type="float" office:value="1886" calcext:value-type="float">
            <text:p>1886</text:p>
          </table:table-cell>
          <table:table-cell office:value-type="float" office:value="2007" calcext:value-type="float">
            <text:p>2007</text:p>
          </table:table-cell>
          <table:table-cell office:value-type="float" office:value="1900" calcext:value-type="float">
            <text:p>190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_snprintf(cp-&gt;ErrorMessage, KWSYSPE_PIPE_BUFFER_SIZE,</text:p>
            <text:p>                  "Process execution failed with error 0x%X.  "</text:p>
            <text:p>                  "FormatMessage failed with error 0x%X",</text:p>
            <text:p>                  original, GetLastError())</text:p>
          </table:table-cell>
          <table:table-cell office:value-type="string" calcext:value-type="string">
            <text:p>_snprintf(cp-&gt;ErrorMessage, KWSYSPE_PIPE_BUFFER_SIZE,</text:p>
            <text:p>                  "Process execution failed with error 0x%X.  "</text:p>
            <text:p>                  "FormatMessage failed with error 0x%X",</text:p>
            <text:p>                  error, GetLastErro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60.cpp</text:p>
          </table:table-cell>
          <table:table-cell office:value-type="string" calcext:value-type="string">
            <text:p>{</text:p>
            <text:p>        /* FormatMessage failed.  Use a default message.  */</text:p>
            <text:p>        _snprintf(cp-&gt;ErrorMessage, KWSYSPE_PIPE_BUFFER_SIZE,</text:p>
            <text:p>                  "Process execution failed with error 0x%X.  "</text:p>
            <text:p>                  "FormatMessage failed with error 0x%X",</text:p>
            <text:p>                  original, GetLastError());</text:p>
            <text:p>        }</text:p>
          </table:table-cell>
          <table:table-cell office:value-type="string" calcext:value-type="string">
            <text:p>second/download/CMake/CMake-old-new/Kitware_CMake_old_new_block_260.cpp</text:p>
          </table:table-cell>
          <table:table-cell office:value-type="string" calcext:value-type="string">
            <text:p>[0, 0, 0, 0, 0, 0, 0, 0, 0, 0, 1, 0, 0, 0, 0, 7, 0, 0, 0, 0, 0, 0, 0, 2, 0, 0, 0, 0, 0, 0, 2, 0, 0, 0, 0, 0, 0, 0, 0, 0, 0, 0, 0, 0, 0, 0, 1, 0, 6, 0, 0, 0, 0, 0, 0, 0, 0, 0, 0, 0, 0, 0, 0, 0, 0, 0, 0, 0, 0, 0, 0, 0, 0, 2, 0, 0, 1, 0, 5, 0, 0, 0, 0, 0, 0]</text:p>
          </table:table-cell>
          <table:table-cell office:value-type="string" calcext:value-type="string">
            <text:p>second/download/CMake/CMake-old-new/Kitware_CMake_old_new_new_log_260.cpp</text:p>
          </table:table-cell>
          <table:table-cell office:value-type="string" calcext:value-type="string">
            <text:p>second/download/CMake/CMake/CMake/Source/kwsys/ProcessWin32.cpp</text:p>
          </table:table-cell>
          <table:table-cell office:value-type="float" office:value="1868" calcext:value-type="float">
            <text:p>1868</text:p>
          </table:table-cell>
          <table:table-cell office:value-type="string" calcext:value-type="string">
            <text:p>_snprintf(cp-&gt;ErrorMessage, KWSYSPE_PIPE_BUFFER_SIZE,</text:p>
            <text:p>                  "Process execution failed with error 0x%X.  "</text:p>
            <text:p>                  "FormatMessage failed with error 0x%X",</text:p>
            <text:p>                  error, GetLastError())</text:p>
          </table:table-cell>
          <table:table-cell office:value-type="string" calcext:value-type="string">
            <text:p>second/download/CMake/CMake-old-new/Kitware_CMake_repos_log_1837.cpp</text:p>
          </table:table-cell>
          <table:table-cell office:value-type="string" calcext:value-type="string">
            <text:p>{</text:p>
            <text:p>        /* FormatMessage failed.  Use a default message.  */</text:p>
            <text:p>        _snprintf(cp-&gt;ErrorMessage, KWSYSPE_PIPE_BUFFER_SIZE,</text:p>
            <text:p>                  "Process execution failed with error 0x%X.  "</text:p>
            <text:p>                  "FormatMessage failed with error 0x%X",</text:p>
            <text:p>                  error, GetLastError());</text:p>
            <text:p>      }</text:p>
          </table:table-cell>
          <table:table-cell office:value-type="string" calcext:value-type="string">
            <text:p>second/download/CMake/CMake-old-new/Kitware_CMake_repos_block_1837.cpp</text:p>
          </table:table-cell>
          <table:table-cell office:value-type="string" calcext:value-type="string">
            <text:p>[0, 0, 0, 0, 0, 0, 0, 0, 0, 0, 1, 0, 0, 0, 0, 7, 0, 0, 0, 0, 0, 0, 0, 2, 0, 0, 0, 0, 0, 0, 2, 0, 0, 0, 0, 0, 0, 0, 0, 0, 0, 0, 0, 0, 0, 0, 1, 0, 6, 0, 0, 0, 0, 0, 0, 0, 0, 0, 0, 0, 0, 0, 0, 0, 0, 0, 0, 0, 0, 0, 0, 0, 0, 2, 0, 0, 1, 0, 5, 0, 0, 0, 0, 0, 0]</text:p>
          </table:table-cell>
        </table:table-row>
        <table:table-row table:style-name="ro3">
          <table:table-cell office:value-type="string" calcext:value-type="string">
            <text:p>d0915bc86f294707411ae525e70fa20965f1aeec</text:p>
          </table:table-cell>
          <table:table-cell office:value-type="string" calcext:value-type="string">
            <text:p>Merge branch 'upstream-kwsys' into update-kwsy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kwsys/ProcessWin32.c</text:p>
          </table:table-cell>
          <table:table-cell office:value-type="string" calcext:value-type="string">
            <text:p>second/download/CMake/CMake-old-new/Kitware_CMake_old_file_292.cpp</text:p>
          </table:table-cell>
          <table:table-cell office:value-type="string" calcext:value-type="string">
            <text:p>second/download/CMake/CMake-old-new/Kitware_CMake_new_file_292.cpp</text:p>
          </table:table-cell>
          <table:table-cell office:value-type="string" calcext:value-type="string">
            <text:p>second/download/CMake/CMake-old-new/Kitware_CMake_old_hunk_546.cpp</text:p>
          </table:table-cell>
          <table:table-cell office:value-type="string" calcext:value-type="string">
            <text:p>second/download/CMake/CMake-old-new/Kitware_CMake_new_hunk_546.cpp</text:p>
          </table:table-cell>
          <table:table-cell office:value-type="string" calcext:value-type="string">
            <text:p>    if(cp-&gt;ErrorMessage[0] == 0)</text:p>
            <text:p>      {</text:p>
            <text:p>      /* Format the error message.  */</text:p>
            <text:p>      DWORD original = GetLastError();</text:p>
            <text:p>      wchar_t err_msg[KWSYSPE_PIPE_BUFFER_SIZE];</text:p>
            <text:p>      DWORD length = FormatMessageW(FORMAT_MESSAGE_FROM_SYSTEM |</text:p>
            <text:p>                                   FORMAT_MESSAGE_IGNORE_INSERTS, 0, original,</text:p>
            <text:p>                                   MAKELANGID(LANG_NEUTRAL, SUBLANG_DEFAULT),</text:p>
            <text:p>                                   err_msg, KWSYSPE_PIPE_BUFFER_SIZE, 0);</text:p>
            <text:p>      WideCharToMultiByte(CP_UTF8, 0, err_msg, -1, cp-&gt;ErrorMessage,</text:p>
            <text:p>                          KWSYSPE_PIPE_BUFFER_SIZE, NULL, NULL);</text:p>
            <text:p>      if(length &lt; 1)</text:p>
            <text:p>        {</text:p>
            <text:p>        /* FormatMessage failed.  Use a default message.  */</text:p>
            <text:p>        _snprintf(cp-&gt;ErrorMessage, KWSYSPE_PIPE_BUFFER_SIZE,</text:p>
            <text:p>                  "Process execution failed with error 0x%X.  "</text:p>
            <text:p>                  "FormatMessage failed with error 0x%X",</text:p>
            <text:p>                  original, GetLastError());</text:p>
            <text:p>        }</text:p>
            <text:p>      }</text:p>
            <text:p/>
            <text:p/>
          </table:table-cell>
          <table:table-cell office:value-type="string" calcext:value-type="string">
            <text:p>    if(cp-&gt;ErrorMessage[0] == 0)</text:p>
            <text:p>      {</text:p>
            <text:p>      /* Format the error message.  */</text:p>
            <text:p>      wchar_t err_msg[KWSYSPE_PIPE_BUFFER_SIZE];</text:p>
            <text:p>      DWORD length = FormatMessageW(FORMAT_MESSAGE_FROM_SYSTEM |</text:p>
            <text:p>                                   FORMAT_MESSAGE_IGNORE_INSERTS, 0, error,</text:p>
            <text:p>                                   MAKELANGID(LANG_NEUTRAL, SUBLANG_DEFAULT),</text:p>
            <text:p>                                   err_msg, KWSYSPE_PIPE_BUFFER_SIZE, 0);</text:p>
            <text:p>      if(length &lt; 1)</text:p>
            <text:p>        {</text:p>
            <text:p>        /* FormatMessage failed.  Use a default message.  */</text:p>
            <text:p>        _snprintf(cp-&gt;ErrorMessage, KWSYSPE_PIPE_BUFFER_SIZE,</text:p>
            <text:p>                  "Process execution failed with error 0x%X.  "</text:p>
            <text:p>                  "FormatMessage failed with error 0x%X",</text:p>
            <text:p>                  error, GetLastError());</text:p>
            <text:p>        }</text:p>
            <text:p>      if(!WideCharToMultiByte(CP_UTF8, 0, err_msg, -1, cp-&gt;ErrorMessage,</text:p>
            <text:p>                              KWSYSPE_PIPE_BUFFER_SIZE, NULL, NULL))</text:p>
            <text:p>        {</text:p>
            <text:p>        /* WideCharToMultiByte failed.  Use a default message.  */</text:p>
            <text:p>        _snprintf(cp-&gt;ErrorMessage, KWSYSPE_PIPE_BUFFER_SIZE,</text:p>
            <text:p>                  "Process execution failed with error 0x%X.  "</text:p>
            <text:p>                  "WideCharToMultiByte failed with error 0x%X",</text:p>
            <text:p>                  error, GetLastError());</text:p>
            <text:p>        }</text:p>
            <text:p>      }</text:p>
            <text:p/>
            <text:p/>
          </table:table-cell>
          <table:table-cell office:value-type="float" office:value="1886" calcext:value-type="float">
            <text:p>1886</text:p>
          </table:table-cell>
          <table:table-cell office:value-type="float" office:value="2007" calcext:value-type="float">
            <text:p>2007</text:p>
          </table:table-cell>
          <table:table-cell office:value-type="float" office:value="1900" calcext:value-type="float">
            <text:p>190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_snprintf(cp-&gt;ErrorMessage, KWSYSPE_PIPE_BUFFER_SIZE,</text:p>
            <text:p>                  "Process execution failed with error 0x%X.  "</text:p>
            <text:p>                  "FormatMessage failed with error 0x%X",</text:p>
            <text:p>                  original, GetLastError())</text:p>
          </table:table-cell>
          <table:table-cell office:value-type="string" calcext:value-type="string">
            <text:p>_snprintf(cp-&gt;ErrorMessage, KWSYSPE_PIPE_BUFFER_SIZE,</text:p>
            <text:p>                  "Process execution failed with error 0x%X.  "</text:p>
            <text:p>                  "FormatMessage failed with error 0x%X",</text:p>
            <text:p>                  error, GetLastErro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60.cpp</text:p>
          </table:table-cell>
          <table:table-cell office:value-type="string" calcext:value-type="string">
            <text:p>{</text:p>
            <text:p>        /* FormatMessage failed.  Use a default message.  */</text:p>
            <text:p>        _snprintf(cp-&gt;ErrorMessage, KWSYSPE_PIPE_BUFFER_SIZE,</text:p>
            <text:p>                  "Process execution failed with error 0x%X.  "</text:p>
            <text:p>                  "FormatMessage failed with error 0x%X",</text:p>
            <text:p>                  original, GetLastError());</text:p>
            <text:p>        }</text:p>
          </table:table-cell>
          <table:table-cell office:value-type="string" calcext:value-type="string">
            <text:p>second/download/CMake/CMake-old-new/Kitware_CMake_old_new_block_260.cpp</text:p>
          </table:table-cell>
          <table:table-cell office:value-type="string" calcext:value-type="string">
            <text:p>[0, 0, 0, 0, 0, 0, 0, 0, 0, 0, 1, 0, 0, 0, 0, 7, 0, 0, 0, 0, 0, 0, 0, 2, 0, 0, 0, 0, 0, 0, 2, 0, 0, 0, 0, 0, 0, 0, 0, 0, 0, 0, 0, 0, 0, 0, 1, 0, 6, 0, 0, 0, 0, 0, 0, 0, 0, 0, 0, 0, 0, 0, 0, 0, 0, 0, 0, 0, 0, 0, 0, 0, 0, 2, 0, 0, 1, 0, 5, 0, 0, 0, 0, 0, 0]</text:p>
          </table:table-cell>
          <table:table-cell office:value-type="string" calcext:value-type="string">
            <text:p>second/download/CMake/CMake-old-new/Kitware_CMake_old_new_new_log_260.cpp</text:p>
          </table:table-cell>
          <table:table-cell office:value-type="string" calcext:value-type="string">
            <text:p>second/download/CMake/CMake/CMake/Source/kwsys/ProcessWin32.cpp</text:p>
          </table:table-cell>
          <table:table-cell office:value-type="float" office:value="1876" calcext:value-type="float">
            <text:p>1876</text:p>
          </table:table-cell>
          <table:table-cell office:value-type="string" calcext:value-type="string">
            <text:p>_snprintf(cp-&gt;ErrorMessage, KWSYSPE_PIPE_BUFFER_SIZE,</text:p>
            <text:p>                  "Process execution failed with error 0x%X.  "</text:p>
            <text:p>                  "WideCharToMultiByte failed with error 0x%X",</text:p>
            <text:p>                  error, GetLastError())</text:p>
          </table:table-cell>
          <table:table-cell office:value-type="string" calcext:value-type="string">
            <text:p>second/download/CMake/CMake-old-new/Kitware_CMake_repos_log_1838.cpp</text:p>
          </table:table-cell>
          <table:table-cell office:value-type="string" calcext:value-type="string">
            <text:p>{</text:p>
            <text:p>        /* WideCharToMultiByte failed.  Use a default message.  */</text:p>
            <text:p>        _snprintf(cp-&gt;ErrorMessage, KWSYSPE_PIPE_BUFFER_SIZE,</text:p>
            <text:p>                  "Process execution failed with error 0x%X.  "</text:p>
            <text:p>                  "WideCharToMultiByte failed with error 0x%X",</text:p>
            <text:p>                  error, GetLastError());</text:p>
            <text:p>      }</text:p>
          </table:table-cell>
          <table:table-cell office:value-type="string" calcext:value-type="string">
            <text:p>second/download/CMake/CMake-old-new/Kitware_CMake_repos_block_1838.cpp</text:p>
          </table:table-cell>
          <table:table-cell office:value-type="string" calcext:value-type="string">
            <text:p>[0, 0, 0, 0, 0, 0, 0, 0, 0, 0, 1, 0, 0, 0, 0, 7, 0, 0, 0, 0, 0, 0, 0, 2, 0, 0, 0, 0, 0, 0, 2, 0, 0, 0, 0, 0, 0, 0, 0, 0, 0, 0, 0, 0, 0, 0, 1, 0, 6, 0, 0, 0, 0, 0, 0, 0, 0, 0, 0, 0, 0, 0, 0, 0, 0, 0, 0, 0, 0, 0, 0, 0, 0, 2, 0, 0, 1, 0, 5, 0, 0, 0, 0, 0, 0]</text:p>
          </table:table-cell>
        </table:table-row>
        <table:table-row table:style-name="ro3">
          <table:table-cell office:value-type="string" calcext:value-type="string">
            <text:p>1feafc643b1c50fd0fa8171a4170065ca39d4d4c</text:p>
          </table:table-cell>
          <table:table-cell office:value-type="string" calcext:value-type="string">
            <text:p>KWSys 2015-07-30 (f63febb7)</text:p>
            <text:p/>
            <text:p>Extract upstream KWSys using the following shell commands.</text:p>
            <text:p/>
            <text:p>$ git archive --prefix=upstream-kwsys/ f63febb7 | tar x</text:p>
            <text:p>$ git shortlog --no-merges --abbrev=8 --format='%h %s' c9336bcf..f63febb7</text:p>
            <text:p>Brad King (1):</text:p>
            <text:p>      83b4a6b8 Process: Fix conversion warning in testProcess.c</text:p>
            <text:p/>
            <text:p>James Johnston (7):</text:p>
            <text:p>      4cd8846c Process: Remove trailing whitespace in ProcessUNIX.c</text:p>
            <text:p>      b1c44c58 Process: Refactor sleeping code in testProcess.c.</text:p>
            <text:p>      faff2ab0 Process: Wait for children to terminate on Ctrl�.</text:p>
            <text:p>      ef517b19 Process: Added initial support for process groups.</text:p>
            <text:p>      906c2cae Process: Added test cases for testing Ctrl� and process groups.</text:p>
            <text:p>      52874e6a Process: Fix leaked file descriptor in ProcessUNIX</text:p>
            <text:p>      f63febb7 Process: Fix error message for startup failure on Window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ProcessWin32.c</text:p>
          </table:table-cell>
          <table:table-cell office:value-type="string" calcext:value-type="string">
            <text:p>second/download/CMake/CMake-old-new/Kitware_CMake_old_file_294.cpp</text:p>
          </table:table-cell>
          <table:table-cell office:value-type="string" calcext:value-type="string">
            <text:p>second/download/CMake/CMake-old-new/Kitware_CMake_new_file_294.cpp</text:p>
          </table:table-cell>
          <table:table-cell office:value-type="string" calcext:value-type="string">
            <text:p>second/download/CMake/CMake-old-new/Kitware_CMake_old_hunk_556.cpp</text:p>
          </table:table-cell>
          <table:table-cell office:value-type="string" calcext:value-type="string">
            <text:p>second/download/CMake/CMake-old-new/Kitware_CMake_new_hunk_556.cpp</text:p>
          </table:table-cell>
          <table:table-cell office:value-type="string" calcext:value-type="string">
            <text:p>    if(cp-&gt;ErrorMessage[0] == 0)</text:p>
            <text:p>      {</text:p>
            <text:p>      /* Format the error message.  */</text:p>
            <text:p>      DWORD original = GetLastError();</text:p>
            <text:p>      wchar_t err_msg[KWSYSPE_PIPE_BUFFER_SIZE];</text:p>
            <text:p>      DWORD length = FormatMessageW(FORMAT_MESSAGE_FROM_SYSTEM |</text:p>
            <text:p>                                   FORMAT_MESSAGE_IGNORE_INSERTS, 0, original,</text:p>
            <text:p>                                   MAKELANGID(LANG_NEUTRAL, SUBLANG_DEFAULT),</text:p>
            <text:p>                                   err_msg, KWSYSPE_PIPE_BUFFER_SIZE, 0);</text:p>
            <text:p>      WideCharToMultiByte(CP_UTF8, 0, err_msg, -1, cp-&gt;ErrorMessage,</text:p>
            <text:p>                          KWSYSPE_PIPE_BUFFER_SIZE, NULL, NULL);</text:p>
            <text:p>      if(length &lt; 1)</text:p>
            <text:p>        {</text:p>
            <text:p>        /* FormatMessage failed.  Use a default message.  */</text:p>
            <text:p>        _snprintf(cp-&gt;ErrorMessage, KWSYSPE_PIPE_BUFFER_SIZE,</text:p>
            <text:p>                  "Process execution failed with error 0x%X.  "</text:p>
            <text:p>                  "FormatMessage failed with error 0x%X",</text:p>
            <text:p>                  original, GetLastError());</text:p>
            <text:p>        }</text:p>
            <text:p>      }</text:p>
            <text:p/>
            <text:p/>
          </table:table-cell>
          <table:table-cell office:value-type="string" calcext:value-type="string">
            <text:p>    if(cp-&gt;ErrorMessage[0] == 0)</text:p>
            <text:p>      {</text:p>
            <text:p>      /* Format the error message.  */</text:p>
            <text:p>      wchar_t err_msg[KWSYSPE_PIPE_BUFFER_SIZE];</text:p>
            <text:p>      DWORD length = FormatMessageW(FORMAT_MESSAGE_FROM_SYSTEM |</text:p>
            <text:p>                                   FORMAT_MESSAGE_IGNORE_INSERTS, 0, error,</text:p>
            <text:p>                                   MAKELANGID(LANG_NEUTRAL, SUBLANG_DEFAULT),</text:p>
            <text:p>                                   err_msg, KWSYSPE_PIPE_BUFFER_SIZE, 0);</text:p>
            <text:p>      if(length &lt; 1)</text:p>
            <text:p>        {</text:p>
            <text:p>        /* FormatMessage failed.  Use a default message.  */</text:p>
            <text:p>        _snprintf(cp-&gt;ErrorMessage, KWSYSPE_PIPE_BUFFER_SIZE,</text:p>
            <text:p>                  "Process execution failed with error 0x%X.  "</text:p>
            <text:p>                  "FormatMessage failed with error 0x%X",</text:p>
            <text:p>                  error, GetLastError());</text:p>
            <text:p>        }</text:p>
            <text:p>      if(!WideCharToMultiByte(CP_UTF8, 0, err_msg, -1, cp-&gt;ErrorMessage,</text:p>
            <text:p>                              KWSYSPE_PIPE_BUFFER_SIZE, NULL, NULL))</text:p>
            <text:p>        {</text:p>
            <text:p>        /* WideCharToMultiByte failed.  Use a default message.  */</text:p>
            <text:p>        _snprintf(cp-&gt;ErrorMessage, KWSYSPE_PIPE_BUFFER_SIZE,</text:p>
            <text:p>                  "Process execution failed with error 0x%X.  "</text:p>
            <text:p>                  "WideCharToMultiByte failed with error 0x%X",</text:p>
            <text:p>                  error, GetLastError());</text:p>
            <text:p>        }</text:p>
            <text:p>      }</text:p>
            <text:p/>
            <text:p/>
          </table:table-cell>
          <table:table-cell office:value-type="float" office:value="1886" calcext:value-type="float">
            <text:p>1886</text:p>
          </table:table-cell>
          <table:table-cell office:value-type="float" office:value="2007" calcext:value-type="float">
            <text:p>2007</text:p>
          </table:table-cell>
          <table:table-cell office:value-type="float" office:value="1900" calcext:value-type="float">
            <text:p>190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_snprintf(cp-&gt;ErrorMessage, KWSYSPE_PIPE_BUFFER_SIZE,</text:p>
            <text:p>                  "Process execution failed with error 0x%X.  "</text:p>
            <text:p>                  "FormatMessage failed with error 0x%X",</text:p>
            <text:p>                  original, GetLastError())</text:p>
          </table:table-cell>
          <table:table-cell office:value-type="string" calcext:value-type="string">
            <text:p>_snprintf(cp-&gt;ErrorMessage, KWSYSPE_PIPE_BUFFER_SIZE,</text:p>
            <text:p>                  "Process execution failed with error 0x%X.  "</text:p>
            <text:p>                  "FormatMessage failed with error 0x%X",</text:p>
            <text:p>                  error, GetLastErro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61.cpp</text:p>
          </table:table-cell>
          <table:table-cell office:value-type="string" calcext:value-type="string">
            <text:p>{</text:p>
            <text:p>        /* FormatMessage failed.  Use a default message.  */</text:p>
            <text:p>        _snprintf(cp-&gt;ErrorMessage, KWSYSPE_PIPE_BUFFER_SIZE,</text:p>
            <text:p>                  "Process execution failed with error 0x%X.  "</text:p>
            <text:p>                  "FormatMessage failed with error 0x%X",</text:p>
            <text:p>                  original, GetLastError());</text:p>
            <text:p>        }</text:p>
          </table:table-cell>
          <table:table-cell office:value-type="string" calcext:value-type="string">
            <text:p>second/download/CMake/CMake-old-new/Kitware_CMake_old_new_block_261.cpp</text:p>
          </table:table-cell>
          <table:table-cell office:value-type="string" calcext:value-type="string">
            <text:p>[0, 0, 0, 0, 0, 0, 0, 0, 0, 0, 1, 0, 0, 0, 0, 7, 0, 0, 0, 0, 0, 0, 0, 2, 0, 0, 0, 0, 0, 0, 2, 0, 0, 0, 0, 0, 0, 0, 0, 0, 0, 0, 0, 0, 0, 0, 1, 0, 6, 0, 0, 0, 0, 0, 0, 0, 0, 0, 0, 0, 0, 0, 0, 0, 0, 0, 0, 0, 0, 0, 0, 0, 0, 2, 0, 0, 1, 0, 5, 0, 0, 0, 0, 0, 0]</text:p>
          </table:table-cell>
          <table:table-cell office:value-type="string" calcext:value-type="string">
            <text:p>second/download/CMake/CMake-old-new/Kitware_CMake_old_new_new_log_261.cpp</text:p>
          </table:table-cell>
          <table:table-cell office:value-type="string" calcext:value-type="string">
            <text:p>second/download/CMake/CMake/CMake/Source/kwsys/ProcessWin32.cpp</text:p>
          </table:table-cell>
          <table:table-cell office:value-type="float" office:value="1868" calcext:value-type="float">
            <text:p>1868</text:p>
          </table:table-cell>
          <table:table-cell office:value-type="string" calcext:value-type="string">
            <text:p>_snprintf(cp-&gt;ErrorMessage, KWSYSPE_PIPE_BUFFER_SIZE,</text:p>
            <text:p>                  "Process execution failed with error 0x%X.  "</text:p>
            <text:p>                  "FormatMessage failed with error 0x%X",</text:p>
            <text:p>                  error, GetLastError())</text:p>
          </table:table-cell>
          <table:table-cell office:value-type="string" calcext:value-type="string">
            <text:p>second/download/CMake/CMake-old-new/Kitware_CMake_repos_log_1837.cpp</text:p>
          </table:table-cell>
          <table:table-cell office:value-type="string" calcext:value-type="string">
            <text:p>{</text:p>
            <text:p>        /* FormatMessage failed.  Use a default message.  */</text:p>
            <text:p>        _snprintf(cp-&gt;ErrorMessage, KWSYSPE_PIPE_BUFFER_SIZE,</text:p>
            <text:p>                  "Process execution failed with error 0x%X.  "</text:p>
            <text:p>                  "FormatMessage failed with error 0x%X",</text:p>
            <text:p>                  error, GetLastError());</text:p>
            <text:p>      }</text:p>
          </table:table-cell>
          <table:table-cell office:value-type="string" calcext:value-type="string">
            <text:p>second/download/CMake/CMake-old-new/Kitware_CMake_repos_block_1837.cpp</text:p>
          </table:table-cell>
          <table:table-cell office:value-type="string" calcext:value-type="string">
            <text:p>[0, 0, 0, 0, 0, 0, 0, 0, 0, 0, 1, 0, 0, 0, 0, 7, 0, 0, 0, 0, 0, 0, 0, 2, 0, 0, 0, 0, 0, 0, 2, 0, 0, 0, 0, 0, 0, 0, 0, 0, 0, 0, 0, 0, 0, 0, 1, 0, 6, 0, 0, 0, 0, 0, 0, 0, 0, 0, 0, 0, 0, 0, 0, 0, 0, 0, 0, 0, 0, 0, 0, 0, 0, 2, 0, 0, 1, 0, 5, 0, 0, 0, 0, 0, 0]</text:p>
          </table:table-cell>
        </table:table-row>
        <table:table-row table:style-name="ro3">
          <table:table-cell office:value-type="string" calcext:value-type="string">
            <text:p>1feafc643b1c50fd0fa8171a4170065ca39d4d4c</text:p>
          </table:table-cell>
          <table:table-cell office:value-type="string" calcext:value-type="string">
            <text:p>KWSys 2015-07-30 (f63febb7)</text:p>
            <text:p/>
            <text:p>Extract upstream KWSys using the following shell commands.</text:p>
            <text:p/>
            <text:p>$ git archive --prefix=upstream-kwsys/ f63febb7 | tar x</text:p>
            <text:p>$ git shortlog --no-merges --abbrev=8 --format='%h %s' c9336bcf..f63febb7</text:p>
            <text:p>Brad King (1):</text:p>
            <text:p>      83b4a6b8 Process: Fix conversion warning in testProcess.c</text:p>
            <text:p/>
            <text:p>James Johnston (7):</text:p>
            <text:p>      4cd8846c Process: Remove trailing whitespace in ProcessUNIX.c</text:p>
            <text:p>      b1c44c58 Process: Refactor sleeping code in testProcess.c.</text:p>
            <text:p>      faff2ab0 Process: Wait for children to terminate on Ctrl�.</text:p>
            <text:p>      ef517b19 Process: Added initial support for process groups.</text:p>
            <text:p>      906c2cae Process: Added test cases for testing Ctrl� and process groups.</text:p>
            <text:p>      52874e6a Process: Fix leaked file descriptor in ProcessUNIX</text:p>
            <text:p>      f63febb7 Process: Fix error message for startup failure on Window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ProcessWin32.c</text:p>
          </table:table-cell>
          <table:table-cell office:value-type="string" calcext:value-type="string">
            <text:p>second/download/CMake/CMake-old-new/Kitware_CMake_old_file_294.cpp</text:p>
          </table:table-cell>
          <table:table-cell office:value-type="string" calcext:value-type="string">
            <text:p>second/download/CMake/CMake-old-new/Kitware_CMake_new_file_294.cpp</text:p>
          </table:table-cell>
          <table:table-cell office:value-type="string" calcext:value-type="string">
            <text:p>second/download/CMake/CMake-old-new/Kitware_CMake_old_hunk_556.cpp</text:p>
          </table:table-cell>
          <table:table-cell office:value-type="string" calcext:value-type="string">
            <text:p>second/download/CMake/CMake-old-new/Kitware_CMake_new_hunk_556.cpp</text:p>
          </table:table-cell>
          <table:table-cell office:value-type="string" calcext:value-type="string">
            <text:p>    if(cp-&gt;ErrorMessage[0] == 0)</text:p>
            <text:p>      {</text:p>
            <text:p>      /* Format the error message.  */</text:p>
            <text:p>      DWORD original = GetLastError();</text:p>
            <text:p>      wchar_t err_msg[KWSYSPE_PIPE_BUFFER_SIZE];</text:p>
            <text:p>      DWORD length = FormatMessageW(FORMAT_MESSAGE_FROM_SYSTEM |</text:p>
            <text:p>                                   FORMAT_MESSAGE_IGNORE_INSERTS, 0, original,</text:p>
            <text:p>                                   MAKELANGID(LANG_NEUTRAL, SUBLANG_DEFAULT),</text:p>
            <text:p>                                   err_msg, KWSYSPE_PIPE_BUFFER_SIZE, 0);</text:p>
            <text:p>      WideCharToMultiByte(CP_UTF8, 0, err_msg, -1, cp-&gt;ErrorMessage,</text:p>
            <text:p>                          KWSYSPE_PIPE_BUFFER_SIZE, NULL, NULL);</text:p>
            <text:p>      if(length &lt; 1)</text:p>
            <text:p>        {</text:p>
            <text:p>        /* FormatMessage failed.  Use a default message.  */</text:p>
            <text:p>        _snprintf(cp-&gt;ErrorMessage, KWSYSPE_PIPE_BUFFER_SIZE,</text:p>
            <text:p>                  "Process execution failed with error 0x%X.  "</text:p>
            <text:p>                  "FormatMessage failed with error 0x%X",</text:p>
            <text:p>                  original, GetLastError());</text:p>
            <text:p>        }</text:p>
            <text:p>      }</text:p>
            <text:p/>
            <text:p/>
          </table:table-cell>
          <table:table-cell office:value-type="string" calcext:value-type="string">
            <text:p>    if(cp-&gt;ErrorMessage[0] == 0)</text:p>
            <text:p>      {</text:p>
            <text:p>      /* Format the error message.  */</text:p>
            <text:p>      wchar_t err_msg[KWSYSPE_PIPE_BUFFER_SIZE];</text:p>
            <text:p>      DWORD length = FormatMessageW(FORMAT_MESSAGE_FROM_SYSTEM |</text:p>
            <text:p>                                   FORMAT_MESSAGE_IGNORE_INSERTS, 0, error,</text:p>
            <text:p>                                   MAKELANGID(LANG_NEUTRAL, SUBLANG_DEFAULT),</text:p>
            <text:p>                                   err_msg, KWSYSPE_PIPE_BUFFER_SIZE, 0);</text:p>
            <text:p>      if(length &lt; 1)</text:p>
            <text:p>        {</text:p>
            <text:p>        /* FormatMessage failed.  Use a default message.  */</text:p>
            <text:p>        _snprintf(cp-&gt;ErrorMessage, KWSYSPE_PIPE_BUFFER_SIZE,</text:p>
            <text:p>                  "Process execution failed with error 0x%X.  "</text:p>
            <text:p>                  "FormatMessage failed with error 0x%X",</text:p>
            <text:p>                  error, GetLastError());</text:p>
            <text:p>        }</text:p>
            <text:p>      if(!WideCharToMultiByte(CP_UTF8, 0, err_msg, -1, cp-&gt;ErrorMessage,</text:p>
            <text:p>                              KWSYSPE_PIPE_BUFFER_SIZE, NULL, NULL))</text:p>
            <text:p>        {</text:p>
            <text:p>        /* WideCharToMultiByte failed.  Use a default message.  */</text:p>
            <text:p>        _snprintf(cp-&gt;ErrorMessage, KWSYSPE_PIPE_BUFFER_SIZE,</text:p>
            <text:p>                  "Process execution failed with error 0x%X.  "</text:p>
            <text:p>                  "WideCharToMultiByte failed with error 0x%X",</text:p>
            <text:p>                  error, GetLastError());</text:p>
            <text:p>        }</text:p>
            <text:p>      }</text:p>
            <text:p/>
            <text:p/>
          </table:table-cell>
          <table:table-cell office:value-type="float" office:value="1886" calcext:value-type="float">
            <text:p>1886</text:p>
          </table:table-cell>
          <table:table-cell office:value-type="float" office:value="2007" calcext:value-type="float">
            <text:p>2007</text:p>
          </table:table-cell>
          <table:table-cell office:value-type="float" office:value="1900" calcext:value-type="float">
            <text:p>190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_snprintf(cp-&gt;ErrorMessage, KWSYSPE_PIPE_BUFFER_SIZE,</text:p>
            <text:p>                  "Process execution failed with error 0x%X.  "</text:p>
            <text:p>                  "FormatMessage failed with error 0x%X",</text:p>
            <text:p>                  original, GetLastError())</text:p>
          </table:table-cell>
          <table:table-cell office:value-type="string" calcext:value-type="string">
            <text:p>_snprintf(cp-&gt;ErrorMessage, KWSYSPE_PIPE_BUFFER_SIZE,</text:p>
            <text:p>                  "Process execution failed with error 0x%X.  "</text:p>
            <text:p>                  "FormatMessage failed with error 0x%X",</text:p>
            <text:p>                  error, GetLastErro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61.cpp</text:p>
          </table:table-cell>
          <table:table-cell office:value-type="string" calcext:value-type="string">
            <text:p>{</text:p>
            <text:p>        /* FormatMessage failed.  Use a default message.  */</text:p>
            <text:p>        _snprintf(cp-&gt;ErrorMessage, KWSYSPE_PIPE_BUFFER_SIZE,</text:p>
            <text:p>                  "Process execution failed with error 0x%X.  "</text:p>
            <text:p>                  "FormatMessage failed with error 0x%X",</text:p>
            <text:p>                  original, GetLastError());</text:p>
            <text:p>        }</text:p>
          </table:table-cell>
          <table:table-cell office:value-type="string" calcext:value-type="string">
            <text:p>second/download/CMake/CMake-old-new/Kitware_CMake_old_new_block_261.cpp</text:p>
          </table:table-cell>
          <table:table-cell office:value-type="string" calcext:value-type="string">
            <text:p>[0, 0, 0, 0, 0, 0, 0, 0, 0, 0, 1, 0, 0, 0, 0, 7, 0, 0, 0, 0, 0, 0, 0, 2, 0, 0, 0, 0, 0, 0, 2, 0, 0, 0, 0, 0, 0, 0, 0, 0, 0, 0, 0, 0, 0, 0, 1, 0, 6, 0, 0, 0, 0, 0, 0, 0, 0, 0, 0, 0, 0, 0, 0, 0, 0, 0, 0, 0, 0, 0, 0, 0, 0, 2, 0, 0, 1, 0, 5, 0, 0, 0, 0, 0, 0]</text:p>
          </table:table-cell>
          <table:table-cell office:value-type="string" calcext:value-type="string">
            <text:p>second/download/CMake/CMake-old-new/Kitware_CMake_old_new_new_log_261.cpp</text:p>
          </table:table-cell>
          <table:table-cell office:value-type="string" calcext:value-type="string">
            <text:p>second/download/CMake/CMake/CMake/Source/kwsys/ProcessWin32.cpp</text:p>
          </table:table-cell>
          <table:table-cell office:value-type="float" office:value="1876" calcext:value-type="float">
            <text:p>1876</text:p>
          </table:table-cell>
          <table:table-cell office:value-type="string" calcext:value-type="string">
            <text:p>_snprintf(cp-&gt;ErrorMessage, KWSYSPE_PIPE_BUFFER_SIZE,</text:p>
            <text:p>                  "Process execution failed with error 0x%X.  "</text:p>
            <text:p>                  "WideCharToMultiByte failed with error 0x%X",</text:p>
            <text:p>                  error, GetLastError())</text:p>
          </table:table-cell>
          <table:table-cell office:value-type="string" calcext:value-type="string">
            <text:p>second/download/CMake/CMake-old-new/Kitware_CMake_repos_log_1838.cpp</text:p>
          </table:table-cell>
          <table:table-cell office:value-type="string" calcext:value-type="string">
            <text:p>{</text:p>
            <text:p>        /* WideCharToMultiByte failed.  Use a default message.  */</text:p>
            <text:p>        _snprintf(cp-&gt;ErrorMessage, KWSYSPE_PIPE_BUFFER_SIZE,</text:p>
            <text:p>                  "Process execution failed with error 0x%X.  "</text:p>
            <text:p>                  "WideCharToMultiByte failed with error 0x%X",</text:p>
            <text:p>                  error, GetLastError());</text:p>
            <text:p>      }</text:p>
          </table:table-cell>
          <table:table-cell office:value-type="string" calcext:value-type="string">
            <text:p>second/download/CMake/CMake-old-new/Kitware_CMake_repos_block_1838.cpp</text:p>
          </table:table-cell>
          <table:table-cell office:value-type="string" calcext:value-type="string">
            <text:p>[0, 0, 0, 0, 0, 0, 0, 0, 0, 0, 1, 0, 0, 0, 0, 7, 0, 0, 0, 0, 0, 0, 0, 2, 0, 0, 0, 0, 0, 0, 2, 0, 0, 0, 0, 0, 0, 0, 0, 0, 0, 0, 0, 0, 0, 0, 1, 0, 6, 0, 0, 0, 0, 0, 0, 0, 0, 0, 0, 0, 0, 0, 0, 0, 0, 0, 0, 0, 0, 0, 0, 0, 0, 2, 0, 0, 1, 0, 5, 0, 0, 0, 0, 0, 0]</text:p>
          </table:table-cell>
        </table:table-row>
        <table:table-row table:style-name="ro9">
          <table:table-cell office:value-type="string" calcext:value-type="string">
            <text:p>069aa93b555293679f4b8c07623133ba62a74ee4</text:p>
          </table:table-cell>
          <table:table-cell office:value-type="string" calcext:value-type="string">
            <text:p>bindexplib: Add support for "/bigobj" format object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bindexplib.cxx</text:p>
          </table:table-cell>
          <table:table-cell office:value-type="string" calcext:value-type="string">
            <text:p>second/download/CMake/CMake-old-new/Kitware_CMake_old_file_296.cpp</text:p>
          </table:table-cell>
          <table:table-cell office:value-type="string" calcext:value-type="string">
            <text:p>second/download/CMake/CMake-old-new/Kitware_CMake_new_file_296.cpp</text:p>
          </table:table-cell>
          <table:table-cell office:value-type="string" calcext:value-type="string">
            <text:p>second/download/CMake/CMake-old-new/Kitware_CMake_old_hunk_566.cpp</text:p>
          </table:table-cell>
          <table:table-cell office:value-type="string" calcext:value-type="string">
            <text:p>second/download/CMake/CMake-old-new/Kitware_CMake_new_hunk_566.cpp</text:p>
          </table:table-cell>
          <table:table-cell office:value-type="string" calcext:value-type="string">
            <text:p>               }</text:p>
            <text:p>            }</text:p>
            <text:p>            if (symbol[0] == '_') symbol.erase(0,1);</text:p>
            <text:p>            if (fImportFlag) {</text:p>
            <text:p>               fImportFlag = 0;</text:p>
            <text:p>               fprintf(fout,"EXPORTS \n");</text:p>
            <text:p>            }</text:p>
            <text:p>            /*</text:p>
            <text:p>            Check whether it is "Scalar deleting destructor" and</text:p>
            <text:p/>
          </table:table-cell>
          <table:table-cell office:value-type="string" calcext:value-type="string">
            <text:p>               }</text:p>
            <text:p>            }</text:p>
            <text:p>            if (symbol[0] == '_') symbol.erase(0,1);</text:p>
            <text:p>            if (this-&gt;ImportFlag) {</text:p>
            <text:p>               this-&gt;ImportFlag = false;</text:p>
            <text:p>               fprintf(this-&gt;FileOut,"EXPORTS \n");</text:p>
            <text:p>            }</text:p>
            <text:p>            /*</text:p>
            <text:p>            Check whether it is "Scalar deleting destructor" and</text:p>
            <text:p/>
          </table:table-cell>
          <table:table-cell office:value-type="float" office:value="209" calcext:value-type="float">
            <text:p>209</text:p>
          </table:table-cell>
          <table:table-cell office:value-type="float" office:value="288" calcext:value-type="float">
            <text:p>288</text:p>
          </table:table-cell>
          <table:table-cell office:value-type="float" office:value="214" calcext:value-type="float">
            <text:p>214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fprintf(fout,"EXPORTS \n")</text:p>
          </table:table-cell>
          <table:table-cell office:value-type="string" calcext:value-type="string">
            <text:p>fprintf(this-&gt;FileOut,"EXPORTS \n"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62.cpp</text:p>
          </table:table-cell>
          <table:table-cell office:value-type="string" calcext:value-type="string">
            <text:p>{</text:p>
            <text:p>               fImportFlag = 0;</text:p>
            <text:p>               fprintf(fout,"EXPORTS \n");</text:p>
            <text:p>            }</text:p>
          </table:table-cell>
          <table:table-cell office:value-type="string" calcext:value-type="string">
            <text:p>second/download/CMake/CMake-old-new/Kitware_CMake_old_new_block_262.cpp</text:p>
          </table:table-cell>
          <table:table-cell office:value-type="string" calcext:value-type="string">
            <text:p>[0, 0, 0, 0, 0, 0, 0, 0, 0, 0, 1, 0, 0, 0, 0, 3, 0, 0, 0, 0, 0, 0, 0, 2, 0, 0, 0, 0, 0, 0, 1, 0, 0, 0, 0, 0, 0, 0, 0, 0, 0, 0, 0, 0, 0, 0, 1, 0, 4, 0, 0, 0, 0, 0, 0, 0, 0, 0, 0, 0, 0, 0, 0, 0, 0, 0, 0, 0, 0, 0, 0, 0, 0, 1, 0, 0, 2, 0, 2, 0, 0, 0, 0, 0, 0]</text:p>
          </table:table-cell>
          <table:table-cell office:value-type="string" calcext:value-type="string">
            <text:p>second/download/CMake/CMake-old-new/Kitware_CMake_old_new_new_log_262.cpp</text:p>
          </table:table-cell>
          <table:table-cell office:value-type="string" calcext:value-type="string">
            <text:p>second/download/CMake/CMake/CMake/Tests/VSResource/main.cpp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printf(stdout, "LoadString failed\n")</text:p>
          </table:table-cell>
          <table:table-cell office:value-type="string" calcext:value-type="string">
            <text:p>second/download/CMake/CMake-old-new/Kitware_CMake_repos_log_1983.cpp</text:p>
          </table:table-cell>
          <table:table-cell office:value-type="string" calcext:value-type="string">
            <text:p>{</text:p>
            <text:p>            fprintf(stdout, "LoadString failed\n");</text:p>
            <text:p>            ret = 1;</text:p>
            <text:p>          }</text:p>
          </table:table-cell>
          <table:table-cell office:value-type="string" calcext:value-type="string">
            <text:p>second/download/CMake/CMake-old-new/Kitware_CMake_repos_block_1983.cpp</text:p>
          </table:table-cell>
          <table:table-cell office:value-type="string" calcext:value-type="string">
            <text:p>[0, 0, 0, 0, 0, 0, 0, 0, 0, 0, 1, 0, 0, 0, 0, 3, 0, 0, 0, 0, 0, 0, 0, 2, 0, 0, 0, 0, 0, 0, 1, 0, 0, 0, 0, 0, 0, 0, 0, 0, 0, 0, 0, 0, 0, 0, 1, 0, 4, 0, 0, 0, 0, 0, 0, 0, 0, 0, 0, 0, 0, 0, 0, 0, 0, 0, 0, 0, 0, 0, 0, 0, 0, 1, 0, 0, 2, 0, 2, 0, 0, 0, 0, 0, 0]</text:p>
          </table:table-cell>
        </table:table-row>
        <table:table-row table:style-name="ro9">
          <table:table-cell office:value-type="string" calcext:value-type="string">
            <text:p>069aa93b555293679f4b8c07623133ba62a74ee4</text:p>
          </table:table-cell>
          <table:table-cell office:value-type="string" calcext:value-type="string">
            <text:p>bindexplib: Add support for "/bigobj" format object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bindexplib.cxx</text:p>
          </table:table-cell>
          <table:table-cell office:value-type="string" calcext:value-type="string">
            <text:p>second/download/CMake/CMake-old-new/Kitware_CMake_old_file_296.cpp</text:p>
          </table:table-cell>
          <table:table-cell office:value-type="string" calcext:value-type="string">
            <text:p>second/download/CMake/CMake-old-new/Kitware_CMake_new_file_296.cpp</text:p>
          </table:table-cell>
          <table:table-cell office:value-type="string" calcext:value-type="string">
            <text:p>second/download/CMake/CMake-old-new/Kitware_CMake_old_hunk_566.cpp</text:p>
          </table:table-cell>
          <table:table-cell office:value-type="string" calcext:value-type="string">
            <text:p>second/download/CMake/CMake-old-new/Kitware_CMake_new_hunk_566.cpp</text:p>
          </table:table-cell>
          <table:table-cell office:value-type="string" calcext:value-type="string">
            <text:p>               }</text:p>
            <text:p>            }</text:p>
            <text:p>            if (symbol[0] == '_') symbol.erase(0,1);</text:p>
            <text:p>            if (fImportFlag) {</text:p>
            <text:p>               fImportFlag = 0;</text:p>
            <text:p>               fprintf(fout,"EXPORTS \n");</text:p>
            <text:p>            }</text:p>
            <text:p>            /*</text:p>
            <text:p>            Check whether it is "Scalar deleting destructor" and</text:p>
            <text:p/>
          </table:table-cell>
          <table:table-cell office:value-type="string" calcext:value-type="string">
            <text:p>               }</text:p>
            <text:p>            }</text:p>
            <text:p>            if (symbol[0] == '_') symbol.erase(0,1);</text:p>
            <text:p>            if (this-&gt;ImportFlag) {</text:p>
            <text:p>               this-&gt;ImportFlag = false;</text:p>
            <text:p>               fprintf(this-&gt;FileOut,"EXPORTS \n");</text:p>
            <text:p>            }</text:p>
            <text:p>            /*</text:p>
            <text:p>            Check whether it is "Scalar deleting destructor" and</text:p>
            <text:p/>
          </table:table-cell>
          <table:table-cell office:value-type="float" office:value="209" calcext:value-type="float">
            <text:p>209</text:p>
          </table:table-cell>
          <table:table-cell office:value-type="float" office:value="288" calcext:value-type="float">
            <text:p>288</text:p>
          </table:table-cell>
          <table:table-cell office:value-type="float" office:value="214" calcext:value-type="float">
            <text:p>214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fprintf(fout,"EXPORTS \n")</text:p>
          </table:table-cell>
          <table:table-cell office:value-type="string" calcext:value-type="string">
            <text:p>fprintf(this-&gt;FileOut,"EXPORTS \n"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62.cpp</text:p>
          </table:table-cell>
          <table:table-cell office:value-type="string" calcext:value-type="string">
            <text:p>{</text:p>
            <text:p>               fImportFlag = 0;</text:p>
            <text:p>               fprintf(fout,"EXPORTS \n");</text:p>
            <text:p>            }</text:p>
          </table:table-cell>
          <table:table-cell office:value-type="string" calcext:value-type="string">
            <text:p>second/download/CMake/CMake-old-new/Kitware_CMake_old_new_block_262.cpp</text:p>
          </table:table-cell>
          <table:table-cell office:value-type="string" calcext:value-type="string">
            <text:p>[0, 0, 0, 0, 0, 0, 0, 0, 0, 0, 1, 0, 0, 0, 0, 3, 0, 0, 0, 0, 0, 0, 0, 2, 0, 0, 0, 0, 0, 0, 1, 0, 0, 0, 0, 0, 0, 0, 0, 0, 0, 0, 0, 0, 0, 0, 1, 0, 4, 0, 0, 0, 0, 0, 0, 0, 0, 0, 0, 0, 0, 0, 0, 0, 0, 0, 0, 0, 0, 0, 0, 0, 0, 1, 0, 0, 2, 0, 2, 0, 0, 0, 0, 0, 0]</text:p>
          </table:table-cell>
          <table:table-cell office:value-type="string" calcext:value-type="string">
            <text:p>second/download/CMake/CMake-old-new/Kitware_CMake_old_new_new_log_262.cpp</text:p>
          </table:table-cell>
          <table:table-cell office:value-type="string" calcext:value-type="string">
            <text:p>second/download/CMake/CMake/CMake/Tests/Preprocess/preprocess.cp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printf(stderr, "FILE_DEF_DEBUG should not be defined in C\n")</text:p>
          </table:table-cell>
          <table:table-cell office:value-type="string" calcext:value-type="string">
            <text:p>second/download/CMake/CMake-old-new/Kitware_CMake_repos_log_2234.cpp</text:p>
          </table:table-cell>
          <table:table-cell office:value-type="string" calcext:value-type="string">
            <text:p>{</text:p>
            <text:p>    fprintf(stderr, "FILE_DEF_DEBUG should not be defined in C\n");</text:p>
            <text:p>    result = 0;</text:p>
            <text:p>  }</text:p>
          </table:table-cell>
          <table:table-cell office:value-type="string" calcext:value-type="string">
            <text:p>second/download/CMake/CMake-old-new/Kitware_CMake_repos_block_2234.cpp</text:p>
          </table:table-cell>
          <table:table-cell office:value-type="string" calcext:value-type="string">
            <text:p>[0, 0, 0, 0, 0, 0, 0, 0, 0, 0, 1, 0, 0, 0, 0, 3, 0, 0, 0, 0, 0, 0, 0, 2, 0, 0, 0, 0, 0, 0, 1, 0, 0, 0, 0, 0, 0, 0, 0, 0, 0, 0, 0, 0, 0, 0, 1, 0, 4, 0, 0, 0, 0, 0, 0, 0, 0, 0, 0, 0, 0, 0, 0, 0, 0, 0, 0, 0, 0, 0, 0, 0, 0, 1, 0, 0, 2, 0, 2, 0, 0, 0, 0, 0, 0]</text:p>
          </table:table-cell>
        </table:table-row>
        <table:table-row table:style-name="ro9">
          <table:table-cell office:value-type="string" calcext:value-type="string">
            <text:p>069aa93b555293679f4b8c07623133ba62a74ee4</text:p>
          </table:table-cell>
          <table:table-cell office:value-type="string" calcext:value-type="string">
            <text:p>bindexplib: Add support for "/bigobj" format object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bindexplib.cxx</text:p>
          </table:table-cell>
          <table:table-cell office:value-type="string" calcext:value-type="string">
            <text:p>second/download/CMake/CMake-old-new/Kitware_CMake_old_file_296.cpp</text:p>
          </table:table-cell>
          <table:table-cell office:value-type="string" calcext:value-type="string">
            <text:p>second/download/CMake/CMake-old-new/Kitware_CMake_new_file_296.cpp</text:p>
          </table:table-cell>
          <table:table-cell office:value-type="string" calcext:value-type="string">
            <text:p>second/download/CMake/CMake-old-new/Kitware_CMake_old_hunk_566.cpp</text:p>
          </table:table-cell>
          <table:table-cell office:value-type="string" calcext:value-type="string">
            <text:p>second/download/CMake/CMake-old-new/Kitware_CMake_new_hunk_566.cpp</text:p>
          </table:table-cell>
          <table:table-cell office:value-type="string" calcext:value-type="string">
            <text:p>               }</text:p>
            <text:p>            }</text:p>
            <text:p>            if (symbol[0] == '_') symbol.erase(0,1);</text:p>
            <text:p>            if (fImportFlag) {</text:p>
            <text:p>               fImportFlag = 0;</text:p>
            <text:p>               fprintf(fout,"EXPORTS \n");</text:p>
            <text:p>            }</text:p>
            <text:p>            /*</text:p>
            <text:p>            Check whether it is "Scalar deleting destructor" and</text:p>
            <text:p/>
          </table:table-cell>
          <table:table-cell office:value-type="string" calcext:value-type="string">
            <text:p>               }</text:p>
            <text:p>            }</text:p>
            <text:p>            if (symbol[0] == '_') symbol.erase(0,1);</text:p>
            <text:p>            if (this-&gt;ImportFlag) {</text:p>
            <text:p>               this-&gt;ImportFlag = false;</text:p>
            <text:p>               fprintf(this-&gt;FileOut,"EXPORTS \n");</text:p>
            <text:p>            }</text:p>
            <text:p>            /*</text:p>
            <text:p>            Check whether it is "Scalar deleting destructor" and</text:p>
            <text:p/>
          </table:table-cell>
          <table:table-cell office:value-type="float" office:value="209" calcext:value-type="float">
            <text:p>209</text:p>
          </table:table-cell>
          <table:table-cell office:value-type="float" office:value="288" calcext:value-type="float">
            <text:p>288</text:p>
          </table:table-cell>
          <table:table-cell office:value-type="float" office:value="214" calcext:value-type="float">
            <text:p>214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fprintf(fout,"EXPORTS \n")</text:p>
          </table:table-cell>
          <table:table-cell office:value-type="string" calcext:value-type="string">
            <text:p>fprintf(this-&gt;FileOut,"EXPORTS \n"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62.cpp</text:p>
          </table:table-cell>
          <table:table-cell office:value-type="string" calcext:value-type="string">
            <text:p>{</text:p>
            <text:p>               fImportFlag = 0;</text:p>
            <text:p>               fprintf(fout,"EXPORTS \n");</text:p>
            <text:p>            }</text:p>
          </table:table-cell>
          <table:table-cell office:value-type="string" calcext:value-type="string">
            <text:p>second/download/CMake/CMake-old-new/Kitware_CMake_old_new_block_262.cpp</text:p>
          </table:table-cell>
          <table:table-cell office:value-type="string" calcext:value-type="string">
            <text:p>[0, 0, 0, 0, 0, 0, 0, 0, 0, 0, 1, 0, 0, 0, 0, 3, 0, 0, 0, 0, 0, 0, 0, 2, 0, 0, 0, 0, 0, 0, 1, 0, 0, 0, 0, 0, 0, 0, 0, 0, 0, 0, 0, 0, 0, 0, 1, 0, 4, 0, 0, 0, 0, 0, 0, 0, 0, 0, 0, 0, 0, 0, 0, 0, 0, 0, 0, 0, 0, 0, 0, 0, 0, 1, 0, 0, 2, 0, 2, 0, 0, 0, 0, 0, 0]</text:p>
          </table:table-cell>
          <table:table-cell office:value-type="string" calcext:value-type="string">
            <text:p>second/download/CMake/CMake-old-new/Kitware_CMake_old_new_new_log_262.cpp</text:p>
          </table:table-cell>
          <table:table-cell office:value-type="string" calcext:value-type="string">
            <text:p>second/download/CMake/CMake/CMake/Tests/Preprocess/preprocess.cpp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printf(stderr, "TARGET_DEF_DEBUG should not be defined in C\n")</text:p>
          </table:table-cell>
          <table:table-cell office:value-type="string" calcext:value-type="string">
            <text:p>second/download/CMake/CMake-old-new/Kitware_CMake_repos_log_2235.cpp</text:p>
          </table:table-cell>
          <table:table-cell office:value-type="string" calcext:value-type="string">
            <text:p>{</text:p>
            <text:p>    fprintf(stderr, "TARGET_DEF_DEBUG should not be defined in C\n");</text:p>
            <text:p>    result = 0;</text:p>
            <text:p>  }</text:p>
          </table:table-cell>
          <table:table-cell office:value-type="string" calcext:value-type="string">
            <text:p>second/download/CMake/CMake-old-new/Kitware_CMake_repos_block_2235.cpp</text:p>
          </table:table-cell>
          <table:table-cell office:value-type="string" calcext:value-type="string">
            <text:p>[0, 0, 0, 0, 0, 0, 0, 0, 0, 0, 1, 0, 0, 0, 0, 3, 0, 0, 0, 0, 0, 0, 0, 2, 0, 0, 0, 0, 0, 0, 1, 0, 0, 0, 0, 0, 0, 0, 0, 0, 0, 0, 0, 0, 0, 0, 1, 0, 4, 0, 0, 0, 0, 0, 0, 0, 0, 0, 0, 0, 0, 0, 0, 0, 0, 0, 0, 0, 0, 0, 0, 0, 0, 1, 0, 0, 2, 0, 2, 0, 0, 0, 0, 0, 0]</text:p>
          </table:table-cell>
        </table:table-row>
        <table:table-row table:style-name="ro9">
          <table:table-cell office:value-type="string" calcext:value-type="string">
            <text:p>069aa93b555293679f4b8c07623133ba62a74ee4</text:p>
          </table:table-cell>
          <table:table-cell office:value-type="string" calcext:value-type="string">
            <text:p>bindexplib: Add support for "/bigobj" format object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bindexplib.cxx</text:p>
          </table:table-cell>
          <table:table-cell office:value-type="string" calcext:value-type="string">
            <text:p>second/download/CMake/CMake-old-new/Kitware_CMake_old_file_296.cpp</text:p>
          </table:table-cell>
          <table:table-cell office:value-type="string" calcext:value-type="string">
            <text:p>second/download/CMake/CMake-old-new/Kitware_CMake_new_file_296.cpp</text:p>
          </table:table-cell>
          <table:table-cell office:value-type="string" calcext:value-type="string">
            <text:p>second/download/CMake/CMake-old-new/Kitware_CMake_old_hunk_566.cpp</text:p>
          </table:table-cell>
          <table:table-cell office:value-type="string" calcext:value-type="string">
            <text:p>second/download/CMake/CMake-old-new/Kitware_CMake_new_hunk_566.cpp</text:p>
          </table:table-cell>
          <table:table-cell office:value-type="string" calcext:value-type="string">
            <text:p>               }</text:p>
            <text:p>            }</text:p>
            <text:p>            if (symbol[0] == '_') symbol.erase(0,1);</text:p>
            <text:p>            if (fImportFlag) {</text:p>
            <text:p>               fImportFlag = 0;</text:p>
            <text:p>               fprintf(fout,"EXPORTS \n");</text:p>
            <text:p>            }</text:p>
            <text:p>            /*</text:p>
            <text:p>            Check whether it is "Scalar deleting destructor" and</text:p>
            <text:p/>
          </table:table-cell>
          <table:table-cell office:value-type="string" calcext:value-type="string">
            <text:p>               }</text:p>
            <text:p>            }</text:p>
            <text:p>            if (symbol[0] == '_') symbol.erase(0,1);</text:p>
            <text:p>            if (this-&gt;ImportFlag) {</text:p>
            <text:p>               this-&gt;ImportFlag = false;</text:p>
            <text:p>               fprintf(this-&gt;FileOut,"EXPORTS \n");</text:p>
            <text:p>            }</text:p>
            <text:p>            /*</text:p>
            <text:p>            Check whether it is "Scalar deleting destructor" and</text:p>
            <text:p/>
          </table:table-cell>
          <table:table-cell office:value-type="float" office:value="209" calcext:value-type="float">
            <text:p>209</text:p>
          </table:table-cell>
          <table:table-cell office:value-type="float" office:value="288" calcext:value-type="float">
            <text:p>288</text:p>
          </table:table-cell>
          <table:table-cell office:value-type="float" office:value="214" calcext:value-type="float">
            <text:p>214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fprintf(fout,"EXPORTS \n")</text:p>
          </table:table-cell>
          <table:table-cell office:value-type="string" calcext:value-type="string">
            <text:p>fprintf(this-&gt;FileOut,"EXPORTS \n"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62.cpp</text:p>
          </table:table-cell>
          <table:table-cell office:value-type="string" calcext:value-type="string">
            <text:p>{</text:p>
            <text:p>               fImportFlag = 0;</text:p>
            <text:p>               fprintf(fout,"EXPORTS \n");</text:p>
            <text:p>            }</text:p>
          </table:table-cell>
          <table:table-cell office:value-type="string" calcext:value-type="string">
            <text:p>second/download/CMake/CMake-old-new/Kitware_CMake_old_new_block_262.cpp</text:p>
          </table:table-cell>
          <table:table-cell office:value-type="string" calcext:value-type="string">
            <text:p>[0, 0, 0, 0, 0, 0, 0, 0, 0, 0, 1, 0, 0, 0, 0, 3, 0, 0, 0, 0, 0, 0, 0, 2, 0, 0, 0, 0, 0, 0, 1, 0, 0, 0, 0, 0, 0, 0, 0, 0, 0, 0, 0, 0, 0, 0, 1, 0, 4, 0, 0, 0, 0, 0, 0, 0, 0, 0, 0, 0, 0, 0, 0, 0, 0, 0, 0, 0, 0, 0, 0, 0, 0, 1, 0, 0, 2, 0, 2, 0, 0, 0, 0, 0, 0]</text:p>
          </table:table-cell>
          <table:table-cell office:value-type="string" calcext:value-type="string">
            <text:p>second/download/CMake/CMake-old-new/Kitware_CMake_old_new_new_log_262.cpp</text:p>
          </table:table-cell>
          <table:table-cell office:value-type="string" calcext:value-type="string">
            <text:p>second/download/CMake/CMake/CMake/Tests/Preprocess/preprocess.cpp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printf(stderr, "DIRECTORY_DEF_DEBUG should not be defined in C\n")</text:p>
          </table:table-cell>
          <table:table-cell office:value-type="string" calcext:value-type="string">
            <text:p>second/download/CMake/CMake-old-new/Kitware_CMake_repos_log_2236.cpp</text:p>
          </table:table-cell>
          <table:table-cell office:value-type="string" calcext:value-type="string">
            <text:p>{</text:p>
            <text:p>    fprintf(stderr, "DIRECTORY_DEF_DEBUG should not be defined in C\n");</text:p>
            <text:p>    result = 0;</text:p>
            <text:p>  }</text:p>
          </table:table-cell>
          <table:table-cell office:value-type="string" calcext:value-type="string">
            <text:p>second/download/CMake/CMake-old-new/Kitware_CMake_repos_block_2236.cpp</text:p>
          </table:table-cell>
          <table:table-cell office:value-type="string" calcext:value-type="string">
            <text:p>[0, 0, 0, 0, 0, 0, 0, 0, 0, 0, 1, 0, 0, 0, 0, 3, 0, 0, 0, 0, 0, 0, 0, 2, 0, 0, 0, 0, 0, 0, 1, 0, 0, 0, 0, 0, 0, 0, 0, 0, 0, 0, 0, 0, 0, 0, 1, 0, 4, 0, 0, 0, 0, 0, 0, 0, 0, 0, 0, 0, 0, 0, 0, 0, 0, 0, 0, 0, 0, 0, 0, 0, 0, 1, 0, 0, 2, 0, 2, 0, 0, 0, 0, 0, 0]</text:p>
          </table:table-cell>
        </table:table-row>
        <table:table-row table:style-name="ro9">
          <table:table-cell office:value-type="string" calcext:value-type="string">
            <text:p>069aa93b555293679f4b8c07623133ba62a74ee4</text:p>
          </table:table-cell>
          <table:table-cell office:value-type="string" calcext:value-type="string">
            <text:p>bindexplib: Add support for "/bigobj" format object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bindexplib.cxx</text:p>
          </table:table-cell>
          <table:table-cell office:value-type="string" calcext:value-type="string">
            <text:p>second/download/CMake/CMake-old-new/Kitware_CMake_old_file_296.cpp</text:p>
          </table:table-cell>
          <table:table-cell office:value-type="string" calcext:value-type="string">
            <text:p>second/download/CMake/CMake-old-new/Kitware_CMake_new_file_296.cpp</text:p>
          </table:table-cell>
          <table:table-cell office:value-type="string" calcext:value-type="string">
            <text:p>second/download/CMake/CMake-old-new/Kitware_CMake_old_hunk_566.cpp</text:p>
          </table:table-cell>
          <table:table-cell office:value-type="string" calcext:value-type="string">
            <text:p>second/download/CMake/CMake-old-new/Kitware_CMake_new_hunk_566.cpp</text:p>
          </table:table-cell>
          <table:table-cell office:value-type="string" calcext:value-type="string">
            <text:p>               }</text:p>
            <text:p>            }</text:p>
            <text:p>            if (symbol[0] == '_') symbol.erase(0,1);</text:p>
            <text:p>            if (fImportFlag) {</text:p>
            <text:p>               fImportFlag = 0;</text:p>
            <text:p>               fprintf(fout,"EXPORTS \n");</text:p>
            <text:p>            }</text:p>
            <text:p>            /*</text:p>
            <text:p>            Check whether it is "Scalar deleting destructor" and</text:p>
            <text:p/>
          </table:table-cell>
          <table:table-cell office:value-type="string" calcext:value-type="string">
            <text:p>               }</text:p>
            <text:p>            }</text:p>
            <text:p>            if (symbol[0] == '_') symbol.erase(0,1);</text:p>
            <text:p>            if (this-&gt;ImportFlag) {</text:p>
            <text:p>               this-&gt;ImportFlag = false;</text:p>
            <text:p>               fprintf(this-&gt;FileOut,"EXPORTS \n");</text:p>
            <text:p>            }</text:p>
            <text:p>            /*</text:p>
            <text:p>            Check whether it is "Scalar deleting destructor" and</text:p>
            <text:p/>
          </table:table-cell>
          <table:table-cell office:value-type="float" office:value="209" calcext:value-type="float">
            <text:p>209</text:p>
          </table:table-cell>
          <table:table-cell office:value-type="float" office:value="288" calcext:value-type="float">
            <text:p>288</text:p>
          </table:table-cell>
          <table:table-cell office:value-type="float" office:value="214" calcext:value-type="float">
            <text:p>214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fprintf(fout,"EXPORTS \n")</text:p>
          </table:table-cell>
          <table:table-cell office:value-type="string" calcext:value-type="string">
            <text:p>fprintf(this-&gt;FileOut,"EXPORTS \n"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62.cpp</text:p>
          </table:table-cell>
          <table:table-cell office:value-type="string" calcext:value-type="string">
            <text:p>{</text:p>
            <text:p>               fImportFlag = 0;</text:p>
            <text:p>               fprintf(fout,"EXPORTS \n");</text:p>
            <text:p>            }</text:p>
          </table:table-cell>
          <table:table-cell office:value-type="string" calcext:value-type="string">
            <text:p>second/download/CMake/CMake-old-new/Kitware_CMake_old_new_block_262.cpp</text:p>
          </table:table-cell>
          <table:table-cell office:value-type="string" calcext:value-type="string">
            <text:p>[0, 0, 0, 0, 0, 0, 0, 0, 0, 0, 1, 0, 0, 0, 0, 3, 0, 0, 0, 0, 0, 0, 0, 2, 0, 0, 0, 0, 0, 0, 1, 0, 0, 0, 0, 0, 0, 0, 0, 0, 0, 0, 0, 0, 0, 0, 1, 0, 4, 0, 0, 0, 0, 0, 0, 0, 0, 0, 0, 0, 0, 0, 0, 0, 0, 0, 0, 0, 0, 0, 0, 0, 0, 1, 0, 0, 2, 0, 2, 0, 0, 0, 0, 0, 0]</text:p>
          </table:table-cell>
          <table:table-cell office:value-type="string" calcext:value-type="string">
            <text:p>second/download/CMake/CMake-old-new/Kitware_CMake_old_new_new_log_262.cpp</text:p>
          </table:table-cell>
          <table:table-cell office:value-type="string" calcext:value-type="string">
            <text:p>second/download/CMake/CMake/CMake/Tests/Preprocess/preprocess.cpp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fprintf(stderr, "FILE_DEF_RELEASE should be defined in C\n")</text:p>
          </table:table-cell>
          <table:table-cell office:value-type="string" calcext:value-type="string">
            <text:p>second/download/CMake/CMake-old-new/Kitware_CMake_repos_log_2237.cpp</text:p>
          </table:table-cell>
          <table:table-cell office:value-type="string" calcext:value-type="string">
            <text:p>{</text:p>
            <text:p>    fprintf(stderr, "FILE_DEF_RELEASE should be defined in C\n");</text:p>
            <text:p>    result = 0;</text:p>
            <text:p>  }</text:p>
          </table:table-cell>
          <table:table-cell office:value-type="string" calcext:value-type="string">
            <text:p>second/download/CMake/CMake-old-new/Kitware_CMake_repos_block_2237.cpp</text:p>
          </table:table-cell>
          <table:table-cell office:value-type="string" calcext:value-type="string">
            <text:p>[0, 0, 0, 0, 0, 0, 0, 0, 0, 0, 1, 0, 0, 0, 0, 3, 0, 0, 0, 0, 0, 0, 0, 2, 0, 0, 0, 0, 0, 0, 1, 0, 0, 0, 0, 0, 0, 0, 0, 0, 0, 0, 0, 0, 0, 0, 1, 0, 4, 0, 0, 0, 0, 0, 0, 0, 0, 0, 0, 0, 0, 0, 0, 0, 0, 0, 0, 0, 0, 0, 0, 0, 0, 1, 0, 0, 2, 0, 2, 0, 0, 0, 0, 0, 0]</text:p>
          </table:table-cell>
        </table:table-row>
        <table:table-row table:style-name="ro9">
          <table:table-cell office:value-type="string" calcext:value-type="string">
            <text:p>069aa93b555293679f4b8c07623133ba62a74ee4</text:p>
          </table:table-cell>
          <table:table-cell office:value-type="string" calcext:value-type="string">
            <text:p>bindexplib: Add support for "/bigobj" format object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bindexplib.cxx</text:p>
          </table:table-cell>
          <table:table-cell office:value-type="string" calcext:value-type="string">
            <text:p>second/download/CMake/CMake-old-new/Kitware_CMake_old_file_296.cpp</text:p>
          </table:table-cell>
          <table:table-cell office:value-type="string" calcext:value-type="string">
            <text:p>second/download/CMake/CMake-old-new/Kitware_CMake_new_file_296.cpp</text:p>
          </table:table-cell>
          <table:table-cell office:value-type="string" calcext:value-type="string">
            <text:p>second/download/CMake/CMake-old-new/Kitware_CMake_old_hunk_566.cpp</text:p>
          </table:table-cell>
          <table:table-cell office:value-type="string" calcext:value-type="string">
            <text:p>second/download/CMake/CMake-old-new/Kitware_CMake_new_hunk_566.cpp</text:p>
          </table:table-cell>
          <table:table-cell office:value-type="string" calcext:value-type="string">
            <text:p>               }</text:p>
            <text:p>            }</text:p>
            <text:p>            if (symbol[0] == '_') symbol.erase(0,1);</text:p>
            <text:p>            if (fImportFlag) {</text:p>
            <text:p>               fImportFlag = 0;</text:p>
            <text:p>               fprintf(fout,"EXPORTS \n");</text:p>
            <text:p>            }</text:p>
            <text:p>            /*</text:p>
            <text:p>            Check whether it is "Scalar deleting destructor" and</text:p>
            <text:p/>
          </table:table-cell>
          <table:table-cell office:value-type="string" calcext:value-type="string">
            <text:p>               }</text:p>
            <text:p>            }</text:p>
            <text:p>            if (symbol[0] == '_') symbol.erase(0,1);</text:p>
            <text:p>            if (this-&gt;ImportFlag) {</text:p>
            <text:p>               this-&gt;ImportFlag = false;</text:p>
            <text:p>               fprintf(this-&gt;FileOut,"EXPORTS \n");</text:p>
            <text:p>            }</text:p>
            <text:p>            /*</text:p>
            <text:p>            Check whether it is "Scalar deleting destructor" and</text:p>
            <text:p/>
          </table:table-cell>
          <table:table-cell office:value-type="float" office:value="209" calcext:value-type="float">
            <text:p>209</text:p>
          </table:table-cell>
          <table:table-cell office:value-type="float" office:value="288" calcext:value-type="float">
            <text:p>288</text:p>
          </table:table-cell>
          <table:table-cell office:value-type="float" office:value="214" calcext:value-type="float">
            <text:p>214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fprintf(fout,"EXPORTS \n")</text:p>
          </table:table-cell>
          <table:table-cell office:value-type="string" calcext:value-type="string">
            <text:p>fprintf(this-&gt;FileOut,"EXPORTS \n"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62.cpp</text:p>
          </table:table-cell>
          <table:table-cell office:value-type="string" calcext:value-type="string">
            <text:p>{</text:p>
            <text:p>               fImportFlag = 0;</text:p>
            <text:p>               fprintf(fout,"EXPORTS \n");</text:p>
            <text:p>            }</text:p>
          </table:table-cell>
          <table:table-cell office:value-type="string" calcext:value-type="string">
            <text:p>second/download/CMake/CMake-old-new/Kitware_CMake_old_new_block_262.cpp</text:p>
          </table:table-cell>
          <table:table-cell office:value-type="string" calcext:value-type="string">
            <text:p>[0, 0, 0, 0, 0, 0, 0, 0, 0, 0, 1, 0, 0, 0, 0, 3, 0, 0, 0, 0, 0, 0, 0, 2, 0, 0, 0, 0, 0, 0, 1, 0, 0, 0, 0, 0, 0, 0, 0, 0, 0, 0, 0, 0, 0, 0, 1, 0, 4, 0, 0, 0, 0, 0, 0, 0, 0, 0, 0, 0, 0, 0, 0, 0, 0, 0, 0, 0, 0, 0, 0, 0, 0, 1, 0, 0, 2, 0, 2, 0, 0, 0, 0, 0, 0]</text:p>
          </table:table-cell>
          <table:table-cell office:value-type="string" calcext:value-type="string">
            <text:p>second/download/CMake/CMake-old-new/Kitware_CMake_old_new_new_log_262.cpp</text:p>
          </table:table-cell>
          <table:table-cell office:value-type="string" calcext:value-type="string">
            <text:p>second/download/CMake/CMake/CMake/Tests/Preprocess/preprocess.cp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fprintf(stderr, "TARGET_DEF_RELEASE should be defined in C\n")</text:p>
          </table:table-cell>
          <table:table-cell office:value-type="string" calcext:value-type="string">
            <text:p>second/download/CMake/CMake-old-new/Kitware_CMake_repos_log_2238.cpp</text:p>
          </table:table-cell>
          <table:table-cell office:value-type="string" calcext:value-type="string">
            <text:p>{</text:p>
            <text:p>    fprintf(stderr, "TARGET_DEF_RELEASE should be defined in C\n");</text:p>
            <text:p>    result = 0;</text:p>
            <text:p>  }</text:p>
          </table:table-cell>
          <table:table-cell office:value-type="string" calcext:value-type="string">
            <text:p>second/download/CMake/CMake-old-new/Kitware_CMake_repos_block_2238.cpp</text:p>
          </table:table-cell>
          <table:table-cell office:value-type="string" calcext:value-type="string">
            <text:p>[0, 0, 0, 0, 0, 0, 0, 0, 0, 0, 1, 0, 0, 0, 0, 3, 0, 0, 0, 0, 0, 0, 0, 2, 0, 0, 0, 0, 0, 0, 1, 0, 0, 0, 0, 0, 0, 0, 0, 0, 0, 0, 0, 0, 0, 0, 1, 0, 4, 0, 0, 0, 0, 0, 0, 0, 0, 0, 0, 0, 0, 0, 0, 0, 0, 0, 0, 0, 0, 0, 0, 0, 0, 1, 0, 0, 2, 0, 2, 0, 0, 0, 0, 0, 0]</text:p>
          </table:table-cell>
        </table:table-row>
        <table:table-row table:style-name="ro9">
          <table:table-cell office:value-type="string" calcext:value-type="string">
            <text:p>069aa93b555293679f4b8c07623133ba62a74ee4</text:p>
          </table:table-cell>
          <table:table-cell office:value-type="string" calcext:value-type="string">
            <text:p>bindexplib: Add support for "/bigobj" format object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bindexplib.cxx</text:p>
          </table:table-cell>
          <table:table-cell office:value-type="string" calcext:value-type="string">
            <text:p>second/download/CMake/CMake-old-new/Kitware_CMake_old_file_296.cpp</text:p>
          </table:table-cell>
          <table:table-cell office:value-type="string" calcext:value-type="string">
            <text:p>second/download/CMake/CMake-old-new/Kitware_CMake_new_file_296.cpp</text:p>
          </table:table-cell>
          <table:table-cell office:value-type="string" calcext:value-type="string">
            <text:p>second/download/CMake/CMake-old-new/Kitware_CMake_old_hunk_566.cpp</text:p>
          </table:table-cell>
          <table:table-cell office:value-type="string" calcext:value-type="string">
            <text:p>second/download/CMake/CMake-old-new/Kitware_CMake_new_hunk_566.cpp</text:p>
          </table:table-cell>
          <table:table-cell office:value-type="string" calcext:value-type="string">
            <text:p>               }</text:p>
            <text:p>            }</text:p>
            <text:p>            if (symbol[0] == '_') symbol.erase(0,1);</text:p>
            <text:p>            if (fImportFlag) {</text:p>
            <text:p>               fImportFlag = 0;</text:p>
            <text:p>               fprintf(fout,"EXPORTS \n");</text:p>
            <text:p>            }</text:p>
            <text:p>            /*</text:p>
            <text:p>            Check whether it is "Scalar deleting destructor" and</text:p>
            <text:p/>
          </table:table-cell>
          <table:table-cell office:value-type="string" calcext:value-type="string">
            <text:p>               }</text:p>
            <text:p>            }</text:p>
            <text:p>            if (symbol[0] == '_') symbol.erase(0,1);</text:p>
            <text:p>            if (this-&gt;ImportFlag) {</text:p>
            <text:p>               this-&gt;ImportFlag = false;</text:p>
            <text:p>               fprintf(this-&gt;FileOut,"EXPORTS \n");</text:p>
            <text:p>            }</text:p>
            <text:p>            /*</text:p>
            <text:p>            Check whether it is "Scalar deleting destructor" and</text:p>
            <text:p/>
          </table:table-cell>
          <table:table-cell office:value-type="float" office:value="209" calcext:value-type="float">
            <text:p>209</text:p>
          </table:table-cell>
          <table:table-cell office:value-type="float" office:value="288" calcext:value-type="float">
            <text:p>288</text:p>
          </table:table-cell>
          <table:table-cell office:value-type="float" office:value="214" calcext:value-type="float">
            <text:p>214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fprintf(fout,"EXPORTS \n")</text:p>
          </table:table-cell>
          <table:table-cell office:value-type="string" calcext:value-type="string">
            <text:p>fprintf(this-&gt;FileOut,"EXPORTS \n"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62.cpp</text:p>
          </table:table-cell>
          <table:table-cell office:value-type="string" calcext:value-type="string">
            <text:p>{</text:p>
            <text:p>               fImportFlag = 0;</text:p>
            <text:p>               fprintf(fout,"EXPORTS \n");</text:p>
            <text:p>            }</text:p>
          </table:table-cell>
          <table:table-cell office:value-type="string" calcext:value-type="string">
            <text:p>second/download/CMake/CMake-old-new/Kitware_CMake_old_new_block_262.cpp</text:p>
          </table:table-cell>
          <table:table-cell office:value-type="string" calcext:value-type="string">
            <text:p>[0, 0, 0, 0, 0, 0, 0, 0, 0, 0, 1, 0, 0, 0, 0, 3, 0, 0, 0, 0, 0, 0, 0, 2, 0, 0, 0, 0, 0, 0, 1, 0, 0, 0, 0, 0, 0, 0, 0, 0, 0, 0, 0, 0, 0, 0, 1, 0, 4, 0, 0, 0, 0, 0, 0, 0, 0, 0, 0, 0, 0, 0, 0, 0, 0, 0, 0, 0, 0, 0, 0, 0, 0, 1, 0, 0, 2, 0, 2, 0, 0, 0, 0, 0, 0]</text:p>
          </table:table-cell>
          <table:table-cell office:value-type="string" calcext:value-type="string">
            <text:p>second/download/CMake/CMake-old-new/Kitware_CMake_old_new_new_log_262.cpp</text:p>
          </table:table-cell>
          <table:table-cell office:value-type="string" calcext:value-type="string">
            <text:p>second/download/CMake/CMake/CMake/Tests/Preprocess/preprocess.cpp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fprintf(stderr, "DIRECTORY_DEF_RELEASE should be defined in C\n")</text:p>
          </table:table-cell>
          <table:table-cell office:value-type="string" calcext:value-type="string">
            <text:p>second/download/CMake/CMake-old-new/Kitware_CMake_repos_log_2239.cpp</text:p>
          </table:table-cell>
          <table:table-cell office:value-type="string" calcext:value-type="string">
            <text:p>{</text:p>
            <text:p>    fprintf(stderr, "DIRECTORY_DEF_RELEASE should be defined in C\n");</text:p>
            <text:p>    result = 0;</text:p>
            <text:p>  }</text:p>
          </table:table-cell>
          <table:table-cell office:value-type="string" calcext:value-type="string">
            <text:p>second/download/CMake/CMake-old-new/Kitware_CMake_repos_block_2239.cpp</text:p>
          </table:table-cell>
          <table:table-cell office:value-type="string" calcext:value-type="string">
            <text:p>[0, 0, 0, 0, 0, 0, 0, 0, 0, 0, 1, 0, 0, 0, 0, 3, 0, 0, 0, 0, 0, 0, 0, 2, 0, 0, 0, 0, 0, 0, 1, 0, 0, 0, 0, 0, 0, 0, 0, 0, 0, 0, 0, 0, 0, 0, 1, 0, 4, 0, 0, 0, 0, 0, 0, 0, 0, 0, 0, 0, 0, 0, 0, 0, 0, 0, 0, 0, 0, 0, 0, 0, 0, 1, 0, 0, 2, 0, 2, 0, 0, 0, 0, 0, 0]</text:p>
          </table:table-cell>
        </table:table-row>
        <table:table-row table:style-name="ro9">
          <table:table-cell office:value-type="string" calcext:value-type="string">
            <text:p>069aa93b555293679f4b8c07623133ba62a74ee4</text:p>
          </table:table-cell>
          <table:table-cell office:value-type="string" calcext:value-type="string">
            <text:p>bindexplib: Add support for "/bigobj" format object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bindexplib.cxx</text:p>
          </table:table-cell>
          <table:table-cell office:value-type="string" calcext:value-type="string">
            <text:p>second/download/CMake/CMake-old-new/Kitware_CMake_old_file_296.cpp</text:p>
          </table:table-cell>
          <table:table-cell office:value-type="string" calcext:value-type="string">
            <text:p>second/download/CMake/CMake-old-new/Kitware_CMake_new_file_296.cpp</text:p>
          </table:table-cell>
          <table:table-cell office:value-type="string" calcext:value-type="string">
            <text:p>second/download/CMake/CMake-old-new/Kitware_CMake_old_hunk_566.cpp</text:p>
          </table:table-cell>
          <table:table-cell office:value-type="string" calcext:value-type="string">
            <text:p>second/download/CMake/CMake-old-new/Kitware_CMake_new_hunk_566.cpp</text:p>
          </table:table-cell>
          <table:table-cell office:value-type="string" calcext:value-type="string">
            <text:p>               }</text:p>
            <text:p>            }</text:p>
            <text:p>            if (symbol[0] == '_') symbol.erase(0,1);</text:p>
            <text:p>            if (fImportFlag) {</text:p>
            <text:p>               fImportFlag = 0;</text:p>
            <text:p>               fprintf(fout,"EXPORTS \n");</text:p>
            <text:p>            }</text:p>
            <text:p>            /*</text:p>
            <text:p>            Check whether it is "Scalar deleting destructor" and</text:p>
            <text:p/>
          </table:table-cell>
          <table:table-cell office:value-type="string" calcext:value-type="string">
            <text:p>               }</text:p>
            <text:p>            }</text:p>
            <text:p>            if (symbol[0] == '_') symbol.erase(0,1);</text:p>
            <text:p>            if (this-&gt;ImportFlag) {</text:p>
            <text:p>               this-&gt;ImportFlag = false;</text:p>
            <text:p>               fprintf(this-&gt;FileOut,"EXPORTS \n");</text:p>
            <text:p>            }</text:p>
            <text:p>            /*</text:p>
            <text:p>            Check whether it is "Scalar deleting destructor" and</text:p>
            <text:p/>
          </table:table-cell>
          <table:table-cell office:value-type="float" office:value="209" calcext:value-type="float">
            <text:p>209</text:p>
          </table:table-cell>
          <table:table-cell office:value-type="float" office:value="288" calcext:value-type="float">
            <text:p>288</text:p>
          </table:table-cell>
          <table:table-cell office:value-type="float" office:value="214" calcext:value-type="float">
            <text:p>214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fprintf(fout,"EXPORTS \n")</text:p>
          </table:table-cell>
          <table:table-cell office:value-type="string" calcext:value-type="string">
            <text:p>fprintf(this-&gt;FileOut,"EXPORTS \n"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62.cpp</text:p>
          </table:table-cell>
          <table:table-cell office:value-type="string" calcext:value-type="string">
            <text:p>{</text:p>
            <text:p>               fImportFlag = 0;</text:p>
            <text:p>               fprintf(fout,"EXPORTS \n");</text:p>
            <text:p>            }</text:p>
          </table:table-cell>
          <table:table-cell office:value-type="string" calcext:value-type="string">
            <text:p>second/download/CMake/CMake-old-new/Kitware_CMake_old_new_block_262.cpp</text:p>
          </table:table-cell>
          <table:table-cell office:value-type="string" calcext:value-type="string">
            <text:p>[0, 0, 0, 0, 0, 0, 0, 0, 0, 0, 1, 0, 0, 0, 0, 3, 0, 0, 0, 0, 0, 0, 0, 2, 0, 0, 0, 0, 0, 0, 1, 0, 0, 0, 0, 0, 0, 0, 0, 0, 0, 0, 0, 0, 0, 0, 1, 0, 4, 0, 0, 0, 0, 0, 0, 0, 0, 0, 0, 0, 0, 0, 0, 0, 0, 0, 0, 0, 0, 0, 0, 0, 0, 1, 0, 0, 2, 0, 2, 0, 0, 0, 0, 0, 0]</text:p>
          </table:table-cell>
          <table:table-cell office:value-type="string" calcext:value-type="string">
            <text:p>second/download/CMake/CMake-old-new/Kitware_CMake_old_new_new_log_262.cpp</text:p>
          </table:table-cell>
          <table:table-cell office:value-type="string" calcext:value-type="string">
            <text:p>second/download/CMake/CMake/CMake/Tests/Preprocess/preprocess.cpp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fprintf(stderr, "FILE_DEF_DEBUG should be defined in C\n")</text:p>
          </table:table-cell>
          <table:table-cell office:value-type="string" calcext:value-type="string">
            <text:p>second/download/CMake/CMake-old-new/Kitware_CMake_repos_log_2240.cpp</text:p>
          </table:table-cell>
          <table:table-cell office:value-type="string" calcext:value-type="string">
            <text:p>{</text:p>
            <text:p>    fprintf(stderr, "FILE_DEF_DEBUG should be defined in C\n");</text:p>
            <text:p>    result = 0;</text:p>
            <text:p>  }</text:p>
          </table:table-cell>
          <table:table-cell office:value-type="string" calcext:value-type="string">
            <text:p>second/download/CMake/CMake-old-new/Kitware_CMake_repos_block_2240.cpp</text:p>
          </table:table-cell>
          <table:table-cell office:value-type="string" calcext:value-type="string">
            <text:p>[0, 0, 0, 0, 0, 0, 0, 0, 0, 0, 1, 0, 0, 0, 0, 3, 0, 0, 0, 0, 0, 0, 0, 2, 0, 0, 0, 0, 0, 0, 1, 0, 0, 0, 0, 0, 0, 0, 0, 0, 0, 0, 0, 0, 0, 0, 1, 0, 4, 0, 0, 0, 0, 0, 0, 0, 0, 0, 0, 0, 0, 0, 0, 0, 0, 0, 0, 0, 0, 0, 0, 0, 0, 1, 0, 0, 2, 0, 2, 0, 0, 0, 0, 0, 0]</text:p>
          </table:table-cell>
        </table:table-row>
        <table:table-row table:style-name="ro9">
          <table:table-cell office:value-type="string" calcext:value-type="string">
            <text:p>069aa93b555293679f4b8c07623133ba62a74ee4</text:p>
          </table:table-cell>
          <table:table-cell office:value-type="string" calcext:value-type="string">
            <text:p>bindexplib: Add support for "/bigobj" format object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bindexplib.cxx</text:p>
          </table:table-cell>
          <table:table-cell office:value-type="string" calcext:value-type="string">
            <text:p>second/download/CMake/CMake-old-new/Kitware_CMake_old_file_296.cpp</text:p>
          </table:table-cell>
          <table:table-cell office:value-type="string" calcext:value-type="string">
            <text:p>second/download/CMake/CMake-old-new/Kitware_CMake_new_file_296.cpp</text:p>
          </table:table-cell>
          <table:table-cell office:value-type="string" calcext:value-type="string">
            <text:p>second/download/CMake/CMake-old-new/Kitware_CMake_old_hunk_566.cpp</text:p>
          </table:table-cell>
          <table:table-cell office:value-type="string" calcext:value-type="string">
            <text:p>second/download/CMake/CMake-old-new/Kitware_CMake_new_hunk_566.cpp</text:p>
          </table:table-cell>
          <table:table-cell office:value-type="string" calcext:value-type="string">
            <text:p>               }</text:p>
            <text:p>            }</text:p>
            <text:p>            if (symbol[0] == '_') symbol.erase(0,1);</text:p>
            <text:p>            if (fImportFlag) {</text:p>
            <text:p>               fImportFlag = 0;</text:p>
            <text:p>               fprintf(fout,"EXPORTS \n");</text:p>
            <text:p>            }</text:p>
            <text:p>            /*</text:p>
            <text:p>            Check whether it is "Scalar deleting destructor" and</text:p>
            <text:p/>
          </table:table-cell>
          <table:table-cell office:value-type="string" calcext:value-type="string">
            <text:p>               }</text:p>
            <text:p>            }</text:p>
            <text:p>            if (symbol[0] == '_') symbol.erase(0,1);</text:p>
            <text:p>            if (this-&gt;ImportFlag) {</text:p>
            <text:p>               this-&gt;ImportFlag = false;</text:p>
            <text:p>               fprintf(this-&gt;FileOut,"EXPORTS \n");</text:p>
            <text:p>            }</text:p>
            <text:p>            /*</text:p>
            <text:p>            Check whether it is "Scalar deleting destructor" and</text:p>
            <text:p/>
          </table:table-cell>
          <table:table-cell office:value-type="float" office:value="209" calcext:value-type="float">
            <text:p>209</text:p>
          </table:table-cell>
          <table:table-cell office:value-type="float" office:value="288" calcext:value-type="float">
            <text:p>288</text:p>
          </table:table-cell>
          <table:table-cell office:value-type="float" office:value="214" calcext:value-type="float">
            <text:p>214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fprintf(fout,"EXPORTS \n")</text:p>
          </table:table-cell>
          <table:table-cell office:value-type="string" calcext:value-type="string">
            <text:p>fprintf(this-&gt;FileOut,"EXPORTS \n"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62.cpp</text:p>
          </table:table-cell>
          <table:table-cell office:value-type="string" calcext:value-type="string">
            <text:p>{</text:p>
            <text:p>               fImportFlag = 0;</text:p>
            <text:p>               fprintf(fout,"EXPORTS \n");</text:p>
            <text:p>            }</text:p>
          </table:table-cell>
          <table:table-cell office:value-type="string" calcext:value-type="string">
            <text:p>second/download/CMake/CMake-old-new/Kitware_CMake_old_new_block_262.cpp</text:p>
          </table:table-cell>
          <table:table-cell office:value-type="string" calcext:value-type="string">
            <text:p>[0, 0, 0, 0, 0, 0, 0, 0, 0, 0, 1, 0, 0, 0, 0, 3, 0, 0, 0, 0, 0, 0, 0, 2, 0, 0, 0, 0, 0, 0, 1, 0, 0, 0, 0, 0, 0, 0, 0, 0, 0, 0, 0, 0, 0, 0, 1, 0, 4, 0, 0, 0, 0, 0, 0, 0, 0, 0, 0, 0, 0, 0, 0, 0, 0, 0, 0, 0, 0, 0, 0, 0, 0, 1, 0, 0, 2, 0, 2, 0, 0, 0, 0, 0, 0]</text:p>
          </table:table-cell>
          <table:table-cell office:value-type="string" calcext:value-type="string">
            <text:p>second/download/CMake/CMake-old-new/Kitware_CMake_old_new_new_log_262.cpp</text:p>
          </table:table-cell>
          <table:table-cell office:value-type="string" calcext:value-type="string">
            <text:p>second/download/CMake/CMake/CMake/Tests/Preprocess/preprocess.cpp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fprintf(stderr, "TARGET_DEF_DEBUG should be defined in C\n")</text:p>
          </table:table-cell>
          <table:table-cell office:value-type="string" calcext:value-type="string">
            <text:p>second/download/CMake/CMake-old-new/Kitware_CMake_repos_log_2241.cpp</text:p>
          </table:table-cell>
          <table:table-cell office:value-type="string" calcext:value-type="string">
            <text:p>{</text:p>
            <text:p>    fprintf(stderr, "TARGET_DEF_DEBUG should be defined in C\n");</text:p>
            <text:p>    result = 0;</text:p>
            <text:p>  }</text:p>
          </table:table-cell>
          <table:table-cell office:value-type="string" calcext:value-type="string">
            <text:p>second/download/CMake/CMake-old-new/Kitware_CMake_repos_block_2241.cpp</text:p>
          </table:table-cell>
          <table:table-cell office:value-type="string" calcext:value-type="string">
            <text:p>[0, 0, 0, 0, 0, 0, 0, 0, 0, 0, 1, 0, 0, 0, 0, 3, 0, 0, 0, 0, 0, 0, 0, 2, 0, 0, 0, 0, 0, 0, 1, 0, 0, 0, 0, 0, 0, 0, 0, 0, 0, 0, 0, 0, 0, 0, 1, 0, 4, 0, 0, 0, 0, 0, 0, 0, 0, 0, 0, 0, 0, 0, 0, 0, 0, 0, 0, 0, 0, 0, 0, 0, 0, 1, 0, 0, 2, 0, 2, 0, 0, 0, 0, 0, 0]</text:p>
          </table:table-cell>
        </table:table-row>
        <table:table-row table:style-name="ro9">
          <table:table-cell office:value-type="string" calcext:value-type="string">
            <text:p>069aa93b555293679f4b8c07623133ba62a74ee4</text:p>
          </table:table-cell>
          <table:table-cell office:value-type="string" calcext:value-type="string">
            <text:p>bindexplib: Add support for "/bigobj" format object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bindexplib.cxx</text:p>
          </table:table-cell>
          <table:table-cell office:value-type="string" calcext:value-type="string">
            <text:p>second/download/CMake/CMake-old-new/Kitware_CMake_old_file_296.cpp</text:p>
          </table:table-cell>
          <table:table-cell office:value-type="string" calcext:value-type="string">
            <text:p>second/download/CMake/CMake-old-new/Kitware_CMake_new_file_296.cpp</text:p>
          </table:table-cell>
          <table:table-cell office:value-type="string" calcext:value-type="string">
            <text:p>second/download/CMake/CMake-old-new/Kitware_CMake_old_hunk_566.cpp</text:p>
          </table:table-cell>
          <table:table-cell office:value-type="string" calcext:value-type="string">
            <text:p>second/download/CMake/CMake-old-new/Kitware_CMake_new_hunk_566.cpp</text:p>
          </table:table-cell>
          <table:table-cell office:value-type="string" calcext:value-type="string">
            <text:p>               }</text:p>
            <text:p>            }</text:p>
            <text:p>            if (symbol[0] == '_') symbol.erase(0,1);</text:p>
            <text:p>            if (fImportFlag) {</text:p>
            <text:p>               fImportFlag = 0;</text:p>
            <text:p>               fprintf(fout,"EXPORTS \n");</text:p>
            <text:p>            }</text:p>
            <text:p>            /*</text:p>
            <text:p>            Check whether it is "Scalar deleting destructor" and</text:p>
            <text:p/>
          </table:table-cell>
          <table:table-cell office:value-type="string" calcext:value-type="string">
            <text:p>               }</text:p>
            <text:p>            }</text:p>
            <text:p>            if (symbol[0] == '_') symbol.erase(0,1);</text:p>
            <text:p>            if (this-&gt;ImportFlag) {</text:p>
            <text:p>               this-&gt;ImportFlag = false;</text:p>
            <text:p>               fprintf(this-&gt;FileOut,"EXPORTS \n");</text:p>
            <text:p>            }</text:p>
            <text:p>            /*</text:p>
            <text:p>            Check whether it is "Scalar deleting destructor" and</text:p>
            <text:p/>
          </table:table-cell>
          <table:table-cell office:value-type="float" office:value="209" calcext:value-type="float">
            <text:p>209</text:p>
          </table:table-cell>
          <table:table-cell office:value-type="float" office:value="288" calcext:value-type="float">
            <text:p>288</text:p>
          </table:table-cell>
          <table:table-cell office:value-type="float" office:value="214" calcext:value-type="float">
            <text:p>214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fprintf(fout,"EXPORTS \n")</text:p>
          </table:table-cell>
          <table:table-cell office:value-type="string" calcext:value-type="string">
            <text:p>fprintf(this-&gt;FileOut,"EXPORTS \n"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62.cpp</text:p>
          </table:table-cell>
          <table:table-cell office:value-type="string" calcext:value-type="string">
            <text:p>{</text:p>
            <text:p>               fImportFlag = 0;</text:p>
            <text:p>               fprintf(fout,"EXPORTS \n");</text:p>
            <text:p>            }</text:p>
          </table:table-cell>
          <table:table-cell office:value-type="string" calcext:value-type="string">
            <text:p>second/download/CMake/CMake-old-new/Kitware_CMake_old_new_block_262.cpp</text:p>
          </table:table-cell>
          <table:table-cell office:value-type="string" calcext:value-type="string">
            <text:p>[0, 0, 0, 0, 0, 0, 0, 0, 0, 0, 1, 0, 0, 0, 0, 3, 0, 0, 0, 0, 0, 0, 0, 2, 0, 0, 0, 0, 0, 0, 1, 0, 0, 0, 0, 0, 0, 0, 0, 0, 0, 0, 0, 0, 0, 0, 1, 0, 4, 0, 0, 0, 0, 0, 0, 0, 0, 0, 0, 0, 0, 0, 0, 0, 0, 0, 0, 0, 0, 0, 0, 0, 0, 1, 0, 0, 2, 0, 2, 0, 0, 0, 0, 0, 0]</text:p>
          </table:table-cell>
          <table:table-cell office:value-type="string" calcext:value-type="string">
            <text:p>second/download/CMake/CMake-old-new/Kitware_CMake_old_new_new_log_262.cpp</text:p>
          </table:table-cell>
          <table:table-cell office:value-type="string" calcext:value-type="string">
            <text:p>second/download/CMake/CMake/CMake/Tests/Preprocess/preprocess.cpp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fprintf(stderr, "DIRECTORY_DEF_DEBUG should be defined in C\n")</text:p>
          </table:table-cell>
          <table:table-cell office:value-type="string" calcext:value-type="string">
            <text:p>second/download/CMake/CMake-old-new/Kitware_CMake_repos_log_2242.cpp</text:p>
          </table:table-cell>
          <table:table-cell office:value-type="string" calcext:value-type="string">
            <text:p>{</text:p>
            <text:p>    fprintf(stderr, "DIRECTORY_DEF_DEBUG should be defined in C\n");</text:p>
            <text:p>    result = 0;</text:p>
            <text:p>  }</text:p>
          </table:table-cell>
          <table:table-cell office:value-type="string" calcext:value-type="string">
            <text:p>second/download/CMake/CMake-old-new/Kitware_CMake_repos_block_2242.cpp</text:p>
          </table:table-cell>
          <table:table-cell office:value-type="string" calcext:value-type="string">
            <text:p>[0, 0, 0, 0, 0, 0, 0, 0, 0, 0, 1, 0, 0, 0, 0, 3, 0, 0, 0, 0, 0, 0, 0, 2, 0, 0, 0, 0, 0, 0, 1, 0, 0, 0, 0, 0, 0, 0, 0, 0, 0, 0, 0, 0, 0, 0, 1, 0, 4, 0, 0, 0, 0, 0, 0, 0, 0, 0, 0, 0, 0, 0, 0, 0, 0, 0, 0, 0, 0, 0, 0, 0, 0, 1, 0, 0, 2, 0, 2, 0, 0, 0, 0, 0, 0]</text:p>
          </table:table-cell>
        </table:table-row>
        <table:table-row table:style-name="ro9">
          <table:table-cell office:value-type="string" calcext:value-type="string">
            <text:p>069aa93b555293679f4b8c07623133ba62a74ee4</text:p>
          </table:table-cell>
          <table:table-cell office:value-type="string" calcext:value-type="string">
            <text:p>bindexplib: Add support for "/bigobj" format object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bindexplib.cxx</text:p>
          </table:table-cell>
          <table:table-cell office:value-type="string" calcext:value-type="string">
            <text:p>second/download/CMake/CMake-old-new/Kitware_CMake_old_file_296.cpp</text:p>
          </table:table-cell>
          <table:table-cell office:value-type="string" calcext:value-type="string">
            <text:p>second/download/CMake/CMake-old-new/Kitware_CMake_new_file_296.cpp</text:p>
          </table:table-cell>
          <table:table-cell office:value-type="string" calcext:value-type="string">
            <text:p>second/download/CMake/CMake-old-new/Kitware_CMake_old_hunk_566.cpp</text:p>
          </table:table-cell>
          <table:table-cell office:value-type="string" calcext:value-type="string">
            <text:p>second/download/CMake/CMake-old-new/Kitware_CMake_new_hunk_566.cpp</text:p>
          </table:table-cell>
          <table:table-cell office:value-type="string" calcext:value-type="string">
            <text:p>               }</text:p>
            <text:p>            }</text:p>
            <text:p>            if (symbol[0] == '_') symbol.erase(0,1);</text:p>
            <text:p>            if (fImportFlag) {</text:p>
            <text:p>               fImportFlag = 0;</text:p>
            <text:p>               fprintf(fout,"EXPORTS \n");</text:p>
            <text:p>            }</text:p>
            <text:p>            /*</text:p>
            <text:p>            Check whether it is "Scalar deleting destructor" and</text:p>
            <text:p/>
          </table:table-cell>
          <table:table-cell office:value-type="string" calcext:value-type="string">
            <text:p>               }</text:p>
            <text:p>            }</text:p>
            <text:p>            if (symbol[0] == '_') symbol.erase(0,1);</text:p>
            <text:p>            if (this-&gt;ImportFlag) {</text:p>
            <text:p>               this-&gt;ImportFlag = false;</text:p>
            <text:p>               fprintf(this-&gt;FileOut,"EXPORTS \n");</text:p>
            <text:p>            }</text:p>
            <text:p>            /*</text:p>
            <text:p>            Check whether it is "Scalar deleting destructor" and</text:p>
            <text:p/>
          </table:table-cell>
          <table:table-cell office:value-type="float" office:value="209" calcext:value-type="float">
            <text:p>209</text:p>
          </table:table-cell>
          <table:table-cell office:value-type="float" office:value="288" calcext:value-type="float">
            <text:p>288</text:p>
          </table:table-cell>
          <table:table-cell office:value-type="float" office:value="214" calcext:value-type="float">
            <text:p>214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fprintf(fout,"EXPORTS \n")</text:p>
          </table:table-cell>
          <table:table-cell office:value-type="string" calcext:value-type="string">
            <text:p>fprintf(this-&gt;FileOut,"EXPORTS \n"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62.cpp</text:p>
          </table:table-cell>
          <table:table-cell office:value-type="string" calcext:value-type="string">
            <text:p>{</text:p>
            <text:p>               fImportFlag = 0;</text:p>
            <text:p>               fprintf(fout,"EXPORTS \n");</text:p>
            <text:p>            }</text:p>
          </table:table-cell>
          <table:table-cell office:value-type="string" calcext:value-type="string">
            <text:p>second/download/CMake/CMake-old-new/Kitware_CMake_old_new_block_262.cpp</text:p>
          </table:table-cell>
          <table:table-cell office:value-type="string" calcext:value-type="string">
            <text:p>[0, 0, 0, 0, 0, 0, 0, 0, 0, 0, 1, 0, 0, 0, 0, 3, 0, 0, 0, 0, 0, 0, 0, 2, 0, 0, 0, 0, 0, 0, 1, 0, 0, 0, 0, 0, 0, 0, 0, 0, 0, 0, 0, 0, 0, 0, 1, 0, 4, 0, 0, 0, 0, 0, 0, 0, 0, 0, 0, 0, 0, 0, 0, 0, 0, 0, 0, 0, 0, 0, 0, 0, 0, 1, 0, 0, 2, 0, 2, 0, 0, 0, 0, 0, 0]</text:p>
          </table:table-cell>
          <table:table-cell office:value-type="string" calcext:value-type="string">
            <text:p>second/download/CMake/CMake-old-new/Kitware_CMake_old_new_new_log_262.cpp</text:p>
          </table:table-cell>
          <table:table-cell office:value-type="string" calcext:value-type="string">
            <text:p>second/download/CMake/CMake/CMake/Tests/Preprocess/preprocess.cpp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fprintf(stderr, "FILE_DEF_RELEASE should not be defined in C\n")</text:p>
          </table:table-cell>
          <table:table-cell office:value-type="string" calcext:value-type="string">
            <text:p>second/download/CMake/CMake-old-new/Kitware_CMake_repos_log_2243.cpp</text:p>
          </table:table-cell>
          <table:table-cell office:value-type="string" calcext:value-type="string">
            <text:p>{</text:p>
            <text:p>    fprintf(stderr, "FILE_DEF_RELEASE should not be defined in C\n");</text:p>
            <text:p>    result = 0;</text:p>
            <text:p>  }</text:p>
          </table:table-cell>
          <table:table-cell office:value-type="string" calcext:value-type="string">
            <text:p>second/download/CMake/CMake-old-new/Kitware_CMake_repos_block_2243.cpp</text:p>
          </table:table-cell>
          <table:table-cell office:value-type="string" calcext:value-type="string">
            <text:p>[0, 0, 0, 0, 0, 0, 0, 0, 0, 0, 1, 0, 0, 0, 0, 3, 0, 0, 0, 0, 0, 0, 0, 2, 0, 0, 0, 0, 0, 0, 1, 0, 0, 0, 0, 0, 0, 0, 0, 0, 0, 0, 0, 0, 0, 0, 1, 0, 4, 0, 0, 0, 0, 0, 0, 0, 0, 0, 0, 0, 0, 0, 0, 0, 0, 0, 0, 0, 0, 0, 0, 0, 0, 1, 0, 0, 2, 0, 2, 0, 0, 0, 0, 0, 0]</text:p>
          </table:table-cell>
        </table:table-row>
        <table:table-row table:style-name="ro9">
          <table:table-cell office:value-type="string" calcext:value-type="string">
            <text:p>069aa93b555293679f4b8c07623133ba62a74ee4</text:p>
          </table:table-cell>
          <table:table-cell office:value-type="string" calcext:value-type="string">
            <text:p>bindexplib: Add support for "/bigobj" format object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bindexplib.cxx</text:p>
          </table:table-cell>
          <table:table-cell office:value-type="string" calcext:value-type="string">
            <text:p>second/download/CMake/CMake-old-new/Kitware_CMake_old_file_296.cpp</text:p>
          </table:table-cell>
          <table:table-cell office:value-type="string" calcext:value-type="string">
            <text:p>second/download/CMake/CMake-old-new/Kitware_CMake_new_file_296.cpp</text:p>
          </table:table-cell>
          <table:table-cell office:value-type="string" calcext:value-type="string">
            <text:p>second/download/CMake/CMake-old-new/Kitware_CMake_old_hunk_566.cpp</text:p>
          </table:table-cell>
          <table:table-cell office:value-type="string" calcext:value-type="string">
            <text:p>second/download/CMake/CMake-old-new/Kitware_CMake_new_hunk_566.cpp</text:p>
          </table:table-cell>
          <table:table-cell office:value-type="string" calcext:value-type="string">
            <text:p>               }</text:p>
            <text:p>            }</text:p>
            <text:p>            if (symbol[0] == '_') symbol.erase(0,1);</text:p>
            <text:p>            if (fImportFlag) {</text:p>
            <text:p>               fImportFlag = 0;</text:p>
            <text:p>               fprintf(fout,"EXPORTS \n");</text:p>
            <text:p>            }</text:p>
            <text:p>            /*</text:p>
            <text:p>            Check whether it is "Scalar deleting destructor" and</text:p>
            <text:p/>
          </table:table-cell>
          <table:table-cell office:value-type="string" calcext:value-type="string">
            <text:p>               }</text:p>
            <text:p>            }</text:p>
            <text:p>            if (symbol[0] == '_') symbol.erase(0,1);</text:p>
            <text:p>            if (this-&gt;ImportFlag) {</text:p>
            <text:p>               this-&gt;ImportFlag = false;</text:p>
            <text:p>               fprintf(this-&gt;FileOut,"EXPORTS \n");</text:p>
            <text:p>            }</text:p>
            <text:p>            /*</text:p>
            <text:p>            Check whether it is "Scalar deleting destructor" and</text:p>
            <text:p/>
          </table:table-cell>
          <table:table-cell office:value-type="float" office:value="209" calcext:value-type="float">
            <text:p>209</text:p>
          </table:table-cell>
          <table:table-cell office:value-type="float" office:value="288" calcext:value-type="float">
            <text:p>288</text:p>
          </table:table-cell>
          <table:table-cell office:value-type="float" office:value="214" calcext:value-type="float">
            <text:p>214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fprintf(fout,"EXPORTS \n")</text:p>
          </table:table-cell>
          <table:table-cell office:value-type="string" calcext:value-type="string">
            <text:p>fprintf(this-&gt;FileOut,"EXPORTS \n"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62.cpp</text:p>
          </table:table-cell>
          <table:table-cell office:value-type="string" calcext:value-type="string">
            <text:p>{</text:p>
            <text:p>               fImportFlag = 0;</text:p>
            <text:p>               fprintf(fout,"EXPORTS \n");</text:p>
            <text:p>            }</text:p>
          </table:table-cell>
          <table:table-cell office:value-type="string" calcext:value-type="string">
            <text:p>second/download/CMake/CMake-old-new/Kitware_CMake_old_new_block_262.cpp</text:p>
          </table:table-cell>
          <table:table-cell office:value-type="string" calcext:value-type="string">
            <text:p>[0, 0, 0, 0, 0, 0, 0, 0, 0, 0, 1, 0, 0, 0, 0, 3, 0, 0, 0, 0, 0, 0, 0, 2, 0, 0, 0, 0, 0, 0, 1, 0, 0, 0, 0, 0, 0, 0, 0, 0, 0, 0, 0, 0, 0, 0, 1, 0, 4, 0, 0, 0, 0, 0, 0, 0, 0, 0, 0, 0, 0, 0, 0, 0, 0, 0, 0, 0, 0, 0, 0, 0, 0, 1, 0, 0, 2, 0, 2, 0, 0, 0, 0, 0, 0]</text:p>
          </table:table-cell>
          <table:table-cell office:value-type="string" calcext:value-type="string">
            <text:p>second/download/CMake/CMake-old-new/Kitware_CMake_old_new_new_log_262.cpp</text:p>
          </table:table-cell>
          <table:table-cell office:value-type="string" calcext:value-type="string">
            <text:p>second/download/CMake/CMake/CMake/Tests/Preprocess/preprocess.cpp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printf(stderr, "TARGET_DEF_RELEASE should not be defined in C\n")</text:p>
          </table:table-cell>
          <table:table-cell office:value-type="string" calcext:value-type="string">
            <text:p>second/download/CMake/CMake-old-new/Kitware_CMake_repos_log_2244.cpp</text:p>
          </table:table-cell>
          <table:table-cell office:value-type="string" calcext:value-type="string">
            <text:p>{</text:p>
            <text:p>    fprintf(stderr, "TARGET_DEF_RELEASE should not be defined in C\n");</text:p>
            <text:p>    result = 0;</text:p>
            <text:p>  }</text:p>
          </table:table-cell>
          <table:table-cell office:value-type="string" calcext:value-type="string">
            <text:p>second/download/CMake/CMake-old-new/Kitware_CMake_repos_block_2244.cpp</text:p>
          </table:table-cell>
          <table:table-cell office:value-type="string" calcext:value-type="string">
            <text:p>[0, 0, 0, 0, 0, 0, 0, 0, 0, 0, 1, 0, 0, 0, 0, 3, 0, 0, 0, 0, 0, 0, 0, 2, 0, 0, 0, 0, 0, 0, 1, 0, 0, 0, 0, 0, 0, 0, 0, 0, 0, 0, 0, 0, 0, 0, 1, 0, 4, 0, 0, 0, 0, 0, 0, 0, 0, 0, 0, 0, 0, 0, 0, 0, 0, 0, 0, 0, 0, 0, 0, 0, 0, 1, 0, 0, 2, 0, 2, 0, 0, 0, 0, 0, 0]</text:p>
          </table:table-cell>
        </table:table-row>
        <table:table-row table:style-name="ro9">
          <table:table-cell office:value-type="string" calcext:value-type="string">
            <text:p>069aa93b555293679f4b8c07623133ba62a74ee4</text:p>
          </table:table-cell>
          <table:table-cell office:value-type="string" calcext:value-type="string">
            <text:p>bindexplib: Add support for "/bigobj" format object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bindexplib.cxx</text:p>
          </table:table-cell>
          <table:table-cell office:value-type="string" calcext:value-type="string">
            <text:p>second/download/CMake/CMake-old-new/Kitware_CMake_old_file_296.cpp</text:p>
          </table:table-cell>
          <table:table-cell office:value-type="string" calcext:value-type="string">
            <text:p>second/download/CMake/CMake-old-new/Kitware_CMake_new_file_296.cpp</text:p>
          </table:table-cell>
          <table:table-cell office:value-type="string" calcext:value-type="string">
            <text:p>second/download/CMake/CMake-old-new/Kitware_CMake_old_hunk_566.cpp</text:p>
          </table:table-cell>
          <table:table-cell office:value-type="string" calcext:value-type="string">
            <text:p>second/download/CMake/CMake-old-new/Kitware_CMake_new_hunk_566.cpp</text:p>
          </table:table-cell>
          <table:table-cell office:value-type="string" calcext:value-type="string">
            <text:p>               }</text:p>
            <text:p>            }</text:p>
            <text:p>            if (symbol[0] == '_') symbol.erase(0,1);</text:p>
            <text:p>            if (fImportFlag) {</text:p>
            <text:p>               fImportFlag = 0;</text:p>
            <text:p>               fprintf(fout,"EXPORTS \n");</text:p>
            <text:p>            }</text:p>
            <text:p>            /*</text:p>
            <text:p>            Check whether it is "Scalar deleting destructor" and</text:p>
            <text:p/>
          </table:table-cell>
          <table:table-cell office:value-type="string" calcext:value-type="string">
            <text:p>               }</text:p>
            <text:p>            }</text:p>
            <text:p>            if (symbol[0] == '_') symbol.erase(0,1);</text:p>
            <text:p>            if (this-&gt;ImportFlag) {</text:p>
            <text:p>               this-&gt;ImportFlag = false;</text:p>
            <text:p>               fprintf(this-&gt;FileOut,"EXPORTS \n");</text:p>
            <text:p>            }</text:p>
            <text:p>            /*</text:p>
            <text:p>            Check whether it is "Scalar deleting destructor" and</text:p>
            <text:p/>
          </table:table-cell>
          <table:table-cell office:value-type="float" office:value="209" calcext:value-type="float">
            <text:p>209</text:p>
          </table:table-cell>
          <table:table-cell office:value-type="float" office:value="288" calcext:value-type="float">
            <text:p>288</text:p>
          </table:table-cell>
          <table:table-cell office:value-type="float" office:value="214" calcext:value-type="float">
            <text:p>214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fprintf(fout,"EXPORTS \n")</text:p>
          </table:table-cell>
          <table:table-cell office:value-type="string" calcext:value-type="string">
            <text:p>fprintf(this-&gt;FileOut,"EXPORTS \n"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62.cpp</text:p>
          </table:table-cell>
          <table:table-cell office:value-type="string" calcext:value-type="string">
            <text:p>{</text:p>
            <text:p>               fImportFlag = 0;</text:p>
            <text:p>               fprintf(fout,"EXPORTS \n");</text:p>
            <text:p>            }</text:p>
          </table:table-cell>
          <table:table-cell office:value-type="string" calcext:value-type="string">
            <text:p>second/download/CMake/CMake-old-new/Kitware_CMake_old_new_block_262.cpp</text:p>
          </table:table-cell>
          <table:table-cell office:value-type="string" calcext:value-type="string">
            <text:p>[0, 0, 0, 0, 0, 0, 0, 0, 0, 0, 1, 0, 0, 0, 0, 3, 0, 0, 0, 0, 0, 0, 0, 2, 0, 0, 0, 0, 0, 0, 1, 0, 0, 0, 0, 0, 0, 0, 0, 0, 0, 0, 0, 0, 0, 0, 1, 0, 4, 0, 0, 0, 0, 0, 0, 0, 0, 0, 0, 0, 0, 0, 0, 0, 0, 0, 0, 0, 0, 0, 0, 0, 0, 1, 0, 0, 2, 0, 2, 0, 0, 0, 0, 0, 0]</text:p>
          </table:table-cell>
          <table:table-cell office:value-type="string" calcext:value-type="string">
            <text:p>second/download/CMake/CMake-old-new/Kitware_CMake_old_new_new_log_262.cpp</text:p>
          </table:table-cell>
          <table:table-cell office:value-type="string" calcext:value-type="string">
            <text:p>second/download/CMake/CMake/CMake/Tests/Preprocess/preprocess.cpp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fprintf(stderr, "DIRECTORY_DEF_RELEASE should not be defined in C\n")</text:p>
          </table:table-cell>
          <table:table-cell office:value-type="string" calcext:value-type="string">
            <text:p>second/download/CMake/CMake-old-new/Kitware_CMake_repos_log_2245.cpp</text:p>
          </table:table-cell>
          <table:table-cell office:value-type="string" calcext:value-type="string">
            <text:p>{</text:p>
            <text:p>    fprintf(stderr, "DIRECTORY_DEF_RELEASE should not be defined in C\n");</text:p>
            <text:p>    result = 0;</text:p>
            <text:p>  }</text:p>
          </table:table-cell>
          <table:table-cell office:value-type="string" calcext:value-type="string">
            <text:p>second/download/CMake/CMake-old-new/Kitware_CMake_repos_block_2245.cpp</text:p>
          </table:table-cell>
          <table:table-cell office:value-type="string" calcext:value-type="string">
            <text:p>[0, 0, 0, 0, 0, 0, 0, 0, 0, 0, 1, 0, 0, 0, 0, 3, 0, 0, 0, 0, 0, 0, 0, 2, 0, 0, 0, 0, 0, 0, 1, 0, 0, 0, 0, 0, 0, 0, 0, 0, 0, 0, 0, 0, 0, 0, 1, 0, 4, 0, 0, 0, 0, 0, 0, 0, 0, 0, 0, 0, 0, 0, 0, 0, 0, 0, 0, 0, 0, 0, 0, 0, 0, 1, 0, 0, 2, 0, 2, 0, 0, 0, 0, 0, 0]</text:p>
          </table:table-cell>
        </table:table-row>
        <table:table-row table:style-name="ro9">
          <table:table-cell office:value-type="string" calcext:value-type="string">
            <text:p>069aa93b555293679f4b8c07623133ba62a74ee4</text:p>
          </table:table-cell>
          <table:table-cell office:value-type="string" calcext:value-type="string">
            <text:p>bindexplib: Add support for "/bigobj" format object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bindexplib.cxx</text:p>
          </table:table-cell>
          <table:table-cell office:value-type="string" calcext:value-type="string">
            <text:p>second/download/CMake/CMake-old-new/Kitware_CMake_old_file_296.cpp</text:p>
          </table:table-cell>
          <table:table-cell office:value-type="string" calcext:value-type="string">
            <text:p>second/download/CMake/CMake-old-new/Kitware_CMake_new_file_296.cpp</text:p>
          </table:table-cell>
          <table:table-cell office:value-type="string" calcext:value-type="string">
            <text:p>second/download/CMake/CMake-old-new/Kitware_CMake_old_hunk_566.cpp</text:p>
          </table:table-cell>
          <table:table-cell office:value-type="string" calcext:value-type="string">
            <text:p>second/download/CMake/CMake-old-new/Kitware_CMake_new_hunk_566.cpp</text:p>
          </table:table-cell>
          <table:table-cell office:value-type="string" calcext:value-type="string">
            <text:p>               }</text:p>
            <text:p>            }</text:p>
            <text:p>            if (symbol[0] == '_') symbol.erase(0,1);</text:p>
            <text:p>            if (fImportFlag) {</text:p>
            <text:p>               fImportFlag = 0;</text:p>
            <text:p>               fprintf(fout,"EXPORTS \n");</text:p>
            <text:p>            }</text:p>
            <text:p>            /*</text:p>
            <text:p>            Check whether it is "Scalar deleting destructor" and</text:p>
            <text:p/>
          </table:table-cell>
          <table:table-cell office:value-type="string" calcext:value-type="string">
            <text:p>               }</text:p>
            <text:p>            }</text:p>
            <text:p>            if (symbol[0] == '_') symbol.erase(0,1);</text:p>
            <text:p>            if (this-&gt;ImportFlag) {</text:p>
            <text:p>               this-&gt;ImportFlag = false;</text:p>
            <text:p>               fprintf(this-&gt;FileOut,"EXPORTS \n");</text:p>
            <text:p>            }</text:p>
            <text:p>            /*</text:p>
            <text:p>            Check whether it is "Scalar deleting destructor" and</text:p>
            <text:p/>
          </table:table-cell>
          <table:table-cell office:value-type="float" office:value="209" calcext:value-type="float">
            <text:p>209</text:p>
          </table:table-cell>
          <table:table-cell office:value-type="float" office:value="288" calcext:value-type="float">
            <text:p>288</text:p>
          </table:table-cell>
          <table:table-cell office:value-type="float" office:value="214" calcext:value-type="float">
            <text:p>214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fprintf(fout,"EXPORTS \n")</text:p>
          </table:table-cell>
          <table:table-cell office:value-type="string" calcext:value-type="string">
            <text:p>fprintf(this-&gt;FileOut,"EXPORTS \n"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62.cpp</text:p>
          </table:table-cell>
          <table:table-cell office:value-type="string" calcext:value-type="string">
            <text:p>{</text:p>
            <text:p>               fImportFlag = 0;</text:p>
            <text:p>               fprintf(fout,"EXPORTS \n");</text:p>
            <text:p>            }</text:p>
          </table:table-cell>
          <table:table-cell office:value-type="string" calcext:value-type="string">
            <text:p>second/download/CMake/CMake-old-new/Kitware_CMake_old_new_block_262.cpp</text:p>
          </table:table-cell>
          <table:table-cell office:value-type="string" calcext:value-type="string">
            <text:p>[0, 0, 0, 0, 0, 0, 0, 0, 0, 0, 1, 0, 0, 0, 0, 3, 0, 0, 0, 0, 0, 0, 0, 2, 0, 0, 0, 0, 0, 0, 1, 0, 0, 0, 0, 0, 0, 0, 0, 0, 0, 0, 0, 0, 0, 0, 1, 0, 4, 0, 0, 0, 0, 0, 0, 0, 0, 0, 0, 0, 0, 0, 0, 0, 0, 0, 0, 0, 0, 0, 0, 0, 0, 1, 0, 0, 2, 0, 2, 0, 0, 0, 0, 0, 0]</text:p>
          </table:table-cell>
          <table:table-cell office:value-type="string" calcext:value-type="string">
            <text:p>second/download/CMake/CMake-old-new/Kitware_CMake_old_new_new_log_262.cpp</text:p>
          </table:table-cell>
          <table:table-cell office:value-type="string" calcext:value-type="string">
            <text:p>second/download/CMake/CMake/CMake/Tests/Preprocess/preprocess.cpp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fprintf(stderr, "FILE_DEF_DEBUG and TARGET_DEF_DEBUG inconsistent in C\n")</text:p>
          </table:table-cell>
          <table:table-cell office:value-type="string" calcext:value-type="string">
            <text:p>second/download/CMake/CMake-old-new/Kitware_CMake_repos_log_2246.cpp</text:p>
          </table:table-cell>
          <table:table-cell office:value-type="string" calcext:value-type="string">
            <text:p>{</text:p>
            <text:p>    fprintf(stderr, "FILE_DEF_DEBUG and TARGET_DEF_DEBUG inconsistent in C\n");</text:p>
            <text:p>    result = 0;</text:p>
            <text:p>  }</text:p>
          </table:table-cell>
          <table:table-cell office:value-type="string" calcext:value-type="string">
            <text:p>second/download/CMake/CMake-old-new/Kitware_CMake_repos_block_2246.cpp</text:p>
          </table:table-cell>
          <table:table-cell office:value-type="string" calcext:value-type="string">
            <text:p>[0, 0, 0, 0, 0, 0, 0, 0, 0, 0, 1, 0, 0, 0, 0, 3, 0, 0, 0, 0, 0, 0, 0, 2, 0, 0, 0, 0, 0, 0, 1, 0, 0, 0, 0, 0, 0, 0, 0, 0, 0, 0, 0, 0, 0, 0, 1, 0, 4, 0, 0, 0, 0, 0, 0, 0, 0, 0, 0, 0, 0, 0, 0, 0, 0, 0, 0, 0, 0, 0, 0, 0, 0, 1, 0, 0, 2, 0, 2, 0, 0, 0, 0, 0, 0]</text:p>
          </table:table-cell>
        </table:table-row>
        <table:table-row table:style-name="ro9">
          <table:table-cell office:value-type="string" calcext:value-type="string">
            <text:p>069aa93b555293679f4b8c07623133ba62a74ee4</text:p>
          </table:table-cell>
          <table:table-cell office:value-type="string" calcext:value-type="string">
            <text:p>bindexplib: Add support for "/bigobj" format object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bindexplib.cxx</text:p>
          </table:table-cell>
          <table:table-cell office:value-type="string" calcext:value-type="string">
            <text:p>second/download/CMake/CMake-old-new/Kitware_CMake_old_file_296.cpp</text:p>
          </table:table-cell>
          <table:table-cell office:value-type="string" calcext:value-type="string">
            <text:p>second/download/CMake/CMake-old-new/Kitware_CMake_new_file_296.cpp</text:p>
          </table:table-cell>
          <table:table-cell office:value-type="string" calcext:value-type="string">
            <text:p>second/download/CMake/CMake-old-new/Kitware_CMake_old_hunk_566.cpp</text:p>
          </table:table-cell>
          <table:table-cell office:value-type="string" calcext:value-type="string">
            <text:p>second/download/CMake/CMake-old-new/Kitware_CMake_new_hunk_566.cpp</text:p>
          </table:table-cell>
          <table:table-cell office:value-type="string" calcext:value-type="string">
            <text:p>               }</text:p>
            <text:p>            }</text:p>
            <text:p>            if (symbol[0] == '_') symbol.erase(0,1);</text:p>
            <text:p>            if (fImportFlag) {</text:p>
            <text:p>               fImportFlag = 0;</text:p>
            <text:p>               fprintf(fout,"EXPORTS \n");</text:p>
            <text:p>            }</text:p>
            <text:p>            /*</text:p>
            <text:p>            Check whether it is "Scalar deleting destructor" and</text:p>
            <text:p/>
          </table:table-cell>
          <table:table-cell office:value-type="string" calcext:value-type="string">
            <text:p>               }</text:p>
            <text:p>            }</text:p>
            <text:p>            if (symbol[0] == '_') symbol.erase(0,1);</text:p>
            <text:p>            if (this-&gt;ImportFlag) {</text:p>
            <text:p>               this-&gt;ImportFlag = false;</text:p>
            <text:p>               fprintf(this-&gt;FileOut,"EXPORTS \n");</text:p>
            <text:p>            }</text:p>
            <text:p>            /*</text:p>
            <text:p>            Check whether it is "Scalar deleting destructor" and</text:p>
            <text:p/>
          </table:table-cell>
          <table:table-cell office:value-type="float" office:value="209" calcext:value-type="float">
            <text:p>209</text:p>
          </table:table-cell>
          <table:table-cell office:value-type="float" office:value="288" calcext:value-type="float">
            <text:p>288</text:p>
          </table:table-cell>
          <table:table-cell office:value-type="float" office:value="214" calcext:value-type="float">
            <text:p>214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fprintf(fout,"EXPORTS \n")</text:p>
          </table:table-cell>
          <table:table-cell office:value-type="string" calcext:value-type="string">
            <text:p>fprintf(this-&gt;FileOut,"EXPORTS \n"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62.cpp</text:p>
          </table:table-cell>
          <table:table-cell office:value-type="string" calcext:value-type="string">
            <text:p>{</text:p>
            <text:p>               fImportFlag = 0;</text:p>
            <text:p>               fprintf(fout,"EXPORTS \n");</text:p>
            <text:p>            }</text:p>
          </table:table-cell>
          <table:table-cell office:value-type="string" calcext:value-type="string">
            <text:p>second/download/CMake/CMake-old-new/Kitware_CMake_old_new_block_262.cpp</text:p>
          </table:table-cell>
          <table:table-cell office:value-type="string" calcext:value-type="string">
            <text:p>[0, 0, 0, 0, 0, 0, 0, 0, 0, 0, 1, 0, 0, 0, 0, 3, 0, 0, 0, 0, 0, 0, 0, 2, 0, 0, 0, 0, 0, 0, 1, 0, 0, 0, 0, 0, 0, 0, 0, 0, 0, 0, 0, 0, 0, 0, 1, 0, 4, 0, 0, 0, 0, 0, 0, 0, 0, 0, 0, 0, 0, 0, 0, 0, 0, 0, 0, 0, 0, 0, 0, 0, 0, 1, 0, 0, 2, 0, 2, 0, 0, 0, 0, 0, 0]</text:p>
          </table:table-cell>
          <table:table-cell office:value-type="string" calcext:value-type="string">
            <text:p>second/download/CMake/CMake-old-new/Kitware_CMake_old_new_new_log_262.cpp</text:p>
          </table:table-cell>
          <table:table-cell office:value-type="string" calcext:value-type="string">
            <text:p>second/download/CMake/CMake/CMake/Tests/Preprocess/preprocess.cpp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fprintf(stderr, "DEBUG and RELEASE definitions inconsistent in C\n")</text:p>
          </table:table-cell>
          <table:table-cell office:value-type="string" calcext:value-type="string">
            <text:p>second/download/CMake/CMake-old-new/Kitware_CMake_repos_log_2247.cpp</text:p>
          </table:table-cell>
          <table:table-cell office:value-type="string" calcext:value-type="string">
            <text:p>{</text:p>
            <text:p>    fprintf(stderr, "DEBUG and RELEASE definitions inconsistent in C\n");</text:p>
            <text:p>    result = 0;</text:p>
            <text:p>  }</text:p>
          </table:table-cell>
          <table:table-cell office:value-type="string" calcext:value-type="string">
            <text:p>second/download/CMake/CMake-old-new/Kitware_CMake_repos_block_2247.cpp</text:p>
          </table:table-cell>
          <table:table-cell office:value-type="string" calcext:value-type="string">
            <text:p>[0, 0, 0, 0, 0, 0, 0, 0, 0, 0, 1, 0, 0, 0, 0, 3, 0, 0, 0, 0, 0, 0, 0, 2, 0, 0, 0, 0, 0, 0, 1, 0, 0, 0, 0, 0, 0, 0, 0, 0, 0, 0, 0, 0, 0, 0, 1, 0, 4, 0, 0, 0, 0, 0, 0, 0, 0, 0, 0, 0, 0, 0, 0, 0, 0, 0, 0, 0, 0, 0, 0, 0, 0, 1, 0, 0, 2, 0, 2, 0, 0, 0, 0, 0, 0]</text:p>
          </table:table-cell>
        </table:table-row>
        <table:table-row table:style-name="ro9">
          <table:table-cell office:value-type="string" calcext:value-type="string">
            <text:p>069aa93b555293679f4b8c07623133ba62a74ee4</text:p>
          </table:table-cell>
          <table:table-cell office:value-type="string" calcext:value-type="string">
            <text:p>bindexplib: Add support for "/bigobj" format object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bindexplib.cxx</text:p>
          </table:table-cell>
          <table:table-cell office:value-type="string" calcext:value-type="string">
            <text:p>second/download/CMake/CMake-old-new/Kitware_CMake_old_file_296.cpp</text:p>
          </table:table-cell>
          <table:table-cell office:value-type="string" calcext:value-type="string">
            <text:p>second/download/CMake/CMake-old-new/Kitware_CMake_new_file_296.cpp</text:p>
          </table:table-cell>
          <table:table-cell office:value-type="string" calcext:value-type="string">
            <text:p>second/download/CMake/CMake-old-new/Kitware_CMake_old_hunk_566.cpp</text:p>
          </table:table-cell>
          <table:table-cell office:value-type="string" calcext:value-type="string">
            <text:p>second/download/CMake/CMake-old-new/Kitware_CMake_new_hunk_566.cpp</text:p>
          </table:table-cell>
          <table:table-cell office:value-type="string" calcext:value-type="string">
            <text:p>               }</text:p>
            <text:p>            }</text:p>
            <text:p>            if (symbol[0] == '_') symbol.erase(0,1);</text:p>
            <text:p>            if (fImportFlag) {</text:p>
            <text:p>               fImportFlag = 0;</text:p>
            <text:p>               fprintf(fout,"EXPORTS \n");</text:p>
            <text:p>            }</text:p>
            <text:p>            /*</text:p>
            <text:p>            Check whether it is "Scalar deleting destructor" and</text:p>
            <text:p/>
          </table:table-cell>
          <table:table-cell office:value-type="string" calcext:value-type="string">
            <text:p>               }</text:p>
            <text:p>            }</text:p>
            <text:p>            if (symbol[0] == '_') symbol.erase(0,1);</text:p>
            <text:p>            if (this-&gt;ImportFlag) {</text:p>
            <text:p>               this-&gt;ImportFlag = false;</text:p>
            <text:p>               fprintf(this-&gt;FileOut,"EXPORTS \n");</text:p>
            <text:p>            }</text:p>
            <text:p>            /*</text:p>
            <text:p>            Check whether it is "Scalar deleting destructor" and</text:p>
            <text:p/>
          </table:table-cell>
          <table:table-cell office:value-type="float" office:value="209" calcext:value-type="float">
            <text:p>209</text:p>
          </table:table-cell>
          <table:table-cell office:value-type="float" office:value="288" calcext:value-type="float">
            <text:p>288</text:p>
          </table:table-cell>
          <table:table-cell office:value-type="float" office:value="214" calcext:value-type="float">
            <text:p>214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fprintf(fout,"EXPORTS \n")</text:p>
          </table:table-cell>
          <table:table-cell office:value-type="string" calcext:value-type="string">
            <text:p>fprintf(this-&gt;FileOut,"EXPORTS \n"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62.cpp</text:p>
          </table:table-cell>
          <table:table-cell office:value-type="string" calcext:value-type="string">
            <text:p>{</text:p>
            <text:p>               fImportFlag = 0;</text:p>
            <text:p>               fprintf(fout,"EXPORTS \n");</text:p>
            <text:p>            }</text:p>
          </table:table-cell>
          <table:table-cell office:value-type="string" calcext:value-type="string">
            <text:p>second/download/CMake/CMake-old-new/Kitware_CMake_old_new_block_262.cpp</text:p>
          </table:table-cell>
          <table:table-cell office:value-type="string" calcext:value-type="string">
            <text:p>[0, 0, 0, 0, 0, 0, 0, 0, 0, 0, 1, 0, 0, 0, 0, 3, 0, 0, 0, 0, 0, 0, 0, 2, 0, 0, 0, 0, 0, 0, 1, 0, 0, 0, 0, 0, 0, 0, 0, 0, 0, 0, 0, 0, 0, 0, 1, 0, 4, 0, 0, 0, 0, 0, 0, 0, 0, 0, 0, 0, 0, 0, 0, 0, 0, 0, 0, 0, 0, 0, 0, 0, 0, 1, 0, 0, 2, 0, 2, 0, 0, 0, 0, 0, 0]</text:p>
          </table:table-cell>
          <table:table-cell office:value-type="string" calcext:value-type="string">
            <text:p>second/download/CMake/CMake-old-new/Kitware_CMake_old_new_new_log_262.cpp</text:p>
          </table:table-cell>
          <table:table-cell office:value-type="string" calcext:value-type="string">
            <text:p>second/download/CMake/CMake/CMake/Tests/Preprocess/preprocess.cpp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fprintf(stderr,</text:p>
            <text:p>            "FILE_DEF_RELEASE and TARGET_DEF_RELEASE inconsistent in C\n")</text:p>
          </table:table-cell>
          <table:table-cell office:value-type="string" calcext:value-type="string">
            <text:p>second/download/CMake/CMake-old-new/Kitware_CMake_repos_log_2248.cpp</text:p>
          </table:table-cell>
          <table:table-cell office:value-type="string" calcext:value-type="string">
            <text:p>{</text:p>
            <text:p>    fprintf(stderr,</text:p>
            <text:p>            "FILE_DEF_RELEASE and TARGET_DEF_RELEASE inconsistent in C\n");</text:p>
            <text:p>    result = 0;</text:p>
            <text:p>  }</text:p>
          </table:table-cell>
          <table:table-cell office:value-type="string" calcext:value-type="string">
            <text:p>second/download/CMake/CMake-old-new/Kitware_CMake_repos_block_2248.cpp</text:p>
          </table:table-cell>
          <table:table-cell office:value-type="string" calcext:value-type="string">
            <text:p>[0, 0, 0, 0, 0, 0, 0, 0, 0, 0, 1, 0, 0, 0, 0, 3, 0, 0, 0, 0, 0, 0, 0, 2, 0, 0, 0, 0, 0, 0, 1, 0, 0, 0, 0, 0, 0, 0, 0, 0, 0, 0, 0, 0, 0, 0, 1, 0, 4, 0, 0, 0, 0, 0, 0, 0, 0, 0, 0, 0, 0, 0, 0, 0, 0, 0, 0, 0, 0, 0, 0, 0, 0, 1, 0, 0, 2, 0, 2, 0, 0, 0, 0, 0, 0]</text:p>
          </table:table-cell>
        </table:table-row>
        <table:table-row table:style-name="ro9">
          <table:table-cell office:value-type="string" calcext:value-type="string">
            <text:p>069aa93b555293679f4b8c07623133ba62a74ee4</text:p>
          </table:table-cell>
          <table:table-cell office:value-type="string" calcext:value-type="string">
            <text:p>bindexplib: Add support for "/bigobj" format object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bindexplib.cxx</text:p>
          </table:table-cell>
          <table:table-cell office:value-type="string" calcext:value-type="string">
            <text:p>second/download/CMake/CMake-old-new/Kitware_CMake_old_file_296.cpp</text:p>
          </table:table-cell>
          <table:table-cell office:value-type="string" calcext:value-type="string">
            <text:p>second/download/CMake/CMake-old-new/Kitware_CMake_new_file_296.cpp</text:p>
          </table:table-cell>
          <table:table-cell office:value-type="string" calcext:value-type="string">
            <text:p>second/download/CMake/CMake-old-new/Kitware_CMake_old_hunk_566.cpp</text:p>
          </table:table-cell>
          <table:table-cell office:value-type="string" calcext:value-type="string">
            <text:p>second/download/CMake/CMake-old-new/Kitware_CMake_new_hunk_566.cpp</text:p>
          </table:table-cell>
          <table:table-cell office:value-type="string" calcext:value-type="string">
            <text:p>               }</text:p>
            <text:p>            }</text:p>
            <text:p>            if (symbol[0] == '_') symbol.erase(0,1);</text:p>
            <text:p>            if (fImportFlag) {</text:p>
            <text:p>               fImportFlag = 0;</text:p>
            <text:p>               fprintf(fout,"EXPORTS \n");</text:p>
            <text:p>            }</text:p>
            <text:p>            /*</text:p>
            <text:p>            Check whether it is "Scalar deleting destructor" and</text:p>
            <text:p/>
          </table:table-cell>
          <table:table-cell office:value-type="string" calcext:value-type="string">
            <text:p>               }</text:p>
            <text:p>            }</text:p>
            <text:p>            if (symbol[0] == '_') symbol.erase(0,1);</text:p>
            <text:p>            if (this-&gt;ImportFlag) {</text:p>
            <text:p>               this-&gt;ImportFlag = false;</text:p>
            <text:p>               fprintf(this-&gt;FileOut,"EXPORTS \n");</text:p>
            <text:p>            }</text:p>
            <text:p>            /*</text:p>
            <text:p>            Check whether it is "Scalar deleting destructor" and</text:p>
            <text:p/>
          </table:table-cell>
          <table:table-cell office:value-type="float" office:value="209" calcext:value-type="float">
            <text:p>209</text:p>
          </table:table-cell>
          <table:table-cell office:value-type="float" office:value="288" calcext:value-type="float">
            <text:p>288</text:p>
          </table:table-cell>
          <table:table-cell office:value-type="float" office:value="214" calcext:value-type="float">
            <text:p>214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fprintf(fout,"EXPORTS \n")</text:p>
          </table:table-cell>
          <table:table-cell office:value-type="string" calcext:value-type="string">
            <text:p>fprintf(this-&gt;FileOut,"EXPORTS \n"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62.cpp</text:p>
          </table:table-cell>
          <table:table-cell office:value-type="string" calcext:value-type="string">
            <text:p>{</text:p>
            <text:p>               fImportFlag = 0;</text:p>
            <text:p>               fprintf(fout,"EXPORTS \n");</text:p>
            <text:p>            }</text:p>
          </table:table-cell>
          <table:table-cell office:value-type="string" calcext:value-type="string">
            <text:p>second/download/CMake/CMake-old-new/Kitware_CMake_old_new_block_262.cpp</text:p>
          </table:table-cell>
          <table:table-cell office:value-type="string" calcext:value-type="string">
            <text:p>[0, 0, 0, 0, 0, 0, 0, 0, 0, 0, 1, 0, 0, 0, 0, 3, 0, 0, 0, 0, 0, 0, 0, 2, 0, 0, 0, 0, 0, 0, 1, 0, 0, 0, 0, 0, 0, 0, 0, 0, 0, 0, 0, 0, 0, 0, 1, 0, 4, 0, 0, 0, 0, 0, 0, 0, 0, 0, 0, 0, 0, 0, 0, 0, 0, 0, 0, 0, 0, 0, 0, 0, 0, 1, 0, 0, 2, 0, 2, 0, 0, 0, 0, 0, 0]</text:p>
          </table:table-cell>
          <table:table-cell office:value-type="string" calcext:value-type="string">
            <text:p>second/download/CMake/CMake-old-new/Kitware_CMake_old_new_new_log_262.cpp</text:p>
          </table:table-cell>
          <table:table-cell office:value-type="string" calcext:value-type="string">
            <text:p>second/download/CMake/CMake/CMake/Tests/Preprocess/preprocess.cpp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fprintf(stderr, "RELEASE and DEBUG definitions inconsistent in C\n")</text:p>
          </table:table-cell>
          <table:table-cell office:value-type="string" calcext:value-type="string">
            <text:p>second/download/CMake/CMake-old-new/Kitware_CMake_repos_log_2249.cpp</text:p>
          </table:table-cell>
          <table:table-cell office:value-type="string" calcext:value-type="string">
            <text:p>{</text:p>
            <text:p>    fprintf(stderr, "RELEASE and DEBUG definitions inconsistent in C\n");</text:p>
            <text:p>    result = 0;</text:p>
            <text:p>  }</text:p>
          </table:table-cell>
          <table:table-cell office:value-type="string" calcext:value-type="string">
            <text:p>second/download/CMake/CMake-old-new/Kitware_CMake_repos_block_2249.cpp</text:p>
          </table:table-cell>
          <table:table-cell office:value-type="string" calcext:value-type="string">
            <text:p>[0, 0, 0, 0, 0, 0, 0, 0, 0, 0, 1, 0, 0, 0, 0, 3, 0, 0, 0, 0, 0, 0, 0, 2, 0, 0, 0, 0, 0, 0, 1, 0, 0, 0, 0, 0, 0, 0, 0, 0, 0, 0, 0, 0, 0, 0, 1, 0, 4, 0, 0, 0, 0, 0, 0, 0, 0, 0, 0, 0, 0, 0, 0, 0, 0, 0, 0, 0, 0, 0, 0, 0, 0, 1, 0, 0, 2, 0, 2, 0, 0, 0, 0, 0, 0]</text:p>
          </table:table-cell>
        </table:table-row>
        <table:table-row table:style-name="ro9">
          <table:table-cell office:value-type="string" calcext:value-type="string">
            <text:p>069aa93b555293679f4b8c07623133ba62a74ee4</text:p>
          </table:table-cell>
          <table:table-cell office:value-type="string" calcext:value-type="string">
            <text:p>bindexplib: Add support for "/bigobj" format object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bindexplib.cxx</text:p>
          </table:table-cell>
          <table:table-cell office:value-type="string" calcext:value-type="string">
            <text:p>second/download/CMake/CMake-old-new/Kitware_CMake_old_file_296.cpp</text:p>
          </table:table-cell>
          <table:table-cell office:value-type="string" calcext:value-type="string">
            <text:p>second/download/CMake/CMake-old-new/Kitware_CMake_new_file_296.cpp</text:p>
          </table:table-cell>
          <table:table-cell office:value-type="string" calcext:value-type="string">
            <text:p>second/download/CMake/CMake-old-new/Kitware_CMake_old_hunk_566.cpp</text:p>
          </table:table-cell>
          <table:table-cell office:value-type="string" calcext:value-type="string">
            <text:p>second/download/CMake/CMake-old-new/Kitware_CMake_new_hunk_566.cpp</text:p>
          </table:table-cell>
          <table:table-cell office:value-type="string" calcext:value-type="string">
            <text:p>               }</text:p>
            <text:p>            }</text:p>
            <text:p>            if (symbol[0] == '_') symbol.erase(0,1);</text:p>
            <text:p>            if (fImportFlag) {</text:p>
            <text:p>               fImportFlag = 0;</text:p>
            <text:p>               fprintf(fout,"EXPORTS \n");</text:p>
            <text:p>            }</text:p>
            <text:p>            /*</text:p>
            <text:p>            Check whether it is "Scalar deleting destructor" and</text:p>
            <text:p/>
          </table:table-cell>
          <table:table-cell office:value-type="string" calcext:value-type="string">
            <text:p>               }</text:p>
            <text:p>            }</text:p>
            <text:p>            if (symbol[0] == '_') symbol.erase(0,1);</text:p>
            <text:p>            if (this-&gt;ImportFlag) {</text:p>
            <text:p>               this-&gt;ImportFlag = false;</text:p>
            <text:p>               fprintf(this-&gt;FileOut,"EXPORTS \n");</text:p>
            <text:p>            }</text:p>
            <text:p>            /*</text:p>
            <text:p>            Check whether it is "Scalar deleting destructor" and</text:p>
            <text:p/>
          </table:table-cell>
          <table:table-cell office:value-type="float" office:value="209" calcext:value-type="float">
            <text:p>209</text:p>
          </table:table-cell>
          <table:table-cell office:value-type="float" office:value="288" calcext:value-type="float">
            <text:p>288</text:p>
          </table:table-cell>
          <table:table-cell office:value-type="float" office:value="214" calcext:value-type="float">
            <text:p>214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fprintf(fout,"EXPORTS \n")</text:p>
          </table:table-cell>
          <table:table-cell office:value-type="string" calcext:value-type="string">
            <text:p>fprintf(this-&gt;FileOut,"EXPORTS \n"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62.cpp</text:p>
          </table:table-cell>
          <table:table-cell office:value-type="string" calcext:value-type="string">
            <text:p>{</text:p>
            <text:p>               fImportFlag = 0;</text:p>
            <text:p>               fprintf(fout,"EXPORTS \n");</text:p>
            <text:p>            }</text:p>
          </table:table-cell>
          <table:table-cell office:value-type="string" calcext:value-type="string">
            <text:p>second/download/CMake/CMake-old-new/Kitware_CMake_old_new_block_262.cpp</text:p>
          </table:table-cell>
          <table:table-cell office:value-type="string" calcext:value-type="string">
            <text:p>[0, 0, 0, 0, 0, 0, 0, 0, 0, 0, 1, 0, 0, 0, 0, 3, 0, 0, 0, 0, 0, 0, 0, 2, 0, 0, 0, 0, 0, 0, 1, 0, 0, 0, 0, 0, 0, 0, 0, 0, 0, 0, 0, 0, 0, 0, 1, 0, 4, 0, 0, 0, 0, 0, 0, 0, 0, 0, 0, 0, 0, 0, 0, 0, 0, 0, 0, 0, 0, 0, 0, 0, 0, 1, 0, 0, 2, 0, 2, 0, 0, 0, 0, 0, 0]</text:p>
          </table:table-cell>
          <table:table-cell office:value-type="string" calcext:value-type="string">
            <text:p>second/download/CMake/CMake-old-new/Kitware_CMake_old_new_new_log_262.cpp</text:p>
          </table:table-cell>
          <table:table-cell office:value-type="string" calcext:value-type="string">
            <text:p>second/download/CMake/CMake/CMake/Tests/Preprocess/preprocess.cpp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fprintf(stderr, "FILE_PATH_DEF not defined in C\n")</text:p>
          </table:table-cell>
          <table:table-cell office:value-type="string" calcext:value-type="string">
            <text:p>second/download/CMake/CMake-old-new/Kitware_CMake_repos_log_2250.cpp</text:p>
          </table:table-cell>
          <table:table-cell office:value-type="string" calcext:value-type="string">
            <text:p>{</text:p>
            <text:p>    fprintf(stderr, "FILE_PATH_DEF not defined in C\n");</text:p>
            <text:p>    result = 0;</text:p>
            <text:p>  }</text:p>
          </table:table-cell>
          <table:table-cell office:value-type="string" calcext:value-type="string">
            <text:p>second/download/CMake/CMake-old-new/Kitware_CMake_repos_block_2250.cpp</text:p>
          </table:table-cell>
          <table:table-cell office:value-type="string" calcext:value-type="string">
            <text:p>[0, 0, 0, 0, 0, 0, 0, 0, 0, 0, 1, 0, 0, 0, 0, 3, 0, 0, 0, 0, 0, 0, 0, 2, 0, 0, 0, 0, 0, 0, 1, 0, 0, 0, 0, 0, 0, 0, 0, 0, 0, 0, 0, 0, 0, 0, 1, 0, 4, 0, 0, 0, 0, 0, 0, 0, 0, 0, 0, 0, 0, 0, 0, 0, 0, 0, 0, 0, 0, 0, 0, 0, 0, 1, 0, 0, 2, 0, 2, 0, 0, 0, 0, 0, 0]</text:p>
          </table:table-cell>
        </table:table-row>
        <table:table-row table:style-name="ro9">
          <table:table-cell office:value-type="string" calcext:value-type="string">
            <text:p>069aa93b555293679f4b8c07623133ba62a74ee4</text:p>
          </table:table-cell>
          <table:table-cell office:value-type="string" calcext:value-type="string">
            <text:p>bindexplib: Add support for "/bigobj" format object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bindexplib.cxx</text:p>
          </table:table-cell>
          <table:table-cell office:value-type="string" calcext:value-type="string">
            <text:p>second/download/CMake/CMake-old-new/Kitware_CMake_old_file_296.cpp</text:p>
          </table:table-cell>
          <table:table-cell office:value-type="string" calcext:value-type="string">
            <text:p>second/download/CMake/CMake-old-new/Kitware_CMake_new_file_296.cpp</text:p>
          </table:table-cell>
          <table:table-cell office:value-type="string" calcext:value-type="string">
            <text:p>second/download/CMake/CMake-old-new/Kitware_CMake_old_hunk_566.cpp</text:p>
          </table:table-cell>
          <table:table-cell office:value-type="string" calcext:value-type="string">
            <text:p>second/download/CMake/CMake-old-new/Kitware_CMake_new_hunk_566.cpp</text:p>
          </table:table-cell>
          <table:table-cell office:value-type="string" calcext:value-type="string">
            <text:p>               }</text:p>
            <text:p>            }</text:p>
            <text:p>            if (symbol[0] == '_') symbol.erase(0,1);</text:p>
            <text:p>            if (fImportFlag) {</text:p>
            <text:p>               fImportFlag = 0;</text:p>
            <text:p>               fprintf(fout,"EXPORTS \n");</text:p>
            <text:p>            }</text:p>
            <text:p>            /*</text:p>
            <text:p>            Check whether it is "Scalar deleting destructor" and</text:p>
            <text:p/>
          </table:table-cell>
          <table:table-cell office:value-type="string" calcext:value-type="string">
            <text:p>               }</text:p>
            <text:p>            }</text:p>
            <text:p>            if (symbol[0] == '_') symbol.erase(0,1);</text:p>
            <text:p>            if (this-&gt;ImportFlag) {</text:p>
            <text:p>               this-&gt;ImportFlag = false;</text:p>
            <text:p>               fprintf(this-&gt;FileOut,"EXPORTS \n");</text:p>
            <text:p>            }</text:p>
            <text:p>            /*</text:p>
            <text:p>            Check whether it is "Scalar deleting destructor" and</text:p>
            <text:p/>
          </table:table-cell>
          <table:table-cell office:value-type="float" office:value="209" calcext:value-type="float">
            <text:p>209</text:p>
          </table:table-cell>
          <table:table-cell office:value-type="float" office:value="288" calcext:value-type="float">
            <text:p>288</text:p>
          </table:table-cell>
          <table:table-cell office:value-type="float" office:value="214" calcext:value-type="float">
            <text:p>214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fprintf(fout,"EXPORTS \n")</text:p>
          </table:table-cell>
          <table:table-cell office:value-type="string" calcext:value-type="string">
            <text:p>fprintf(this-&gt;FileOut,"EXPORTS \n"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62.cpp</text:p>
          </table:table-cell>
          <table:table-cell office:value-type="string" calcext:value-type="string">
            <text:p>{</text:p>
            <text:p>               fImportFlag = 0;</text:p>
            <text:p>               fprintf(fout,"EXPORTS \n");</text:p>
            <text:p>            }</text:p>
          </table:table-cell>
          <table:table-cell office:value-type="string" calcext:value-type="string">
            <text:p>second/download/CMake/CMake-old-new/Kitware_CMake_old_new_block_262.cpp</text:p>
          </table:table-cell>
          <table:table-cell office:value-type="string" calcext:value-type="string">
            <text:p>[0, 0, 0, 0, 0, 0, 0, 0, 0, 0, 1, 0, 0, 0, 0, 3, 0, 0, 0, 0, 0, 0, 0, 2, 0, 0, 0, 0, 0, 0, 1, 0, 0, 0, 0, 0, 0, 0, 0, 0, 0, 0, 0, 0, 0, 0, 1, 0, 4, 0, 0, 0, 0, 0, 0, 0, 0, 0, 0, 0, 0, 0, 0, 0, 0, 0, 0, 0, 0, 0, 0, 0, 0, 1, 0, 0, 2, 0, 2, 0, 0, 0, 0, 0, 0]</text:p>
          </table:table-cell>
          <table:table-cell office:value-type="string" calcext:value-type="string">
            <text:p>second/download/CMake/CMake-old-new/Kitware_CMake_old_new_new_log_262.cpp</text:p>
          </table:table-cell>
          <table:table-cell office:value-type="string" calcext:value-type="string">
            <text:p>second/download/CMake/CMake/CMake/Tests/Preprocess/preprocess.cpp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fprintf(stderr, "TARGET_PATH_DEF not defined in C\n")</text:p>
          </table:table-cell>
          <table:table-cell office:value-type="string" calcext:value-type="string">
            <text:p>second/download/CMake/CMake-old-new/Kitware_CMake_repos_log_2251.cpp</text:p>
          </table:table-cell>
          <table:table-cell office:value-type="string" calcext:value-type="string">
            <text:p>{</text:p>
            <text:p>    fprintf(stderr, "TARGET_PATH_DEF not defined in C\n");</text:p>
            <text:p>    result = 0;</text:p>
            <text:p>  }</text:p>
          </table:table-cell>
          <table:table-cell office:value-type="string" calcext:value-type="string">
            <text:p>second/download/CMake/CMake-old-new/Kitware_CMake_repos_block_2251.cpp</text:p>
          </table:table-cell>
          <table:table-cell office:value-type="string" calcext:value-type="string">
            <text:p>[0, 0, 0, 0, 0, 0, 0, 0, 0, 0, 1, 0, 0, 0, 0, 3, 0, 0, 0, 0, 0, 0, 0, 2, 0, 0, 0, 0, 0, 0, 1, 0, 0, 0, 0, 0, 0, 0, 0, 0, 0, 0, 0, 0, 0, 0, 1, 0, 4, 0, 0, 0, 0, 0, 0, 0, 0, 0, 0, 0, 0, 0, 0, 0, 0, 0, 0, 0, 0, 0, 0, 0, 0, 1, 0, 0, 2, 0, 2, 0, 0, 0, 0, 0, 0]</text:p>
          </table:table-cell>
        </table:table-row>
        <table:table-row table:style-name="ro9">
          <table:table-cell office:value-type="string" calcext:value-type="string">
            <text:p>069aa93b555293679f4b8c07623133ba62a74ee4</text:p>
          </table:table-cell>
          <table:table-cell office:value-type="string" calcext:value-type="string">
            <text:p>bindexplib: Add support for "/bigobj" format object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bindexplib.cxx</text:p>
          </table:table-cell>
          <table:table-cell office:value-type="string" calcext:value-type="string">
            <text:p>second/download/CMake/CMake-old-new/Kitware_CMake_old_file_296.cpp</text:p>
          </table:table-cell>
          <table:table-cell office:value-type="string" calcext:value-type="string">
            <text:p>second/download/CMake/CMake-old-new/Kitware_CMake_new_file_296.cpp</text:p>
          </table:table-cell>
          <table:table-cell office:value-type="string" calcext:value-type="string">
            <text:p>second/download/CMake/CMake-old-new/Kitware_CMake_old_hunk_566.cpp</text:p>
          </table:table-cell>
          <table:table-cell office:value-type="string" calcext:value-type="string">
            <text:p>second/download/CMake/CMake-old-new/Kitware_CMake_new_hunk_566.cpp</text:p>
          </table:table-cell>
          <table:table-cell office:value-type="string" calcext:value-type="string">
            <text:p>               }</text:p>
            <text:p>            }</text:p>
            <text:p>            if (symbol[0] == '_') symbol.erase(0,1);</text:p>
            <text:p>            if (fImportFlag) {</text:p>
            <text:p>               fImportFlag = 0;</text:p>
            <text:p>               fprintf(fout,"EXPORTS \n");</text:p>
            <text:p>            }</text:p>
            <text:p>            /*</text:p>
            <text:p>            Check whether it is "Scalar deleting destructor" and</text:p>
            <text:p/>
          </table:table-cell>
          <table:table-cell office:value-type="string" calcext:value-type="string">
            <text:p>               }</text:p>
            <text:p>            }</text:p>
            <text:p>            if (symbol[0] == '_') symbol.erase(0,1);</text:p>
            <text:p>            if (this-&gt;ImportFlag) {</text:p>
            <text:p>               this-&gt;ImportFlag = false;</text:p>
            <text:p>               fprintf(this-&gt;FileOut,"EXPORTS \n");</text:p>
            <text:p>            }</text:p>
            <text:p>            /*</text:p>
            <text:p>            Check whether it is "Scalar deleting destructor" and</text:p>
            <text:p/>
          </table:table-cell>
          <table:table-cell office:value-type="float" office:value="209" calcext:value-type="float">
            <text:p>209</text:p>
          </table:table-cell>
          <table:table-cell office:value-type="float" office:value="288" calcext:value-type="float">
            <text:p>288</text:p>
          </table:table-cell>
          <table:table-cell office:value-type="float" office:value="214" calcext:value-type="float">
            <text:p>214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fprintf(fout,"EXPORTS \n")</text:p>
          </table:table-cell>
          <table:table-cell office:value-type="string" calcext:value-type="string">
            <text:p>fprintf(this-&gt;FileOut,"EXPORTS \n"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62.cpp</text:p>
          </table:table-cell>
          <table:table-cell office:value-type="string" calcext:value-type="string">
            <text:p>{</text:p>
            <text:p>               fImportFlag = 0;</text:p>
            <text:p>               fprintf(fout,"EXPORTS \n");</text:p>
            <text:p>            }</text:p>
          </table:table-cell>
          <table:table-cell office:value-type="string" calcext:value-type="string">
            <text:p>second/download/CMake/CMake-old-new/Kitware_CMake_old_new_block_262.cpp</text:p>
          </table:table-cell>
          <table:table-cell office:value-type="string" calcext:value-type="string">
            <text:p>[0, 0, 0, 0, 0, 0, 0, 0, 0, 0, 1, 0, 0, 0, 0, 3, 0, 0, 0, 0, 0, 0, 0, 2, 0, 0, 0, 0, 0, 0, 1, 0, 0, 0, 0, 0, 0, 0, 0, 0, 0, 0, 0, 0, 0, 0, 1, 0, 4, 0, 0, 0, 0, 0, 0, 0, 0, 0, 0, 0, 0, 0, 0, 0, 0, 0, 0, 0, 0, 0, 0, 0, 0, 1, 0, 0, 2, 0, 2, 0, 0, 0, 0, 0, 0]</text:p>
          </table:table-cell>
          <table:table-cell office:value-type="string" calcext:value-type="string">
            <text:p>second/download/CMake/CMake-old-new/Kitware_CMake_old_new_new_log_262.cpp</text:p>
          </table:table-cell>
          <table:table-cell office:value-type="string" calcext:value-type="string">
            <text:p>second/download/CMake/CMake/CMake/Tests/Preprocess/preprocess.cpp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fprintf(stderr, "FILE_DEF not defined in C\n")</text:p>
          </table:table-cell>
          <table:table-cell office:value-type="string" calcext:value-type="string">
            <text:p>second/download/CMake/CMake-old-new/Kitware_CMake_repos_log_2252.cpp</text:p>
          </table:table-cell>
          <table:table-cell office:value-type="string" calcext:value-type="string">
            <text:p>{</text:p>
            <text:p>    fprintf(stderr, "FILE_DEF not defined in C\n");</text:p>
            <text:p>    result = 0;</text:p>
            <text:p>  }</text:p>
          </table:table-cell>
          <table:table-cell office:value-type="string" calcext:value-type="string">
            <text:p>second/download/CMake/CMake-old-new/Kitware_CMake_repos_block_2252.cpp</text:p>
          </table:table-cell>
          <table:table-cell office:value-type="string" calcext:value-type="string">
            <text:p>[0, 0, 0, 0, 0, 0, 0, 0, 0, 0, 1, 0, 0, 0, 0, 3, 0, 0, 0, 0, 0, 0, 0, 2, 0, 0, 0, 0, 0, 0, 1, 0, 0, 0, 0, 0, 0, 0, 0, 0, 0, 0, 0, 0, 0, 0, 1, 0, 4, 0, 0, 0, 0, 0, 0, 0, 0, 0, 0, 0, 0, 0, 0, 0, 0, 0, 0, 0, 0, 0, 0, 0, 0, 1, 0, 0, 2, 0, 2, 0, 0, 0, 0, 0, 0]</text:p>
          </table:table-cell>
        </table:table-row>
        <table:table-row table:style-name="ro9">
          <table:table-cell office:value-type="string" calcext:value-type="string">
            <text:p>069aa93b555293679f4b8c07623133ba62a74ee4</text:p>
          </table:table-cell>
          <table:table-cell office:value-type="string" calcext:value-type="string">
            <text:p>bindexplib: Add support for "/bigobj" format object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bindexplib.cxx</text:p>
          </table:table-cell>
          <table:table-cell office:value-type="string" calcext:value-type="string">
            <text:p>second/download/CMake/CMake-old-new/Kitware_CMake_old_file_296.cpp</text:p>
          </table:table-cell>
          <table:table-cell office:value-type="string" calcext:value-type="string">
            <text:p>second/download/CMake/CMake-old-new/Kitware_CMake_new_file_296.cpp</text:p>
          </table:table-cell>
          <table:table-cell office:value-type="string" calcext:value-type="string">
            <text:p>second/download/CMake/CMake-old-new/Kitware_CMake_old_hunk_566.cpp</text:p>
          </table:table-cell>
          <table:table-cell office:value-type="string" calcext:value-type="string">
            <text:p>second/download/CMake/CMake-old-new/Kitware_CMake_new_hunk_566.cpp</text:p>
          </table:table-cell>
          <table:table-cell office:value-type="string" calcext:value-type="string">
            <text:p>               }</text:p>
            <text:p>            }</text:p>
            <text:p>            if (symbol[0] == '_') symbol.erase(0,1);</text:p>
            <text:p>            if (fImportFlag) {</text:p>
            <text:p>               fImportFlag = 0;</text:p>
            <text:p>               fprintf(fout,"EXPORTS \n");</text:p>
            <text:p>            }</text:p>
            <text:p>            /*</text:p>
            <text:p>            Check whether it is "Scalar deleting destructor" and</text:p>
            <text:p/>
          </table:table-cell>
          <table:table-cell office:value-type="string" calcext:value-type="string">
            <text:p>               }</text:p>
            <text:p>            }</text:p>
            <text:p>            if (symbol[0] == '_') symbol.erase(0,1);</text:p>
            <text:p>            if (this-&gt;ImportFlag) {</text:p>
            <text:p>               this-&gt;ImportFlag = false;</text:p>
            <text:p>               fprintf(this-&gt;FileOut,"EXPORTS \n");</text:p>
            <text:p>            }</text:p>
            <text:p>            /*</text:p>
            <text:p>            Check whether it is "Scalar deleting destructor" and</text:p>
            <text:p/>
          </table:table-cell>
          <table:table-cell office:value-type="float" office:value="209" calcext:value-type="float">
            <text:p>209</text:p>
          </table:table-cell>
          <table:table-cell office:value-type="float" office:value="288" calcext:value-type="float">
            <text:p>288</text:p>
          </table:table-cell>
          <table:table-cell office:value-type="float" office:value="214" calcext:value-type="float">
            <text:p>214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fprintf(fout,"EXPORTS \n")</text:p>
          </table:table-cell>
          <table:table-cell office:value-type="string" calcext:value-type="string">
            <text:p>fprintf(this-&gt;FileOut,"EXPORTS \n"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62.cpp</text:p>
          </table:table-cell>
          <table:table-cell office:value-type="string" calcext:value-type="string">
            <text:p>{</text:p>
            <text:p>               fImportFlag = 0;</text:p>
            <text:p>               fprintf(fout,"EXPORTS \n");</text:p>
            <text:p>            }</text:p>
          </table:table-cell>
          <table:table-cell office:value-type="string" calcext:value-type="string">
            <text:p>second/download/CMake/CMake-old-new/Kitware_CMake_old_new_block_262.cpp</text:p>
          </table:table-cell>
          <table:table-cell office:value-type="string" calcext:value-type="string">
            <text:p>[0, 0, 0, 0, 0, 0, 0, 0, 0, 0, 1, 0, 0, 0, 0, 3, 0, 0, 0, 0, 0, 0, 0, 2, 0, 0, 0, 0, 0, 0, 1, 0, 0, 0, 0, 0, 0, 0, 0, 0, 0, 0, 0, 0, 0, 0, 1, 0, 4, 0, 0, 0, 0, 0, 0, 0, 0, 0, 0, 0, 0, 0, 0, 0, 0, 0, 0, 0, 0, 0, 0, 0, 0, 1, 0, 0, 2, 0, 2, 0, 0, 0, 0, 0, 0]</text:p>
          </table:table-cell>
          <table:table-cell office:value-type="string" calcext:value-type="string">
            <text:p>second/download/CMake/CMake-old-new/Kitware_CMake_old_new_new_log_262.cpp</text:p>
          </table:table-cell>
          <table:table-cell office:value-type="string" calcext:value-type="string">
            <text:p>second/download/CMake/CMake/CMake/Tests/Preprocess/preprocess.cpp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fprintf(stderr, "TARGET_DEF not defined in C\n")</text:p>
          </table:table-cell>
          <table:table-cell office:value-type="string" calcext:value-type="string">
            <text:p>second/download/CMake/CMake-old-new/Kitware_CMake_repos_log_2253.cpp</text:p>
          </table:table-cell>
          <table:table-cell office:value-type="string" calcext:value-type="string">
            <text:p>{</text:p>
            <text:p>    fprintf(stderr, "TARGET_DEF not defined in C\n");</text:p>
            <text:p>    result = 0;</text:p>
            <text:p>  }</text:p>
          </table:table-cell>
          <table:table-cell office:value-type="string" calcext:value-type="string">
            <text:p>second/download/CMake/CMake-old-new/Kitware_CMake_repos_block_2253.cpp</text:p>
          </table:table-cell>
          <table:table-cell office:value-type="string" calcext:value-type="string">
            <text:p>[0, 0, 0, 0, 0, 0, 0, 0, 0, 0, 1, 0, 0, 0, 0, 3, 0, 0, 0, 0, 0, 0, 0, 2, 0, 0, 0, 0, 0, 0, 1, 0, 0, 0, 0, 0, 0, 0, 0, 0, 0, 0, 0, 0, 0, 0, 1, 0, 4, 0, 0, 0, 0, 0, 0, 0, 0, 0, 0, 0, 0, 0, 0, 0, 0, 0, 0, 0, 0, 0, 0, 0, 0, 1, 0, 0, 2, 0, 2, 0, 0, 0, 0, 0, 0]</text:p>
          </table:table-cell>
        </table:table-row>
        <table:table-row table:style-name="ro9">
          <table:table-cell office:value-type="string" calcext:value-type="string">
            <text:p>069aa93b555293679f4b8c07623133ba62a74ee4</text:p>
          </table:table-cell>
          <table:table-cell office:value-type="string" calcext:value-type="string">
            <text:p>bindexplib: Add support for "/bigobj" format object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bindexplib.cxx</text:p>
          </table:table-cell>
          <table:table-cell office:value-type="string" calcext:value-type="string">
            <text:p>second/download/CMake/CMake-old-new/Kitware_CMake_old_file_296.cpp</text:p>
          </table:table-cell>
          <table:table-cell office:value-type="string" calcext:value-type="string">
            <text:p>second/download/CMake/CMake-old-new/Kitware_CMake_new_file_296.cpp</text:p>
          </table:table-cell>
          <table:table-cell office:value-type="string" calcext:value-type="string">
            <text:p>second/download/CMake/CMake-old-new/Kitware_CMake_old_hunk_566.cpp</text:p>
          </table:table-cell>
          <table:table-cell office:value-type="string" calcext:value-type="string">
            <text:p>second/download/CMake/CMake-old-new/Kitware_CMake_new_hunk_566.cpp</text:p>
          </table:table-cell>
          <table:table-cell office:value-type="string" calcext:value-type="string">
            <text:p>               }</text:p>
            <text:p>            }</text:p>
            <text:p>            if (symbol[0] == '_') symbol.erase(0,1);</text:p>
            <text:p>            if (fImportFlag) {</text:p>
            <text:p>               fImportFlag = 0;</text:p>
            <text:p>               fprintf(fout,"EXPORTS \n");</text:p>
            <text:p>            }</text:p>
            <text:p>            /*</text:p>
            <text:p>            Check whether it is "Scalar deleting destructor" and</text:p>
            <text:p/>
          </table:table-cell>
          <table:table-cell office:value-type="string" calcext:value-type="string">
            <text:p>               }</text:p>
            <text:p>            }</text:p>
            <text:p>            if (symbol[0] == '_') symbol.erase(0,1);</text:p>
            <text:p>            if (this-&gt;ImportFlag) {</text:p>
            <text:p>               this-&gt;ImportFlag = false;</text:p>
            <text:p>               fprintf(this-&gt;FileOut,"EXPORTS \n");</text:p>
            <text:p>            }</text:p>
            <text:p>            /*</text:p>
            <text:p>            Check whether it is "Scalar deleting destructor" and</text:p>
            <text:p/>
          </table:table-cell>
          <table:table-cell office:value-type="float" office:value="209" calcext:value-type="float">
            <text:p>209</text:p>
          </table:table-cell>
          <table:table-cell office:value-type="float" office:value="288" calcext:value-type="float">
            <text:p>288</text:p>
          </table:table-cell>
          <table:table-cell office:value-type="float" office:value="214" calcext:value-type="float">
            <text:p>214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fprintf(fout,"EXPORTS \n")</text:p>
          </table:table-cell>
          <table:table-cell office:value-type="string" calcext:value-type="string">
            <text:p>fprintf(this-&gt;FileOut,"EXPORTS \n"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62.cpp</text:p>
          </table:table-cell>
          <table:table-cell office:value-type="string" calcext:value-type="string">
            <text:p>{</text:p>
            <text:p>               fImportFlag = 0;</text:p>
            <text:p>               fprintf(fout,"EXPORTS \n");</text:p>
            <text:p>            }</text:p>
          </table:table-cell>
          <table:table-cell office:value-type="string" calcext:value-type="string">
            <text:p>second/download/CMake/CMake-old-new/Kitware_CMake_old_new_block_262.cpp</text:p>
          </table:table-cell>
          <table:table-cell office:value-type="string" calcext:value-type="string">
            <text:p>[0, 0, 0, 0, 0, 0, 0, 0, 0, 0, 1, 0, 0, 0, 0, 3, 0, 0, 0, 0, 0, 0, 0, 2, 0, 0, 0, 0, 0, 0, 1, 0, 0, 0, 0, 0, 0, 0, 0, 0, 0, 0, 0, 0, 0, 0, 1, 0, 4, 0, 0, 0, 0, 0, 0, 0, 0, 0, 0, 0, 0, 0, 0, 0, 0, 0, 0, 0, 0, 0, 0, 0, 0, 1, 0, 0, 2, 0, 2, 0, 0, 0, 0, 0, 0]</text:p>
          </table:table-cell>
          <table:table-cell office:value-type="string" calcext:value-type="string">
            <text:p>second/download/CMake/CMake-old-new/Kitware_CMake_old_new_new_log_262.cpp</text:p>
          </table:table-cell>
          <table:table-cell office:value-type="string" calcext:value-type="string">
            <text:p>second/download/CMake/CMake/CMake/Tests/Preprocess/preprocess.cpp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fprintf(stderr, "DIRECTORY_DEF not defined in C\n")</text:p>
          </table:table-cell>
          <table:table-cell office:value-type="string" calcext:value-type="string">
            <text:p>second/download/CMake/CMake-old-new/Kitware_CMake_repos_log_2254.cpp</text:p>
          </table:table-cell>
          <table:table-cell office:value-type="string" calcext:value-type="string">
            <text:p>{</text:p>
            <text:p>    fprintf(stderr, "DIRECTORY_DEF not defined in C\n");</text:p>
            <text:p>    result = 0;</text:p>
            <text:p>  }</text:p>
          </table:table-cell>
          <table:table-cell office:value-type="string" calcext:value-type="string">
            <text:p>second/download/CMake/CMake-old-new/Kitware_CMake_repos_block_2254.cpp</text:p>
          </table:table-cell>
          <table:table-cell office:value-type="string" calcext:value-type="string">
            <text:p>[0, 0, 0, 0, 0, 0, 0, 0, 0, 0, 1, 0, 0, 0, 0, 3, 0, 0, 0, 0, 0, 0, 0, 2, 0, 0, 0, 0, 0, 0, 1, 0, 0, 0, 0, 0, 0, 0, 0, 0, 0, 0, 0, 0, 0, 0, 1, 0, 4, 0, 0, 0, 0, 0, 0, 0, 0, 0, 0, 0, 0, 0, 0, 0, 0, 0, 0, 0, 0, 0, 0, 0, 0, 1, 0, 0, 2, 0, 2, 0, 0, 0, 0, 0, 0]</text:p>
          </table:table-cell>
        </table:table-row>
        <table:table-row table:style-name="ro9">
          <table:table-cell office:value-type="string" calcext:value-type="string">
            <text:p>069aa93b555293679f4b8c07623133ba62a74ee4</text:p>
          </table:table-cell>
          <table:table-cell office:value-type="string" calcext:value-type="string">
            <text:p>bindexplib: Add support for "/bigobj" format object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bindexplib.cxx</text:p>
          </table:table-cell>
          <table:table-cell office:value-type="string" calcext:value-type="string">
            <text:p>second/download/CMake/CMake-old-new/Kitware_CMake_old_file_296.cpp</text:p>
          </table:table-cell>
          <table:table-cell office:value-type="string" calcext:value-type="string">
            <text:p>second/download/CMake/CMake-old-new/Kitware_CMake_new_file_296.cpp</text:p>
          </table:table-cell>
          <table:table-cell office:value-type="string" calcext:value-type="string">
            <text:p>second/download/CMake/CMake-old-new/Kitware_CMake_old_hunk_566.cpp</text:p>
          </table:table-cell>
          <table:table-cell office:value-type="string" calcext:value-type="string">
            <text:p>second/download/CMake/CMake-old-new/Kitware_CMake_new_hunk_566.cpp</text:p>
          </table:table-cell>
          <table:table-cell office:value-type="string" calcext:value-type="string">
            <text:p>               }</text:p>
            <text:p>            }</text:p>
            <text:p>            if (symbol[0] == '_') symbol.erase(0,1);</text:p>
            <text:p>            if (fImportFlag) {</text:p>
            <text:p>               fImportFlag = 0;</text:p>
            <text:p>               fprintf(fout,"EXPORTS \n");</text:p>
            <text:p>            }</text:p>
            <text:p>            /*</text:p>
            <text:p>            Check whether it is "Scalar deleting destructor" and</text:p>
            <text:p/>
          </table:table-cell>
          <table:table-cell office:value-type="string" calcext:value-type="string">
            <text:p>               }</text:p>
            <text:p>            }</text:p>
            <text:p>            if (symbol[0] == '_') symbol.erase(0,1);</text:p>
            <text:p>            if (this-&gt;ImportFlag) {</text:p>
            <text:p>               this-&gt;ImportFlag = false;</text:p>
            <text:p>               fprintf(this-&gt;FileOut,"EXPORTS \n");</text:p>
            <text:p>            }</text:p>
            <text:p>            /*</text:p>
            <text:p>            Check whether it is "Scalar deleting destructor" and</text:p>
            <text:p/>
          </table:table-cell>
          <table:table-cell office:value-type="float" office:value="209" calcext:value-type="float">
            <text:p>209</text:p>
          </table:table-cell>
          <table:table-cell office:value-type="float" office:value="288" calcext:value-type="float">
            <text:p>288</text:p>
          </table:table-cell>
          <table:table-cell office:value-type="float" office:value="214" calcext:value-type="float">
            <text:p>214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fprintf(fout,"EXPORTS \n")</text:p>
          </table:table-cell>
          <table:table-cell office:value-type="string" calcext:value-type="string">
            <text:p>fprintf(this-&gt;FileOut,"EXPORTS \n"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62.cpp</text:p>
          </table:table-cell>
          <table:table-cell office:value-type="string" calcext:value-type="string">
            <text:p>{</text:p>
            <text:p>               fImportFlag = 0;</text:p>
            <text:p>               fprintf(fout,"EXPORTS \n");</text:p>
            <text:p>            }</text:p>
          </table:table-cell>
          <table:table-cell office:value-type="string" calcext:value-type="string">
            <text:p>second/download/CMake/CMake-old-new/Kitware_CMake_old_new_block_262.cpp</text:p>
          </table:table-cell>
          <table:table-cell office:value-type="string" calcext:value-type="string">
            <text:p>[0, 0, 0, 0, 0, 0, 0, 0, 0, 0, 1, 0, 0, 0, 0, 3, 0, 0, 0, 0, 0, 0, 0, 2, 0, 0, 0, 0, 0, 0, 1, 0, 0, 0, 0, 0, 0, 0, 0, 0, 0, 0, 0, 0, 0, 0, 1, 0, 4, 0, 0, 0, 0, 0, 0, 0, 0, 0, 0, 0, 0, 0, 0, 0, 0, 0, 0, 0, 0, 0, 0, 0, 0, 1, 0, 0, 2, 0, 2, 0, 0, 0, 0, 0, 0]</text:p>
          </table:table-cell>
          <table:table-cell office:value-type="string" calcext:value-type="string">
            <text:p>second/download/CMake/CMake-old-new/Kitware_CMake_old_new_new_log_262.cpp</text:p>
          </table:table-cell>
          <table:table-cell office:value-type="string" calcext:value-type="string">
            <text:p>second/download/CMake/CMake/CMake/Tests/Preprocess/preprocess.cpp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fprintf(stderr, "OLD_DEF not defined in C\n")</text:p>
          </table:table-cell>
          <table:table-cell office:value-type="string" calcext:value-type="string">
            <text:p>second/download/CMake/CMake-old-new/Kitware_CMake_repos_log_2255.cpp</text:p>
          </table:table-cell>
          <table:table-cell office:value-type="string" calcext:value-type="string">
            <text:p>{</text:p>
            <text:p>    fprintf(stderr, "OLD_DEF not defined in C\n");</text:p>
            <text:p>    result = 0;</text:p>
            <text:p>  }</text:p>
          </table:table-cell>
          <table:table-cell office:value-type="string" calcext:value-type="string">
            <text:p>second/download/CMake/CMake-old-new/Kitware_CMake_repos_block_2255.cpp</text:p>
          </table:table-cell>
          <table:table-cell office:value-type="string" calcext:value-type="string">
            <text:p>[0, 0, 0, 0, 0, 0, 0, 0, 0, 0, 1, 0, 0, 0, 0, 3, 0, 0, 0, 0, 0, 0, 0, 2, 0, 0, 0, 0, 0, 0, 1, 0, 0, 0, 0, 0, 0, 0, 0, 0, 0, 0, 0, 0, 0, 0, 1, 0, 4, 0, 0, 0, 0, 0, 0, 0, 0, 0, 0, 0, 0, 0, 0, 0, 0, 0, 0, 0, 0, 0, 0, 0, 0, 1, 0, 0, 2, 0, 2, 0, 0, 0, 0, 0, 0]</text:p>
          </table:table-cell>
        </table:table-row>
        <table:table-row table:style-name="ro10">
          <table:table-cell office:value-type="string" calcext:value-type="string">
            <text:p>069aa93b555293679f4b8c07623133ba62a74ee4</text:p>
          </table:table-cell>
          <table:table-cell office:value-type="string" calcext:value-type="string">
            <text:p>bindexplib: Add support for "/bigobj" format object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bindexplib.cxx</text:p>
          </table:table-cell>
          <table:table-cell office:value-type="string" calcext:value-type="string">
            <text:p>second/download/CMake/CMake-old-new/Kitware_CMake_old_file_296.cpp</text:p>
          </table:table-cell>
          <table:table-cell office:value-type="string" calcext:value-type="string">
            <text:p>second/download/CMake/CMake-old-new/Kitware_CMake_new_file_296.cpp</text:p>
          </table:table-cell>
          <table:table-cell office:value-type="string" calcext:value-type="string">
            <text:p>second/download/CMake/CMake-old-new/Kitware_CMake_old_hunk_567.cpp</text:p>
          </table:table-cell>
          <table:table-cell office:value-type="string" calcext:value-type="string">
            <text:p>second/download/CMake/CMake-old-new/Kitware_CMake_new_hunk_567.cpp</text:p>
          </table:table-cell>
          <table:table-cell office:value-type="string" calcext:value-type="string">
            <text:p>                symbol.compare(0, 4, vectorPrefix) )</text:p>
            <text:p>            {</text:p>
            <text:p>               SectChar =</text:p>
            <text:p>                pSectionHeaders[pSymbolTable-&gt;SectionNumber-1].Characteristics;</text:p>
            <text:p>               if (!pSymbolTable-&gt;Type  &amp;&amp; (SectChar &amp; IMAGE_SCN_MEM_WRITE)) {</text:p>
            <text:p>                  // Read only (i.e. constants) must be excluded</text:p>
            <text:p>                  fprintf(fout, "\t%s \t DATA\n", symbol.c_str());</text:p>
            <text:p>               } else {</text:p>
            <text:p>                  if ( pSymbolTable-&gt;Type  ||</text:p>
            <text:p>                       !(SectChar &amp; IMAGE_SCN_MEM_READ)) {</text:p>
            <text:p>                     fprintf(fout, "\t%s\n", symbol.c_str());</text:p>
            <text:p>                  } else {</text:p>
            <text:p>                     // printf(" strange symbol: %s \n",symbol.c_str());</text:p>
            <text:p>                  }</text:p>
            <text:p/>
          </table:table-cell>
          <table:table-cell office:value-type="string" calcext:value-type="string">
            <text:p>                symbol.compare(0, 4, vectorPrefix) )</text:p>
            <text:p>            {</text:p>
            <text:p>               SectChar =</text:p>
            <text:p>                 this-&gt;</text:p>
            <text:p>                 SectionHeaders[pSymbolTable-&gt;SectionNumber-1].Characteristics;</text:p>
            <text:p>               if (!pSymbolTable-&gt;Type  &amp;&amp; (SectChar &amp; IMAGE_SCN_MEM_WRITE)) {</text:p>
            <text:p>                  // Read only (i.e. constants) must be excluded</text:p>
            <text:p>                  fprintf(this-&gt;FileOut, "\t%s \t DATA\n", symbol.c_str());</text:p>
            <text:p>               } else {</text:p>
            <text:p>                  if ( pSymbolTable-&gt;Type  ||</text:p>
            <text:p>                       !(SectChar &amp; IMAGE_SCN_MEM_READ)) {</text:p>
            <text:p>                     fprintf(this-&gt;FileOut, "\t%s\n", symbol.c_str());</text:p>
            <text:p>                  } else {</text:p>
            <text:p>                     // printf(" strange symbol: %s \n",symbol.c_str());</text:p>
            <text:p>                  }</text:p>
            <text:p/>
          </table:table-cell>
          <table:table-cell office:value-type="float" office:value="228" calcext:value-type="float">
            <text:p>228</text:p>
          </table:table-cell>
          <table:table-cell office:value-type="float" office:value="307" calcext:value-type="float">
            <text:p>307</text:p>
          </table:table-cell>
          <table:table-cell office:value-type="float" office:value="234" calcext:value-type="float">
            <text:p>234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fprintf(fout, "\t%s \t DATA\n", symbol.c_str())</text:p>
          </table:table-cell>
          <table:table-cell office:value-type="string" calcext:value-type="string">
            <text:p>fprintf(this-&gt;FileOut, "\t%s \t DATA\n", symbol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63.cpp</text:p>
          </table:table-cell>
          <table:table-cell office:value-type="string" calcext:value-type="string">
            <text:p>{</text:p>
            <text:p>                  // Read only (i.e. constants) must be excluded</text:p>
            <text:p>                  fprintf(fout, "\t%s \t DATA\n", symbol.c_str());</text:p>
            <text:p>               }</text:p>
          </table:table-cell>
          <table:table-cell office:value-type="string" calcext:value-type="string">
            <text:p>second/download/CMake/CMake-old-new/Kitware_CMake_old_new_block_263.cpp</text:p>
          </table:table-cell>
          <table:table-cell office:value-type="string" calcext:value-type="string">
            <text:p>[0, 0, 0, 0, 0, 0, 0, 0, 0, 0, 1, 0, 0, 0, 0, 5, 0, 0, 0, 0, 0, 0, 0, 1, 0, 0, 0, 0, 0, 0, 2, 0, 0, 0, 0, 0, 0, 0, 0, 0, 0, 0, 0, 0, 0, 0, 1, 0, 4, 0, 0, 0, 0, 0, 0, 0, 0, 0, 0, 0, 0, 0, 0, 0, 0, 0, 0, 0, 0, 0, 0, 0, 0, 2, 0, 0, 1, 0, 3, 0, 0, 0, 0, 0, 0]</text:p>
          </table:table-cell>
          <table:table-cell office:value-type="string" calcext:value-type="string">
            <text:p>second/download/CMake/CMake-old-new/Kitware_CMake_old_new_new_log_263.cpp</text:p>
          </table:table-cell>
          <table:table-cell office:value-type="string" calcext:value-type="string">
            <text:p>second/download/CMake/CMake/CMake/Source/cmcldeps.cpp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fprintf(stdout, "%s\n", line.c_str())</text:p>
          </table:table-cell>
          <table:table-cell office:value-type="string" calcext:value-type="string">
            <text:p>second/download/CMake/CMake-old-new/Kitware_CMake_repos_log_1775.cpp</text:p>
          </table:table-cell>
          <table:table-cell office:value-type="string" calcext:value-type="string">
            <text:p>{</text:p>
            <text:p>          fprintf(stdout, "%s\n", line.c_str());</text:p>
            <text:p>        }</text:p>
          </table:table-cell>
          <table:table-cell office:value-type="string" calcext:value-type="string">
            <text:p>second/download/CMake/CMake-old-new/Kitware_CMake_repos_block_1775.cpp</text:p>
          </table:table-cell>
          <table:table-cell office:value-type="string" calcext:value-type="string">
            <text:p>[0, 0, 0, 0, 0, 0, 0, 0, 0, 0, 1, 0, 0, 0, 0, 5, 0, 0, 0, 0, 0, 0, 0, 1, 0, 0, 0, 0, 0, 0, 2, 0, 0, 0, 0, 0, 0, 0, 0, 0, 0, 0, 0, 0, 0, 0, 1, 0, 4, 0, 0, 0, 0, 0, 0, 0, 0, 0, 0, 0, 0, 0, 0, 0, 0, 0, 0, 0, 0, 0, 0, 0, 0, 2, 0, 0, 1, 0, 3, 0, 0, 0, 0, 0, 0]</text:p>
          </table:table-cell>
        </table:table-row>
        <table:table-row table:style-name="ro10">
          <table:table-cell office:value-type="string" calcext:value-type="string">
            <text:p>069aa93b555293679f4b8c07623133ba62a74ee4</text:p>
          </table:table-cell>
          <table:table-cell office:value-type="string" calcext:value-type="string">
            <text:p>bindexplib: Add support for "/bigobj" format object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bindexplib.cxx</text:p>
          </table:table-cell>
          <table:table-cell office:value-type="string" calcext:value-type="string">
            <text:p>second/download/CMake/CMake-old-new/Kitware_CMake_old_file_296.cpp</text:p>
          </table:table-cell>
          <table:table-cell office:value-type="string" calcext:value-type="string">
            <text:p>second/download/CMake/CMake-old-new/Kitware_CMake_new_file_296.cpp</text:p>
          </table:table-cell>
          <table:table-cell office:value-type="string" calcext:value-type="string">
            <text:p>second/download/CMake/CMake-old-new/Kitware_CMake_old_hunk_567.cpp</text:p>
          </table:table-cell>
          <table:table-cell office:value-type="string" calcext:value-type="string">
            <text:p>second/download/CMake/CMake-old-new/Kitware_CMake_new_hunk_567.cpp</text:p>
          </table:table-cell>
          <table:table-cell office:value-type="string" calcext:value-type="string">
            <text:p>                symbol.compare(0, 4, vectorPrefix) )</text:p>
            <text:p>            {</text:p>
            <text:p>               SectChar =</text:p>
            <text:p>                pSectionHeaders[pSymbolTable-&gt;SectionNumber-1].Characteristics;</text:p>
            <text:p>               if (!pSymbolTable-&gt;Type  &amp;&amp; (SectChar &amp; IMAGE_SCN_MEM_WRITE)) {</text:p>
            <text:p>                  // Read only (i.e. constants) must be excluded</text:p>
            <text:p>                  fprintf(fout, "\t%s \t DATA\n", symbol.c_str());</text:p>
            <text:p>               } else {</text:p>
            <text:p>                  if ( pSymbolTable-&gt;Type  ||</text:p>
            <text:p>                       !(SectChar &amp; IMAGE_SCN_MEM_READ)) {</text:p>
            <text:p>                     fprintf(fout, "\t%s\n", symbol.c_str());</text:p>
            <text:p>                  } else {</text:p>
            <text:p>                     // printf(" strange symbol: %s \n",symbol.c_str());</text:p>
            <text:p>                  }</text:p>
            <text:p/>
          </table:table-cell>
          <table:table-cell office:value-type="string" calcext:value-type="string">
            <text:p>                symbol.compare(0, 4, vectorPrefix) )</text:p>
            <text:p>            {</text:p>
            <text:p>               SectChar =</text:p>
            <text:p>                 this-&gt;</text:p>
            <text:p>                 SectionHeaders[pSymbolTable-&gt;SectionNumber-1].Characteristics;</text:p>
            <text:p>               if (!pSymbolTable-&gt;Type  &amp;&amp; (SectChar &amp; IMAGE_SCN_MEM_WRITE)) {</text:p>
            <text:p>                  // Read only (i.e. constants) must be excluded</text:p>
            <text:p>                  fprintf(this-&gt;FileOut, "\t%s \t DATA\n", symbol.c_str());</text:p>
            <text:p>               } else {</text:p>
            <text:p>                  if ( pSymbolTable-&gt;Type  ||</text:p>
            <text:p>                       !(SectChar &amp; IMAGE_SCN_MEM_READ)) {</text:p>
            <text:p>                     fprintf(this-&gt;FileOut, "\t%s\n", symbol.c_str());</text:p>
            <text:p>                  } else {</text:p>
            <text:p>                     // printf(" strange symbol: %s \n",symbol.c_str());</text:p>
            <text:p>                  }</text:p>
            <text:p/>
          </table:table-cell>
          <table:table-cell office:value-type="float" office:value="228" calcext:value-type="float">
            <text:p>228</text:p>
          </table:table-cell>
          <table:table-cell office:value-type="float" office:value="307" calcext:value-type="float">
            <text:p>307</text:p>
          </table:table-cell>
          <table:table-cell office:value-type="float" office:value="234" calcext:value-type="float">
            <text:p>234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fprintf(fout, "\t%s \t DATA\n", symbol.c_str())</text:p>
          </table:table-cell>
          <table:table-cell office:value-type="string" calcext:value-type="string">
            <text:p>fprintf(this-&gt;FileOut, "\t%s \t DATA\n", symbol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63.cpp</text:p>
          </table:table-cell>
          <table:table-cell office:value-type="string" calcext:value-type="string">
            <text:p>{</text:p>
            <text:p>                  // Read only (i.e. constants) must be excluded</text:p>
            <text:p>                  fprintf(fout, "\t%s \t DATA\n", symbol.c_str());</text:p>
            <text:p>               }</text:p>
          </table:table-cell>
          <table:table-cell office:value-type="string" calcext:value-type="string">
            <text:p>second/download/CMake/CMake-old-new/Kitware_CMake_old_new_block_263.cpp</text:p>
          </table:table-cell>
          <table:table-cell office:value-type="string" calcext:value-type="string">
            <text:p>[0, 0, 0, 0, 0, 0, 0, 0, 0, 0, 1, 0, 0, 0, 0, 5, 0, 0, 0, 0, 0, 0, 0, 1, 0, 0, 0, 0, 0, 0, 2, 0, 0, 0, 0, 0, 0, 0, 0, 0, 0, 0, 0, 0, 0, 0, 1, 0, 4, 0, 0, 0, 0, 0, 0, 0, 0, 0, 0, 0, 0, 0, 0, 0, 0, 0, 0, 0, 0, 0, 0, 0, 0, 2, 0, 0, 1, 0, 3, 0, 0, 0, 0, 0, 0]</text:p>
          </table:table-cell>
          <table:table-cell office:value-type="string" calcext:value-type="string">
            <text:p>second/download/CMake/CMake-old-new/Kitware_CMake_old_new_new_log_263.cpp</text:p>
          </table:table-cell>
          <table:table-cell office:value-type="string" calcext:value-type="string">
            <text:p>second/download/CMake/CMake/CMake/Source/kwsys/Directory.cpp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printf(buf, "%s\\*", name.c_str())</text:p>
          </table:table-cell>
          <table:table-cell office:value-type="string" calcext:value-type="string">
            <text:p>second/download/CMake/CMake-old-new/Kitware_CMake_repos_log_1949.cpp</text:p>
          </table:table-cell>
          <table:table-cell office:value-type="string" calcext:value-type="string">
            <text:p>{</text:p>
            <text:p>      sprintf(buf, "%s\\*", name.c_str());</text:p>
            <text:p>    }</text:p>
          </table:table-cell>
          <table:table-cell office:value-type="string" calcext:value-type="string">
            <text:p>second/download/CMake/CMake-old-new/Kitware_CMake_repos_block_1949.cpp</text:p>
          </table:table-cell>
          <table:table-cell office:value-type="string" calcext:value-type="string">
            <text:p>[0, 0, 0, 0, 0, 0, 0, 0, 0, 0, 1, 0, 0, 0, 0, 5, 0, 0, 0, 0, 0, 0, 0, 1, 0, 0, 0, 0, 0, 0, 2, 0, 0, 0, 0, 0, 0, 0, 0, 0, 0, 0, 0, 0, 0, 0, 1, 0, 4, 0, 0, 0, 0, 0, 0, 0, 0, 0, 0, 0, 0, 0, 0, 0, 0, 0, 0, 0, 0, 0, 0, 0, 0, 2, 0, 0, 1, 0, 3, 0, 0, 0, 0, 0, 0]</text:p>
          </table:table-cell>
        </table:table-row>
        <table:table-row table:style-name="ro10">
          <table:table-cell office:value-type="string" calcext:value-type="string">
            <text:p>069aa93b555293679f4b8c07623133ba62a74ee4</text:p>
          </table:table-cell>
          <table:table-cell office:value-type="string" calcext:value-type="string">
            <text:p>bindexplib: Add support for "/bigobj" format object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bindexplib.cxx</text:p>
          </table:table-cell>
          <table:table-cell office:value-type="string" calcext:value-type="string">
            <text:p>second/download/CMake/CMake-old-new/Kitware_CMake_old_file_296.cpp</text:p>
          </table:table-cell>
          <table:table-cell office:value-type="string" calcext:value-type="string">
            <text:p>second/download/CMake/CMake-old-new/Kitware_CMake_new_file_296.cpp</text:p>
          </table:table-cell>
          <table:table-cell office:value-type="string" calcext:value-type="string">
            <text:p>second/download/CMake/CMake-old-new/Kitware_CMake_old_hunk_567.cpp</text:p>
          </table:table-cell>
          <table:table-cell office:value-type="string" calcext:value-type="string">
            <text:p>second/download/CMake/CMake-old-new/Kitware_CMake_new_hunk_567.cpp</text:p>
          </table:table-cell>
          <table:table-cell office:value-type="string" calcext:value-type="string">
            <text:p>                symbol.compare(0, 4, vectorPrefix) )</text:p>
            <text:p>            {</text:p>
            <text:p>               SectChar =</text:p>
            <text:p>                pSectionHeaders[pSymbolTable-&gt;SectionNumber-1].Characteristics;</text:p>
            <text:p>               if (!pSymbolTable-&gt;Type  &amp;&amp; (SectChar &amp; IMAGE_SCN_MEM_WRITE)) {</text:p>
            <text:p>                  // Read only (i.e. constants) must be excluded</text:p>
            <text:p>                  fprintf(fout, "\t%s \t DATA\n", symbol.c_str());</text:p>
            <text:p>               } else {</text:p>
            <text:p>                  if ( pSymbolTable-&gt;Type  ||</text:p>
            <text:p>                       !(SectChar &amp; IMAGE_SCN_MEM_READ)) {</text:p>
            <text:p>                     fprintf(fout, "\t%s\n", symbol.c_str());</text:p>
            <text:p>                  } else {</text:p>
            <text:p>                     // printf(" strange symbol: %s \n",symbol.c_str());</text:p>
            <text:p>                  }</text:p>
            <text:p/>
          </table:table-cell>
          <table:table-cell office:value-type="string" calcext:value-type="string">
            <text:p>                symbol.compare(0, 4, vectorPrefix) )</text:p>
            <text:p>            {</text:p>
            <text:p>               SectChar =</text:p>
            <text:p>                 this-&gt;</text:p>
            <text:p>                 SectionHeaders[pSymbolTable-&gt;SectionNumber-1].Characteristics;</text:p>
            <text:p>               if (!pSymbolTable-&gt;Type  &amp;&amp; (SectChar &amp; IMAGE_SCN_MEM_WRITE)) {</text:p>
            <text:p>                  // Read only (i.e. constants) must be excluded</text:p>
            <text:p>                  fprintf(this-&gt;FileOut, "\t%s \t DATA\n", symbol.c_str());</text:p>
            <text:p>               } else {</text:p>
            <text:p>                  if ( pSymbolTable-&gt;Type  ||</text:p>
            <text:p>                       !(SectChar &amp; IMAGE_SCN_MEM_READ)) {</text:p>
            <text:p>                     fprintf(this-&gt;FileOut, "\t%s\n", symbol.c_str());</text:p>
            <text:p>                  } else {</text:p>
            <text:p>                     // printf(" strange symbol: %s \n",symbol.c_str());</text:p>
            <text:p>                  }</text:p>
            <text:p/>
          </table:table-cell>
          <table:table-cell office:value-type="float" office:value="228" calcext:value-type="float">
            <text:p>228</text:p>
          </table:table-cell>
          <table:table-cell office:value-type="float" office:value="307" calcext:value-type="float">
            <text:p>307</text:p>
          </table:table-cell>
          <table:table-cell office:value-type="float" office:value="234" calcext:value-type="float">
            <text:p>234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fprintf(fout, "\t%s \t DATA\n", symbol.c_str())</text:p>
          </table:table-cell>
          <table:table-cell office:value-type="string" calcext:value-type="string">
            <text:p>fprintf(this-&gt;FileOut, "\t%s \t DATA\n", symbol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63.cpp</text:p>
          </table:table-cell>
          <table:table-cell office:value-type="string" calcext:value-type="string">
            <text:p>{</text:p>
            <text:p>                  // Read only (i.e. constants) must be excluded</text:p>
            <text:p>                  fprintf(fout, "\t%s \t DATA\n", symbol.c_str());</text:p>
            <text:p>               }</text:p>
          </table:table-cell>
          <table:table-cell office:value-type="string" calcext:value-type="string">
            <text:p>second/download/CMake/CMake-old-new/Kitware_CMake_old_new_block_263.cpp</text:p>
          </table:table-cell>
          <table:table-cell office:value-type="string" calcext:value-type="string">
            <text:p>[0, 0, 0, 0, 0, 0, 0, 0, 0, 0, 1, 0, 0, 0, 0, 5, 0, 0, 0, 0, 0, 0, 0, 1, 0, 0, 0, 0, 0, 0, 2, 0, 0, 0, 0, 0, 0, 0, 0, 0, 0, 0, 0, 0, 0, 0, 1, 0, 4, 0, 0, 0, 0, 0, 0, 0, 0, 0, 0, 0, 0, 0, 0, 0, 0, 0, 0, 0, 0, 0, 0, 0, 0, 2, 0, 0, 1, 0, 3, 0, 0, 0, 0, 0, 0]</text:p>
          </table:table-cell>
          <table:table-cell office:value-type="string" calcext:value-type="string">
            <text:p>second/download/CMake/CMake-old-new/Kitware_CMake_old_new_new_log_263.cpp</text:p>
          </table:table-cell>
          <table:table-cell office:value-type="string" calcext:value-type="string">
            <text:p>second/download/CMake/CMake/CMake/Source/kwsys/Directory.cpp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printf(buf, "%s/*", name.c_str())</text:p>
          </table:table-cell>
          <table:table-cell office:value-type="string" calcext:value-type="string">
            <text:p>second/download/CMake/CMake-old-new/Kitware_CMake_repos_log_1950.cpp</text:p>
          </table:table-cell>
          <table:table-cell office:value-type="string" calcext:value-type="string">
            <text:p>{</text:p>
            <text:p>      sprintf(buf, "%s/*", name.c_str());</text:p>
            <text:p>    }</text:p>
          </table:table-cell>
          <table:table-cell office:value-type="string" calcext:value-type="string">
            <text:p>second/download/CMake/CMake-old-new/Kitware_CMake_repos_block_1950.cpp</text:p>
          </table:table-cell>
          <table:table-cell office:value-type="string" calcext:value-type="string">
            <text:p>[0, 0, 0, 0, 0, 0, 0, 0, 0, 0, 1, 0, 0, 0, 0, 5, 0, 0, 0, 0, 0, 0, 0, 1, 0, 0, 0, 0, 0, 0, 2, 0, 0, 0, 0, 0, 0, 0, 0, 0, 0, 0, 0, 0, 0, 0, 1, 0, 4, 0, 0, 0, 0, 0, 0, 0, 0, 0, 0, 0, 0, 0, 0, 0, 0, 0, 0, 0, 0, 0, 0, 0, 0, 2, 0, 0, 1, 0, 3, 0, 0, 0, 0, 0, 0]</text:p>
          </table:table-cell>
        </table:table-row>
        <table:table-row table:style-name="ro10">
          <table:table-cell office:value-type="string" calcext:value-type="string">
            <text:p>069aa93b555293679f4b8c07623133ba62a74ee4</text:p>
          </table:table-cell>
          <table:table-cell office:value-type="string" calcext:value-type="string">
            <text:p>bindexplib: Add support for "/bigobj" format object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bindexplib.cxx</text:p>
          </table:table-cell>
          <table:table-cell office:value-type="string" calcext:value-type="string">
            <text:p>second/download/CMake/CMake-old-new/Kitware_CMake_old_file_296.cpp</text:p>
          </table:table-cell>
          <table:table-cell office:value-type="string" calcext:value-type="string">
            <text:p>second/download/CMake/CMake-old-new/Kitware_CMake_new_file_296.cpp</text:p>
          </table:table-cell>
          <table:table-cell office:value-type="string" calcext:value-type="string">
            <text:p>second/download/CMake/CMake-old-new/Kitware_CMake_old_hunk_567.cpp</text:p>
          </table:table-cell>
          <table:table-cell office:value-type="string" calcext:value-type="string">
            <text:p>second/download/CMake/CMake-old-new/Kitware_CMake_new_hunk_567.cpp</text:p>
          </table:table-cell>
          <table:table-cell office:value-type="string" calcext:value-type="string">
            <text:p>                symbol.compare(0, 4, vectorPrefix) )</text:p>
            <text:p>            {</text:p>
            <text:p>               SectChar =</text:p>
            <text:p>                pSectionHeaders[pSymbolTable-&gt;SectionNumber-1].Characteristics;</text:p>
            <text:p>               if (!pSymbolTable-&gt;Type  &amp;&amp; (SectChar &amp; IMAGE_SCN_MEM_WRITE)) {</text:p>
            <text:p>                  // Read only (i.e. constants) must be excluded</text:p>
            <text:p>                  fprintf(fout, "\t%s \t DATA\n", symbol.c_str());</text:p>
            <text:p>               } else {</text:p>
            <text:p>                  if ( pSymbolTable-&gt;Type  ||</text:p>
            <text:p>                       !(SectChar &amp; IMAGE_SCN_MEM_READ)) {</text:p>
            <text:p>                     fprintf(fout, "\t%s\n", symbol.c_str());</text:p>
            <text:p>                  } else {</text:p>
            <text:p>                     // printf(" strange symbol: %s \n",symbol.c_str());</text:p>
            <text:p>                  }</text:p>
            <text:p/>
          </table:table-cell>
          <table:table-cell office:value-type="string" calcext:value-type="string">
            <text:p>                symbol.compare(0, 4, vectorPrefix) )</text:p>
            <text:p>            {</text:p>
            <text:p>               SectChar =</text:p>
            <text:p>                 this-&gt;</text:p>
            <text:p>                 SectionHeaders[pSymbolTable-&gt;SectionNumber-1].Characteristics;</text:p>
            <text:p>               if (!pSymbolTable-&gt;Type  &amp;&amp; (SectChar &amp; IMAGE_SCN_MEM_WRITE)) {</text:p>
            <text:p>                  // Read only (i.e. constants) must be excluded</text:p>
            <text:p>                  fprintf(this-&gt;FileOut, "\t%s \t DATA\n", symbol.c_str());</text:p>
            <text:p>               } else {</text:p>
            <text:p>                  if ( pSymbolTable-&gt;Type  ||</text:p>
            <text:p>                       !(SectChar &amp; IMAGE_SCN_MEM_READ)) {</text:p>
            <text:p>                     fprintf(this-&gt;FileOut, "\t%s\n", symbol.c_str());</text:p>
            <text:p>                  } else {</text:p>
            <text:p>                     // printf(" strange symbol: %s \n",symbol.c_str());</text:p>
            <text:p>                  }</text:p>
            <text:p/>
          </table:table-cell>
          <table:table-cell office:value-type="float" office:value="228" calcext:value-type="float">
            <text:p>228</text:p>
          </table:table-cell>
          <table:table-cell office:value-type="float" office:value="307" calcext:value-type="float">
            <text:p>307</text:p>
          </table:table-cell>
          <table:table-cell office:value-type="float" office:value="238" calcext:value-type="float">
            <text:p>238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fprintf(fout, "\t%s\n", symbol.c_str())</text:p>
          </table:table-cell>
          <table:table-cell office:value-type="string" calcext:value-type="string">
            <text:p>fprintf(this-&gt;FileOut, "\t%s\n", symbol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64.cpp</text:p>
          </table:table-cell>
          <table:table-cell office:value-type="string" calcext:value-type="string">
            <text:p>{</text:p>
            <text:p>                     fprintf(fout, "\t%s\n", symbol.c_str());</text:p>
            <text:p>                  }</text:p>
          </table:table-cell>
          <table:table-cell office:value-type="string" calcext:value-type="string">
            <text:p>second/download/CMake/CMake-old-new/Kitware_CMake_old_new_block_264.cpp</text:p>
          </table:table-cell>
          <table:table-cell office:value-type="string" calcext:value-type="string">
            <text:p>[0, 0, 0, 0, 0, 0, 0, 0, 0, 0, 1, 0, 0, 0, 0, 5, 0, 0, 0, 0, 0, 0, 0, 1, 0, 0, 0, 0, 0, 0, 2, 0, 0, 0, 0, 0, 0, 0, 0, 0, 0, 0, 0, 0, 0, 0, 1, 0, 4, 0, 0, 0, 0, 0, 0, 0, 0, 0, 0, 0, 0, 0, 0, 0, 0, 0, 0, 0, 0, 0, 0, 0, 0, 2, 0, 0, 1, 0, 3, 0, 0, 0, 0, 0, 0]</text:p>
          </table:table-cell>
          <table:table-cell office:value-type="string" calcext:value-type="string">
            <text:p>second/download/CMake/CMake-old-new/Kitware_CMake_old_new_new_log_264.cpp</text:p>
          </table:table-cell>
          <table:table-cell office:value-type="string" calcext:value-type="string">
            <text:p>second/download/CMake/CMake/CMake/Source/cmcldeps.cpp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fprintf(stdout, "%s\n", line.c_str())</text:p>
          </table:table-cell>
          <table:table-cell office:value-type="string" calcext:value-type="string">
            <text:p>second/download/CMake/CMake-old-new/Kitware_CMake_repos_log_1775.cpp</text:p>
          </table:table-cell>
          <table:table-cell office:value-type="string" calcext:value-type="string">
            <text:p>{</text:p>
            <text:p>          fprintf(stdout, "%s\n", line.c_str());</text:p>
            <text:p>        }</text:p>
          </table:table-cell>
          <table:table-cell office:value-type="string" calcext:value-type="string">
            <text:p>second/download/CMake/CMake-old-new/Kitware_CMake_repos_block_1775.cpp</text:p>
          </table:table-cell>
          <table:table-cell office:value-type="string" calcext:value-type="string">
            <text:p>[0, 0, 0, 0, 0, 0, 0, 0, 0, 0, 1, 0, 0, 0, 0, 5, 0, 0, 0, 0, 0, 0, 0, 1, 0, 0, 0, 0, 0, 0, 2, 0, 0, 0, 0, 0, 0, 0, 0, 0, 0, 0, 0, 0, 0, 0, 1, 0, 4, 0, 0, 0, 0, 0, 0, 0, 0, 0, 0, 0, 0, 0, 0, 0, 0, 0, 0, 0, 0, 0, 0, 0, 0, 2, 0, 0, 1, 0, 3, 0, 0, 0, 0, 0, 0]</text:p>
          </table:table-cell>
        </table:table-row>
        <table:table-row table:style-name="ro10">
          <table:table-cell office:value-type="string" calcext:value-type="string">
            <text:p>069aa93b555293679f4b8c07623133ba62a74ee4</text:p>
          </table:table-cell>
          <table:table-cell office:value-type="string" calcext:value-type="string">
            <text:p>bindexplib: Add support for "/bigobj" format object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bindexplib.cxx</text:p>
          </table:table-cell>
          <table:table-cell office:value-type="string" calcext:value-type="string">
            <text:p>second/download/CMake/CMake-old-new/Kitware_CMake_old_file_296.cpp</text:p>
          </table:table-cell>
          <table:table-cell office:value-type="string" calcext:value-type="string">
            <text:p>second/download/CMake/CMake-old-new/Kitware_CMake_new_file_296.cpp</text:p>
          </table:table-cell>
          <table:table-cell office:value-type="string" calcext:value-type="string">
            <text:p>second/download/CMake/CMake-old-new/Kitware_CMake_old_hunk_567.cpp</text:p>
          </table:table-cell>
          <table:table-cell office:value-type="string" calcext:value-type="string">
            <text:p>second/download/CMake/CMake-old-new/Kitware_CMake_new_hunk_567.cpp</text:p>
          </table:table-cell>
          <table:table-cell office:value-type="string" calcext:value-type="string">
            <text:p>                symbol.compare(0, 4, vectorPrefix) )</text:p>
            <text:p>            {</text:p>
            <text:p>               SectChar =</text:p>
            <text:p>                pSectionHeaders[pSymbolTable-&gt;SectionNumber-1].Characteristics;</text:p>
            <text:p>               if (!pSymbolTable-&gt;Type  &amp;&amp; (SectChar &amp; IMAGE_SCN_MEM_WRITE)) {</text:p>
            <text:p>                  // Read only (i.e. constants) must be excluded</text:p>
            <text:p>                  fprintf(fout, "\t%s \t DATA\n", symbol.c_str());</text:p>
            <text:p>               } else {</text:p>
            <text:p>                  if ( pSymbolTable-&gt;Type  ||</text:p>
            <text:p>                       !(SectChar &amp; IMAGE_SCN_MEM_READ)) {</text:p>
            <text:p>                     fprintf(fout, "\t%s\n", symbol.c_str());</text:p>
            <text:p>                  } else {</text:p>
            <text:p>                     // printf(" strange symbol: %s \n",symbol.c_str());</text:p>
            <text:p>                  }</text:p>
            <text:p/>
          </table:table-cell>
          <table:table-cell office:value-type="string" calcext:value-type="string">
            <text:p>                symbol.compare(0, 4, vectorPrefix) )</text:p>
            <text:p>            {</text:p>
            <text:p>               SectChar =</text:p>
            <text:p>                 this-&gt;</text:p>
            <text:p>                 SectionHeaders[pSymbolTable-&gt;SectionNumber-1].Characteristics;</text:p>
            <text:p>               if (!pSymbolTable-&gt;Type  &amp;&amp; (SectChar &amp; IMAGE_SCN_MEM_WRITE)) {</text:p>
            <text:p>                  // Read only (i.e. constants) must be excluded</text:p>
            <text:p>                  fprintf(this-&gt;FileOut, "\t%s \t DATA\n", symbol.c_str());</text:p>
            <text:p>               } else {</text:p>
            <text:p>                  if ( pSymbolTable-&gt;Type  ||</text:p>
            <text:p>                       !(SectChar &amp; IMAGE_SCN_MEM_READ)) {</text:p>
            <text:p>                     fprintf(this-&gt;FileOut, "\t%s\n", symbol.c_str());</text:p>
            <text:p>                  } else {</text:p>
            <text:p>                     // printf(" strange symbol: %s \n",symbol.c_str());</text:p>
            <text:p>                  }</text:p>
            <text:p/>
          </table:table-cell>
          <table:table-cell office:value-type="float" office:value="228" calcext:value-type="float">
            <text:p>228</text:p>
          </table:table-cell>
          <table:table-cell office:value-type="float" office:value="307" calcext:value-type="float">
            <text:p>307</text:p>
          </table:table-cell>
          <table:table-cell office:value-type="float" office:value="238" calcext:value-type="float">
            <text:p>238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fprintf(fout, "\t%s\n", symbol.c_str())</text:p>
          </table:table-cell>
          <table:table-cell office:value-type="string" calcext:value-type="string">
            <text:p>fprintf(this-&gt;FileOut, "\t%s\n", symbol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64.cpp</text:p>
          </table:table-cell>
          <table:table-cell office:value-type="string" calcext:value-type="string">
            <text:p>{</text:p>
            <text:p>                     fprintf(fout, "\t%s\n", symbol.c_str());</text:p>
            <text:p>                  }</text:p>
          </table:table-cell>
          <table:table-cell office:value-type="string" calcext:value-type="string">
            <text:p>second/download/CMake/CMake-old-new/Kitware_CMake_old_new_block_264.cpp</text:p>
          </table:table-cell>
          <table:table-cell office:value-type="string" calcext:value-type="string">
            <text:p>[0, 0, 0, 0, 0, 0, 0, 0, 0, 0, 1, 0, 0, 0, 0, 5, 0, 0, 0, 0, 0, 0, 0, 1, 0, 0, 0, 0, 0, 0, 2, 0, 0, 0, 0, 0, 0, 0, 0, 0, 0, 0, 0, 0, 0, 0, 1, 0, 4, 0, 0, 0, 0, 0, 0, 0, 0, 0, 0, 0, 0, 0, 0, 0, 0, 0, 0, 0, 0, 0, 0, 0, 0, 2, 0, 0, 1, 0, 3, 0, 0, 0, 0, 0, 0]</text:p>
          </table:table-cell>
          <table:table-cell office:value-type="string" calcext:value-type="string">
            <text:p>second/download/CMake/CMake-old-new/Kitware_CMake_old_new_new_log_264.cpp</text:p>
          </table:table-cell>
          <table:table-cell office:value-type="string" calcext:value-type="string">
            <text:p>second/download/CMake/CMake/CMake/Source/kwsys/Directory.cpp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printf(buf, "%s\\*", name.c_str())</text:p>
          </table:table-cell>
          <table:table-cell office:value-type="string" calcext:value-type="string">
            <text:p>second/download/CMake/CMake-old-new/Kitware_CMake_repos_log_1949.cpp</text:p>
          </table:table-cell>
          <table:table-cell office:value-type="string" calcext:value-type="string">
            <text:p>{</text:p>
            <text:p>      sprintf(buf, "%s\\*", name.c_str());</text:p>
            <text:p>    }</text:p>
          </table:table-cell>
          <table:table-cell office:value-type="string" calcext:value-type="string">
            <text:p>second/download/CMake/CMake-old-new/Kitware_CMake_repos_block_1949.cpp</text:p>
          </table:table-cell>
          <table:table-cell office:value-type="string" calcext:value-type="string">
            <text:p>[0, 0, 0, 0, 0, 0, 0, 0, 0, 0, 1, 0, 0, 0, 0, 5, 0, 0, 0, 0, 0, 0, 0, 1, 0, 0, 0, 0, 0, 0, 2, 0, 0, 0, 0, 0, 0, 0, 0, 0, 0, 0, 0, 0, 0, 0, 1, 0, 4, 0, 0, 0, 0, 0, 0, 0, 0, 0, 0, 0, 0, 0, 0, 0, 0, 0, 0, 0, 0, 0, 0, 0, 0, 2, 0, 0, 1, 0, 3, 0, 0, 0, 0, 0, 0]</text:p>
          </table:table-cell>
        </table:table-row>
        <table:table-row table:style-name="ro10">
          <table:table-cell office:value-type="string" calcext:value-type="string">
            <text:p>069aa93b555293679f4b8c07623133ba62a74ee4</text:p>
          </table:table-cell>
          <table:table-cell office:value-type="string" calcext:value-type="string">
            <text:p>bindexplib: Add support for "/bigobj" format object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bindexplib.cxx</text:p>
          </table:table-cell>
          <table:table-cell office:value-type="string" calcext:value-type="string">
            <text:p>second/download/CMake/CMake-old-new/Kitware_CMake_old_file_296.cpp</text:p>
          </table:table-cell>
          <table:table-cell office:value-type="string" calcext:value-type="string">
            <text:p>second/download/CMake/CMake-old-new/Kitware_CMake_new_file_296.cpp</text:p>
          </table:table-cell>
          <table:table-cell office:value-type="string" calcext:value-type="string">
            <text:p>second/download/CMake/CMake-old-new/Kitware_CMake_old_hunk_567.cpp</text:p>
          </table:table-cell>
          <table:table-cell office:value-type="string" calcext:value-type="string">
            <text:p>second/download/CMake/CMake-old-new/Kitware_CMake_new_hunk_567.cpp</text:p>
          </table:table-cell>
          <table:table-cell office:value-type="string" calcext:value-type="string">
            <text:p>                symbol.compare(0, 4, vectorPrefix) )</text:p>
            <text:p>            {</text:p>
            <text:p>               SectChar =</text:p>
            <text:p>                pSectionHeaders[pSymbolTable-&gt;SectionNumber-1].Characteristics;</text:p>
            <text:p>               if (!pSymbolTable-&gt;Type  &amp;&amp; (SectChar &amp; IMAGE_SCN_MEM_WRITE)) {</text:p>
            <text:p>                  // Read only (i.e. constants) must be excluded</text:p>
            <text:p>                  fprintf(fout, "\t%s \t DATA\n", symbol.c_str());</text:p>
            <text:p>               } else {</text:p>
            <text:p>                  if ( pSymbolTable-&gt;Type  ||</text:p>
            <text:p>                       !(SectChar &amp; IMAGE_SCN_MEM_READ)) {</text:p>
            <text:p>                     fprintf(fout, "\t%s\n", symbol.c_str());</text:p>
            <text:p>                  } else {</text:p>
            <text:p>                     // printf(" strange symbol: %s \n",symbol.c_str());</text:p>
            <text:p>                  }</text:p>
            <text:p/>
          </table:table-cell>
          <table:table-cell office:value-type="string" calcext:value-type="string">
            <text:p>                symbol.compare(0, 4, vectorPrefix) )</text:p>
            <text:p>            {</text:p>
            <text:p>               SectChar =</text:p>
            <text:p>                 this-&gt;</text:p>
            <text:p>                 SectionHeaders[pSymbolTable-&gt;SectionNumber-1].Characteristics;</text:p>
            <text:p>               if (!pSymbolTable-&gt;Type  &amp;&amp; (SectChar &amp; IMAGE_SCN_MEM_WRITE)) {</text:p>
            <text:p>                  // Read only (i.e. constants) must be excluded</text:p>
            <text:p>                  fprintf(this-&gt;FileOut, "\t%s \t DATA\n", symbol.c_str());</text:p>
            <text:p>               } else {</text:p>
            <text:p>                  if ( pSymbolTable-&gt;Type  ||</text:p>
            <text:p>                       !(SectChar &amp; IMAGE_SCN_MEM_READ)) {</text:p>
            <text:p>                     fprintf(this-&gt;FileOut, "\t%s\n", symbol.c_str());</text:p>
            <text:p>                  } else {</text:p>
            <text:p>                     // printf(" strange symbol: %s \n",symbol.c_str());</text:p>
            <text:p>                  }</text:p>
            <text:p/>
          </table:table-cell>
          <table:table-cell office:value-type="float" office:value="228" calcext:value-type="float">
            <text:p>228</text:p>
          </table:table-cell>
          <table:table-cell office:value-type="float" office:value="307" calcext:value-type="float">
            <text:p>307</text:p>
          </table:table-cell>
          <table:table-cell office:value-type="float" office:value="238" calcext:value-type="float">
            <text:p>238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fprintf(fout, "\t%s\n", symbol.c_str())</text:p>
          </table:table-cell>
          <table:table-cell office:value-type="string" calcext:value-type="string">
            <text:p>fprintf(this-&gt;FileOut, "\t%s\n", symbol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64.cpp</text:p>
          </table:table-cell>
          <table:table-cell office:value-type="string" calcext:value-type="string">
            <text:p>{</text:p>
            <text:p>                     fprintf(fout, "\t%s\n", symbol.c_str());</text:p>
            <text:p>                  }</text:p>
          </table:table-cell>
          <table:table-cell office:value-type="string" calcext:value-type="string">
            <text:p>second/download/CMake/CMake-old-new/Kitware_CMake_old_new_block_264.cpp</text:p>
          </table:table-cell>
          <table:table-cell office:value-type="string" calcext:value-type="string">
            <text:p>[0, 0, 0, 0, 0, 0, 0, 0, 0, 0, 1, 0, 0, 0, 0, 5, 0, 0, 0, 0, 0, 0, 0, 1, 0, 0, 0, 0, 0, 0, 2, 0, 0, 0, 0, 0, 0, 0, 0, 0, 0, 0, 0, 0, 0, 0, 1, 0, 4, 0, 0, 0, 0, 0, 0, 0, 0, 0, 0, 0, 0, 0, 0, 0, 0, 0, 0, 0, 0, 0, 0, 0, 0, 2, 0, 0, 1, 0, 3, 0, 0, 0, 0, 0, 0]</text:p>
          </table:table-cell>
          <table:table-cell office:value-type="string" calcext:value-type="string">
            <text:p>second/download/CMake/CMake-old-new/Kitware_CMake_old_new_new_log_264.cpp</text:p>
          </table:table-cell>
          <table:table-cell office:value-type="string" calcext:value-type="string">
            <text:p>second/download/CMake/CMake/CMake/Source/kwsys/Directory.cpp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printf(buf, "%s/*", name.c_str())</text:p>
          </table:table-cell>
          <table:table-cell office:value-type="string" calcext:value-type="string">
            <text:p>second/download/CMake/CMake-old-new/Kitware_CMake_repos_log_1950.cpp</text:p>
          </table:table-cell>
          <table:table-cell office:value-type="string" calcext:value-type="string">
            <text:p>{</text:p>
            <text:p>      sprintf(buf, "%s/*", name.c_str());</text:p>
            <text:p>    }</text:p>
          </table:table-cell>
          <table:table-cell office:value-type="string" calcext:value-type="string">
            <text:p>second/download/CMake/CMake-old-new/Kitware_CMake_repos_block_1950.cpp</text:p>
          </table:table-cell>
          <table:table-cell office:value-type="string" calcext:value-type="string">
            <text:p>[0, 0, 0, 0, 0, 0, 0, 0, 0, 0, 1, 0, 0, 0, 0, 5, 0, 0, 0, 0, 0, 0, 0, 1, 0, 0, 0, 0, 0, 0, 2, 0, 0, 0, 0, 0, 0, 0, 0, 0, 0, 0, 0, 0, 0, 0, 1, 0, 4, 0, 0, 0, 0, 0, 0, 0, 0, 0, 0, 0, 0, 0, 0, 0, 0, 0, 0, 0, 0, 0, 0, 0, 0, 2, 0, 0, 1, 0, 3, 0, 0, 0, 0, 0, 0]</text:p>
          </table:table-cell>
        </table:table-row>
        <table:table-row table:style-name="ro4">
          <table:table-cell office:value-type="string" calcext:value-type="string">
            <text:p>069aa93b555293679f4b8c07623133ba62a74ee4</text:p>
          </table:table-cell>
          <table:table-cell office:value-type="string" calcext:value-type="string">
            <text:p>bindexplib: Add support for "/bigobj" format object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bindexplib.cxx</text:p>
          </table:table-cell>
          <table:table-cell office:value-type="string" calcext:value-type="string">
            <text:p>second/download/CMake/CMake-old-new/Kitware_CMake_old_file_296.cpp</text:p>
          </table:table-cell>
          <table:table-cell office:value-type="string" calcext:value-type="string">
            <text:p>second/download/CMake/CMake-old-new/Kitware_CMake_new_file_296.cpp</text:p>
          </table:table-cell>
          <table:table-cell office:value-type="string" calcext:value-type="string">
            <text:p>second/download/CMake/CMake-old-new/Kitware_CMake_old_hunk_568.cpp</text:p>
          </table:table-cell>
          <table:table-cell office:value-type="string" calcext:value-type="string">
            <text:p>second/download/CMake/CMake-old-new/Kitware_CMake_new_hunk_568.cpp</text:p>
          </table:table-cell>
          <table:table-cell office:value-type="string" calcext:value-type="string">
            <text:p>            symbol = stringTable  pSymbolTable-&gt;N.Name.Long;</text:p>
            <text:p>            while (isspace(symbol[0]))  symbol.erase(0,1);</text:p>
            <text:p>            if (symbol[0] == '_') symbol.erase(0,1);</text:p>
            <text:p>            if (!fImportFlag) {</text:p>
            <text:p>               fImportFlag = 1;</text:p>
            <text:p>               fprintf(fout,"IMPORTS \n");</text:p>
            <text:p>            }</text:p>
            <text:p>            fprintf(fout, "\t%s DATA \n", symbol.c_str()�);</text:p>
            <text:p>         }</text:p>
            <text:p>      }</text:p>
            <text:p/>
            <text:p/>
          </table:table-cell>
          <table:table-cell office:value-type="string" calcext:value-type="string">
            <text:p>            symbol = stringTable  pSymbolTable-&gt;N.Name.Long;</text:p>
            <text:p>            while (isspace(symbol[0]))  symbol.erase(0,1);</text:p>
            <text:p>            if (symbol[0] == '_') symbol.erase(0,1);</text:p>
            <text:p>            if (!this-&gt;ImportFlag) {</text:p>
            <text:p>               this-&gt;ImportFlag = true;</text:p>
            <text:p>               fprintf(this-&gt;FileOut,"IMPORTS \n");</text:p>
            <text:p>            }</text:p>
            <text:p>            fprintf(this-&gt;FileOut, "\t%s DATA \n", symbol.c_str()�);</text:p>
            <text:p>         }</text:p>
            <text:p>      }</text:p>
            <text:p/>
            <text:p/>
          </table:table-cell>
          <table:table-cell office:value-type="float" office:value="252" calcext:value-type="float">
            <text:p>252</text:p>
          </table:table-cell>
          <table:table-cell office:value-type="float" office:value="332" calcext:value-type="float">
            <text:p>332</text:p>
          </table:table-cell>
          <table:table-cell office:value-type="float" office:value="257" calcext:value-type="float">
            <text:p>257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fprintf(fout,"IMPORTS \n")</text:p>
          </table:table-cell>
          <table:table-cell office:value-type="string" calcext:value-type="string">
            <text:p>fprintf(this-&gt;FileOut,"IMPORTS \n"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65.cpp</text:p>
          </table:table-cell>
          <table:table-cell office:value-type="string" calcext:value-type="string">
            <text:p>{</text:p>
            <text:p>               fImportFlag = 1;</text:p>
            <text:p>               fprintf(fout,"IMPORTS \n");</text:p>
            <text:p>            }</text:p>
          </table:table-cell>
          <table:table-cell office:value-type="string" calcext:value-type="string">
            <text:p>second/download/CMake/CMake-old-new/Kitware_CMake_old_new_block_265.cpp</text:p>
          </table:table-cell>
          <table:table-cell office:value-type="string" calcext:value-type="string">
            <text:p>[0, 0, 0, 0, 0, 0, 0, 0, 0, 0, 1, 0, 0, 0, 0, 3, 0, 0, 0, 0, 0, 0, 0, 2, 0, 0, 0, 0, 0, 0, 1, 0, 0, 0, 0, 0, 0, 0, 0, 0, 0, 0, 0, 0, 0, 0, 1, 0, 4, 0, 0, 0, 0, 0, 0, 0, 0, 0, 0, 0, 0, 0, 0, 0, 0, 0, 0, 0, 0, 0, 0, 0, 0, 1, 0, 0, 2, 0, 2, 0, 0, 0, 0, 0, 0]</text:p>
          </table:table-cell>
          <table:table-cell office:value-type="string" calcext:value-type="string">
            <text:p>second/download/CMake/CMake-old-new/Kitware_CMake_old_new_new_log_265.cpp</text:p>
          </table:table-cell>
          <table:table-cell office:value-type="string" calcext:value-type="string">
            <text:p>second/download/CMake/CMake/CMake/Tests/VSResource/main.cpp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printf(stdout, "LoadString failed\n")</text:p>
          </table:table-cell>
          <table:table-cell office:value-type="string" calcext:value-type="string">
            <text:p>second/download/CMake/CMake-old-new/Kitware_CMake_repos_log_1983.cpp</text:p>
          </table:table-cell>
          <table:table-cell office:value-type="string" calcext:value-type="string">
            <text:p>{</text:p>
            <text:p>            fprintf(stdout, "LoadString failed\n");</text:p>
            <text:p>            ret = 1;</text:p>
            <text:p>          }</text:p>
          </table:table-cell>
          <table:table-cell office:value-type="string" calcext:value-type="string">
            <text:p>second/download/CMake/CMake-old-new/Kitware_CMake_repos_block_1983.cpp</text:p>
          </table:table-cell>
          <table:table-cell office:value-type="string" calcext:value-type="string">
            <text:p>[0, 0, 0, 0, 0, 0, 0, 0, 0, 0, 1, 0, 0, 0, 0, 3, 0, 0, 0, 0, 0, 0, 0, 2, 0, 0, 0, 0, 0, 0, 1, 0, 0, 0, 0, 0, 0, 0, 0, 0, 0, 0, 0, 0, 0, 0, 1, 0, 4, 0, 0, 0, 0, 0, 0, 0, 0, 0, 0, 0, 0, 0, 0, 0, 0, 0, 0, 0, 0, 0, 0, 0, 0, 1, 0, 0, 2, 0, 2, 0, 0, 0, 0, 0, 0]</text:p>
          </table:table-cell>
        </table:table-row>
        <table:table-row table:style-name="ro4">
          <table:table-cell office:value-type="string" calcext:value-type="string">
            <text:p>069aa93b555293679f4b8c07623133ba62a74ee4</text:p>
          </table:table-cell>
          <table:table-cell office:value-type="string" calcext:value-type="string">
            <text:p>bindexplib: Add support for "/bigobj" format object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bindexplib.cxx</text:p>
          </table:table-cell>
          <table:table-cell office:value-type="string" calcext:value-type="string">
            <text:p>second/download/CMake/CMake-old-new/Kitware_CMake_old_file_296.cpp</text:p>
          </table:table-cell>
          <table:table-cell office:value-type="string" calcext:value-type="string">
            <text:p>second/download/CMake/CMake-old-new/Kitware_CMake_new_file_296.cpp</text:p>
          </table:table-cell>
          <table:table-cell office:value-type="string" calcext:value-type="string">
            <text:p>second/download/CMake/CMake-old-new/Kitware_CMake_old_hunk_568.cpp</text:p>
          </table:table-cell>
          <table:table-cell office:value-type="string" calcext:value-type="string">
            <text:p>second/download/CMake/CMake-old-new/Kitware_CMake_new_hunk_568.cpp</text:p>
          </table:table-cell>
          <table:table-cell office:value-type="string" calcext:value-type="string">
            <text:p>            symbol = stringTable  pSymbolTable-&gt;N.Name.Long;</text:p>
            <text:p>            while (isspace(symbol[0]))  symbol.erase(0,1);</text:p>
            <text:p>            if (symbol[0] == '_') symbol.erase(0,1);</text:p>
            <text:p>            if (!fImportFlag) {</text:p>
            <text:p>               fImportFlag = 1;</text:p>
            <text:p>               fprintf(fout,"IMPORTS \n");</text:p>
            <text:p>            }</text:p>
            <text:p>            fprintf(fout, "\t%s DATA \n", symbol.c_str()�);</text:p>
            <text:p>         }</text:p>
            <text:p>      }</text:p>
            <text:p/>
            <text:p/>
          </table:table-cell>
          <table:table-cell office:value-type="string" calcext:value-type="string">
            <text:p>            symbol = stringTable  pSymbolTable-&gt;N.Name.Long;</text:p>
            <text:p>            while (isspace(symbol[0]))  symbol.erase(0,1);</text:p>
            <text:p>            if (symbol[0] == '_') symbol.erase(0,1);</text:p>
            <text:p>            if (!this-&gt;ImportFlag) {</text:p>
            <text:p>               this-&gt;ImportFlag = true;</text:p>
            <text:p>               fprintf(this-&gt;FileOut,"IMPORTS \n");</text:p>
            <text:p>            }</text:p>
            <text:p>            fprintf(this-&gt;FileOut, "\t%s DATA \n", symbol.c_str()�);</text:p>
            <text:p>         }</text:p>
            <text:p>      }</text:p>
            <text:p/>
            <text:p/>
          </table:table-cell>
          <table:table-cell office:value-type="float" office:value="252" calcext:value-type="float">
            <text:p>252</text:p>
          </table:table-cell>
          <table:table-cell office:value-type="float" office:value="332" calcext:value-type="float">
            <text:p>332</text:p>
          </table:table-cell>
          <table:table-cell office:value-type="float" office:value="257" calcext:value-type="float">
            <text:p>257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fprintf(fout,"IMPORTS \n")</text:p>
          </table:table-cell>
          <table:table-cell office:value-type="string" calcext:value-type="string">
            <text:p>fprintf(this-&gt;FileOut,"IMPORTS \n"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65.cpp</text:p>
          </table:table-cell>
          <table:table-cell office:value-type="string" calcext:value-type="string">
            <text:p>{</text:p>
            <text:p>               fImportFlag = 1;</text:p>
            <text:p>               fprintf(fout,"IMPORTS \n");</text:p>
            <text:p>            }</text:p>
          </table:table-cell>
          <table:table-cell office:value-type="string" calcext:value-type="string">
            <text:p>second/download/CMake/CMake-old-new/Kitware_CMake_old_new_block_265.cpp</text:p>
          </table:table-cell>
          <table:table-cell office:value-type="string" calcext:value-type="string">
            <text:p>[0, 0, 0, 0, 0, 0, 0, 0, 0, 0, 1, 0, 0, 0, 0, 3, 0, 0, 0, 0, 0, 0, 0, 2, 0, 0, 0, 0, 0, 0, 1, 0, 0, 0, 0, 0, 0, 0, 0, 0, 0, 0, 0, 0, 0, 0, 1, 0, 4, 0, 0, 0, 0, 0, 0, 0, 0, 0, 0, 0, 0, 0, 0, 0, 0, 0, 0, 0, 0, 0, 0, 0, 0, 1, 0, 0, 2, 0, 2, 0, 0, 0, 0, 0, 0]</text:p>
          </table:table-cell>
          <table:table-cell office:value-type="string" calcext:value-type="string">
            <text:p>second/download/CMake/CMake-old-new/Kitware_CMake_old_new_new_log_265.cpp</text:p>
          </table:table-cell>
          <table:table-cell office:value-type="string" calcext:value-type="string">
            <text:p>second/download/CMake/CMake/CMake/Tests/Preprocess/preprocess.cp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printf(stderr, "FILE_DEF_DEBUG should not be defined in C\n")</text:p>
          </table:table-cell>
          <table:table-cell office:value-type="string" calcext:value-type="string">
            <text:p>second/download/CMake/CMake-old-new/Kitware_CMake_repos_log_2234.cpp</text:p>
          </table:table-cell>
          <table:table-cell office:value-type="string" calcext:value-type="string">
            <text:p>{</text:p>
            <text:p>    fprintf(stderr, "FILE_DEF_DEBUG should not be defined in C\n");</text:p>
            <text:p>    result = 0;</text:p>
            <text:p>  }</text:p>
          </table:table-cell>
          <table:table-cell office:value-type="string" calcext:value-type="string">
            <text:p>second/download/CMake/CMake-old-new/Kitware_CMake_repos_block_2234.cpp</text:p>
          </table:table-cell>
          <table:table-cell office:value-type="string" calcext:value-type="string">
            <text:p>[0, 0, 0, 0, 0, 0, 0, 0, 0, 0, 1, 0, 0, 0, 0, 3, 0, 0, 0, 0, 0, 0, 0, 2, 0, 0, 0, 0, 0, 0, 1, 0, 0, 0, 0, 0, 0, 0, 0, 0, 0, 0, 0, 0, 0, 0, 1, 0, 4, 0, 0, 0, 0, 0, 0, 0, 0, 0, 0, 0, 0, 0, 0, 0, 0, 0, 0, 0, 0, 0, 0, 0, 0, 1, 0, 0, 2, 0, 2, 0, 0, 0, 0, 0, 0]</text:p>
          </table:table-cell>
        </table:table-row>
        <table:table-row table:style-name="ro4">
          <table:table-cell office:value-type="string" calcext:value-type="string">
            <text:p>069aa93b555293679f4b8c07623133ba62a74ee4</text:p>
          </table:table-cell>
          <table:table-cell office:value-type="string" calcext:value-type="string">
            <text:p>bindexplib: Add support for "/bigobj" format object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bindexplib.cxx</text:p>
          </table:table-cell>
          <table:table-cell office:value-type="string" calcext:value-type="string">
            <text:p>second/download/CMake/CMake-old-new/Kitware_CMake_old_file_296.cpp</text:p>
          </table:table-cell>
          <table:table-cell office:value-type="string" calcext:value-type="string">
            <text:p>second/download/CMake/CMake-old-new/Kitware_CMake_new_file_296.cpp</text:p>
          </table:table-cell>
          <table:table-cell office:value-type="string" calcext:value-type="string">
            <text:p>second/download/CMake/CMake-old-new/Kitware_CMake_old_hunk_568.cpp</text:p>
          </table:table-cell>
          <table:table-cell office:value-type="string" calcext:value-type="string">
            <text:p>second/download/CMake/CMake-old-new/Kitware_CMake_new_hunk_568.cpp</text:p>
          </table:table-cell>
          <table:table-cell office:value-type="string" calcext:value-type="string">
            <text:p>            symbol = stringTable  pSymbolTable-&gt;N.Name.Long;</text:p>
            <text:p>            while (isspace(symbol[0]))  symbol.erase(0,1);</text:p>
            <text:p>            if (symbol[0] == '_') symbol.erase(0,1);</text:p>
            <text:p>            if (!fImportFlag) {</text:p>
            <text:p>               fImportFlag = 1;</text:p>
            <text:p>               fprintf(fout,"IMPORTS \n");</text:p>
            <text:p>            }</text:p>
            <text:p>            fprintf(fout, "\t%s DATA \n", symbol.c_str()�);</text:p>
            <text:p>         }</text:p>
            <text:p>      }</text:p>
            <text:p/>
            <text:p/>
          </table:table-cell>
          <table:table-cell office:value-type="string" calcext:value-type="string">
            <text:p>            symbol = stringTable  pSymbolTable-&gt;N.Name.Long;</text:p>
            <text:p>            while (isspace(symbol[0]))  symbol.erase(0,1);</text:p>
            <text:p>            if (symbol[0] == '_') symbol.erase(0,1);</text:p>
            <text:p>            if (!this-&gt;ImportFlag) {</text:p>
            <text:p>               this-&gt;ImportFlag = true;</text:p>
            <text:p>               fprintf(this-&gt;FileOut,"IMPORTS \n");</text:p>
            <text:p>            }</text:p>
            <text:p>            fprintf(this-&gt;FileOut, "\t%s DATA \n", symbol.c_str()�);</text:p>
            <text:p>         }</text:p>
            <text:p>      }</text:p>
            <text:p/>
            <text:p/>
          </table:table-cell>
          <table:table-cell office:value-type="float" office:value="252" calcext:value-type="float">
            <text:p>252</text:p>
          </table:table-cell>
          <table:table-cell office:value-type="float" office:value="332" calcext:value-type="float">
            <text:p>332</text:p>
          </table:table-cell>
          <table:table-cell office:value-type="float" office:value="257" calcext:value-type="float">
            <text:p>257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fprintf(fout,"IMPORTS \n")</text:p>
          </table:table-cell>
          <table:table-cell office:value-type="string" calcext:value-type="string">
            <text:p>fprintf(this-&gt;FileOut,"IMPORTS \n"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65.cpp</text:p>
          </table:table-cell>
          <table:table-cell office:value-type="string" calcext:value-type="string">
            <text:p>{</text:p>
            <text:p>               fImportFlag = 1;</text:p>
            <text:p>               fprintf(fout,"IMPORTS \n");</text:p>
            <text:p>            }</text:p>
          </table:table-cell>
          <table:table-cell office:value-type="string" calcext:value-type="string">
            <text:p>second/download/CMake/CMake-old-new/Kitware_CMake_old_new_block_265.cpp</text:p>
          </table:table-cell>
          <table:table-cell office:value-type="string" calcext:value-type="string">
            <text:p>[0, 0, 0, 0, 0, 0, 0, 0, 0, 0, 1, 0, 0, 0, 0, 3, 0, 0, 0, 0, 0, 0, 0, 2, 0, 0, 0, 0, 0, 0, 1, 0, 0, 0, 0, 0, 0, 0, 0, 0, 0, 0, 0, 0, 0, 0, 1, 0, 4, 0, 0, 0, 0, 0, 0, 0, 0, 0, 0, 0, 0, 0, 0, 0, 0, 0, 0, 0, 0, 0, 0, 0, 0, 1, 0, 0, 2, 0, 2, 0, 0, 0, 0, 0, 0]</text:p>
          </table:table-cell>
          <table:table-cell office:value-type="string" calcext:value-type="string">
            <text:p>second/download/CMake/CMake-old-new/Kitware_CMake_old_new_new_log_265.cpp</text:p>
          </table:table-cell>
          <table:table-cell office:value-type="string" calcext:value-type="string">
            <text:p>second/download/CMake/CMake/CMake/Tests/Preprocess/preprocess.cpp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printf(stderr, "TARGET_DEF_DEBUG should not be defined in C\n")</text:p>
          </table:table-cell>
          <table:table-cell office:value-type="string" calcext:value-type="string">
            <text:p>second/download/CMake/CMake-old-new/Kitware_CMake_repos_log_2235.cpp</text:p>
          </table:table-cell>
          <table:table-cell office:value-type="string" calcext:value-type="string">
            <text:p>{</text:p>
            <text:p>    fprintf(stderr, "TARGET_DEF_DEBUG should not be defined in C\n");</text:p>
            <text:p>    result = 0;</text:p>
            <text:p>  }</text:p>
          </table:table-cell>
          <table:table-cell office:value-type="string" calcext:value-type="string">
            <text:p>second/download/CMake/CMake-old-new/Kitware_CMake_repos_block_2235.cpp</text:p>
          </table:table-cell>
          <table:table-cell office:value-type="string" calcext:value-type="string">
            <text:p>[0, 0, 0, 0, 0, 0, 0, 0, 0, 0, 1, 0, 0, 0, 0, 3, 0, 0, 0, 0, 0, 0, 0, 2, 0, 0, 0, 0, 0, 0, 1, 0, 0, 0, 0, 0, 0, 0, 0, 0, 0, 0, 0, 0, 0, 0, 1, 0, 4, 0, 0, 0, 0, 0, 0, 0, 0, 0, 0, 0, 0, 0, 0, 0, 0, 0, 0, 0, 0, 0, 0, 0, 0, 1, 0, 0, 2, 0, 2, 0, 0, 0, 0, 0, 0]</text:p>
          </table:table-cell>
        </table:table-row>
        <table:table-row table:style-name="ro4">
          <table:table-cell office:value-type="string" calcext:value-type="string">
            <text:p>069aa93b555293679f4b8c07623133ba62a74ee4</text:p>
          </table:table-cell>
          <table:table-cell office:value-type="string" calcext:value-type="string">
            <text:p>bindexplib: Add support for "/bigobj" format object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bindexplib.cxx</text:p>
          </table:table-cell>
          <table:table-cell office:value-type="string" calcext:value-type="string">
            <text:p>second/download/CMake/CMake-old-new/Kitware_CMake_old_file_296.cpp</text:p>
          </table:table-cell>
          <table:table-cell office:value-type="string" calcext:value-type="string">
            <text:p>second/download/CMake/CMake-old-new/Kitware_CMake_new_file_296.cpp</text:p>
          </table:table-cell>
          <table:table-cell office:value-type="string" calcext:value-type="string">
            <text:p>second/download/CMake/CMake-old-new/Kitware_CMake_old_hunk_568.cpp</text:p>
          </table:table-cell>
          <table:table-cell office:value-type="string" calcext:value-type="string">
            <text:p>second/download/CMake/CMake-old-new/Kitware_CMake_new_hunk_568.cpp</text:p>
          </table:table-cell>
          <table:table-cell office:value-type="string" calcext:value-type="string">
            <text:p>            symbol = stringTable  pSymbolTable-&gt;N.Name.Long;</text:p>
            <text:p>            while (isspace(symbol[0]))  symbol.erase(0,1);</text:p>
            <text:p>            if (symbol[0] == '_') symbol.erase(0,1);</text:p>
            <text:p>            if (!fImportFlag) {</text:p>
            <text:p>               fImportFlag = 1;</text:p>
            <text:p>               fprintf(fout,"IMPORTS \n");</text:p>
            <text:p>            }</text:p>
            <text:p>            fprintf(fout, "\t%s DATA \n", symbol.c_str()�);</text:p>
            <text:p>         }</text:p>
            <text:p>      }</text:p>
            <text:p/>
            <text:p/>
          </table:table-cell>
          <table:table-cell office:value-type="string" calcext:value-type="string">
            <text:p>            symbol = stringTable  pSymbolTable-&gt;N.Name.Long;</text:p>
            <text:p>            while (isspace(symbol[0]))  symbol.erase(0,1);</text:p>
            <text:p>            if (symbol[0] == '_') symbol.erase(0,1);</text:p>
            <text:p>            if (!this-&gt;ImportFlag) {</text:p>
            <text:p>               this-&gt;ImportFlag = true;</text:p>
            <text:p>               fprintf(this-&gt;FileOut,"IMPORTS \n");</text:p>
            <text:p>            }</text:p>
            <text:p>            fprintf(this-&gt;FileOut, "\t%s DATA \n", symbol.c_str()�);</text:p>
            <text:p>         }</text:p>
            <text:p>      }</text:p>
            <text:p/>
            <text:p/>
          </table:table-cell>
          <table:table-cell office:value-type="float" office:value="252" calcext:value-type="float">
            <text:p>252</text:p>
          </table:table-cell>
          <table:table-cell office:value-type="float" office:value="332" calcext:value-type="float">
            <text:p>332</text:p>
          </table:table-cell>
          <table:table-cell office:value-type="float" office:value="257" calcext:value-type="float">
            <text:p>257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fprintf(fout,"IMPORTS \n")</text:p>
          </table:table-cell>
          <table:table-cell office:value-type="string" calcext:value-type="string">
            <text:p>fprintf(this-&gt;FileOut,"IMPORTS \n"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65.cpp</text:p>
          </table:table-cell>
          <table:table-cell office:value-type="string" calcext:value-type="string">
            <text:p>{</text:p>
            <text:p>               fImportFlag = 1;</text:p>
            <text:p>               fprintf(fout,"IMPORTS \n");</text:p>
            <text:p>            }</text:p>
          </table:table-cell>
          <table:table-cell office:value-type="string" calcext:value-type="string">
            <text:p>second/download/CMake/CMake-old-new/Kitware_CMake_old_new_block_265.cpp</text:p>
          </table:table-cell>
          <table:table-cell office:value-type="string" calcext:value-type="string">
            <text:p>[0, 0, 0, 0, 0, 0, 0, 0, 0, 0, 1, 0, 0, 0, 0, 3, 0, 0, 0, 0, 0, 0, 0, 2, 0, 0, 0, 0, 0, 0, 1, 0, 0, 0, 0, 0, 0, 0, 0, 0, 0, 0, 0, 0, 0, 0, 1, 0, 4, 0, 0, 0, 0, 0, 0, 0, 0, 0, 0, 0, 0, 0, 0, 0, 0, 0, 0, 0, 0, 0, 0, 0, 0, 1, 0, 0, 2, 0, 2, 0, 0, 0, 0, 0, 0]</text:p>
          </table:table-cell>
          <table:table-cell office:value-type="string" calcext:value-type="string">
            <text:p>second/download/CMake/CMake-old-new/Kitware_CMake_old_new_new_log_265.cpp</text:p>
          </table:table-cell>
          <table:table-cell office:value-type="string" calcext:value-type="string">
            <text:p>second/download/CMake/CMake/CMake/Tests/Preprocess/preprocess.cpp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printf(stderr, "DIRECTORY_DEF_DEBUG should not be defined in C\n")</text:p>
          </table:table-cell>
          <table:table-cell office:value-type="string" calcext:value-type="string">
            <text:p>second/download/CMake/CMake-old-new/Kitware_CMake_repos_log_2236.cpp</text:p>
          </table:table-cell>
          <table:table-cell office:value-type="string" calcext:value-type="string">
            <text:p>{</text:p>
            <text:p>    fprintf(stderr, "DIRECTORY_DEF_DEBUG should not be defined in C\n");</text:p>
            <text:p>    result = 0;</text:p>
            <text:p>  }</text:p>
          </table:table-cell>
          <table:table-cell office:value-type="string" calcext:value-type="string">
            <text:p>second/download/CMake/CMake-old-new/Kitware_CMake_repos_block_2236.cpp</text:p>
          </table:table-cell>
          <table:table-cell office:value-type="string" calcext:value-type="string">
            <text:p>[0, 0, 0, 0, 0, 0, 0, 0, 0, 0, 1, 0, 0, 0, 0, 3, 0, 0, 0, 0, 0, 0, 0, 2, 0, 0, 0, 0, 0, 0, 1, 0, 0, 0, 0, 0, 0, 0, 0, 0, 0, 0, 0, 0, 0, 0, 1, 0, 4, 0, 0, 0, 0, 0, 0, 0, 0, 0, 0, 0, 0, 0, 0, 0, 0, 0, 0, 0, 0, 0, 0, 0, 0, 1, 0, 0, 2, 0, 2, 0, 0, 0, 0, 0, 0]</text:p>
          </table:table-cell>
        </table:table-row>
        <table:table-row table:style-name="ro4">
          <table:table-cell office:value-type="string" calcext:value-type="string">
            <text:p>069aa93b555293679f4b8c07623133ba62a74ee4</text:p>
          </table:table-cell>
          <table:table-cell office:value-type="string" calcext:value-type="string">
            <text:p>bindexplib: Add support for "/bigobj" format object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bindexplib.cxx</text:p>
          </table:table-cell>
          <table:table-cell office:value-type="string" calcext:value-type="string">
            <text:p>second/download/CMake/CMake-old-new/Kitware_CMake_old_file_296.cpp</text:p>
          </table:table-cell>
          <table:table-cell office:value-type="string" calcext:value-type="string">
            <text:p>second/download/CMake/CMake-old-new/Kitware_CMake_new_file_296.cpp</text:p>
          </table:table-cell>
          <table:table-cell office:value-type="string" calcext:value-type="string">
            <text:p>second/download/CMake/CMake-old-new/Kitware_CMake_old_hunk_568.cpp</text:p>
          </table:table-cell>
          <table:table-cell office:value-type="string" calcext:value-type="string">
            <text:p>second/download/CMake/CMake-old-new/Kitware_CMake_new_hunk_568.cpp</text:p>
          </table:table-cell>
          <table:table-cell office:value-type="string" calcext:value-type="string">
            <text:p>            symbol = stringTable  pSymbolTable-&gt;N.Name.Long;</text:p>
            <text:p>            while (isspace(symbol[0]))  symbol.erase(0,1);</text:p>
            <text:p>            if (symbol[0] == '_') symbol.erase(0,1);</text:p>
            <text:p>            if (!fImportFlag) {</text:p>
            <text:p>               fImportFlag = 1;</text:p>
            <text:p>               fprintf(fout,"IMPORTS \n");</text:p>
            <text:p>            }</text:p>
            <text:p>            fprintf(fout, "\t%s DATA \n", symbol.c_str()�);</text:p>
            <text:p>         }</text:p>
            <text:p>      }</text:p>
            <text:p/>
            <text:p/>
          </table:table-cell>
          <table:table-cell office:value-type="string" calcext:value-type="string">
            <text:p>            symbol = stringTable  pSymbolTable-&gt;N.Name.Long;</text:p>
            <text:p>            while (isspace(symbol[0]))  symbol.erase(0,1);</text:p>
            <text:p>            if (symbol[0] == '_') symbol.erase(0,1);</text:p>
            <text:p>            if (!this-&gt;ImportFlag) {</text:p>
            <text:p>               this-&gt;ImportFlag = true;</text:p>
            <text:p>               fprintf(this-&gt;FileOut,"IMPORTS \n");</text:p>
            <text:p>            }</text:p>
            <text:p>            fprintf(this-&gt;FileOut, "\t%s DATA \n", symbol.c_str()�);</text:p>
            <text:p>         }</text:p>
            <text:p>      }</text:p>
            <text:p/>
            <text:p/>
          </table:table-cell>
          <table:table-cell office:value-type="float" office:value="252" calcext:value-type="float">
            <text:p>252</text:p>
          </table:table-cell>
          <table:table-cell office:value-type="float" office:value="332" calcext:value-type="float">
            <text:p>332</text:p>
          </table:table-cell>
          <table:table-cell office:value-type="float" office:value="257" calcext:value-type="float">
            <text:p>257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fprintf(fout,"IMPORTS \n")</text:p>
          </table:table-cell>
          <table:table-cell office:value-type="string" calcext:value-type="string">
            <text:p>fprintf(this-&gt;FileOut,"IMPORTS \n"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65.cpp</text:p>
          </table:table-cell>
          <table:table-cell office:value-type="string" calcext:value-type="string">
            <text:p>{</text:p>
            <text:p>               fImportFlag = 1;</text:p>
            <text:p>               fprintf(fout,"IMPORTS \n");</text:p>
            <text:p>            }</text:p>
          </table:table-cell>
          <table:table-cell office:value-type="string" calcext:value-type="string">
            <text:p>second/download/CMake/CMake-old-new/Kitware_CMake_old_new_block_265.cpp</text:p>
          </table:table-cell>
          <table:table-cell office:value-type="string" calcext:value-type="string">
            <text:p>[0, 0, 0, 0, 0, 0, 0, 0, 0, 0, 1, 0, 0, 0, 0, 3, 0, 0, 0, 0, 0, 0, 0, 2, 0, 0, 0, 0, 0, 0, 1, 0, 0, 0, 0, 0, 0, 0, 0, 0, 0, 0, 0, 0, 0, 0, 1, 0, 4, 0, 0, 0, 0, 0, 0, 0, 0, 0, 0, 0, 0, 0, 0, 0, 0, 0, 0, 0, 0, 0, 0, 0, 0, 1, 0, 0, 2, 0, 2, 0, 0, 0, 0, 0, 0]</text:p>
          </table:table-cell>
          <table:table-cell office:value-type="string" calcext:value-type="string">
            <text:p>second/download/CMake/CMake-old-new/Kitware_CMake_old_new_new_log_265.cpp</text:p>
          </table:table-cell>
          <table:table-cell office:value-type="string" calcext:value-type="string">
            <text:p>second/download/CMake/CMake/CMake/Tests/Preprocess/preprocess.cpp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fprintf(stderr, "FILE_DEF_RELEASE should be defined in C\n")</text:p>
          </table:table-cell>
          <table:table-cell office:value-type="string" calcext:value-type="string">
            <text:p>second/download/CMake/CMake-old-new/Kitware_CMake_repos_log_2237.cpp</text:p>
          </table:table-cell>
          <table:table-cell office:value-type="string" calcext:value-type="string">
            <text:p>{</text:p>
            <text:p>    fprintf(stderr, "FILE_DEF_RELEASE should be defined in C\n");</text:p>
            <text:p>    result = 0;</text:p>
            <text:p>  }</text:p>
          </table:table-cell>
          <table:table-cell office:value-type="string" calcext:value-type="string">
            <text:p>second/download/CMake/CMake-old-new/Kitware_CMake_repos_block_2237.cpp</text:p>
          </table:table-cell>
          <table:table-cell office:value-type="string" calcext:value-type="string">
            <text:p>[0, 0, 0, 0, 0, 0, 0, 0, 0, 0, 1, 0, 0, 0, 0, 3, 0, 0, 0, 0, 0, 0, 0, 2, 0, 0, 0, 0, 0, 0, 1, 0, 0, 0, 0, 0, 0, 0, 0, 0, 0, 0, 0, 0, 0, 0, 1, 0, 4, 0, 0, 0, 0, 0, 0, 0, 0, 0, 0, 0, 0, 0, 0, 0, 0, 0, 0, 0, 0, 0, 0, 0, 0, 1, 0, 0, 2, 0, 2, 0, 0, 0, 0, 0, 0]</text:p>
          </table:table-cell>
        </table:table-row>
        <table:table-row table:style-name="ro4">
          <table:table-cell office:value-type="string" calcext:value-type="string">
            <text:p>069aa93b555293679f4b8c07623133ba62a74ee4</text:p>
          </table:table-cell>
          <table:table-cell office:value-type="string" calcext:value-type="string">
            <text:p>bindexplib: Add support for "/bigobj" format object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bindexplib.cxx</text:p>
          </table:table-cell>
          <table:table-cell office:value-type="string" calcext:value-type="string">
            <text:p>second/download/CMake/CMake-old-new/Kitware_CMake_old_file_296.cpp</text:p>
          </table:table-cell>
          <table:table-cell office:value-type="string" calcext:value-type="string">
            <text:p>second/download/CMake/CMake-old-new/Kitware_CMake_new_file_296.cpp</text:p>
          </table:table-cell>
          <table:table-cell office:value-type="string" calcext:value-type="string">
            <text:p>second/download/CMake/CMake-old-new/Kitware_CMake_old_hunk_568.cpp</text:p>
          </table:table-cell>
          <table:table-cell office:value-type="string" calcext:value-type="string">
            <text:p>second/download/CMake/CMake-old-new/Kitware_CMake_new_hunk_568.cpp</text:p>
          </table:table-cell>
          <table:table-cell office:value-type="string" calcext:value-type="string">
            <text:p>            symbol = stringTable  pSymbolTable-&gt;N.Name.Long;</text:p>
            <text:p>            while (isspace(symbol[0]))  symbol.erase(0,1);</text:p>
            <text:p>            if (symbol[0] == '_') symbol.erase(0,1);</text:p>
            <text:p>            if (!fImportFlag) {</text:p>
            <text:p>               fImportFlag = 1;</text:p>
            <text:p>               fprintf(fout,"IMPORTS \n");</text:p>
            <text:p>            }</text:p>
            <text:p>            fprintf(fout, "\t%s DATA \n", symbol.c_str()�);</text:p>
            <text:p>         }</text:p>
            <text:p>      }</text:p>
            <text:p/>
            <text:p/>
          </table:table-cell>
          <table:table-cell office:value-type="string" calcext:value-type="string">
            <text:p>            symbol = stringTable  pSymbolTable-&gt;N.Name.Long;</text:p>
            <text:p>            while (isspace(symbol[0]))  symbol.erase(0,1);</text:p>
            <text:p>            if (symbol[0] == '_') symbol.erase(0,1);</text:p>
            <text:p>            if (!this-&gt;ImportFlag) {</text:p>
            <text:p>               this-&gt;ImportFlag = true;</text:p>
            <text:p>               fprintf(this-&gt;FileOut,"IMPORTS \n");</text:p>
            <text:p>            }</text:p>
            <text:p>            fprintf(this-&gt;FileOut, "\t%s DATA \n", symbol.c_str()�);</text:p>
            <text:p>         }</text:p>
            <text:p>      }</text:p>
            <text:p/>
            <text:p/>
          </table:table-cell>
          <table:table-cell office:value-type="float" office:value="252" calcext:value-type="float">
            <text:p>252</text:p>
          </table:table-cell>
          <table:table-cell office:value-type="float" office:value="332" calcext:value-type="float">
            <text:p>332</text:p>
          </table:table-cell>
          <table:table-cell office:value-type="float" office:value="257" calcext:value-type="float">
            <text:p>257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fprintf(fout,"IMPORTS \n")</text:p>
          </table:table-cell>
          <table:table-cell office:value-type="string" calcext:value-type="string">
            <text:p>fprintf(this-&gt;FileOut,"IMPORTS \n"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65.cpp</text:p>
          </table:table-cell>
          <table:table-cell office:value-type="string" calcext:value-type="string">
            <text:p>{</text:p>
            <text:p>               fImportFlag = 1;</text:p>
            <text:p>               fprintf(fout,"IMPORTS \n");</text:p>
            <text:p>            }</text:p>
          </table:table-cell>
          <table:table-cell office:value-type="string" calcext:value-type="string">
            <text:p>second/download/CMake/CMake-old-new/Kitware_CMake_old_new_block_265.cpp</text:p>
          </table:table-cell>
          <table:table-cell office:value-type="string" calcext:value-type="string">
            <text:p>[0, 0, 0, 0, 0, 0, 0, 0, 0, 0, 1, 0, 0, 0, 0, 3, 0, 0, 0, 0, 0, 0, 0, 2, 0, 0, 0, 0, 0, 0, 1, 0, 0, 0, 0, 0, 0, 0, 0, 0, 0, 0, 0, 0, 0, 0, 1, 0, 4, 0, 0, 0, 0, 0, 0, 0, 0, 0, 0, 0, 0, 0, 0, 0, 0, 0, 0, 0, 0, 0, 0, 0, 0, 1, 0, 0, 2, 0, 2, 0, 0, 0, 0, 0, 0]</text:p>
          </table:table-cell>
          <table:table-cell office:value-type="string" calcext:value-type="string">
            <text:p>second/download/CMake/CMake-old-new/Kitware_CMake_old_new_new_log_265.cpp</text:p>
          </table:table-cell>
          <table:table-cell office:value-type="string" calcext:value-type="string">
            <text:p>second/download/CMake/CMake/CMake/Tests/Preprocess/preprocess.cp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fprintf(stderr, "TARGET_DEF_RELEASE should be defined in C\n")</text:p>
          </table:table-cell>
          <table:table-cell office:value-type="string" calcext:value-type="string">
            <text:p>second/download/CMake/CMake-old-new/Kitware_CMake_repos_log_2238.cpp</text:p>
          </table:table-cell>
          <table:table-cell office:value-type="string" calcext:value-type="string">
            <text:p>{</text:p>
            <text:p>    fprintf(stderr, "TARGET_DEF_RELEASE should be defined in C\n");</text:p>
            <text:p>    result = 0;</text:p>
            <text:p>  }</text:p>
          </table:table-cell>
          <table:table-cell office:value-type="string" calcext:value-type="string">
            <text:p>second/download/CMake/CMake-old-new/Kitware_CMake_repos_block_2238.cpp</text:p>
          </table:table-cell>
          <table:table-cell office:value-type="string" calcext:value-type="string">
            <text:p>[0, 0, 0, 0, 0, 0, 0, 0, 0, 0, 1, 0, 0, 0, 0, 3, 0, 0, 0, 0, 0, 0, 0, 2, 0, 0, 0, 0, 0, 0, 1, 0, 0, 0, 0, 0, 0, 0, 0, 0, 0, 0, 0, 0, 0, 0, 1, 0, 4, 0, 0, 0, 0, 0, 0, 0, 0, 0, 0, 0, 0, 0, 0, 0, 0, 0, 0, 0, 0, 0, 0, 0, 0, 1, 0, 0, 2, 0, 2, 0, 0, 0, 0, 0, 0]</text:p>
          </table:table-cell>
        </table:table-row>
        <table:table-row table:style-name="ro4">
          <table:table-cell office:value-type="string" calcext:value-type="string">
            <text:p>069aa93b555293679f4b8c07623133ba62a74ee4</text:p>
          </table:table-cell>
          <table:table-cell office:value-type="string" calcext:value-type="string">
            <text:p>bindexplib: Add support for "/bigobj" format object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bindexplib.cxx</text:p>
          </table:table-cell>
          <table:table-cell office:value-type="string" calcext:value-type="string">
            <text:p>second/download/CMake/CMake-old-new/Kitware_CMake_old_file_296.cpp</text:p>
          </table:table-cell>
          <table:table-cell office:value-type="string" calcext:value-type="string">
            <text:p>second/download/CMake/CMake-old-new/Kitware_CMake_new_file_296.cpp</text:p>
          </table:table-cell>
          <table:table-cell office:value-type="string" calcext:value-type="string">
            <text:p>second/download/CMake/CMake-old-new/Kitware_CMake_old_hunk_568.cpp</text:p>
          </table:table-cell>
          <table:table-cell office:value-type="string" calcext:value-type="string">
            <text:p>second/download/CMake/CMake-old-new/Kitware_CMake_new_hunk_568.cpp</text:p>
          </table:table-cell>
          <table:table-cell office:value-type="string" calcext:value-type="string">
            <text:p>            symbol = stringTable  pSymbolTable-&gt;N.Name.Long;</text:p>
            <text:p>            while (isspace(symbol[0]))  symbol.erase(0,1);</text:p>
            <text:p>            if (symbol[0] == '_') symbol.erase(0,1);</text:p>
            <text:p>            if (!fImportFlag) {</text:p>
            <text:p>               fImportFlag = 1;</text:p>
            <text:p>               fprintf(fout,"IMPORTS \n");</text:p>
            <text:p>            }</text:p>
            <text:p>            fprintf(fout, "\t%s DATA \n", symbol.c_str()�);</text:p>
            <text:p>         }</text:p>
            <text:p>      }</text:p>
            <text:p/>
            <text:p/>
          </table:table-cell>
          <table:table-cell office:value-type="string" calcext:value-type="string">
            <text:p>            symbol = stringTable  pSymbolTable-&gt;N.Name.Long;</text:p>
            <text:p>            while (isspace(symbol[0]))  symbol.erase(0,1);</text:p>
            <text:p>            if (symbol[0] == '_') symbol.erase(0,1);</text:p>
            <text:p>            if (!this-&gt;ImportFlag) {</text:p>
            <text:p>               this-&gt;ImportFlag = true;</text:p>
            <text:p>               fprintf(this-&gt;FileOut,"IMPORTS \n");</text:p>
            <text:p>            }</text:p>
            <text:p>            fprintf(this-&gt;FileOut, "\t%s DATA \n", symbol.c_str()�);</text:p>
            <text:p>         }</text:p>
            <text:p>      }</text:p>
            <text:p/>
            <text:p/>
          </table:table-cell>
          <table:table-cell office:value-type="float" office:value="252" calcext:value-type="float">
            <text:p>252</text:p>
          </table:table-cell>
          <table:table-cell office:value-type="float" office:value="332" calcext:value-type="float">
            <text:p>332</text:p>
          </table:table-cell>
          <table:table-cell office:value-type="float" office:value="257" calcext:value-type="float">
            <text:p>257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fprintf(fout,"IMPORTS \n")</text:p>
          </table:table-cell>
          <table:table-cell office:value-type="string" calcext:value-type="string">
            <text:p>fprintf(this-&gt;FileOut,"IMPORTS \n"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65.cpp</text:p>
          </table:table-cell>
          <table:table-cell office:value-type="string" calcext:value-type="string">
            <text:p>{</text:p>
            <text:p>               fImportFlag = 1;</text:p>
            <text:p>               fprintf(fout,"IMPORTS \n");</text:p>
            <text:p>            }</text:p>
          </table:table-cell>
          <table:table-cell office:value-type="string" calcext:value-type="string">
            <text:p>second/download/CMake/CMake-old-new/Kitware_CMake_old_new_block_265.cpp</text:p>
          </table:table-cell>
          <table:table-cell office:value-type="string" calcext:value-type="string">
            <text:p>[0, 0, 0, 0, 0, 0, 0, 0, 0, 0, 1, 0, 0, 0, 0, 3, 0, 0, 0, 0, 0, 0, 0, 2, 0, 0, 0, 0, 0, 0, 1, 0, 0, 0, 0, 0, 0, 0, 0, 0, 0, 0, 0, 0, 0, 0, 1, 0, 4, 0, 0, 0, 0, 0, 0, 0, 0, 0, 0, 0, 0, 0, 0, 0, 0, 0, 0, 0, 0, 0, 0, 0, 0, 1, 0, 0, 2, 0, 2, 0, 0, 0, 0, 0, 0]</text:p>
          </table:table-cell>
          <table:table-cell office:value-type="string" calcext:value-type="string">
            <text:p>second/download/CMake/CMake-old-new/Kitware_CMake_old_new_new_log_265.cpp</text:p>
          </table:table-cell>
          <table:table-cell office:value-type="string" calcext:value-type="string">
            <text:p>second/download/CMake/CMake/CMake/Tests/Preprocess/preprocess.cpp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fprintf(stderr, "DIRECTORY_DEF_RELEASE should be defined in C\n")</text:p>
          </table:table-cell>
          <table:table-cell office:value-type="string" calcext:value-type="string">
            <text:p>second/download/CMake/CMake-old-new/Kitware_CMake_repos_log_2239.cpp</text:p>
          </table:table-cell>
          <table:table-cell office:value-type="string" calcext:value-type="string">
            <text:p>{</text:p>
            <text:p>    fprintf(stderr, "DIRECTORY_DEF_RELEASE should be defined in C\n");</text:p>
            <text:p>    result = 0;</text:p>
            <text:p>  }</text:p>
          </table:table-cell>
          <table:table-cell office:value-type="string" calcext:value-type="string">
            <text:p>second/download/CMake/CMake-old-new/Kitware_CMake_repos_block_2239.cpp</text:p>
          </table:table-cell>
          <table:table-cell office:value-type="string" calcext:value-type="string">
            <text:p>[0, 0, 0, 0, 0, 0, 0, 0, 0, 0, 1, 0, 0, 0, 0, 3, 0, 0, 0, 0, 0, 0, 0, 2, 0, 0, 0, 0, 0, 0, 1, 0, 0, 0, 0, 0, 0, 0, 0, 0, 0, 0, 0, 0, 0, 0, 1, 0, 4, 0, 0, 0, 0, 0, 0, 0, 0, 0, 0, 0, 0, 0, 0, 0, 0, 0, 0, 0, 0, 0, 0, 0, 0, 1, 0, 0, 2, 0, 2, 0, 0, 0, 0, 0, 0]</text:p>
          </table:table-cell>
        </table:table-row>
        <table:table-row table:style-name="ro4">
          <table:table-cell office:value-type="string" calcext:value-type="string">
            <text:p>069aa93b555293679f4b8c07623133ba62a74ee4</text:p>
          </table:table-cell>
          <table:table-cell office:value-type="string" calcext:value-type="string">
            <text:p>bindexplib: Add support for "/bigobj" format object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bindexplib.cxx</text:p>
          </table:table-cell>
          <table:table-cell office:value-type="string" calcext:value-type="string">
            <text:p>second/download/CMake/CMake-old-new/Kitware_CMake_old_file_296.cpp</text:p>
          </table:table-cell>
          <table:table-cell office:value-type="string" calcext:value-type="string">
            <text:p>second/download/CMake/CMake-old-new/Kitware_CMake_new_file_296.cpp</text:p>
          </table:table-cell>
          <table:table-cell office:value-type="string" calcext:value-type="string">
            <text:p>second/download/CMake/CMake-old-new/Kitware_CMake_old_hunk_568.cpp</text:p>
          </table:table-cell>
          <table:table-cell office:value-type="string" calcext:value-type="string">
            <text:p>second/download/CMake/CMake-old-new/Kitware_CMake_new_hunk_568.cpp</text:p>
          </table:table-cell>
          <table:table-cell office:value-type="string" calcext:value-type="string">
            <text:p>            symbol = stringTable  pSymbolTable-&gt;N.Name.Long;</text:p>
            <text:p>            while (isspace(symbol[0]))  symbol.erase(0,1);</text:p>
            <text:p>            if (symbol[0] == '_') symbol.erase(0,1);</text:p>
            <text:p>            if (!fImportFlag) {</text:p>
            <text:p>               fImportFlag = 1;</text:p>
            <text:p>               fprintf(fout,"IMPORTS \n");</text:p>
            <text:p>            }</text:p>
            <text:p>            fprintf(fout, "\t%s DATA \n", symbol.c_str()�);</text:p>
            <text:p>         }</text:p>
            <text:p>      }</text:p>
            <text:p/>
            <text:p/>
          </table:table-cell>
          <table:table-cell office:value-type="string" calcext:value-type="string">
            <text:p>            symbol = stringTable  pSymbolTable-&gt;N.Name.Long;</text:p>
            <text:p>            while (isspace(symbol[0]))  symbol.erase(0,1);</text:p>
            <text:p>            if (symbol[0] == '_') symbol.erase(0,1);</text:p>
            <text:p>            if (!this-&gt;ImportFlag) {</text:p>
            <text:p>               this-&gt;ImportFlag = true;</text:p>
            <text:p>               fprintf(this-&gt;FileOut,"IMPORTS \n");</text:p>
            <text:p>            }</text:p>
            <text:p>            fprintf(this-&gt;FileOut, "\t%s DATA \n", symbol.c_str()�);</text:p>
            <text:p>         }</text:p>
            <text:p>      }</text:p>
            <text:p/>
            <text:p/>
          </table:table-cell>
          <table:table-cell office:value-type="float" office:value="252" calcext:value-type="float">
            <text:p>252</text:p>
          </table:table-cell>
          <table:table-cell office:value-type="float" office:value="332" calcext:value-type="float">
            <text:p>332</text:p>
          </table:table-cell>
          <table:table-cell office:value-type="float" office:value="257" calcext:value-type="float">
            <text:p>257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fprintf(fout,"IMPORTS \n")</text:p>
          </table:table-cell>
          <table:table-cell office:value-type="string" calcext:value-type="string">
            <text:p>fprintf(this-&gt;FileOut,"IMPORTS \n"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65.cpp</text:p>
          </table:table-cell>
          <table:table-cell office:value-type="string" calcext:value-type="string">
            <text:p>{</text:p>
            <text:p>               fImportFlag = 1;</text:p>
            <text:p>               fprintf(fout,"IMPORTS \n");</text:p>
            <text:p>            }</text:p>
          </table:table-cell>
          <table:table-cell office:value-type="string" calcext:value-type="string">
            <text:p>second/download/CMake/CMake-old-new/Kitware_CMake_old_new_block_265.cpp</text:p>
          </table:table-cell>
          <table:table-cell office:value-type="string" calcext:value-type="string">
            <text:p>[0, 0, 0, 0, 0, 0, 0, 0, 0, 0, 1, 0, 0, 0, 0, 3, 0, 0, 0, 0, 0, 0, 0, 2, 0, 0, 0, 0, 0, 0, 1, 0, 0, 0, 0, 0, 0, 0, 0, 0, 0, 0, 0, 0, 0, 0, 1, 0, 4, 0, 0, 0, 0, 0, 0, 0, 0, 0, 0, 0, 0, 0, 0, 0, 0, 0, 0, 0, 0, 0, 0, 0, 0, 1, 0, 0, 2, 0, 2, 0, 0, 0, 0, 0, 0]</text:p>
          </table:table-cell>
          <table:table-cell office:value-type="string" calcext:value-type="string">
            <text:p>second/download/CMake/CMake-old-new/Kitware_CMake_old_new_new_log_265.cpp</text:p>
          </table:table-cell>
          <table:table-cell office:value-type="string" calcext:value-type="string">
            <text:p>second/download/CMake/CMake/CMake/Tests/Preprocess/preprocess.cpp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fprintf(stderr, "FILE_DEF_DEBUG should be defined in C\n")</text:p>
          </table:table-cell>
          <table:table-cell office:value-type="string" calcext:value-type="string">
            <text:p>second/download/CMake/CMake-old-new/Kitware_CMake_repos_log_2240.cpp</text:p>
          </table:table-cell>
          <table:table-cell office:value-type="string" calcext:value-type="string">
            <text:p>{</text:p>
            <text:p>    fprintf(stderr, "FILE_DEF_DEBUG should be defined in C\n");</text:p>
            <text:p>    result = 0;</text:p>
            <text:p>  }</text:p>
          </table:table-cell>
          <table:table-cell office:value-type="string" calcext:value-type="string">
            <text:p>second/download/CMake/CMake-old-new/Kitware_CMake_repos_block_2240.cpp</text:p>
          </table:table-cell>
          <table:table-cell office:value-type="string" calcext:value-type="string">
            <text:p>[0, 0, 0, 0, 0, 0, 0, 0, 0, 0, 1, 0, 0, 0, 0, 3, 0, 0, 0, 0, 0, 0, 0, 2, 0, 0, 0, 0, 0, 0, 1, 0, 0, 0, 0, 0, 0, 0, 0, 0, 0, 0, 0, 0, 0, 0, 1, 0, 4, 0, 0, 0, 0, 0, 0, 0, 0, 0, 0, 0, 0, 0, 0, 0, 0, 0, 0, 0, 0, 0, 0, 0, 0, 1, 0, 0, 2, 0, 2, 0, 0, 0, 0, 0, 0]</text:p>
          </table:table-cell>
        </table:table-row>
        <table:table-row table:style-name="ro4">
          <table:table-cell office:value-type="string" calcext:value-type="string">
            <text:p>069aa93b555293679f4b8c07623133ba62a74ee4</text:p>
          </table:table-cell>
          <table:table-cell office:value-type="string" calcext:value-type="string">
            <text:p>bindexplib: Add support for "/bigobj" format object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bindexplib.cxx</text:p>
          </table:table-cell>
          <table:table-cell office:value-type="string" calcext:value-type="string">
            <text:p>second/download/CMake/CMake-old-new/Kitware_CMake_old_file_296.cpp</text:p>
          </table:table-cell>
          <table:table-cell office:value-type="string" calcext:value-type="string">
            <text:p>second/download/CMake/CMake-old-new/Kitware_CMake_new_file_296.cpp</text:p>
          </table:table-cell>
          <table:table-cell office:value-type="string" calcext:value-type="string">
            <text:p>second/download/CMake/CMake-old-new/Kitware_CMake_old_hunk_568.cpp</text:p>
          </table:table-cell>
          <table:table-cell office:value-type="string" calcext:value-type="string">
            <text:p>second/download/CMake/CMake-old-new/Kitware_CMake_new_hunk_568.cpp</text:p>
          </table:table-cell>
          <table:table-cell office:value-type="string" calcext:value-type="string">
            <text:p>            symbol = stringTable  pSymbolTable-&gt;N.Name.Long;</text:p>
            <text:p>            while (isspace(symbol[0]))  symbol.erase(0,1);</text:p>
            <text:p>            if (symbol[0] == '_') symbol.erase(0,1);</text:p>
            <text:p>            if (!fImportFlag) {</text:p>
            <text:p>               fImportFlag = 1;</text:p>
            <text:p>               fprintf(fout,"IMPORTS \n");</text:p>
            <text:p>            }</text:p>
            <text:p>            fprintf(fout, "\t%s DATA \n", symbol.c_str()�);</text:p>
            <text:p>         }</text:p>
            <text:p>      }</text:p>
            <text:p/>
            <text:p/>
          </table:table-cell>
          <table:table-cell office:value-type="string" calcext:value-type="string">
            <text:p>            symbol = stringTable  pSymbolTable-&gt;N.Name.Long;</text:p>
            <text:p>            while (isspace(symbol[0]))  symbol.erase(0,1);</text:p>
            <text:p>            if (symbol[0] == '_') symbol.erase(0,1);</text:p>
            <text:p>            if (!this-&gt;ImportFlag) {</text:p>
            <text:p>               this-&gt;ImportFlag = true;</text:p>
            <text:p>               fprintf(this-&gt;FileOut,"IMPORTS \n");</text:p>
            <text:p>            }</text:p>
            <text:p>            fprintf(this-&gt;FileOut, "\t%s DATA \n", symbol.c_str()�);</text:p>
            <text:p>         }</text:p>
            <text:p>      }</text:p>
            <text:p/>
            <text:p/>
          </table:table-cell>
          <table:table-cell office:value-type="float" office:value="252" calcext:value-type="float">
            <text:p>252</text:p>
          </table:table-cell>
          <table:table-cell office:value-type="float" office:value="332" calcext:value-type="float">
            <text:p>332</text:p>
          </table:table-cell>
          <table:table-cell office:value-type="float" office:value="257" calcext:value-type="float">
            <text:p>257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fprintf(fout,"IMPORTS \n")</text:p>
          </table:table-cell>
          <table:table-cell office:value-type="string" calcext:value-type="string">
            <text:p>fprintf(this-&gt;FileOut,"IMPORTS \n"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65.cpp</text:p>
          </table:table-cell>
          <table:table-cell office:value-type="string" calcext:value-type="string">
            <text:p>{</text:p>
            <text:p>               fImportFlag = 1;</text:p>
            <text:p>               fprintf(fout,"IMPORTS \n");</text:p>
            <text:p>            }</text:p>
          </table:table-cell>
          <table:table-cell office:value-type="string" calcext:value-type="string">
            <text:p>second/download/CMake/CMake-old-new/Kitware_CMake_old_new_block_265.cpp</text:p>
          </table:table-cell>
          <table:table-cell office:value-type="string" calcext:value-type="string">
            <text:p>[0, 0, 0, 0, 0, 0, 0, 0, 0, 0, 1, 0, 0, 0, 0, 3, 0, 0, 0, 0, 0, 0, 0, 2, 0, 0, 0, 0, 0, 0, 1, 0, 0, 0, 0, 0, 0, 0, 0, 0, 0, 0, 0, 0, 0, 0, 1, 0, 4, 0, 0, 0, 0, 0, 0, 0, 0, 0, 0, 0, 0, 0, 0, 0, 0, 0, 0, 0, 0, 0, 0, 0, 0, 1, 0, 0, 2, 0, 2, 0, 0, 0, 0, 0, 0]</text:p>
          </table:table-cell>
          <table:table-cell office:value-type="string" calcext:value-type="string">
            <text:p>second/download/CMake/CMake-old-new/Kitware_CMake_old_new_new_log_265.cpp</text:p>
          </table:table-cell>
          <table:table-cell office:value-type="string" calcext:value-type="string">
            <text:p>second/download/CMake/CMake/CMake/Tests/Preprocess/preprocess.cpp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fprintf(stderr, "TARGET_DEF_DEBUG should be defined in C\n")</text:p>
          </table:table-cell>
          <table:table-cell office:value-type="string" calcext:value-type="string">
            <text:p>second/download/CMake/CMake-old-new/Kitware_CMake_repos_log_2241.cpp</text:p>
          </table:table-cell>
          <table:table-cell office:value-type="string" calcext:value-type="string">
            <text:p>{</text:p>
            <text:p>    fprintf(stderr, "TARGET_DEF_DEBUG should be defined in C\n");</text:p>
            <text:p>    result = 0;</text:p>
            <text:p>  }</text:p>
          </table:table-cell>
          <table:table-cell office:value-type="string" calcext:value-type="string">
            <text:p>second/download/CMake/CMake-old-new/Kitware_CMake_repos_block_2241.cpp</text:p>
          </table:table-cell>
          <table:table-cell office:value-type="string" calcext:value-type="string">
            <text:p>[0, 0, 0, 0, 0, 0, 0, 0, 0, 0, 1, 0, 0, 0, 0, 3, 0, 0, 0, 0, 0, 0, 0, 2, 0, 0, 0, 0, 0, 0, 1, 0, 0, 0, 0, 0, 0, 0, 0, 0, 0, 0, 0, 0, 0, 0, 1, 0, 4, 0, 0, 0, 0, 0, 0, 0, 0, 0, 0, 0, 0, 0, 0, 0, 0, 0, 0, 0, 0, 0, 0, 0, 0, 1, 0, 0, 2, 0, 2, 0, 0, 0, 0, 0, 0]</text:p>
          </table:table-cell>
        </table:table-row>
        <table:table-row table:style-name="ro4">
          <table:table-cell office:value-type="string" calcext:value-type="string">
            <text:p>069aa93b555293679f4b8c07623133ba62a74ee4</text:p>
          </table:table-cell>
          <table:table-cell office:value-type="string" calcext:value-type="string">
            <text:p>bindexplib: Add support for "/bigobj" format object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bindexplib.cxx</text:p>
          </table:table-cell>
          <table:table-cell office:value-type="string" calcext:value-type="string">
            <text:p>second/download/CMake/CMake-old-new/Kitware_CMake_old_file_296.cpp</text:p>
          </table:table-cell>
          <table:table-cell office:value-type="string" calcext:value-type="string">
            <text:p>second/download/CMake/CMake-old-new/Kitware_CMake_new_file_296.cpp</text:p>
          </table:table-cell>
          <table:table-cell office:value-type="string" calcext:value-type="string">
            <text:p>second/download/CMake/CMake-old-new/Kitware_CMake_old_hunk_568.cpp</text:p>
          </table:table-cell>
          <table:table-cell office:value-type="string" calcext:value-type="string">
            <text:p>second/download/CMake/CMake-old-new/Kitware_CMake_new_hunk_568.cpp</text:p>
          </table:table-cell>
          <table:table-cell office:value-type="string" calcext:value-type="string">
            <text:p>            symbol = stringTable  pSymbolTable-&gt;N.Name.Long;</text:p>
            <text:p>            while (isspace(symbol[0]))  symbol.erase(0,1);</text:p>
            <text:p>            if (symbol[0] == '_') symbol.erase(0,1);</text:p>
            <text:p>            if (!fImportFlag) {</text:p>
            <text:p>               fImportFlag = 1;</text:p>
            <text:p>               fprintf(fout,"IMPORTS \n");</text:p>
            <text:p>            }</text:p>
            <text:p>            fprintf(fout, "\t%s DATA \n", symbol.c_str()�);</text:p>
            <text:p>         }</text:p>
            <text:p>      }</text:p>
            <text:p/>
            <text:p/>
          </table:table-cell>
          <table:table-cell office:value-type="string" calcext:value-type="string">
            <text:p>            symbol = stringTable  pSymbolTable-&gt;N.Name.Long;</text:p>
            <text:p>            while (isspace(symbol[0]))  symbol.erase(0,1);</text:p>
            <text:p>            if (symbol[0] == '_') symbol.erase(0,1);</text:p>
            <text:p>            if (!this-&gt;ImportFlag) {</text:p>
            <text:p>               this-&gt;ImportFlag = true;</text:p>
            <text:p>               fprintf(this-&gt;FileOut,"IMPORTS \n");</text:p>
            <text:p>            }</text:p>
            <text:p>            fprintf(this-&gt;FileOut, "\t%s DATA \n", symbol.c_str()�);</text:p>
            <text:p>         }</text:p>
            <text:p>      }</text:p>
            <text:p/>
            <text:p/>
          </table:table-cell>
          <table:table-cell office:value-type="float" office:value="252" calcext:value-type="float">
            <text:p>252</text:p>
          </table:table-cell>
          <table:table-cell office:value-type="float" office:value="332" calcext:value-type="float">
            <text:p>332</text:p>
          </table:table-cell>
          <table:table-cell office:value-type="float" office:value="257" calcext:value-type="float">
            <text:p>257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fprintf(fout,"IMPORTS \n")</text:p>
          </table:table-cell>
          <table:table-cell office:value-type="string" calcext:value-type="string">
            <text:p>fprintf(this-&gt;FileOut,"IMPORTS \n"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65.cpp</text:p>
          </table:table-cell>
          <table:table-cell office:value-type="string" calcext:value-type="string">
            <text:p>{</text:p>
            <text:p>               fImportFlag = 1;</text:p>
            <text:p>               fprintf(fout,"IMPORTS \n");</text:p>
            <text:p>            }</text:p>
          </table:table-cell>
          <table:table-cell office:value-type="string" calcext:value-type="string">
            <text:p>second/download/CMake/CMake-old-new/Kitware_CMake_old_new_block_265.cpp</text:p>
          </table:table-cell>
          <table:table-cell office:value-type="string" calcext:value-type="string">
            <text:p>[0, 0, 0, 0, 0, 0, 0, 0, 0, 0, 1, 0, 0, 0, 0, 3, 0, 0, 0, 0, 0, 0, 0, 2, 0, 0, 0, 0, 0, 0, 1, 0, 0, 0, 0, 0, 0, 0, 0, 0, 0, 0, 0, 0, 0, 0, 1, 0, 4, 0, 0, 0, 0, 0, 0, 0, 0, 0, 0, 0, 0, 0, 0, 0, 0, 0, 0, 0, 0, 0, 0, 0, 0, 1, 0, 0, 2, 0, 2, 0, 0, 0, 0, 0, 0]</text:p>
          </table:table-cell>
          <table:table-cell office:value-type="string" calcext:value-type="string">
            <text:p>second/download/CMake/CMake-old-new/Kitware_CMake_old_new_new_log_265.cpp</text:p>
          </table:table-cell>
          <table:table-cell office:value-type="string" calcext:value-type="string">
            <text:p>second/download/CMake/CMake/CMake/Tests/Preprocess/preprocess.cpp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fprintf(stderr, "DIRECTORY_DEF_DEBUG should be defined in C\n")</text:p>
          </table:table-cell>
          <table:table-cell office:value-type="string" calcext:value-type="string">
            <text:p>second/download/CMake/CMake-old-new/Kitware_CMake_repos_log_2242.cpp</text:p>
          </table:table-cell>
          <table:table-cell office:value-type="string" calcext:value-type="string">
            <text:p>{</text:p>
            <text:p>    fprintf(stderr, "DIRECTORY_DEF_DEBUG should be defined in C\n");</text:p>
            <text:p>    result = 0;</text:p>
            <text:p>  }</text:p>
          </table:table-cell>
          <table:table-cell office:value-type="string" calcext:value-type="string">
            <text:p>second/download/CMake/CMake-old-new/Kitware_CMake_repos_block_2242.cpp</text:p>
          </table:table-cell>
          <table:table-cell office:value-type="string" calcext:value-type="string">
            <text:p>[0, 0, 0, 0, 0, 0, 0, 0, 0, 0, 1, 0, 0, 0, 0, 3, 0, 0, 0, 0, 0, 0, 0, 2, 0, 0, 0, 0, 0, 0, 1, 0, 0, 0, 0, 0, 0, 0, 0, 0, 0, 0, 0, 0, 0, 0, 1, 0, 4, 0, 0, 0, 0, 0, 0, 0, 0, 0, 0, 0, 0, 0, 0, 0, 0, 0, 0, 0, 0, 0, 0, 0, 0, 1, 0, 0, 2, 0, 2, 0, 0, 0, 0, 0, 0]</text:p>
          </table:table-cell>
        </table:table-row>
        <table:table-row table:style-name="ro4">
          <table:table-cell office:value-type="string" calcext:value-type="string">
            <text:p>069aa93b555293679f4b8c07623133ba62a74ee4</text:p>
          </table:table-cell>
          <table:table-cell office:value-type="string" calcext:value-type="string">
            <text:p>bindexplib: Add support for "/bigobj" format object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bindexplib.cxx</text:p>
          </table:table-cell>
          <table:table-cell office:value-type="string" calcext:value-type="string">
            <text:p>second/download/CMake/CMake-old-new/Kitware_CMake_old_file_296.cpp</text:p>
          </table:table-cell>
          <table:table-cell office:value-type="string" calcext:value-type="string">
            <text:p>second/download/CMake/CMake-old-new/Kitware_CMake_new_file_296.cpp</text:p>
          </table:table-cell>
          <table:table-cell office:value-type="string" calcext:value-type="string">
            <text:p>second/download/CMake/CMake-old-new/Kitware_CMake_old_hunk_568.cpp</text:p>
          </table:table-cell>
          <table:table-cell office:value-type="string" calcext:value-type="string">
            <text:p>second/download/CMake/CMake-old-new/Kitware_CMake_new_hunk_568.cpp</text:p>
          </table:table-cell>
          <table:table-cell office:value-type="string" calcext:value-type="string">
            <text:p>            symbol = stringTable  pSymbolTable-&gt;N.Name.Long;</text:p>
            <text:p>            while (isspace(symbol[0]))  symbol.erase(0,1);</text:p>
            <text:p>            if (symbol[0] == '_') symbol.erase(0,1);</text:p>
            <text:p>            if (!fImportFlag) {</text:p>
            <text:p>               fImportFlag = 1;</text:p>
            <text:p>               fprintf(fout,"IMPORTS \n");</text:p>
            <text:p>            }</text:p>
            <text:p>            fprintf(fout, "\t%s DATA \n", symbol.c_str()�);</text:p>
            <text:p>         }</text:p>
            <text:p>      }</text:p>
            <text:p/>
            <text:p/>
          </table:table-cell>
          <table:table-cell office:value-type="string" calcext:value-type="string">
            <text:p>            symbol = stringTable  pSymbolTable-&gt;N.Name.Long;</text:p>
            <text:p>            while (isspace(symbol[0]))  symbol.erase(0,1);</text:p>
            <text:p>            if (symbol[0] == '_') symbol.erase(0,1);</text:p>
            <text:p>            if (!this-&gt;ImportFlag) {</text:p>
            <text:p>               this-&gt;ImportFlag = true;</text:p>
            <text:p>               fprintf(this-&gt;FileOut,"IMPORTS \n");</text:p>
            <text:p>            }</text:p>
            <text:p>            fprintf(this-&gt;FileOut, "\t%s DATA \n", symbol.c_str()�);</text:p>
            <text:p>         }</text:p>
            <text:p>      }</text:p>
            <text:p/>
            <text:p/>
          </table:table-cell>
          <table:table-cell office:value-type="float" office:value="252" calcext:value-type="float">
            <text:p>252</text:p>
          </table:table-cell>
          <table:table-cell office:value-type="float" office:value="332" calcext:value-type="float">
            <text:p>332</text:p>
          </table:table-cell>
          <table:table-cell office:value-type="float" office:value="257" calcext:value-type="float">
            <text:p>257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fprintf(fout,"IMPORTS \n")</text:p>
          </table:table-cell>
          <table:table-cell office:value-type="string" calcext:value-type="string">
            <text:p>fprintf(this-&gt;FileOut,"IMPORTS \n"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65.cpp</text:p>
          </table:table-cell>
          <table:table-cell office:value-type="string" calcext:value-type="string">
            <text:p>{</text:p>
            <text:p>               fImportFlag = 1;</text:p>
            <text:p>               fprintf(fout,"IMPORTS \n");</text:p>
            <text:p>            }</text:p>
          </table:table-cell>
          <table:table-cell office:value-type="string" calcext:value-type="string">
            <text:p>second/download/CMake/CMake-old-new/Kitware_CMake_old_new_block_265.cpp</text:p>
          </table:table-cell>
          <table:table-cell office:value-type="string" calcext:value-type="string">
            <text:p>[0, 0, 0, 0, 0, 0, 0, 0, 0, 0, 1, 0, 0, 0, 0, 3, 0, 0, 0, 0, 0, 0, 0, 2, 0, 0, 0, 0, 0, 0, 1, 0, 0, 0, 0, 0, 0, 0, 0, 0, 0, 0, 0, 0, 0, 0, 1, 0, 4, 0, 0, 0, 0, 0, 0, 0, 0, 0, 0, 0, 0, 0, 0, 0, 0, 0, 0, 0, 0, 0, 0, 0, 0, 1, 0, 0, 2, 0, 2, 0, 0, 0, 0, 0, 0]</text:p>
          </table:table-cell>
          <table:table-cell office:value-type="string" calcext:value-type="string">
            <text:p>second/download/CMake/CMake-old-new/Kitware_CMake_old_new_new_log_265.cpp</text:p>
          </table:table-cell>
          <table:table-cell office:value-type="string" calcext:value-type="string">
            <text:p>second/download/CMake/CMake/CMake/Tests/Preprocess/preprocess.cpp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fprintf(stderr, "FILE_DEF_RELEASE should not be defined in C\n")</text:p>
          </table:table-cell>
          <table:table-cell office:value-type="string" calcext:value-type="string">
            <text:p>second/download/CMake/CMake-old-new/Kitware_CMake_repos_log_2243.cpp</text:p>
          </table:table-cell>
          <table:table-cell office:value-type="string" calcext:value-type="string">
            <text:p>{</text:p>
            <text:p>    fprintf(stderr, "FILE_DEF_RELEASE should not be defined in C\n");</text:p>
            <text:p>    result = 0;</text:p>
            <text:p>  }</text:p>
          </table:table-cell>
          <table:table-cell office:value-type="string" calcext:value-type="string">
            <text:p>second/download/CMake/CMake-old-new/Kitware_CMake_repos_block_2243.cpp</text:p>
          </table:table-cell>
          <table:table-cell office:value-type="string" calcext:value-type="string">
            <text:p>[0, 0, 0, 0, 0, 0, 0, 0, 0, 0, 1, 0, 0, 0, 0, 3, 0, 0, 0, 0, 0, 0, 0, 2, 0, 0, 0, 0, 0, 0, 1, 0, 0, 0, 0, 0, 0, 0, 0, 0, 0, 0, 0, 0, 0, 0, 1, 0, 4, 0, 0, 0, 0, 0, 0, 0, 0, 0, 0, 0, 0, 0, 0, 0, 0, 0, 0, 0, 0, 0, 0, 0, 0, 1, 0, 0, 2, 0, 2, 0, 0, 0, 0, 0, 0]</text:p>
          </table:table-cell>
        </table:table-row>
        <table:table-row table:style-name="ro4">
          <table:table-cell office:value-type="string" calcext:value-type="string">
            <text:p>069aa93b555293679f4b8c07623133ba62a74ee4</text:p>
          </table:table-cell>
          <table:table-cell office:value-type="string" calcext:value-type="string">
            <text:p>bindexplib: Add support for "/bigobj" format object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bindexplib.cxx</text:p>
          </table:table-cell>
          <table:table-cell office:value-type="string" calcext:value-type="string">
            <text:p>second/download/CMake/CMake-old-new/Kitware_CMake_old_file_296.cpp</text:p>
          </table:table-cell>
          <table:table-cell office:value-type="string" calcext:value-type="string">
            <text:p>second/download/CMake/CMake-old-new/Kitware_CMake_new_file_296.cpp</text:p>
          </table:table-cell>
          <table:table-cell office:value-type="string" calcext:value-type="string">
            <text:p>second/download/CMake/CMake-old-new/Kitware_CMake_old_hunk_568.cpp</text:p>
          </table:table-cell>
          <table:table-cell office:value-type="string" calcext:value-type="string">
            <text:p>second/download/CMake/CMake-old-new/Kitware_CMake_new_hunk_568.cpp</text:p>
          </table:table-cell>
          <table:table-cell office:value-type="string" calcext:value-type="string">
            <text:p>            symbol = stringTable  pSymbolTable-&gt;N.Name.Long;</text:p>
            <text:p>            while (isspace(symbol[0]))  symbol.erase(0,1);</text:p>
            <text:p>            if (symbol[0] == '_') symbol.erase(0,1);</text:p>
            <text:p>            if (!fImportFlag) {</text:p>
            <text:p>               fImportFlag = 1;</text:p>
            <text:p>               fprintf(fout,"IMPORTS \n");</text:p>
            <text:p>            }</text:p>
            <text:p>            fprintf(fout, "\t%s DATA \n", symbol.c_str()�);</text:p>
            <text:p>         }</text:p>
            <text:p>      }</text:p>
            <text:p/>
            <text:p/>
          </table:table-cell>
          <table:table-cell office:value-type="string" calcext:value-type="string">
            <text:p>            symbol = stringTable  pSymbolTable-&gt;N.Name.Long;</text:p>
            <text:p>            while (isspace(symbol[0]))  symbol.erase(0,1);</text:p>
            <text:p>            if (symbol[0] == '_') symbol.erase(0,1);</text:p>
            <text:p>            if (!this-&gt;ImportFlag) {</text:p>
            <text:p>               this-&gt;ImportFlag = true;</text:p>
            <text:p>               fprintf(this-&gt;FileOut,"IMPORTS \n");</text:p>
            <text:p>            }</text:p>
            <text:p>            fprintf(this-&gt;FileOut, "\t%s DATA \n", symbol.c_str()�);</text:p>
            <text:p>         }</text:p>
            <text:p>      }</text:p>
            <text:p/>
            <text:p/>
          </table:table-cell>
          <table:table-cell office:value-type="float" office:value="252" calcext:value-type="float">
            <text:p>252</text:p>
          </table:table-cell>
          <table:table-cell office:value-type="float" office:value="332" calcext:value-type="float">
            <text:p>332</text:p>
          </table:table-cell>
          <table:table-cell office:value-type="float" office:value="257" calcext:value-type="float">
            <text:p>257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fprintf(fout,"IMPORTS \n")</text:p>
          </table:table-cell>
          <table:table-cell office:value-type="string" calcext:value-type="string">
            <text:p>fprintf(this-&gt;FileOut,"IMPORTS \n"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65.cpp</text:p>
          </table:table-cell>
          <table:table-cell office:value-type="string" calcext:value-type="string">
            <text:p>{</text:p>
            <text:p>               fImportFlag = 1;</text:p>
            <text:p>               fprintf(fout,"IMPORTS \n");</text:p>
            <text:p>            }</text:p>
          </table:table-cell>
          <table:table-cell office:value-type="string" calcext:value-type="string">
            <text:p>second/download/CMake/CMake-old-new/Kitware_CMake_old_new_block_265.cpp</text:p>
          </table:table-cell>
          <table:table-cell office:value-type="string" calcext:value-type="string">
            <text:p>[0, 0, 0, 0, 0, 0, 0, 0, 0, 0, 1, 0, 0, 0, 0, 3, 0, 0, 0, 0, 0, 0, 0, 2, 0, 0, 0, 0, 0, 0, 1, 0, 0, 0, 0, 0, 0, 0, 0, 0, 0, 0, 0, 0, 0, 0, 1, 0, 4, 0, 0, 0, 0, 0, 0, 0, 0, 0, 0, 0, 0, 0, 0, 0, 0, 0, 0, 0, 0, 0, 0, 0, 0, 1, 0, 0, 2, 0, 2, 0, 0, 0, 0, 0, 0]</text:p>
          </table:table-cell>
          <table:table-cell office:value-type="string" calcext:value-type="string">
            <text:p>second/download/CMake/CMake-old-new/Kitware_CMake_old_new_new_log_265.cpp</text:p>
          </table:table-cell>
          <table:table-cell office:value-type="string" calcext:value-type="string">
            <text:p>second/download/CMake/CMake/CMake/Tests/Preprocess/preprocess.cpp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printf(stderr, "TARGET_DEF_RELEASE should not be defined in C\n")</text:p>
          </table:table-cell>
          <table:table-cell office:value-type="string" calcext:value-type="string">
            <text:p>second/download/CMake/CMake-old-new/Kitware_CMake_repos_log_2244.cpp</text:p>
          </table:table-cell>
          <table:table-cell office:value-type="string" calcext:value-type="string">
            <text:p>{</text:p>
            <text:p>    fprintf(stderr, "TARGET_DEF_RELEASE should not be defined in C\n");</text:p>
            <text:p>    result = 0;</text:p>
            <text:p>  }</text:p>
          </table:table-cell>
          <table:table-cell office:value-type="string" calcext:value-type="string">
            <text:p>second/download/CMake/CMake-old-new/Kitware_CMake_repos_block_2244.cpp</text:p>
          </table:table-cell>
          <table:table-cell office:value-type="string" calcext:value-type="string">
            <text:p>[0, 0, 0, 0, 0, 0, 0, 0, 0, 0, 1, 0, 0, 0, 0, 3, 0, 0, 0, 0, 0, 0, 0, 2, 0, 0, 0, 0, 0, 0, 1, 0, 0, 0, 0, 0, 0, 0, 0, 0, 0, 0, 0, 0, 0, 0, 1, 0, 4, 0, 0, 0, 0, 0, 0, 0, 0, 0, 0, 0, 0, 0, 0, 0, 0, 0, 0, 0, 0, 0, 0, 0, 0, 1, 0, 0, 2, 0, 2, 0, 0, 0, 0, 0, 0]</text:p>
          </table:table-cell>
        </table:table-row>
        <table:table-row table:style-name="ro4">
          <table:table-cell office:value-type="string" calcext:value-type="string">
            <text:p>069aa93b555293679f4b8c07623133ba62a74ee4</text:p>
          </table:table-cell>
          <table:table-cell office:value-type="string" calcext:value-type="string">
            <text:p>bindexplib: Add support for "/bigobj" format object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bindexplib.cxx</text:p>
          </table:table-cell>
          <table:table-cell office:value-type="string" calcext:value-type="string">
            <text:p>second/download/CMake/CMake-old-new/Kitware_CMake_old_file_296.cpp</text:p>
          </table:table-cell>
          <table:table-cell office:value-type="string" calcext:value-type="string">
            <text:p>second/download/CMake/CMake-old-new/Kitware_CMake_new_file_296.cpp</text:p>
          </table:table-cell>
          <table:table-cell office:value-type="string" calcext:value-type="string">
            <text:p>second/download/CMake/CMake-old-new/Kitware_CMake_old_hunk_568.cpp</text:p>
          </table:table-cell>
          <table:table-cell office:value-type="string" calcext:value-type="string">
            <text:p>second/download/CMake/CMake-old-new/Kitware_CMake_new_hunk_568.cpp</text:p>
          </table:table-cell>
          <table:table-cell office:value-type="string" calcext:value-type="string">
            <text:p>            symbol = stringTable  pSymbolTable-&gt;N.Name.Long;</text:p>
            <text:p>            while (isspace(symbol[0]))  symbol.erase(0,1);</text:p>
            <text:p>            if (symbol[0] == '_') symbol.erase(0,1);</text:p>
            <text:p>            if (!fImportFlag) {</text:p>
            <text:p>               fImportFlag = 1;</text:p>
            <text:p>               fprintf(fout,"IMPORTS \n");</text:p>
            <text:p>            }</text:p>
            <text:p>            fprintf(fout, "\t%s DATA \n", symbol.c_str()�);</text:p>
            <text:p>         }</text:p>
            <text:p>      }</text:p>
            <text:p/>
            <text:p/>
          </table:table-cell>
          <table:table-cell office:value-type="string" calcext:value-type="string">
            <text:p>            symbol = stringTable  pSymbolTable-&gt;N.Name.Long;</text:p>
            <text:p>            while (isspace(symbol[0]))  symbol.erase(0,1);</text:p>
            <text:p>            if (symbol[0] == '_') symbol.erase(0,1);</text:p>
            <text:p>            if (!this-&gt;ImportFlag) {</text:p>
            <text:p>               this-&gt;ImportFlag = true;</text:p>
            <text:p>               fprintf(this-&gt;FileOut,"IMPORTS \n");</text:p>
            <text:p>            }</text:p>
            <text:p>            fprintf(this-&gt;FileOut, "\t%s DATA \n", symbol.c_str()�);</text:p>
            <text:p>         }</text:p>
            <text:p>      }</text:p>
            <text:p/>
            <text:p/>
          </table:table-cell>
          <table:table-cell office:value-type="float" office:value="252" calcext:value-type="float">
            <text:p>252</text:p>
          </table:table-cell>
          <table:table-cell office:value-type="float" office:value="332" calcext:value-type="float">
            <text:p>332</text:p>
          </table:table-cell>
          <table:table-cell office:value-type="float" office:value="257" calcext:value-type="float">
            <text:p>257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fprintf(fout,"IMPORTS \n")</text:p>
          </table:table-cell>
          <table:table-cell office:value-type="string" calcext:value-type="string">
            <text:p>fprintf(this-&gt;FileOut,"IMPORTS \n"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65.cpp</text:p>
          </table:table-cell>
          <table:table-cell office:value-type="string" calcext:value-type="string">
            <text:p>{</text:p>
            <text:p>               fImportFlag = 1;</text:p>
            <text:p>               fprintf(fout,"IMPORTS \n");</text:p>
            <text:p>            }</text:p>
          </table:table-cell>
          <table:table-cell office:value-type="string" calcext:value-type="string">
            <text:p>second/download/CMake/CMake-old-new/Kitware_CMake_old_new_block_265.cpp</text:p>
          </table:table-cell>
          <table:table-cell office:value-type="string" calcext:value-type="string">
            <text:p>[0, 0, 0, 0, 0, 0, 0, 0, 0, 0, 1, 0, 0, 0, 0, 3, 0, 0, 0, 0, 0, 0, 0, 2, 0, 0, 0, 0, 0, 0, 1, 0, 0, 0, 0, 0, 0, 0, 0, 0, 0, 0, 0, 0, 0, 0, 1, 0, 4, 0, 0, 0, 0, 0, 0, 0, 0, 0, 0, 0, 0, 0, 0, 0, 0, 0, 0, 0, 0, 0, 0, 0, 0, 1, 0, 0, 2, 0, 2, 0, 0, 0, 0, 0, 0]</text:p>
          </table:table-cell>
          <table:table-cell office:value-type="string" calcext:value-type="string">
            <text:p>second/download/CMake/CMake-old-new/Kitware_CMake_old_new_new_log_265.cpp</text:p>
          </table:table-cell>
          <table:table-cell office:value-type="string" calcext:value-type="string">
            <text:p>second/download/CMake/CMake/CMake/Tests/Preprocess/preprocess.cpp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fprintf(stderr, "DIRECTORY_DEF_RELEASE should not be defined in C\n")</text:p>
          </table:table-cell>
          <table:table-cell office:value-type="string" calcext:value-type="string">
            <text:p>second/download/CMake/CMake-old-new/Kitware_CMake_repos_log_2245.cpp</text:p>
          </table:table-cell>
          <table:table-cell office:value-type="string" calcext:value-type="string">
            <text:p>{</text:p>
            <text:p>    fprintf(stderr, "DIRECTORY_DEF_RELEASE should not be defined in C\n");</text:p>
            <text:p>    result = 0;</text:p>
            <text:p>  }</text:p>
          </table:table-cell>
          <table:table-cell office:value-type="string" calcext:value-type="string">
            <text:p>second/download/CMake/CMake-old-new/Kitware_CMake_repos_block_2245.cpp</text:p>
          </table:table-cell>
          <table:table-cell office:value-type="string" calcext:value-type="string">
            <text:p>[0, 0, 0, 0, 0, 0, 0, 0, 0, 0, 1, 0, 0, 0, 0, 3, 0, 0, 0, 0, 0, 0, 0, 2, 0, 0, 0, 0, 0, 0, 1, 0, 0, 0, 0, 0, 0, 0, 0, 0, 0, 0, 0, 0, 0, 0, 1, 0, 4, 0, 0, 0, 0, 0, 0, 0, 0, 0, 0, 0, 0, 0, 0, 0, 0, 0, 0, 0, 0, 0, 0, 0, 0, 1, 0, 0, 2, 0, 2, 0, 0, 0, 0, 0, 0]</text:p>
          </table:table-cell>
        </table:table-row>
        <table:table-row table:style-name="ro4">
          <table:table-cell office:value-type="string" calcext:value-type="string">
            <text:p>069aa93b555293679f4b8c07623133ba62a74ee4</text:p>
          </table:table-cell>
          <table:table-cell office:value-type="string" calcext:value-type="string">
            <text:p>bindexplib: Add support for "/bigobj" format object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bindexplib.cxx</text:p>
          </table:table-cell>
          <table:table-cell office:value-type="string" calcext:value-type="string">
            <text:p>second/download/CMake/CMake-old-new/Kitware_CMake_old_file_296.cpp</text:p>
          </table:table-cell>
          <table:table-cell office:value-type="string" calcext:value-type="string">
            <text:p>second/download/CMake/CMake-old-new/Kitware_CMake_new_file_296.cpp</text:p>
          </table:table-cell>
          <table:table-cell office:value-type="string" calcext:value-type="string">
            <text:p>second/download/CMake/CMake-old-new/Kitware_CMake_old_hunk_568.cpp</text:p>
          </table:table-cell>
          <table:table-cell office:value-type="string" calcext:value-type="string">
            <text:p>second/download/CMake/CMake-old-new/Kitware_CMake_new_hunk_568.cpp</text:p>
          </table:table-cell>
          <table:table-cell office:value-type="string" calcext:value-type="string">
            <text:p>            symbol = stringTable  pSymbolTable-&gt;N.Name.Long;</text:p>
            <text:p>            while (isspace(symbol[0]))  symbol.erase(0,1);</text:p>
            <text:p>            if (symbol[0] == '_') symbol.erase(0,1);</text:p>
            <text:p>            if (!fImportFlag) {</text:p>
            <text:p>               fImportFlag = 1;</text:p>
            <text:p>               fprintf(fout,"IMPORTS \n");</text:p>
            <text:p>            }</text:p>
            <text:p>            fprintf(fout, "\t%s DATA \n", symbol.c_str()�);</text:p>
            <text:p>         }</text:p>
            <text:p>      }</text:p>
            <text:p/>
            <text:p/>
          </table:table-cell>
          <table:table-cell office:value-type="string" calcext:value-type="string">
            <text:p>            symbol = stringTable  pSymbolTable-&gt;N.Name.Long;</text:p>
            <text:p>            while (isspace(symbol[0]))  symbol.erase(0,1);</text:p>
            <text:p>            if (symbol[0] == '_') symbol.erase(0,1);</text:p>
            <text:p>            if (!this-&gt;ImportFlag) {</text:p>
            <text:p>               this-&gt;ImportFlag = true;</text:p>
            <text:p>               fprintf(this-&gt;FileOut,"IMPORTS \n");</text:p>
            <text:p>            }</text:p>
            <text:p>            fprintf(this-&gt;FileOut, "\t%s DATA \n", symbol.c_str()�);</text:p>
            <text:p>         }</text:p>
            <text:p>      }</text:p>
            <text:p/>
            <text:p/>
          </table:table-cell>
          <table:table-cell office:value-type="float" office:value="252" calcext:value-type="float">
            <text:p>252</text:p>
          </table:table-cell>
          <table:table-cell office:value-type="float" office:value="332" calcext:value-type="float">
            <text:p>332</text:p>
          </table:table-cell>
          <table:table-cell office:value-type="float" office:value="257" calcext:value-type="float">
            <text:p>257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fprintf(fout,"IMPORTS \n")</text:p>
          </table:table-cell>
          <table:table-cell office:value-type="string" calcext:value-type="string">
            <text:p>fprintf(this-&gt;FileOut,"IMPORTS \n"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65.cpp</text:p>
          </table:table-cell>
          <table:table-cell office:value-type="string" calcext:value-type="string">
            <text:p>{</text:p>
            <text:p>               fImportFlag = 1;</text:p>
            <text:p>               fprintf(fout,"IMPORTS \n");</text:p>
            <text:p>            }</text:p>
          </table:table-cell>
          <table:table-cell office:value-type="string" calcext:value-type="string">
            <text:p>second/download/CMake/CMake-old-new/Kitware_CMake_old_new_block_265.cpp</text:p>
          </table:table-cell>
          <table:table-cell office:value-type="string" calcext:value-type="string">
            <text:p>[0, 0, 0, 0, 0, 0, 0, 0, 0, 0, 1, 0, 0, 0, 0, 3, 0, 0, 0, 0, 0, 0, 0, 2, 0, 0, 0, 0, 0, 0, 1, 0, 0, 0, 0, 0, 0, 0, 0, 0, 0, 0, 0, 0, 0, 0, 1, 0, 4, 0, 0, 0, 0, 0, 0, 0, 0, 0, 0, 0, 0, 0, 0, 0, 0, 0, 0, 0, 0, 0, 0, 0, 0, 1, 0, 0, 2, 0, 2, 0, 0, 0, 0, 0, 0]</text:p>
          </table:table-cell>
          <table:table-cell office:value-type="string" calcext:value-type="string">
            <text:p>second/download/CMake/CMake-old-new/Kitware_CMake_old_new_new_log_265.cpp</text:p>
          </table:table-cell>
          <table:table-cell office:value-type="string" calcext:value-type="string">
            <text:p>second/download/CMake/CMake/CMake/Tests/Preprocess/preprocess.cpp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fprintf(stderr, "FILE_DEF_DEBUG and TARGET_DEF_DEBUG inconsistent in C\n")</text:p>
          </table:table-cell>
          <table:table-cell office:value-type="string" calcext:value-type="string">
            <text:p>second/download/CMake/CMake-old-new/Kitware_CMake_repos_log_2246.cpp</text:p>
          </table:table-cell>
          <table:table-cell office:value-type="string" calcext:value-type="string">
            <text:p>{</text:p>
            <text:p>    fprintf(stderr, "FILE_DEF_DEBUG and TARGET_DEF_DEBUG inconsistent in C\n");</text:p>
            <text:p>    result = 0;</text:p>
            <text:p>  }</text:p>
          </table:table-cell>
          <table:table-cell office:value-type="string" calcext:value-type="string">
            <text:p>second/download/CMake/CMake-old-new/Kitware_CMake_repos_block_2246.cpp</text:p>
          </table:table-cell>
          <table:table-cell office:value-type="string" calcext:value-type="string">
            <text:p>[0, 0, 0, 0, 0, 0, 0, 0, 0, 0, 1, 0, 0, 0, 0, 3, 0, 0, 0, 0, 0, 0, 0, 2, 0, 0, 0, 0, 0, 0, 1, 0, 0, 0, 0, 0, 0, 0, 0, 0, 0, 0, 0, 0, 0, 0, 1, 0, 4, 0, 0, 0, 0, 0, 0, 0, 0, 0, 0, 0, 0, 0, 0, 0, 0, 0, 0, 0, 0, 0, 0, 0, 0, 1, 0, 0, 2, 0, 2, 0, 0, 0, 0, 0, 0]</text:p>
          </table:table-cell>
        </table:table-row>
        <table:table-row table:style-name="ro4">
          <table:table-cell office:value-type="string" calcext:value-type="string">
            <text:p>069aa93b555293679f4b8c07623133ba62a74ee4</text:p>
          </table:table-cell>
          <table:table-cell office:value-type="string" calcext:value-type="string">
            <text:p>bindexplib: Add support for "/bigobj" format object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bindexplib.cxx</text:p>
          </table:table-cell>
          <table:table-cell office:value-type="string" calcext:value-type="string">
            <text:p>second/download/CMake/CMake-old-new/Kitware_CMake_old_file_296.cpp</text:p>
          </table:table-cell>
          <table:table-cell office:value-type="string" calcext:value-type="string">
            <text:p>second/download/CMake/CMake-old-new/Kitware_CMake_new_file_296.cpp</text:p>
          </table:table-cell>
          <table:table-cell office:value-type="string" calcext:value-type="string">
            <text:p>second/download/CMake/CMake-old-new/Kitware_CMake_old_hunk_568.cpp</text:p>
          </table:table-cell>
          <table:table-cell office:value-type="string" calcext:value-type="string">
            <text:p>second/download/CMake/CMake-old-new/Kitware_CMake_new_hunk_568.cpp</text:p>
          </table:table-cell>
          <table:table-cell office:value-type="string" calcext:value-type="string">
            <text:p>            symbol = stringTable  pSymbolTable-&gt;N.Name.Long;</text:p>
            <text:p>            while (isspace(symbol[0]))  symbol.erase(0,1);</text:p>
            <text:p>            if (symbol[0] == '_') symbol.erase(0,1);</text:p>
            <text:p>            if (!fImportFlag) {</text:p>
            <text:p>               fImportFlag = 1;</text:p>
            <text:p>               fprintf(fout,"IMPORTS \n");</text:p>
            <text:p>            }</text:p>
            <text:p>            fprintf(fout, "\t%s DATA \n", symbol.c_str()�);</text:p>
            <text:p>         }</text:p>
            <text:p>      }</text:p>
            <text:p/>
            <text:p/>
          </table:table-cell>
          <table:table-cell office:value-type="string" calcext:value-type="string">
            <text:p>            symbol = stringTable  pSymbolTable-&gt;N.Name.Long;</text:p>
            <text:p>            while (isspace(symbol[0]))  symbol.erase(0,1);</text:p>
            <text:p>            if (symbol[0] == '_') symbol.erase(0,1);</text:p>
            <text:p>            if (!this-&gt;ImportFlag) {</text:p>
            <text:p>               this-&gt;ImportFlag = true;</text:p>
            <text:p>               fprintf(this-&gt;FileOut,"IMPORTS \n");</text:p>
            <text:p>            }</text:p>
            <text:p>            fprintf(this-&gt;FileOut, "\t%s DATA \n", symbol.c_str()�);</text:p>
            <text:p>         }</text:p>
            <text:p>      }</text:p>
            <text:p/>
            <text:p/>
          </table:table-cell>
          <table:table-cell office:value-type="float" office:value="252" calcext:value-type="float">
            <text:p>252</text:p>
          </table:table-cell>
          <table:table-cell office:value-type="float" office:value="332" calcext:value-type="float">
            <text:p>332</text:p>
          </table:table-cell>
          <table:table-cell office:value-type="float" office:value="257" calcext:value-type="float">
            <text:p>257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fprintf(fout,"IMPORTS \n")</text:p>
          </table:table-cell>
          <table:table-cell office:value-type="string" calcext:value-type="string">
            <text:p>fprintf(this-&gt;FileOut,"IMPORTS \n"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65.cpp</text:p>
          </table:table-cell>
          <table:table-cell office:value-type="string" calcext:value-type="string">
            <text:p>{</text:p>
            <text:p>               fImportFlag = 1;</text:p>
            <text:p>               fprintf(fout,"IMPORTS \n");</text:p>
            <text:p>            }</text:p>
          </table:table-cell>
          <table:table-cell office:value-type="string" calcext:value-type="string">
            <text:p>second/download/CMake/CMake-old-new/Kitware_CMake_old_new_block_265.cpp</text:p>
          </table:table-cell>
          <table:table-cell office:value-type="string" calcext:value-type="string">
            <text:p>[0, 0, 0, 0, 0, 0, 0, 0, 0, 0, 1, 0, 0, 0, 0, 3, 0, 0, 0, 0, 0, 0, 0, 2, 0, 0, 0, 0, 0, 0, 1, 0, 0, 0, 0, 0, 0, 0, 0, 0, 0, 0, 0, 0, 0, 0, 1, 0, 4, 0, 0, 0, 0, 0, 0, 0, 0, 0, 0, 0, 0, 0, 0, 0, 0, 0, 0, 0, 0, 0, 0, 0, 0, 1, 0, 0, 2, 0, 2, 0, 0, 0, 0, 0, 0]</text:p>
          </table:table-cell>
          <table:table-cell office:value-type="string" calcext:value-type="string">
            <text:p>second/download/CMake/CMake-old-new/Kitware_CMake_old_new_new_log_265.cpp</text:p>
          </table:table-cell>
          <table:table-cell office:value-type="string" calcext:value-type="string">
            <text:p>second/download/CMake/CMake/CMake/Tests/Preprocess/preprocess.cpp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fprintf(stderr, "DEBUG and RELEASE definitions inconsistent in C\n")</text:p>
          </table:table-cell>
          <table:table-cell office:value-type="string" calcext:value-type="string">
            <text:p>second/download/CMake/CMake-old-new/Kitware_CMake_repos_log_2247.cpp</text:p>
          </table:table-cell>
          <table:table-cell office:value-type="string" calcext:value-type="string">
            <text:p>{</text:p>
            <text:p>    fprintf(stderr, "DEBUG and RELEASE definitions inconsistent in C\n");</text:p>
            <text:p>    result = 0;</text:p>
            <text:p>  }</text:p>
          </table:table-cell>
          <table:table-cell office:value-type="string" calcext:value-type="string">
            <text:p>second/download/CMake/CMake-old-new/Kitware_CMake_repos_block_2247.cpp</text:p>
          </table:table-cell>
          <table:table-cell office:value-type="string" calcext:value-type="string">
            <text:p>[0, 0, 0, 0, 0, 0, 0, 0, 0, 0, 1, 0, 0, 0, 0, 3, 0, 0, 0, 0, 0, 0, 0, 2, 0, 0, 0, 0, 0, 0, 1, 0, 0, 0, 0, 0, 0, 0, 0, 0, 0, 0, 0, 0, 0, 0, 1, 0, 4, 0, 0, 0, 0, 0, 0, 0, 0, 0, 0, 0, 0, 0, 0, 0, 0, 0, 0, 0, 0, 0, 0, 0, 0, 1, 0, 0, 2, 0, 2, 0, 0, 0, 0, 0, 0]</text:p>
          </table:table-cell>
        </table:table-row>
        <table:table-row table:style-name="ro4">
          <table:table-cell office:value-type="string" calcext:value-type="string">
            <text:p>069aa93b555293679f4b8c07623133ba62a74ee4</text:p>
          </table:table-cell>
          <table:table-cell office:value-type="string" calcext:value-type="string">
            <text:p>bindexplib: Add support for "/bigobj" format object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bindexplib.cxx</text:p>
          </table:table-cell>
          <table:table-cell office:value-type="string" calcext:value-type="string">
            <text:p>second/download/CMake/CMake-old-new/Kitware_CMake_old_file_296.cpp</text:p>
          </table:table-cell>
          <table:table-cell office:value-type="string" calcext:value-type="string">
            <text:p>second/download/CMake/CMake-old-new/Kitware_CMake_new_file_296.cpp</text:p>
          </table:table-cell>
          <table:table-cell office:value-type="string" calcext:value-type="string">
            <text:p>second/download/CMake/CMake-old-new/Kitware_CMake_old_hunk_568.cpp</text:p>
          </table:table-cell>
          <table:table-cell office:value-type="string" calcext:value-type="string">
            <text:p>second/download/CMake/CMake-old-new/Kitware_CMake_new_hunk_568.cpp</text:p>
          </table:table-cell>
          <table:table-cell office:value-type="string" calcext:value-type="string">
            <text:p>            symbol = stringTable  pSymbolTable-&gt;N.Name.Long;</text:p>
            <text:p>            while (isspace(symbol[0]))  symbol.erase(0,1);</text:p>
            <text:p>            if (symbol[0] == '_') symbol.erase(0,1);</text:p>
            <text:p>            if (!fImportFlag) {</text:p>
            <text:p>               fImportFlag = 1;</text:p>
            <text:p>               fprintf(fout,"IMPORTS \n");</text:p>
            <text:p>            }</text:p>
            <text:p>            fprintf(fout, "\t%s DATA \n", symbol.c_str()�);</text:p>
            <text:p>         }</text:p>
            <text:p>      }</text:p>
            <text:p/>
            <text:p/>
          </table:table-cell>
          <table:table-cell office:value-type="string" calcext:value-type="string">
            <text:p>            symbol = stringTable  pSymbolTable-&gt;N.Name.Long;</text:p>
            <text:p>            while (isspace(symbol[0]))  symbol.erase(0,1);</text:p>
            <text:p>            if (symbol[0] == '_') symbol.erase(0,1);</text:p>
            <text:p>            if (!this-&gt;ImportFlag) {</text:p>
            <text:p>               this-&gt;ImportFlag = true;</text:p>
            <text:p>               fprintf(this-&gt;FileOut,"IMPORTS \n");</text:p>
            <text:p>            }</text:p>
            <text:p>            fprintf(this-&gt;FileOut, "\t%s DATA \n", symbol.c_str()�);</text:p>
            <text:p>         }</text:p>
            <text:p>      }</text:p>
            <text:p/>
            <text:p/>
          </table:table-cell>
          <table:table-cell office:value-type="float" office:value="252" calcext:value-type="float">
            <text:p>252</text:p>
          </table:table-cell>
          <table:table-cell office:value-type="float" office:value="332" calcext:value-type="float">
            <text:p>332</text:p>
          </table:table-cell>
          <table:table-cell office:value-type="float" office:value="257" calcext:value-type="float">
            <text:p>257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fprintf(fout,"IMPORTS \n")</text:p>
          </table:table-cell>
          <table:table-cell office:value-type="string" calcext:value-type="string">
            <text:p>fprintf(this-&gt;FileOut,"IMPORTS \n"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65.cpp</text:p>
          </table:table-cell>
          <table:table-cell office:value-type="string" calcext:value-type="string">
            <text:p>{</text:p>
            <text:p>               fImportFlag = 1;</text:p>
            <text:p>               fprintf(fout,"IMPORTS \n");</text:p>
            <text:p>            }</text:p>
          </table:table-cell>
          <table:table-cell office:value-type="string" calcext:value-type="string">
            <text:p>second/download/CMake/CMake-old-new/Kitware_CMake_old_new_block_265.cpp</text:p>
          </table:table-cell>
          <table:table-cell office:value-type="string" calcext:value-type="string">
            <text:p>[0, 0, 0, 0, 0, 0, 0, 0, 0, 0, 1, 0, 0, 0, 0, 3, 0, 0, 0, 0, 0, 0, 0, 2, 0, 0, 0, 0, 0, 0, 1, 0, 0, 0, 0, 0, 0, 0, 0, 0, 0, 0, 0, 0, 0, 0, 1, 0, 4, 0, 0, 0, 0, 0, 0, 0, 0, 0, 0, 0, 0, 0, 0, 0, 0, 0, 0, 0, 0, 0, 0, 0, 0, 1, 0, 0, 2, 0, 2, 0, 0, 0, 0, 0, 0]</text:p>
          </table:table-cell>
          <table:table-cell office:value-type="string" calcext:value-type="string">
            <text:p>second/download/CMake/CMake-old-new/Kitware_CMake_old_new_new_log_265.cpp</text:p>
          </table:table-cell>
          <table:table-cell office:value-type="string" calcext:value-type="string">
            <text:p>second/download/CMake/CMake/CMake/Tests/Preprocess/preprocess.cpp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fprintf(stderr,</text:p>
            <text:p>            "FILE_DEF_RELEASE and TARGET_DEF_RELEASE inconsistent in C\n")</text:p>
          </table:table-cell>
          <table:table-cell office:value-type="string" calcext:value-type="string">
            <text:p>second/download/CMake/CMake-old-new/Kitware_CMake_repos_log_2248.cpp</text:p>
          </table:table-cell>
          <table:table-cell office:value-type="string" calcext:value-type="string">
            <text:p>{</text:p>
            <text:p>    fprintf(stderr,</text:p>
            <text:p>            "FILE_DEF_RELEASE and TARGET_DEF_RELEASE inconsistent in C\n");</text:p>
            <text:p>    result = 0;</text:p>
            <text:p>  }</text:p>
          </table:table-cell>
          <table:table-cell office:value-type="string" calcext:value-type="string">
            <text:p>second/download/CMake/CMake-old-new/Kitware_CMake_repos_block_2248.cpp</text:p>
          </table:table-cell>
          <table:table-cell office:value-type="string" calcext:value-type="string">
            <text:p>[0, 0, 0, 0, 0, 0, 0, 0, 0, 0, 1, 0, 0, 0, 0, 3, 0, 0, 0, 0, 0, 0, 0, 2, 0, 0, 0, 0, 0, 0, 1, 0, 0, 0, 0, 0, 0, 0, 0, 0, 0, 0, 0, 0, 0, 0, 1, 0, 4, 0, 0, 0, 0, 0, 0, 0, 0, 0, 0, 0, 0, 0, 0, 0, 0, 0, 0, 0, 0, 0, 0, 0, 0, 1, 0, 0, 2, 0, 2, 0, 0, 0, 0, 0, 0]</text:p>
          </table:table-cell>
        </table:table-row>
        <table:table-row table:style-name="ro4">
          <table:table-cell office:value-type="string" calcext:value-type="string">
            <text:p>069aa93b555293679f4b8c07623133ba62a74ee4</text:p>
          </table:table-cell>
          <table:table-cell office:value-type="string" calcext:value-type="string">
            <text:p>bindexplib: Add support for "/bigobj" format object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bindexplib.cxx</text:p>
          </table:table-cell>
          <table:table-cell office:value-type="string" calcext:value-type="string">
            <text:p>second/download/CMake/CMake-old-new/Kitware_CMake_old_file_296.cpp</text:p>
          </table:table-cell>
          <table:table-cell office:value-type="string" calcext:value-type="string">
            <text:p>second/download/CMake/CMake-old-new/Kitware_CMake_new_file_296.cpp</text:p>
          </table:table-cell>
          <table:table-cell office:value-type="string" calcext:value-type="string">
            <text:p>second/download/CMake/CMake-old-new/Kitware_CMake_old_hunk_568.cpp</text:p>
          </table:table-cell>
          <table:table-cell office:value-type="string" calcext:value-type="string">
            <text:p>second/download/CMake/CMake-old-new/Kitware_CMake_new_hunk_568.cpp</text:p>
          </table:table-cell>
          <table:table-cell office:value-type="string" calcext:value-type="string">
            <text:p>            symbol = stringTable  pSymbolTable-&gt;N.Name.Long;</text:p>
            <text:p>            while (isspace(symbol[0]))  symbol.erase(0,1);</text:p>
            <text:p>            if (symbol[0] == '_') symbol.erase(0,1);</text:p>
            <text:p>            if (!fImportFlag) {</text:p>
            <text:p>               fImportFlag = 1;</text:p>
            <text:p>               fprintf(fout,"IMPORTS \n");</text:p>
            <text:p>            }</text:p>
            <text:p>            fprintf(fout, "\t%s DATA \n", symbol.c_str()�);</text:p>
            <text:p>         }</text:p>
            <text:p>      }</text:p>
            <text:p/>
            <text:p/>
          </table:table-cell>
          <table:table-cell office:value-type="string" calcext:value-type="string">
            <text:p>            symbol = stringTable  pSymbolTable-&gt;N.Name.Long;</text:p>
            <text:p>            while (isspace(symbol[0]))  symbol.erase(0,1);</text:p>
            <text:p>            if (symbol[0] == '_') symbol.erase(0,1);</text:p>
            <text:p>            if (!this-&gt;ImportFlag) {</text:p>
            <text:p>               this-&gt;ImportFlag = true;</text:p>
            <text:p>               fprintf(this-&gt;FileOut,"IMPORTS \n");</text:p>
            <text:p>            }</text:p>
            <text:p>            fprintf(this-&gt;FileOut, "\t%s DATA \n", symbol.c_str()�);</text:p>
            <text:p>         }</text:p>
            <text:p>      }</text:p>
            <text:p/>
            <text:p/>
          </table:table-cell>
          <table:table-cell office:value-type="float" office:value="252" calcext:value-type="float">
            <text:p>252</text:p>
          </table:table-cell>
          <table:table-cell office:value-type="float" office:value="332" calcext:value-type="float">
            <text:p>332</text:p>
          </table:table-cell>
          <table:table-cell office:value-type="float" office:value="257" calcext:value-type="float">
            <text:p>257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fprintf(fout,"IMPORTS \n")</text:p>
          </table:table-cell>
          <table:table-cell office:value-type="string" calcext:value-type="string">
            <text:p>fprintf(this-&gt;FileOut,"IMPORTS \n"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65.cpp</text:p>
          </table:table-cell>
          <table:table-cell office:value-type="string" calcext:value-type="string">
            <text:p>{</text:p>
            <text:p>               fImportFlag = 1;</text:p>
            <text:p>               fprintf(fout,"IMPORTS \n");</text:p>
            <text:p>            }</text:p>
          </table:table-cell>
          <table:table-cell office:value-type="string" calcext:value-type="string">
            <text:p>second/download/CMake/CMake-old-new/Kitware_CMake_old_new_block_265.cpp</text:p>
          </table:table-cell>
          <table:table-cell office:value-type="string" calcext:value-type="string">
            <text:p>[0, 0, 0, 0, 0, 0, 0, 0, 0, 0, 1, 0, 0, 0, 0, 3, 0, 0, 0, 0, 0, 0, 0, 2, 0, 0, 0, 0, 0, 0, 1, 0, 0, 0, 0, 0, 0, 0, 0, 0, 0, 0, 0, 0, 0, 0, 1, 0, 4, 0, 0, 0, 0, 0, 0, 0, 0, 0, 0, 0, 0, 0, 0, 0, 0, 0, 0, 0, 0, 0, 0, 0, 0, 1, 0, 0, 2, 0, 2, 0, 0, 0, 0, 0, 0]</text:p>
          </table:table-cell>
          <table:table-cell office:value-type="string" calcext:value-type="string">
            <text:p>second/download/CMake/CMake-old-new/Kitware_CMake_old_new_new_log_265.cpp</text:p>
          </table:table-cell>
          <table:table-cell office:value-type="string" calcext:value-type="string">
            <text:p>second/download/CMake/CMake/CMake/Tests/Preprocess/preprocess.cpp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fprintf(stderr, "RELEASE and DEBUG definitions inconsistent in C\n")</text:p>
          </table:table-cell>
          <table:table-cell office:value-type="string" calcext:value-type="string">
            <text:p>second/download/CMake/CMake-old-new/Kitware_CMake_repos_log_2249.cpp</text:p>
          </table:table-cell>
          <table:table-cell office:value-type="string" calcext:value-type="string">
            <text:p>{</text:p>
            <text:p>    fprintf(stderr, "RELEASE and DEBUG definitions inconsistent in C\n");</text:p>
            <text:p>    result = 0;</text:p>
            <text:p>  }</text:p>
          </table:table-cell>
          <table:table-cell office:value-type="string" calcext:value-type="string">
            <text:p>second/download/CMake/CMake-old-new/Kitware_CMake_repos_block_2249.cpp</text:p>
          </table:table-cell>
          <table:table-cell office:value-type="string" calcext:value-type="string">
            <text:p>[0, 0, 0, 0, 0, 0, 0, 0, 0, 0, 1, 0, 0, 0, 0, 3, 0, 0, 0, 0, 0, 0, 0, 2, 0, 0, 0, 0, 0, 0, 1, 0, 0, 0, 0, 0, 0, 0, 0, 0, 0, 0, 0, 0, 0, 0, 1, 0, 4, 0, 0, 0, 0, 0, 0, 0, 0, 0, 0, 0, 0, 0, 0, 0, 0, 0, 0, 0, 0, 0, 0, 0, 0, 1, 0, 0, 2, 0, 2, 0, 0, 0, 0, 0, 0]</text:p>
          </table:table-cell>
        </table:table-row>
        <table:table-row table:style-name="ro4">
          <table:table-cell office:value-type="string" calcext:value-type="string">
            <text:p>069aa93b555293679f4b8c07623133ba62a74ee4</text:p>
          </table:table-cell>
          <table:table-cell office:value-type="string" calcext:value-type="string">
            <text:p>bindexplib: Add support for "/bigobj" format object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bindexplib.cxx</text:p>
          </table:table-cell>
          <table:table-cell office:value-type="string" calcext:value-type="string">
            <text:p>second/download/CMake/CMake-old-new/Kitware_CMake_old_file_296.cpp</text:p>
          </table:table-cell>
          <table:table-cell office:value-type="string" calcext:value-type="string">
            <text:p>second/download/CMake/CMake-old-new/Kitware_CMake_new_file_296.cpp</text:p>
          </table:table-cell>
          <table:table-cell office:value-type="string" calcext:value-type="string">
            <text:p>second/download/CMake/CMake-old-new/Kitware_CMake_old_hunk_568.cpp</text:p>
          </table:table-cell>
          <table:table-cell office:value-type="string" calcext:value-type="string">
            <text:p>second/download/CMake/CMake-old-new/Kitware_CMake_new_hunk_568.cpp</text:p>
          </table:table-cell>
          <table:table-cell office:value-type="string" calcext:value-type="string">
            <text:p>            symbol = stringTable  pSymbolTable-&gt;N.Name.Long;</text:p>
            <text:p>            while (isspace(symbol[0]))  symbol.erase(0,1);</text:p>
            <text:p>            if (symbol[0] == '_') symbol.erase(0,1);</text:p>
            <text:p>            if (!fImportFlag) {</text:p>
            <text:p>               fImportFlag = 1;</text:p>
            <text:p>               fprintf(fout,"IMPORTS \n");</text:p>
            <text:p>            }</text:p>
            <text:p>            fprintf(fout, "\t%s DATA \n", symbol.c_str()�);</text:p>
            <text:p>         }</text:p>
            <text:p>      }</text:p>
            <text:p/>
            <text:p/>
          </table:table-cell>
          <table:table-cell office:value-type="string" calcext:value-type="string">
            <text:p>            symbol = stringTable  pSymbolTable-&gt;N.Name.Long;</text:p>
            <text:p>            while (isspace(symbol[0]))  symbol.erase(0,1);</text:p>
            <text:p>            if (symbol[0] == '_') symbol.erase(0,1);</text:p>
            <text:p>            if (!this-&gt;ImportFlag) {</text:p>
            <text:p>               this-&gt;ImportFlag = true;</text:p>
            <text:p>               fprintf(this-&gt;FileOut,"IMPORTS \n");</text:p>
            <text:p>            }</text:p>
            <text:p>            fprintf(this-&gt;FileOut, "\t%s DATA \n", symbol.c_str()�);</text:p>
            <text:p>         }</text:p>
            <text:p>      }</text:p>
            <text:p/>
            <text:p/>
          </table:table-cell>
          <table:table-cell office:value-type="float" office:value="252" calcext:value-type="float">
            <text:p>252</text:p>
          </table:table-cell>
          <table:table-cell office:value-type="float" office:value="332" calcext:value-type="float">
            <text:p>332</text:p>
          </table:table-cell>
          <table:table-cell office:value-type="float" office:value="257" calcext:value-type="float">
            <text:p>257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fprintf(fout,"IMPORTS \n")</text:p>
          </table:table-cell>
          <table:table-cell office:value-type="string" calcext:value-type="string">
            <text:p>fprintf(this-&gt;FileOut,"IMPORTS \n"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65.cpp</text:p>
          </table:table-cell>
          <table:table-cell office:value-type="string" calcext:value-type="string">
            <text:p>{</text:p>
            <text:p>               fImportFlag = 1;</text:p>
            <text:p>               fprintf(fout,"IMPORTS \n");</text:p>
            <text:p>            }</text:p>
          </table:table-cell>
          <table:table-cell office:value-type="string" calcext:value-type="string">
            <text:p>second/download/CMake/CMake-old-new/Kitware_CMake_old_new_block_265.cpp</text:p>
          </table:table-cell>
          <table:table-cell office:value-type="string" calcext:value-type="string">
            <text:p>[0, 0, 0, 0, 0, 0, 0, 0, 0, 0, 1, 0, 0, 0, 0, 3, 0, 0, 0, 0, 0, 0, 0, 2, 0, 0, 0, 0, 0, 0, 1, 0, 0, 0, 0, 0, 0, 0, 0, 0, 0, 0, 0, 0, 0, 0, 1, 0, 4, 0, 0, 0, 0, 0, 0, 0, 0, 0, 0, 0, 0, 0, 0, 0, 0, 0, 0, 0, 0, 0, 0, 0, 0, 1, 0, 0, 2, 0, 2, 0, 0, 0, 0, 0, 0]</text:p>
          </table:table-cell>
          <table:table-cell office:value-type="string" calcext:value-type="string">
            <text:p>second/download/CMake/CMake-old-new/Kitware_CMake_old_new_new_log_265.cpp</text:p>
          </table:table-cell>
          <table:table-cell office:value-type="string" calcext:value-type="string">
            <text:p>second/download/CMake/CMake/CMake/Tests/Preprocess/preprocess.cpp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fprintf(stderr, "FILE_PATH_DEF not defined in C\n")</text:p>
          </table:table-cell>
          <table:table-cell office:value-type="string" calcext:value-type="string">
            <text:p>second/download/CMake/CMake-old-new/Kitware_CMake_repos_log_2250.cpp</text:p>
          </table:table-cell>
          <table:table-cell office:value-type="string" calcext:value-type="string">
            <text:p>{</text:p>
            <text:p>    fprintf(stderr, "FILE_PATH_DEF not defined in C\n");</text:p>
            <text:p>    result = 0;</text:p>
            <text:p>  }</text:p>
          </table:table-cell>
          <table:table-cell office:value-type="string" calcext:value-type="string">
            <text:p>second/download/CMake/CMake-old-new/Kitware_CMake_repos_block_2250.cpp</text:p>
          </table:table-cell>
          <table:table-cell office:value-type="string" calcext:value-type="string">
            <text:p>[0, 0, 0, 0, 0, 0, 0, 0, 0, 0, 1, 0, 0, 0, 0, 3, 0, 0, 0, 0, 0, 0, 0, 2, 0, 0, 0, 0, 0, 0, 1, 0, 0, 0, 0, 0, 0, 0, 0, 0, 0, 0, 0, 0, 0, 0, 1, 0, 4, 0, 0, 0, 0, 0, 0, 0, 0, 0, 0, 0, 0, 0, 0, 0, 0, 0, 0, 0, 0, 0, 0, 0, 0, 1, 0, 0, 2, 0, 2, 0, 0, 0, 0, 0, 0]</text:p>
          </table:table-cell>
        </table:table-row>
        <table:table-row table:style-name="ro4">
          <table:table-cell office:value-type="string" calcext:value-type="string">
            <text:p>069aa93b555293679f4b8c07623133ba62a74ee4</text:p>
          </table:table-cell>
          <table:table-cell office:value-type="string" calcext:value-type="string">
            <text:p>bindexplib: Add support for "/bigobj" format object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bindexplib.cxx</text:p>
          </table:table-cell>
          <table:table-cell office:value-type="string" calcext:value-type="string">
            <text:p>second/download/CMake/CMake-old-new/Kitware_CMake_old_file_296.cpp</text:p>
          </table:table-cell>
          <table:table-cell office:value-type="string" calcext:value-type="string">
            <text:p>second/download/CMake/CMake-old-new/Kitware_CMake_new_file_296.cpp</text:p>
          </table:table-cell>
          <table:table-cell office:value-type="string" calcext:value-type="string">
            <text:p>second/download/CMake/CMake-old-new/Kitware_CMake_old_hunk_568.cpp</text:p>
          </table:table-cell>
          <table:table-cell office:value-type="string" calcext:value-type="string">
            <text:p>second/download/CMake/CMake-old-new/Kitware_CMake_new_hunk_568.cpp</text:p>
          </table:table-cell>
          <table:table-cell office:value-type="string" calcext:value-type="string">
            <text:p>            symbol = stringTable  pSymbolTable-&gt;N.Name.Long;</text:p>
            <text:p>            while (isspace(symbol[0]))  symbol.erase(0,1);</text:p>
            <text:p>            if (symbol[0] == '_') symbol.erase(0,1);</text:p>
            <text:p>            if (!fImportFlag) {</text:p>
            <text:p>               fImportFlag = 1;</text:p>
            <text:p>               fprintf(fout,"IMPORTS \n");</text:p>
            <text:p>            }</text:p>
            <text:p>            fprintf(fout, "\t%s DATA \n", symbol.c_str()�);</text:p>
            <text:p>         }</text:p>
            <text:p>      }</text:p>
            <text:p/>
            <text:p/>
          </table:table-cell>
          <table:table-cell office:value-type="string" calcext:value-type="string">
            <text:p>            symbol = stringTable  pSymbolTable-&gt;N.Name.Long;</text:p>
            <text:p>            while (isspace(symbol[0]))  symbol.erase(0,1);</text:p>
            <text:p>            if (symbol[0] == '_') symbol.erase(0,1);</text:p>
            <text:p>            if (!this-&gt;ImportFlag) {</text:p>
            <text:p>               this-&gt;ImportFlag = true;</text:p>
            <text:p>               fprintf(this-&gt;FileOut,"IMPORTS \n");</text:p>
            <text:p>            }</text:p>
            <text:p>            fprintf(this-&gt;FileOut, "\t%s DATA \n", symbol.c_str()�);</text:p>
            <text:p>         }</text:p>
            <text:p>      }</text:p>
            <text:p/>
            <text:p/>
          </table:table-cell>
          <table:table-cell office:value-type="float" office:value="252" calcext:value-type="float">
            <text:p>252</text:p>
          </table:table-cell>
          <table:table-cell office:value-type="float" office:value="332" calcext:value-type="float">
            <text:p>332</text:p>
          </table:table-cell>
          <table:table-cell office:value-type="float" office:value="257" calcext:value-type="float">
            <text:p>257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fprintf(fout,"IMPORTS \n")</text:p>
          </table:table-cell>
          <table:table-cell office:value-type="string" calcext:value-type="string">
            <text:p>fprintf(this-&gt;FileOut,"IMPORTS \n"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65.cpp</text:p>
          </table:table-cell>
          <table:table-cell office:value-type="string" calcext:value-type="string">
            <text:p>{</text:p>
            <text:p>               fImportFlag = 1;</text:p>
            <text:p>               fprintf(fout,"IMPORTS \n");</text:p>
            <text:p>            }</text:p>
          </table:table-cell>
          <table:table-cell office:value-type="string" calcext:value-type="string">
            <text:p>second/download/CMake/CMake-old-new/Kitware_CMake_old_new_block_265.cpp</text:p>
          </table:table-cell>
          <table:table-cell office:value-type="string" calcext:value-type="string">
            <text:p>[0, 0, 0, 0, 0, 0, 0, 0, 0, 0, 1, 0, 0, 0, 0, 3, 0, 0, 0, 0, 0, 0, 0, 2, 0, 0, 0, 0, 0, 0, 1, 0, 0, 0, 0, 0, 0, 0, 0, 0, 0, 0, 0, 0, 0, 0, 1, 0, 4, 0, 0, 0, 0, 0, 0, 0, 0, 0, 0, 0, 0, 0, 0, 0, 0, 0, 0, 0, 0, 0, 0, 0, 0, 1, 0, 0, 2, 0, 2, 0, 0, 0, 0, 0, 0]</text:p>
          </table:table-cell>
          <table:table-cell office:value-type="string" calcext:value-type="string">
            <text:p>second/download/CMake/CMake-old-new/Kitware_CMake_old_new_new_log_265.cpp</text:p>
          </table:table-cell>
          <table:table-cell office:value-type="string" calcext:value-type="string">
            <text:p>second/download/CMake/CMake/CMake/Tests/Preprocess/preprocess.cpp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fprintf(stderr, "TARGET_PATH_DEF not defined in C\n")</text:p>
          </table:table-cell>
          <table:table-cell office:value-type="string" calcext:value-type="string">
            <text:p>second/download/CMake/CMake-old-new/Kitware_CMake_repos_log_2251.cpp</text:p>
          </table:table-cell>
          <table:table-cell office:value-type="string" calcext:value-type="string">
            <text:p>{</text:p>
            <text:p>    fprintf(stderr, "TARGET_PATH_DEF not defined in C\n");</text:p>
            <text:p>    result = 0;</text:p>
            <text:p>  }</text:p>
          </table:table-cell>
          <table:table-cell office:value-type="string" calcext:value-type="string">
            <text:p>second/download/CMake/CMake-old-new/Kitware_CMake_repos_block_2251.cpp</text:p>
          </table:table-cell>
          <table:table-cell office:value-type="string" calcext:value-type="string">
            <text:p>[0, 0, 0, 0, 0, 0, 0, 0, 0, 0, 1, 0, 0, 0, 0, 3, 0, 0, 0, 0, 0, 0, 0, 2, 0, 0, 0, 0, 0, 0, 1, 0, 0, 0, 0, 0, 0, 0, 0, 0, 0, 0, 0, 0, 0, 0, 1, 0, 4, 0, 0, 0, 0, 0, 0, 0, 0, 0, 0, 0, 0, 0, 0, 0, 0, 0, 0, 0, 0, 0, 0, 0, 0, 1, 0, 0, 2, 0, 2, 0, 0, 0, 0, 0, 0]</text:p>
          </table:table-cell>
        </table:table-row>
        <table:table-row table:style-name="ro4">
          <table:table-cell office:value-type="string" calcext:value-type="string">
            <text:p>069aa93b555293679f4b8c07623133ba62a74ee4</text:p>
          </table:table-cell>
          <table:table-cell office:value-type="string" calcext:value-type="string">
            <text:p>bindexplib: Add support for "/bigobj" format object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bindexplib.cxx</text:p>
          </table:table-cell>
          <table:table-cell office:value-type="string" calcext:value-type="string">
            <text:p>second/download/CMake/CMake-old-new/Kitware_CMake_old_file_296.cpp</text:p>
          </table:table-cell>
          <table:table-cell office:value-type="string" calcext:value-type="string">
            <text:p>second/download/CMake/CMake-old-new/Kitware_CMake_new_file_296.cpp</text:p>
          </table:table-cell>
          <table:table-cell office:value-type="string" calcext:value-type="string">
            <text:p>second/download/CMake/CMake-old-new/Kitware_CMake_old_hunk_568.cpp</text:p>
          </table:table-cell>
          <table:table-cell office:value-type="string" calcext:value-type="string">
            <text:p>second/download/CMake/CMake-old-new/Kitware_CMake_new_hunk_568.cpp</text:p>
          </table:table-cell>
          <table:table-cell office:value-type="string" calcext:value-type="string">
            <text:p>            symbol = stringTable  pSymbolTable-&gt;N.Name.Long;</text:p>
            <text:p>            while (isspace(symbol[0]))  symbol.erase(0,1);</text:p>
            <text:p>            if (symbol[0] == '_') symbol.erase(0,1);</text:p>
            <text:p>            if (!fImportFlag) {</text:p>
            <text:p>               fImportFlag = 1;</text:p>
            <text:p>               fprintf(fout,"IMPORTS \n");</text:p>
            <text:p>            }</text:p>
            <text:p>            fprintf(fout, "\t%s DATA \n", symbol.c_str()�);</text:p>
            <text:p>         }</text:p>
            <text:p>      }</text:p>
            <text:p/>
            <text:p/>
          </table:table-cell>
          <table:table-cell office:value-type="string" calcext:value-type="string">
            <text:p>            symbol = stringTable  pSymbolTable-&gt;N.Name.Long;</text:p>
            <text:p>            while (isspace(symbol[0]))  symbol.erase(0,1);</text:p>
            <text:p>            if (symbol[0] == '_') symbol.erase(0,1);</text:p>
            <text:p>            if (!this-&gt;ImportFlag) {</text:p>
            <text:p>               this-&gt;ImportFlag = true;</text:p>
            <text:p>               fprintf(this-&gt;FileOut,"IMPORTS \n");</text:p>
            <text:p>            }</text:p>
            <text:p>            fprintf(this-&gt;FileOut, "\t%s DATA \n", symbol.c_str()�);</text:p>
            <text:p>         }</text:p>
            <text:p>      }</text:p>
            <text:p/>
            <text:p/>
          </table:table-cell>
          <table:table-cell office:value-type="float" office:value="252" calcext:value-type="float">
            <text:p>252</text:p>
          </table:table-cell>
          <table:table-cell office:value-type="float" office:value="332" calcext:value-type="float">
            <text:p>332</text:p>
          </table:table-cell>
          <table:table-cell office:value-type="float" office:value="257" calcext:value-type="float">
            <text:p>257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fprintf(fout,"IMPORTS \n")</text:p>
          </table:table-cell>
          <table:table-cell office:value-type="string" calcext:value-type="string">
            <text:p>fprintf(this-&gt;FileOut,"IMPORTS \n"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65.cpp</text:p>
          </table:table-cell>
          <table:table-cell office:value-type="string" calcext:value-type="string">
            <text:p>{</text:p>
            <text:p>               fImportFlag = 1;</text:p>
            <text:p>               fprintf(fout,"IMPORTS \n");</text:p>
            <text:p>            }</text:p>
          </table:table-cell>
          <table:table-cell office:value-type="string" calcext:value-type="string">
            <text:p>second/download/CMake/CMake-old-new/Kitware_CMake_old_new_block_265.cpp</text:p>
          </table:table-cell>
          <table:table-cell office:value-type="string" calcext:value-type="string">
            <text:p>[0, 0, 0, 0, 0, 0, 0, 0, 0, 0, 1, 0, 0, 0, 0, 3, 0, 0, 0, 0, 0, 0, 0, 2, 0, 0, 0, 0, 0, 0, 1, 0, 0, 0, 0, 0, 0, 0, 0, 0, 0, 0, 0, 0, 0, 0, 1, 0, 4, 0, 0, 0, 0, 0, 0, 0, 0, 0, 0, 0, 0, 0, 0, 0, 0, 0, 0, 0, 0, 0, 0, 0, 0, 1, 0, 0, 2, 0, 2, 0, 0, 0, 0, 0, 0]</text:p>
          </table:table-cell>
          <table:table-cell office:value-type="string" calcext:value-type="string">
            <text:p>second/download/CMake/CMake-old-new/Kitware_CMake_old_new_new_log_265.cpp</text:p>
          </table:table-cell>
          <table:table-cell office:value-type="string" calcext:value-type="string">
            <text:p>second/download/CMake/CMake/CMake/Tests/Preprocess/preprocess.cpp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fprintf(stderr, "FILE_DEF not defined in C\n")</text:p>
          </table:table-cell>
          <table:table-cell office:value-type="string" calcext:value-type="string">
            <text:p>second/download/CMake/CMake-old-new/Kitware_CMake_repos_log_2252.cpp</text:p>
          </table:table-cell>
          <table:table-cell office:value-type="string" calcext:value-type="string">
            <text:p>{</text:p>
            <text:p>    fprintf(stderr, "FILE_DEF not defined in C\n");</text:p>
            <text:p>    result = 0;</text:p>
            <text:p>  }</text:p>
          </table:table-cell>
          <table:table-cell office:value-type="string" calcext:value-type="string">
            <text:p>second/download/CMake/CMake-old-new/Kitware_CMake_repos_block_2252.cpp</text:p>
          </table:table-cell>
          <table:table-cell office:value-type="string" calcext:value-type="string">
            <text:p>[0, 0, 0, 0, 0, 0, 0, 0, 0, 0, 1, 0, 0, 0, 0, 3, 0, 0, 0, 0, 0, 0, 0, 2, 0, 0, 0, 0, 0, 0, 1, 0, 0, 0, 0, 0, 0, 0, 0, 0, 0, 0, 0, 0, 0, 0, 1, 0, 4, 0, 0, 0, 0, 0, 0, 0, 0, 0, 0, 0, 0, 0, 0, 0, 0, 0, 0, 0, 0, 0, 0, 0, 0, 1, 0, 0, 2, 0, 2, 0, 0, 0, 0, 0, 0]</text:p>
          </table:table-cell>
        </table:table-row>
        <table:table-row table:style-name="ro4">
          <table:table-cell office:value-type="string" calcext:value-type="string">
            <text:p>069aa93b555293679f4b8c07623133ba62a74ee4</text:p>
          </table:table-cell>
          <table:table-cell office:value-type="string" calcext:value-type="string">
            <text:p>bindexplib: Add support for "/bigobj" format object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bindexplib.cxx</text:p>
          </table:table-cell>
          <table:table-cell office:value-type="string" calcext:value-type="string">
            <text:p>second/download/CMake/CMake-old-new/Kitware_CMake_old_file_296.cpp</text:p>
          </table:table-cell>
          <table:table-cell office:value-type="string" calcext:value-type="string">
            <text:p>second/download/CMake/CMake-old-new/Kitware_CMake_new_file_296.cpp</text:p>
          </table:table-cell>
          <table:table-cell office:value-type="string" calcext:value-type="string">
            <text:p>second/download/CMake/CMake-old-new/Kitware_CMake_old_hunk_568.cpp</text:p>
          </table:table-cell>
          <table:table-cell office:value-type="string" calcext:value-type="string">
            <text:p>second/download/CMake/CMake-old-new/Kitware_CMake_new_hunk_568.cpp</text:p>
          </table:table-cell>
          <table:table-cell office:value-type="string" calcext:value-type="string">
            <text:p>            symbol = stringTable  pSymbolTable-&gt;N.Name.Long;</text:p>
            <text:p>            while (isspace(symbol[0]))  symbol.erase(0,1);</text:p>
            <text:p>            if (symbol[0] == '_') symbol.erase(0,1);</text:p>
            <text:p>            if (!fImportFlag) {</text:p>
            <text:p>               fImportFlag = 1;</text:p>
            <text:p>               fprintf(fout,"IMPORTS \n");</text:p>
            <text:p>            }</text:p>
            <text:p>            fprintf(fout, "\t%s DATA \n", symbol.c_str()�);</text:p>
            <text:p>         }</text:p>
            <text:p>      }</text:p>
            <text:p/>
            <text:p/>
          </table:table-cell>
          <table:table-cell office:value-type="string" calcext:value-type="string">
            <text:p>            symbol = stringTable  pSymbolTable-&gt;N.Name.Long;</text:p>
            <text:p>            while (isspace(symbol[0]))  symbol.erase(0,1);</text:p>
            <text:p>            if (symbol[0] == '_') symbol.erase(0,1);</text:p>
            <text:p>            if (!this-&gt;ImportFlag) {</text:p>
            <text:p>               this-&gt;ImportFlag = true;</text:p>
            <text:p>               fprintf(this-&gt;FileOut,"IMPORTS \n");</text:p>
            <text:p>            }</text:p>
            <text:p>            fprintf(this-&gt;FileOut, "\t%s DATA \n", symbol.c_str()�);</text:p>
            <text:p>         }</text:p>
            <text:p>      }</text:p>
            <text:p/>
            <text:p/>
          </table:table-cell>
          <table:table-cell office:value-type="float" office:value="252" calcext:value-type="float">
            <text:p>252</text:p>
          </table:table-cell>
          <table:table-cell office:value-type="float" office:value="332" calcext:value-type="float">
            <text:p>332</text:p>
          </table:table-cell>
          <table:table-cell office:value-type="float" office:value="257" calcext:value-type="float">
            <text:p>257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fprintf(fout,"IMPORTS \n")</text:p>
          </table:table-cell>
          <table:table-cell office:value-type="string" calcext:value-type="string">
            <text:p>fprintf(this-&gt;FileOut,"IMPORTS \n"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65.cpp</text:p>
          </table:table-cell>
          <table:table-cell office:value-type="string" calcext:value-type="string">
            <text:p>{</text:p>
            <text:p>               fImportFlag = 1;</text:p>
            <text:p>               fprintf(fout,"IMPORTS \n");</text:p>
            <text:p>            }</text:p>
          </table:table-cell>
          <table:table-cell office:value-type="string" calcext:value-type="string">
            <text:p>second/download/CMake/CMake-old-new/Kitware_CMake_old_new_block_265.cpp</text:p>
          </table:table-cell>
          <table:table-cell office:value-type="string" calcext:value-type="string">
            <text:p>[0, 0, 0, 0, 0, 0, 0, 0, 0, 0, 1, 0, 0, 0, 0, 3, 0, 0, 0, 0, 0, 0, 0, 2, 0, 0, 0, 0, 0, 0, 1, 0, 0, 0, 0, 0, 0, 0, 0, 0, 0, 0, 0, 0, 0, 0, 1, 0, 4, 0, 0, 0, 0, 0, 0, 0, 0, 0, 0, 0, 0, 0, 0, 0, 0, 0, 0, 0, 0, 0, 0, 0, 0, 1, 0, 0, 2, 0, 2, 0, 0, 0, 0, 0, 0]</text:p>
          </table:table-cell>
          <table:table-cell office:value-type="string" calcext:value-type="string">
            <text:p>second/download/CMake/CMake-old-new/Kitware_CMake_old_new_new_log_265.cpp</text:p>
          </table:table-cell>
          <table:table-cell office:value-type="string" calcext:value-type="string">
            <text:p>second/download/CMake/CMake/CMake/Tests/Preprocess/preprocess.cpp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fprintf(stderr, "TARGET_DEF not defined in C\n")</text:p>
          </table:table-cell>
          <table:table-cell office:value-type="string" calcext:value-type="string">
            <text:p>second/download/CMake/CMake-old-new/Kitware_CMake_repos_log_2253.cpp</text:p>
          </table:table-cell>
          <table:table-cell office:value-type="string" calcext:value-type="string">
            <text:p>{</text:p>
            <text:p>    fprintf(stderr, "TARGET_DEF not defined in C\n");</text:p>
            <text:p>    result = 0;</text:p>
            <text:p>  }</text:p>
          </table:table-cell>
          <table:table-cell office:value-type="string" calcext:value-type="string">
            <text:p>second/download/CMake/CMake-old-new/Kitware_CMake_repos_block_2253.cpp</text:p>
          </table:table-cell>
          <table:table-cell office:value-type="string" calcext:value-type="string">
            <text:p>[0, 0, 0, 0, 0, 0, 0, 0, 0, 0, 1, 0, 0, 0, 0, 3, 0, 0, 0, 0, 0, 0, 0, 2, 0, 0, 0, 0, 0, 0, 1, 0, 0, 0, 0, 0, 0, 0, 0, 0, 0, 0, 0, 0, 0, 0, 1, 0, 4, 0, 0, 0, 0, 0, 0, 0, 0, 0, 0, 0, 0, 0, 0, 0, 0, 0, 0, 0, 0, 0, 0, 0, 0, 1, 0, 0, 2, 0, 2, 0, 0, 0, 0, 0, 0]</text:p>
          </table:table-cell>
        </table:table-row>
        <table:table-row table:style-name="ro4">
          <table:table-cell office:value-type="string" calcext:value-type="string">
            <text:p>069aa93b555293679f4b8c07623133ba62a74ee4</text:p>
          </table:table-cell>
          <table:table-cell office:value-type="string" calcext:value-type="string">
            <text:p>bindexplib: Add support for "/bigobj" format object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bindexplib.cxx</text:p>
          </table:table-cell>
          <table:table-cell office:value-type="string" calcext:value-type="string">
            <text:p>second/download/CMake/CMake-old-new/Kitware_CMake_old_file_296.cpp</text:p>
          </table:table-cell>
          <table:table-cell office:value-type="string" calcext:value-type="string">
            <text:p>second/download/CMake/CMake-old-new/Kitware_CMake_new_file_296.cpp</text:p>
          </table:table-cell>
          <table:table-cell office:value-type="string" calcext:value-type="string">
            <text:p>second/download/CMake/CMake-old-new/Kitware_CMake_old_hunk_568.cpp</text:p>
          </table:table-cell>
          <table:table-cell office:value-type="string" calcext:value-type="string">
            <text:p>second/download/CMake/CMake-old-new/Kitware_CMake_new_hunk_568.cpp</text:p>
          </table:table-cell>
          <table:table-cell office:value-type="string" calcext:value-type="string">
            <text:p>            symbol = stringTable  pSymbolTable-&gt;N.Name.Long;</text:p>
            <text:p>            while (isspace(symbol[0]))  symbol.erase(0,1);</text:p>
            <text:p>            if (symbol[0] == '_') symbol.erase(0,1);</text:p>
            <text:p>            if (!fImportFlag) {</text:p>
            <text:p>               fImportFlag = 1;</text:p>
            <text:p>               fprintf(fout,"IMPORTS \n");</text:p>
            <text:p>            }</text:p>
            <text:p>            fprintf(fout, "\t%s DATA \n", symbol.c_str()�);</text:p>
            <text:p>         }</text:p>
            <text:p>      }</text:p>
            <text:p/>
            <text:p/>
          </table:table-cell>
          <table:table-cell office:value-type="string" calcext:value-type="string">
            <text:p>            symbol = stringTable  pSymbolTable-&gt;N.Name.Long;</text:p>
            <text:p>            while (isspace(symbol[0]))  symbol.erase(0,1);</text:p>
            <text:p>            if (symbol[0] == '_') symbol.erase(0,1);</text:p>
            <text:p>            if (!this-&gt;ImportFlag) {</text:p>
            <text:p>               this-&gt;ImportFlag = true;</text:p>
            <text:p>               fprintf(this-&gt;FileOut,"IMPORTS \n");</text:p>
            <text:p>            }</text:p>
            <text:p>            fprintf(this-&gt;FileOut, "\t%s DATA \n", symbol.c_str()�);</text:p>
            <text:p>         }</text:p>
            <text:p>      }</text:p>
            <text:p/>
            <text:p/>
          </table:table-cell>
          <table:table-cell office:value-type="float" office:value="252" calcext:value-type="float">
            <text:p>252</text:p>
          </table:table-cell>
          <table:table-cell office:value-type="float" office:value="332" calcext:value-type="float">
            <text:p>332</text:p>
          </table:table-cell>
          <table:table-cell office:value-type="float" office:value="257" calcext:value-type="float">
            <text:p>257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fprintf(fout,"IMPORTS \n")</text:p>
          </table:table-cell>
          <table:table-cell office:value-type="string" calcext:value-type="string">
            <text:p>fprintf(this-&gt;FileOut,"IMPORTS \n"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65.cpp</text:p>
          </table:table-cell>
          <table:table-cell office:value-type="string" calcext:value-type="string">
            <text:p>{</text:p>
            <text:p>               fImportFlag = 1;</text:p>
            <text:p>               fprintf(fout,"IMPORTS \n");</text:p>
            <text:p>            }</text:p>
          </table:table-cell>
          <table:table-cell office:value-type="string" calcext:value-type="string">
            <text:p>second/download/CMake/CMake-old-new/Kitware_CMake_old_new_block_265.cpp</text:p>
          </table:table-cell>
          <table:table-cell office:value-type="string" calcext:value-type="string">
            <text:p>[0, 0, 0, 0, 0, 0, 0, 0, 0, 0, 1, 0, 0, 0, 0, 3, 0, 0, 0, 0, 0, 0, 0, 2, 0, 0, 0, 0, 0, 0, 1, 0, 0, 0, 0, 0, 0, 0, 0, 0, 0, 0, 0, 0, 0, 0, 1, 0, 4, 0, 0, 0, 0, 0, 0, 0, 0, 0, 0, 0, 0, 0, 0, 0, 0, 0, 0, 0, 0, 0, 0, 0, 0, 1, 0, 0, 2, 0, 2, 0, 0, 0, 0, 0, 0]</text:p>
          </table:table-cell>
          <table:table-cell office:value-type="string" calcext:value-type="string">
            <text:p>second/download/CMake/CMake-old-new/Kitware_CMake_old_new_new_log_265.cpp</text:p>
          </table:table-cell>
          <table:table-cell office:value-type="string" calcext:value-type="string">
            <text:p>second/download/CMake/CMake/CMake/Tests/Preprocess/preprocess.cpp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fprintf(stderr, "DIRECTORY_DEF not defined in C\n")</text:p>
          </table:table-cell>
          <table:table-cell office:value-type="string" calcext:value-type="string">
            <text:p>second/download/CMake/CMake-old-new/Kitware_CMake_repos_log_2254.cpp</text:p>
          </table:table-cell>
          <table:table-cell office:value-type="string" calcext:value-type="string">
            <text:p>{</text:p>
            <text:p>    fprintf(stderr, "DIRECTORY_DEF not defined in C\n");</text:p>
            <text:p>    result = 0;</text:p>
            <text:p>  }</text:p>
          </table:table-cell>
          <table:table-cell office:value-type="string" calcext:value-type="string">
            <text:p>second/download/CMake/CMake-old-new/Kitware_CMake_repos_block_2254.cpp</text:p>
          </table:table-cell>
          <table:table-cell office:value-type="string" calcext:value-type="string">
            <text:p>[0, 0, 0, 0, 0, 0, 0, 0, 0, 0, 1, 0, 0, 0, 0, 3, 0, 0, 0, 0, 0, 0, 0, 2, 0, 0, 0, 0, 0, 0, 1, 0, 0, 0, 0, 0, 0, 0, 0, 0, 0, 0, 0, 0, 0, 0, 1, 0, 4, 0, 0, 0, 0, 0, 0, 0, 0, 0, 0, 0, 0, 0, 0, 0, 0, 0, 0, 0, 0, 0, 0, 0, 0, 1, 0, 0, 2, 0, 2, 0, 0, 0, 0, 0, 0]</text:p>
          </table:table-cell>
        </table:table-row>
        <table:table-row table:style-name="ro4">
          <table:table-cell office:value-type="string" calcext:value-type="string">
            <text:p>069aa93b555293679f4b8c07623133ba62a74ee4</text:p>
          </table:table-cell>
          <table:table-cell office:value-type="string" calcext:value-type="string">
            <text:p>bindexplib: Add support for "/bigobj" format object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bindexplib.cxx</text:p>
          </table:table-cell>
          <table:table-cell office:value-type="string" calcext:value-type="string">
            <text:p>second/download/CMake/CMake-old-new/Kitware_CMake_old_file_296.cpp</text:p>
          </table:table-cell>
          <table:table-cell office:value-type="string" calcext:value-type="string">
            <text:p>second/download/CMake/CMake-old-new/Kitware_CMake_new_file_296.cpp</text:p>
          </table:table-cell>
          <table:table-cell office:value-type="string" calcext:value-type="string">
            <text:p>second/download/CMake/CMake-old-new/Kitware_CMake_old_hunk_568.cpp</text:p>
          </table:table-cell>
          <table:table-cell office:value-type="string" calcext:value-type="string">
            <text:p>second/download/CMake/CMake-old-new/Kitware_CMake_new_hunk_568.cpp</text:p>
          </table:table-cell>
          <table:table-cell office:value-type="string" calcext:value-type="string">
            <text:p>            symbol = stringTable  pSymbolTable-&gt;N.Name.Long;</text:p>
            <text:p>            while (isspace(symbol[0]))  symbol.erase(0,1);</text:p>
            <text:p>            if (symbol[0] == '_') symbol.erase(0,1);</text:p>
            <text:p>            if (!fImportFlag) {</text:p>
            <text:p>               fImportFlag = 1;</text:p>
            <text:p>               fprintf(fout,"IMPORTS \n");</text:p>
            <text:p>            }</text:p>
            <text:p>            fprintf(fout, "\t%s DATA \n", symbol.c_str()�);</text:p>
            <text:p>         }</text:p>
            <text:p>      }</text:p>
            <text:p/>
            <text:p/>
          </table:table-cell>
          <table:table-cell office:value-type="string" calcext:value-type="string">
            <text:p>            symbol = stringTable  pSymbolTable-&gt;N.Name.Long;</text:p>
            <text:p>            while (isspace(symbol[0]))  symbol.erase(0,1);</text:p>
            <text:p>            if (symbol[0] == '_') symbol.erase(0,1);</text:p>
            <text:p>            if (!this-&gt;ImportFlag) {</text:p>
            <text:p>               this-&gt;ImportFlag = true;</text:p>
            <text:p>               fprintf(this-&gt;FileOut,"IMPORTS \n");</text:p>
            <text:p>            }</text:p>
            <text:p>            fprintf(this-&gt;FileOut, "\t%s DATA \n", symbol.c_str()�);</text:p>
            <text:p>         }</text:p>
            <text:p>      }</text:p>
            <text:p/>
            <text:p/>
          </table:table-cell>
          <table:table-cell office:value-type="float" office:value="252" calcext:value-type="float">
            <text:p>252</text:p>
          </table:table-cell>
          <table:table-cell office:value-type="float" office:value="332" calcext:value-type="float">
            <text:p>332</text:p>
          </table:table-cell>
          <table:table-cell office:value-type="float" office:value="257" calcext:value-type="float">
            <text:p>257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fprintf(fout,"IMPORTS \n")</text:p>
          </table:table-cell>
          <table:table-cell office:value-type="string" calcext:value-type="string">
            <text:p>fprintf(this-&gt;FileOut,"IMPORTS \n"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65.cpp</text:p>
          </table:table-cell>
          <table:table-cell office:value-type="string" calcext:value-type="string">
            <text:p>{</text:p>
            <text:p>               fImportFlag = 1;</text:p>
            <text:p>               fprintf(fout,"IMPORTS \n");</text:p>
            <text:p>            }</text:p>
          </table:table-cell>
          <table:table-cell office:value-type="string" calcext:value-type="string">
            <text:p>second/download/CMake/CMake-old-new/Kitware_CMake_old_new_block_265.cpp</text:p>
          </table:table-cell>
          <table:table-cell office:value-type="string" calcext:value-type="string">
            <text:p>[0, 0, 0, 0, 0, 0, 0, 0, 0, 0, 1, 0, 0, 0, 0, 3, 0, 0, 0, 0, 0, 0, 0, 2, 0, 0, 0, 0, 0, 0, 1, 0, 0, 0, 0, 0, 0, 0, 0, 0, 0, 0, 0, 0, 0, 0, 1, 0, 4, 0, 0, 0, 0, 0, 0, 0, 0, 0, 0, 0, 0, 0, 0, 0, 0, 0, 0, 0, 0, 0, 0, 0, 0, 1, 0, 0, 2, 0, 2, 0, 0, 0, 0, 0, 0]</text:p>
          </table:table-cell>
          <table:table-cell office:value-type="string" calcext:value-type="string">
            <text:p>second/download/CMake/CMake-old-new/Kitware_CMake_old_new_new_log_265.cpp</text:p>
          </table:table-cell>
          <table:table-cell office:value-type="string" calcext:value-type="string">
            <text:p>second/download/CMake/CMake/CMake/Tests/Preprocess/preprocess.cpp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fprintf(stderr, "OLD_DEF not defined in C\n")</text:p>
          </table:table-cell>
          <table:table-cell office:value-type="string" calcext:value-type="string">
            <text:p>second/download/CMake/CMake-old-new/Kitware_CMake_repos_log_2255.cpp</text:p>
          </table:table-cell>
          <table:table-cell office:value-type="string" calcext:value-type="string">
            <text:p>{</text:p>
            <text:p>    fprintf(stderr, "OLD_DEF not defined in C\n");</text:p>
            <text:p>    result = 0;</text:p>
            <text:p>  }</text:p>
          </table:table-cell>
          <table:table-cell office:value-type="string" calcext:value-type="string">
            <text:p>second/download/CMake/CMake-old-new/Kitware_CMake_repos_block_2255.cpp</text:p>
          </table:table-cell>
          <table:table-cell office:value-type="string" calcext:value-type="string">
            <text:p>[0, 0, 0, 0, 0, 0, 0, 0, 0, 0, 1, 0, 0, 0, 0, 3, 0, 0, 0, 0, 0, 0, 0, 2, 0, 0, 0, 0, 0, 0, 1, 0, 0, 0, 0, 0, 0, 0, 0, 0, 0, 0, 0, 0, 0, 0, 1, 0, 4, 0, 0, 0, 0, 0, 0, 0, 0, 0, 0, 0, 0, 0, 0, 0, 0, 0, 0, 0, 0, 0, 0, 0, 0, 1, 0, 0, 2, 0, 2, 0, 0, 0, 0, 0, 0]</text:p>
          </table:table-cell>
        </table:table-row>
        <table:table-row table:style-name="ro11">
          <table:table-cell office:value-type="string" calcext:value-type="string">
            <text:p>60c783676c91ff1ded2ed5e6fd50d0f9664032e5</text:p>
          </table:table-cell>
          <table:table-cell office:value-type="string" calcext:value-type="string">
            <text:p>Merge branch 'upstream-kwsys' into update-kwsy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kwsys/Directory.cxx</text:p>
          </table:table-cell>
          <table:table-cell office:value-type="string" calcext:value-type="string">
            <text:p>second/download/CMake/CMake-old-new/Kitware_CMake_old_file_320.cpp</text:p>
          </table:table-cell>
          <table:table-cell office:value-type="string" calcext:value-type="string">
            <text:p>second/download/CMake/CMake-old-new/Kitware_CMake_new_file_320.cpp</text:p>
          </table:table-cell>
          <table:table-cell office:value-type="string" calcext:value-type="string">
            <text:p>second/download/CMake/CMake-old-new/Kitware_CMake_old_hunk_600.cpp</text:p>
          </table:table-cell>
          <table:table-cell office:value-type="string" calcext:value-type="string">
            <text:p>second/download/CMake/CMake-old-new/Kitware_CMake_new_hunk_600.cpp</text:p>
          </table:table-cell>
          <table:table-cell office:value-type="string" calcext:value-type="string">
            <text:p>  intptr_t srchHandle;</text:p>
            <text:p>#endif</text:p>
            <text:p>  char* buf;</text:p>
            <text:p>  size_t n = strlen(name);</text:p>
            <text:p>  if ( name[n - 1] == '/' || name[n - 1] == '\\' )</text:p>
            <text:p>    {</text:p>
            <text:p>    buf = new char[n + 1 + 1];</text:p>
            <text:p>    sprintf(buf, "%s*", name);</text:p>
            <text:p>    }</text:p>
            <text:p>  else</text:p>
            <text:p>    {</text:p>
            <text:p>    // Make sure the slashes in the wildcard suffix are consistent with the</text:p>
            <text:p>    // rest of the path</text:p>
            <text:p>    buf = new char[n + 2 + 1];</text:p>
            <text:p>    if ( strchr(name, '\\') )</text:p>
            <text:p>      {</text:p>
            <text:p>      sprintf(buf, "%s\\*", name);</text:p>
            <text:p>      }</text:p>
            <text:p>    else</text:p>
            <text:p>      {</text:p>
            <text:p>      sprintf(buf, "%s/*", name);</text:p>
            <text:p>      }</text:p>
            <text:p>    }</text:p>
            <text:p>  struct _wfinddata_t data;      // data of current file</text:p>
            <text:p/>
          </table:table-cell>
          <table:table-cell office:value-type="string" calcext:value-type="string">
            <text:p>  intptr_t srchHandle;</text:p>
            <text:p>#endif</text:p>
            <text:p>  char* buf;</text:p>
            <text:p>  size_t n = name.size();</text:p>
            <text:p>  if ( *name.rbegin() == '/' || *name.rbegin() == '\\' )</text:p>
            <text:p>    {</text:p>
            <text:p>    buf = new char[n + 1 + 1];</text:p>
            <text:p>    sprintf(buf, "%s*", name.c_str());</text:p>
            <text:p>    }</text:p>
            <text:p>  else</text:p>
            <text:p>    {</text:p>
            <text:p>    // Make sure the slashes in the wildcard suffix are consistent with the</text:p>
            <text:p>    // rest of the path</text:p>
            <text:p>    buf = new char[n + 2 + 1];</text:p>
            <text:p>    if ( name.find('\\') != name.npos )</text:p>
            <text:p>      {</text:p>
            <text:p>      sprintf(buf, "%s\\*", name.c_str());</text:p>
            <text:p>      }</text:p>
            <text:p>    else</text:p>
            <text:p>      {</text:p>
            <text:p>      sprintf(buf, "%s/*", name.c_str());</text:p>
            <text:p>      }</text:p>
            <text:p>    }</text:p>
            <text:p>  struct _wfinddata_t data;      // data of current file</text:p>
            <text:p/>
          </table:table-cell>
          <table:table-cell table:number-columns-repeated="2" office:value-type="float" office:value="112" calcext:value-type="float">
            <text:p>11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sprintf(buf, "%s\\*", name)</text:p>
          </table:table-cell>
          <table:table-cell office:value-type="string" calcext:value-type="string">
            <text:p>sprintf(buf, "%s\\*", name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83.cpp</text:p>
          </table:table-cell>
          <table:table-cell office:value-type="string" calcext:value-type="string">
            <text:p>{</text:p>
            <text:p>      sprintf(buf, "%s\\*", name);</text:p>
            <text:p>      }</text:p>
          </table:table-cell>
          <table:table-cell office:value-type="string" calcext:value-type="string">
            <text:p>second/download/CMake/CMake-old-new/Kitware_CMake_old_new_block_283.cpp</text:p>
          </table:table-cell>
          <table:table-cell office:value-type="string" calcext:value-type="string">
            <text:p>[0, 0, 0, 0, 0, 0, 0, 0, 0, 0, 1, 0, 0, 0, 0, 3, 0, 0, 0, 0, 0, 0, 0, 1, 0, 0, 0, 0, 0, 0, 1, 0, 0, 0, 0, 0, 0, 0, 0, 0, 0, 0, 0, 0, 0, 0, 0, 0, 4, 0, 0, 0, 0, 0, 0, 0, 0, 0, 0, 0, 0, 0, 0, 0, 0, 0, 0, 0, 0, 0, 0, 0, 0, 1, 0, 0, 1, 0, 3, 0, 0, 0, 0, 0, 0]</text:p>
          </table:table-cell>
          <table:table-cell office:value-type="string" calcext:value-type="string">
            <text:p>second/download/CMake/CMake-old-new/Kitware_CMake_old_new_new_log_283.cpp</text:p>
          </table:table-cell>
          <table:table-cell office:value-type="string" calcext:value-type="string">
            <text:p>second/download/CMake/CMake/CMake/Tests/FindGTK2/cairo/main.cpp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printf(stderr, "Could not save png to '%s'\n", filename)</text:p>
          </table:table-cell>
          <table:table-cell office:value-type="string" calcext:value-type="string">
            <text:p>second/download/CMake/CMake-old-new/Kitware_CMake_repos_log_2185.cpp</text:p>
          </table:table-cell>
          <table:table-cell office:value-type="string" calcext:value-type="string">
            <text:p>{</text:p>
            <text:p>    fprintf(stderr, "Could not save png to '%s'\n", filename);</text:p>
            <text:p>  }</text:p>
          </table:table-cell>
          <table:table-cell office:value-type="string" calcext:value-type="string">
            <text:p>second/download/CMake/CMake-old-new/Kitware_CMake_repos_block_2185.cpp</text:p>
          </table:table-cell>
          <table:table-cell office:value-type="string" calcext:value-type="string">
            <text:p>[0, 0, 0, 0, 0, 0, 0, 0, 0, 0, 1, 0, 0, 0, 0, 3, 0, 0, 0, 0, 0, 0, 0, 1, 0, 0, 0, 0, 0, 0, 1, 0, 0, 0, 0, 0, 0, 0, 0, 0, 0, 0, 0, 0, 0, 0, 0, 0, 4, 0, 0, 0, 0, 0, 0, 0, 0, 0, 0, 0, 0, 0, 0, 0, 0, 0, 0, 0, 0, 0, 0, 0, 0, 1, 0, 0, 1, 0, 3, 0, 0, 0, 0, 0, 0]</text:p>
          </table:table-cell>
        </table:table-row>
        <table:table-row table:style-name="ro11">
          <table:table-cell office:value-type="string" calcext:value-type="string">
            <text:p>60c783676c91ff1ded2ed5e6fd50d0f9664032e5</text:p>
          </table:table-cell>
          <table:table-cell office:value-type="string" calcext:value-type="string">
            <text:p>Merge branch 'upstream-kwsys' into update-kwsy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kwsys/Directory.cxx</text:p>
          </table:table-cell>
          <table:table-cell office:value-type="string" calcext:value-type="string">
            <text:p>second/download/CMake/CMake-old-new/Kitware_CMake_old_file_320.cpp</text:p>
          </table:table-cell>
          <table:table-cell office:value-type="string" calcext:value-type="string">
            <text:p>second/download/CMake/CMake-old-new/Kitware_CMake_new_file_320.cpp</text:p>
          </table:table-cell>
          <table:table-cell office:value-type="string" calcext:value-type="string">
            <text:p>second/download/CMake/CMake-old-new/Kitware_CMake_old_hunk_600.cpp</text:p>
          </table:table-cell>
          <table:table-cell office:value-type="string" calcext:value-type="string">
            <text:p>second/download/CMake/CMake-old-new/Kitware_CMake_new_hunk_600.cpp</text:p>
          </table:table-cell>
          <table:table-cell office:value-type="string" calcext:value-type="string">
            <text:p>  intptr_t srchHandle;</text:p>
            <text:p>#endif</text:p>
            <text:p>  char* buf;</text:p>
            <text:p>  size_t n = strlen(name);</text:p>
            <text:p>  if ( name[n - 1] == '/' || name[n - 1] == '\\' )</text:p>
            <text:p>    {</text:p>
            <text:p>    buf = new char[n + 1 + 1];</text:p>
            <text:p>    sprintf(buf, "%s*", name);</text:p>
            <text:p>    }</text:p>
            <text:p>  else</text:p>
            <text:p>    {</text:p>
            <text:p>    // Make sure the slashes in the wildcard suffix are consistent with the</text:p>
            <text:p>    // rest of the path</text:p>
            <text:p>    buf = new char[n + 2 + 1];</text:p>
            <text:p>    if ( strchr(name, '\\') )</text:p>
            <text:p>      {</text:p>
            <text:p>      sprintf(buf, "%s\\*", name);</text:p>
            <text:p>      }</text:p>
            <text:p>    else</text:p>
            <text:p>      {</text:p>
            <text:p>      sprintf(buf, "%s/*", name);</text:p>
            <text:p>      }</text:p>
            <text:p>    }</text:p>
            <text:p>  struct _wfinddata_t data;      // data of current file</text:p>
            <text:p/>
          </table:table-cell>
          <table:table-cell office:value-type="string" calcext:value-type="string">
            <text:p>  intptr_t srchHandle;</text:p>
            <text:p>#endif</text:p>
            <text:p>  char* buf;</text:p>
            <text:p>  size_t n = name.size();</text:p>
            <text:p>  if ( *name.rbegin() == '/' || *name.rbegin() == '\\' )</text:p>
            <text:p>    {</text:p>
            <text:p>    buf = new char[n + 1 + 1];</text:p>
            <text:p>    sprintf(buf, "%s*", name.c_str());</text:p>
            <text:p>    }</text:p>
            <text:p>  else</text:p>
            <text:p>    {</text:p>
            <text:p>    // Make sure the slashes in the wildcard suffix are consistent with the</text:p>
            <text:p>    // rest of the path</text:p>
            <text:p>    buf = new char[n + 2 + 1];</text:p>
            <text:p>    if ( name.find('\\') != name.npos )</text:p>
            <text:p>      {</text:p>
            <text:p>      sprintf(buf, "%s\\*", name.c_str());</text:p>
            <text:p>      }</text:p>
            <text:p>    else</text:p>
            <text:p>      {</text:p>
            <text:p>      sprintf(buf, "%s/*", name.c_str());</text:p>
            <text:p>      }</text:p>
            <text:p>    }</text:p>
            <text:p>  struct _wfinddata_t data;      // data of current file</text:p>
            <text:p/>
          </table:table-cell>
          <table:table-cell table:number-columns-repeated="2" office:value-type="float" office:value="112" calcext:value-type="float">
            <text:p>112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string" calcext:value-type="string">
            <text:p>sprintf(buf, "%s/*", name)</text:p>
          </table:table-cell>
          <table:table-cell office:value-type="string" calcext:value-type="string">
            <text:p>sprintf(buf, "%s/*", name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84.cpp</text:p>
          </table:table-cell>
          <table:table-cell office:value-type="string" calcext:value-type="string">
            <text:p>{</text:p>
            <text:p>      sprintf(buf, "%s/*", name);</text:p>
            <text:p>      }</text:p>
          </table:table-cell>
          <table:table-cell office:value-type="string" calcext:value-type="string">
            <text:p>second/download/CMake/CMake-old-new/Kitware_CMake_old_new_block_284.cpp</text:p>
          </table:table-cell>
          <table:table-cell office:value-type="string" calcext:value-type="string">
            <text:p>[0, 0, 0, 0, 0, 0, 0, 0, 0, 0, 1, 0, 0, 0, 0, 3, 0, 0, 0, 0, 0, 0, 0, 1, 0, 0, 0, 0, 0, 0, 1, 0, 0, 0, 0, 0, 0, 0, 0, 0, 0, 0, 0, 0, 0, 0, 0, 0, 4, 0, 0, 0, 0, 0, 0, 0, 0, 0, 0, 0, 0, 0, 0, 0, 0, 0, 0, 0, 0, 0, 0, 0, 0, 1, 0, 0, 1, 0, 3, 0, 0, 0, 0, 0, 0]</text:p>
          </table:table-cell>
          <table:table-cell office:value-type="string" calcext:value-type="string">
            <text:p>second/download/CMake/CMake-old-new/Kitware_CMake_old_new_new_log_284.cpp</text:p>
          </table:table-cell>
          <table:table-cell office:value-type="string" calcext:value-type="string">
            <text:p>second/download/CMake/CMake/CMake/Tests/FindGTK2/cairo/main.cpp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printf(stderr, "Could not save png to '%s'\n", filename)</text:p>
          </table:table-cell>
          <table:table-cell office:value-type="string" calcext:value-type="string">
            <text:p>second/download/CMake/CMake-old-new/Kitware_CMake_repos_log_2185.cpp</text:p>
          </table:table-cell>
          <table:table-cell office:value-type="string" calcext:value-type="string">
            <text:p>{</text:p>
            <text:p>    fprintf(stderr, "Could not save png to '%s'\n", filename);</text:p>
            <text:p>  }</text:p>
          </table:table-cell>
          <table:table-cell office:value-type="string" calcext:value-type="string">
            <text:p>second/download/CMake/CMake-old-new/Kitware_CMake_repos_block_2185.cpp</text:p>
          </table:table-cell>
          <table:table-cell office:value-type="string" calcext:value-type="string">
            <text:p>[0, 0, 0, 0, 0, 0, 0, 0, 0, 0, 1, 0, 0, 0, 0, 3, 0, 0, 0, 0, 0, 0, 0, 1, 0, 0, 0, 0, 0, 0, 1, 0, 0, 0, 0, 0, 0, 0, 0, 0, 0, 0, 0, 0, 0, 0, 0, 0, 4, 0, 0, 0, 0, 0, 0, 0, 0, 0, 0, 0, 0, 0, 0, 0, 0, 0, 0, 0, 0, 0, 0, 0, 0, 1, 0, 0, 1, 0, 3, 0, 0, 0, 0, 0, 0]</text:p>
          </table:table-cell>
        </table:table-row>
        <table:table-row table:style-name="ro11">
          <table:table-cell office:value-type="string" calcext:value-type="string">
            <text:p>158c6d1cffe863fde284d4e5eeeb8129d40ce0e9</text:p>
          </table:table-cell>
          <table:table-cell office:value-type="string" calcext:value-type="string">
            <text:p>KWSys 2014-08-04 (e787837a)</text:p>
            <text:p/>
            <text:p>Extract upstream KWSys using the following shell commands.</text:p>
            <text:p/>
            <text:p>$ git archive --prefix=upstream-kwsys/ e787837a | tar x</text:p>
            <text:p>$ git shortlog --no-merges --abbrev=8 --format='%h %s' 65b36ede..e787837a</text:p>
            <text:p>Ben Boeckel (4):</text:p>
            <text:p>      9927862c SystemTools: more string replacements</text:p>
            <text:p>      b3d598b0 strings: remove unnecessary c_str calls</text:p>
            <text:p>      ffe94132 SystemTools: use char instead of const char*</text:p>
            <text:p>      f29fec7c Directory: accept strings in methods</text:p>
            <text:p/>
            <text:p>Rashad M (1):</text:p>
            <text:p>      e787837a SharedForward: Cast away const to call execvp on MinGW 64-bit</text:p>
            <text:p/>
            <text:p>Change-Id: I96437b332971670cfcd953717c5563e9ba0f2b99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Directory.cxx</text:p>
          </table:table-cell>
          <table:table-cell office:value-type="string" calcext:value-type="string">
            <text:p>second/download/CMake/CMake-old-new/Kitware_CMake_old_file_321.cpp</text:p>
          </table:table-cell>
          <table:table-cell office:value-type="string" calcext:value-type="string">
            <text:p>second/download/CMake/CMake-old-new/Kitware_CMake_new_file_321.cpp</text:p>
          </table:table-cell>
          <table:table-cell office:value-type="string" calcext:value-type="string">
            <text:p>second/download/CMake/CMake-old-new/Kitware_CMake_old_hunk_602.cpp</text:p>
          </table:table-cell>
          <table:table-cell office:value-type="string" calcext:value-type="string">
            <text:p>second/download/CMake/CMake-old-new/Kitware_CMake_new_hunk_602.cpp</text:p>
          </table:table-cell>
          <table:table-cell office:value-type="string" calcext:value-type="string">
            <text:p>  intptr_t srchHandle;</text:p>
            <text:p>#endif</text:p>
            <text:p>  char* buf;</text:p>
            <text:p>  size_t n = strlen(name);</text:p>
            <text:p>  if ( name[n - 1] == '/' || name[n - 1] == '\\' )</text:p>
            <text:p>    {</text:p>
            <text:p>    buf = new char[n + 1 + 1];</text:p>
            <text:p>    sprintf(buf, "%s*", name);</text:p>
            <text:p>    }</text:p>
            <text:p>  else</text:p>
            <text:p>    {</text:p>
            <text:p>    // Make sure the slashes in the wildcard suffix are consistent with the</text:p>
            <text:p>    // rest of the path</text:p>
            <text:p>    buf = new char[n + 2 + 1];</text:p>
            <text:p>    if ( strchr(name, '\\') )</text:p>
            <text:p>      {</text:p>
            <text:p>      sprintf(buf, "%s\\*", name);</text:p>
            <text:p>      }</text:p>
            <text:p>    else</text:p>
            <text:p>      {</text:p>
            <text:p>      sprintf(buf, "%s/*", name);</text:p>
            <text:p>      }</text:p>
            <text:p>    }</text:p>
            <text:p>  struct _wfinddata_t data;      // data of current file</text:p>
            <text:p/>
          </table:table-cell>
          <table:table-cell office:value-type="string" calcext:value-type="string">
            <text:p>  intptr_t srchHandle;</text:p>
            <text:p>#endif</text:p>
            <text:p>  char* buf;</text:p>
            <text:p>  size_t n = name.size();</text:p>
            <text:p>  if ( *name.rbegin() == '/' || *name.rbegin() == '\\' )</text:p>
            <text:p>    {</text:p>
            <text:p>    buf = new char[n + 1 + 1];</text:p>
            <text:p>    sprintf(buf, "%s*", name.c_str());</text:p>
            <text:p>    }</text:p>
            <text:p>  else</text:p>
            <text:p>    {</text:p>
            <text:p>    // Make sure the slashes in the wildcard suffix are consistent with the</text:p>
            <text:p>    // rest of the path</text:p>
            <text:p>    buf = new char[n + 2 + 1];</text:p>
            <text:p>    if ( name.find('\\') != name.npos )</text:p>
            <text:p>      {</text:p>
            <text:p>      sprintf(buf, "%s\\*", name.c_str());</text:p>
            <text:p>      }</text:p>
            <text:p>    else</text:p>
            <text:p>      {</text:p>
            <text:p>      sprintf(buf, "%s/*", name.c_str());</text:p>
            <text:p>      }</text:p>
            <text:p>    }</text:p>
            <text:p>  struct _wfinddata_t data;      // data of current file</text:p>
            <text:p/>
          </table:table-cell>
          <table:table-cell table:number-columns-repeated="2" office:value-type="float" office:value="112" calcext:value-type="float">
            <text:p>11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sprintf(buf, "%s\\*", name)</text:p>
          </table:table-cell>
          <table:table-cell office:value-type="string" calcext:value-type="string">
            <text:p>sprintf(buf, "%s\\*", name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88.cpp</text:p>
          </table:table-cell>
          <table:table-cell office:value-type="string" calcext:value-type="string">
            <text:p>{</text:p>
            <text:p>      sprintf(buf, "%s\\*", name);</text:p>
            <text:p>      }</text:p>
          </table:table-cell>
          <table:table-cell office:value-type="string" calcext:value-type="string">
            <text:p>second/download/CMake/CMake-old-new/Kitware_CMake_old_new_block_288.cpp</text:p>
          </table:table-cell>
          <table:table-cell office:value-type="string" calcext:value-type="string">
            <text:p>[0, 0, 0, 0, 0, 0, 0, 0, 0, 0, 1, 0, 0, 0, 0, 3, 0, 0, 0, 0, 0, 0, 0, 1, 0, 0, 0, 0, 0, 0, 1, 0, 0, 0, 0, 0, 0, 0, 0, 0, 0, 0, 0, 0, 0, 0, 0, 0, 4, 0, 0, 0, 0, 0, 0, 0, 0, 0, 0, 0, 0, 0, 0, 0, 0, 0, 0, 0, 0, 0, 0, 0, 0, 1, 0, 0, 1, 0, 3, 0, 0, 0, 0, 0, 0]</text:p>
          </table:table-cell>
          <table:table-cell office:value-type="string" calcext:value-type="string">
            <text:p>second/download/CMake/CMake-old-new/Kitware_CMake_old_new_new_log_288.cpp</text:p>
          </table:table-cell>
          <table:table-cell office:value-type="string" calcext:value-type="string">
            <text:p>second/download/CMake/CMake/CMake/Tests/FindGTK2/cairo/main.cpp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printf(stderr, "Could not save png to '%s'\n", filename)</text:p>
          </table:table-cell>
          <table:table-cell office:value-type="string" calcext:value-type="string">
            <text:p>second/download/CMake/CMake-old-new/Kitware_CMake_repos_log_2185.cpp</text:p>
          </table:table-cell>
          <table:table-cell office:value-type="string" calcext:value-type="string">
            <text:p>{</text:p>
            <text:p>    fprintf(stderr, "Could not save png to '%s'\n", filename);</text:p>
            <text:p>  }</text:p>
          </table:table-cell>
          <table:table-cell office:value-type="string" calcext:value-type="string">
            <text:p>second/download/CMake/CMake-old-new/Kitware_CMake_repos_block_2185.cpp</text:p>
          </table:table-cell>
          <table:table-cell office:value-type="string" calcext:value-type="string">
            <text:p>[0, 0, 0, 0, 0, 0, 0, 0, 0, 0, 1, 0, 0, 0, 0, 3, 0, 0, 0, 0, 0, 0, 0, 1, 0, 0, 0, 0, 0, 0, 1, 0, 0, 0, 0, 0, 0, 0, 0, 0, 0, 0, 0, 0, 0, 0, 0, 0, 4, 0, 0, 0, 0, 0, 0, 0, 0, 0, 0, 0, 0, 0, 0, 0, 0, 0, 0, 0, 0, 0, 0, 0, 0, 1, 0, 0, 1, 0, 3, 0, 0, 0, 0, 0, 0]</text:p>
          </table:table-cell>
        </table:table-row>
        <table:table-row table:style-name="ro11">
          <table:table-cell office:value-type="string" calcext:value-type="string">
            <text:p>158c6d1cffe863fde284d4e5eeeb8129d40ce0e9</text:p>
          </table:table-cell>
          <table:table-cell office:value-type="string" calcext:value-type="string">
            <text:p>KWSys 2014-08-04 (e787837a)</text:p>
            <text:p/>
            <text:p>Extract upstream KWSys using the following shell commands.</text:p>
            <text:p/>
            <text:p>$ git archive --prefix=upstream-kwsys/ e787837a | tar x</text:p>
            <text:p>$ git shortlog --no-merges --abbrev=8 --format='%h %s' 65b36ede..e787837a</text:p>
            <text:p>Ben Boeckel (4):</text:p>
            <text:p>      9927862c SystemTools: more string replacements</text:p>
            <text:p>      b3d598b0 strings: remove unnecessary c_str calls</text:p>
            <text:p>      ffe94132 SystemTools: use char instead of const char*</text:p>
            <text:p>      f29fec7c Directory: accept strings in methods</text:p>
            <text:p/>
            <text:p>Rashad M (1):</text:p>
            <text:p>      e787837a SharedForward: Cast away const to call execvp on MinGW 64-bit</text:p>
            <text:p/>
            <text:p>Change-Id: I96437b332971670cfcd953717c5563e9ba0f2b99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Directory.cxx</text:p>
          </table:table-cell>
          <table:table-cell office:value-type="string" calcext:value-type="string">
            <text:p>second/download/CMake/CMake-old-new/Kitware_CMake_old_file_321.cpp</text:p>
          </table:table-cell>
          <table:table-cell office:value-type="string" calcext:value-type="string">
            <text:p>second/download/CMake/CMake-old-new/Kitware_CMake_new_file_321.cpp</text:p>
          </table:table-cell>
          <table:table-cell office:value-type="string" calcext:value-type="string">
            <text:p>second/download/CMake/CMake-old-new/Kitware_CMake_old_hunk_602.cpp</text:p>
          </table:table-cell>
          <table:table-cell office:value-type="string" calcext:value-type="string">
            <text:p>second/download/CMake/CMake-old-new/Kitware_CMake_new_hunk_602.cpp</text:p>
          </table:table-cell>
          <table:table-cell office:value-type="string" calcext:value-type="string">
            <text:p>  intptr_t srchHandle;</text:p>
            <text:p>#endif</text:p>
            <text:p>  char* buf;</text:p>
            <text:p>  size_t n = strlen(name);</text:p>
            <text:p>  if ( name[n - 1] == '/' || name[n - 1] == '\\' )</text:p>
            <text:p>    {</text:p>
            <text:p>    buf = new char[n + 1 + 1];</text:p>
            <text:p>    sprintf(buf, "%s*", name);</text:p>
            <text:p>    }</text:p>
            <text:p>  else</text:p>
            <text:p>    {</text:p>
            <text:p>    // Make sure the slashes in the wildcard suffix are consistent with the</text:p>
            <text:p>    // rest of the path</text:p>
            <text:p>    buf = new char[n + 2 + 1];</text:p>
            <text:p>    if ( strchr(name, '\\') )</text:p>
            <text:p>      {</text:p>
            <text:p>      sprintf(buf, "%s\\*", name);</text:p>
            <text:p>      }</text:p>
            <text:p>    else</text:p>
            <text:p>      {</text:p>
            <text:p>      sprintf(buf, "%s/*", name);</text:p>
            <text:p>      }</text:p>
            <text:p>    }</text:p>
            <text:p>  struct _wfinddata_t data;      // data of current file</text:p>
            <text:p/>
          </table:table-cell>
          <table:table-cell office:value-type="string" calcext:value-type="string">
            <text:p>  intptr_t srchHandle;</text:p>
            <text:p>#endif</text:p>
            <text:p>  char* buf;</text:p>
            <text:p>  size_t n = name.size();</text:p>
            <text:p>  if ( *name.rbegin() == '/' || *name.rbegin() == '\\' )</text:p>
            <text:p>    {</text:p>
            <text:p>    buf = new char[n + 1 + 1];</text:p>
            <text:p>    sprintf(buf, "%s*", name.c_str());</text:p>
            <text:p>    }</text:p>
            <text:p>  else</text:p>
            <text:p>    {</text:p>
            <text:p>    // Make sure the slashes in the wildcard suffix are consistent with the</text:p>
            <text:p>    // rest of the path</text:p>
            <text:p>    buf = new char[n + 2 + 1];</text:p>
            <text:p>    if ( name.find('\\') != name.npos )</text:p>
            <text:p>      {</text:p>
            <text:p>      sprintf(buf, "%s\\*", name.c_str());</text:p>
            <text:p>      }</text:p>
            <text:p>    else</text:p>
            <text:p>      {</text:p>
            <text:p>      sprintf(buf, "%s/*", name.c_str());</text:p>
            <text:p>      }</text:p>
            <text:p>    }</text:p>
            <text:p>  struct _wfinddata_t data;      // data of current file</text:p>
            <text:p/>
          </table:table-cell>
          <table:table-cell table:number-columns-repeated="2" office:value-type="float" office:value="112" calcext:value-type="float">
            <text:p>112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string" calcext:value-type="string">
            <text:p>sprintf(buf, "%s/*", name)</text:p>
          </table:table-cell>
          <table:table-cell office:value-type="string" calcext:value-type="string">
            <text:p>sprintf(buf, "%s/*", name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89.cpp</text:p>
          </table:table-cell>
          <table:table-cell office:value-type="string" calcext:value-type="string">
            <text:p>{</text:p>
            <text:p>      sprintf(buf, "%s/*", name);</text:p>
            <text:p>      }</text:p>
          </table:table-cell>
          <table:table-cell office:value-type="string" calcext:value-type="string">
            <text:p>second/download/CMake/CMake-old-new/Kitware_CMake_old_new_block_289.cpp</text:p>
          </table:table-cell>
          <table:table-cell office:value-type="string" calcext:value-type="string">
            <text:p>[0, 0, 0, 0, 0, 0, 0, 0, 0, 0, 1, 0, 0, 0, 0, 3, 0, 0, 0, 0, 0, 0, 0, 1, 0, 0, 0, 0, 0, 0, 1, 0, 0, 0, 0, 0, 0, 0, 0, 0, 0, 0, 0, 0, 0, 0, 0, 0, 4, 0, 0, 0, 0, 0, 0, 0, 0, 0, 0, 0, 0, 0, 0, 0, 0, 0, 0, 0, 0, 0, 0, 0, 0, 1, 0, 0, 1, 0, 3, 0, 0, 0, 0, 0, 0]</text:p>
          </table:table-cell>
          <table:table-cell office:value-type="string" calcext:value-type="string">
            <text:p>second/download/CMake/CMake-old-new/Kitware_CMake_old_new_new_log_289.cpp</text:p>
          </table:table-cell>
          <table:table-cell office:value-type="string" calcext:value-type="string">
            <text:p>second/download/CMake/CMake/CMake/Tests/FindGTK2/cairo/main.cpp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printf(stderr, "Could not save png to '%s'\n", filename)</text:p>
          </table:table-cell>
          <table:table-cell office:value-type="string" calcext:value-type="string">
            <text:p>second/download/CMake/CMake-old-new/Kitware_CMake_repos_log_2185.cpp</text:p>
          </table:table-cell>
          <table:table-cell office:value-type="string" calcext:value-type="string">
            <text:p>{</text:p>
            <text:p>    fprintf(stderr, "Could not save png to '%s'\n", filename);</text:p>
            <text:p>  }</text:p>
          </table:table-cell>
          <table:table-cell office:value-type="string" calcext:value-type="string">
            <text:p>second/download/CMake/CMake-old-new/Kitware_CMake_repos_block_2185.cpp</text:p>
          </table:table-cell>
          <table:table-cell office:value-type="string" calcext:value-type="string">
            <text:p>[0, 0, 0, 0, 0, 0, 0, 0, 0, 0, 1, 0, 0, 0, 0, 3, 0, 0, 0, 0, 0, 0, 0, 1, 0, 0, 0, 0, 0, 0, 1, 0, 0, 0, 0, 0, 0, 0, 0, 0, 0, 0, 0, 0, 0, 0, 0, 0, 4, 0, 0, 0, 0, 0, 0, 0, 0, 0, 0, 0, 0, 0, 0, 0, 0, 0, 0, 0, 0, 0, 0, 0, 0, 1, 0, 0, 1, 0, 3, 0, 0, 0, 0, 0, 0]</text:p>
          </table:table-cell>
        </table:table-row>
        <table:table-row table:style-name="ro12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Utilities/cmzlib/gzio.cpp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sprintf(name, "&lt;fd:%d&gt;", fd)</text:p>
          </table:table-cell>
          <table:table-cell office:value-type="string" calcext:value-type="string">
            <text:p>second/download/CMake/CMake-old-new/Kitware_CMake_repos_log_1.cpp</text:p>
          </table:table-cell>
          <table:table-cell office:value-type="string" calcext:value-type="string">
            <text:p>{</text:p>
            <text:p>    char name[46];      /* allow for up to 128-bit integers */</text:p>
            <text:p/>
            <text:p>    if (fd &lt; 0) return (gzFile)Z_NULL;</text:p>
            <text:p>    sprintf(name, "&lt;fd:%d&gt;", fd); /* for debugging */</text:p>
            <text:p/>
            <text:p>    return gz_open (name, mode, fd);</text:p>
            <text:p>}</text:p>
          </table:table-cell>
          <table:table-cell office:value-type="string" calcext:value-type="string">
            <text:p>second/download/CMake/CMake-old-new/Kitware_CMake_repos_block_1.cpp</text:p>
          </table:table-cell>
          <table:table-cell office:value-type="string" calcext:value-type="string">
            <text:p>[1, 0, 0, 0, 0, 0, 2, 0, 0, 0, 2, 0, 0, 0, 0, 13, 0, 0, 1, 1, 0, 0, 0, 3, 0, 0, 0, 0, 0, 0, 2, 0, 0, 0, 0, 0, 0, 0, 0, 0, 0, 0, 0, 0, 0, 0, 3, 0, 11, 0, 0, 0, 0, 0, 0, 0, 0, 0, 0, 0, 0, 0, 0, 0, 0, 1, 0, 1, 0, 1, 1, 0, 0, 2, 0, 0, 1, 0, 6, 0, 0, 0, 0, 0, 0]</text:p>
          </table:table-cell>
        </table:table-row>
        <table:table-row table:style-name="ro12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Utilities/cmzlib/zutil.cpp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fprintf(stderr, "%s\n", m)</text:p>
          </table:table-cell>
          <table:table-cell office:value-type="string" calcext:value-type="string">
            <text:p>second/download/CMake/CMake-old-new/Kitware_CMake_repos_log_10.cpp</text:p>
          </table:table-cell>
          <table:table-cell office:value-type="string" calcext:value-type="string">
            <text:p>{</text:p>
            <text:p>    fprintf(stderr, "%s\n", m);</text:p>
            <text:p>    exit(1);</text:p>
            <text:p>}</text:p>
          </table:table-cell>
          <table:table-cell office:value-type="string" calcext:value-type="string">
            <text:p>second/download/CMake/CMake-old-new/Kitware_CMake_repos_block_10.cpp</text:p>
          </table:table-cell>
          <table:table-cell office:value-type="string" calcext:value-type="string">
            <text:p>[0, 0, 0, 0, 0, 0, 0, 0, 0, 0, 1, 0, 0, 0, 0, 4, 0, 0, 0, 0, 0, 0, 0, 2, 0, 0, 0, 0, 0, 0, 2, 0, 0, 0, 0, 0, 0, 0, 0, 0, 0, 0, 0, 0, 0, 0, 0, 0, 6, 0, 0, 0, 0, 0, 0, 0, 0, 0, 0, 0, 0, 0, 0, 0, 0, 0, 0, 0, 0, 0, 0, 0, 0, 2, 0, 0, 2, 0, 4, 0, 0, 0, 0, 0, 0]</text:p>
          </table:table-cell>
        </table:table-row>
        <table:table-row table:style-name="ro12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Utilities/cmbzip2/dlltest.cpp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printf(stderr,"Can't load %s\n",BZ2_LIBNAME)</text:p>
          </table:table-cell>
          <table:table-cell office:value-type="string" calcext:value-type="string">
            <text:p>second/download/CMake/CMake-old-new/Kitware_CMake_repos_log_24.cpp</text:p>
          </table:table-cell>
          <table:table-cell office:value-type="string" calcext:value-type="string">
            <text:p>){</text:p>
            <text:p>      fprintf(stderr,"Can't load %s\n",BZ2_LIBNAME);</text:p>
            <text:p>      return -1;</text:p>
            <text:p>   }</text:p>
          </table:table-cell>
          <table:table-cell office:value-type="string" calcext:value-type="string">
            <text:p>second/download/CMake/CMake-old-new/Kitware_CMake_repos_block_24.cpp</text:p>
          </table:table-cell>
          <table:table-cell office:value-type="string" calcext:value-type="string">
            <text:p>[0, 0, 0, 0, 0, 0, 1, 0, 0, 0, 1, 0, 0, 0, 0, 3, 0, 0, 0, 0, 0, 0, 0, 2, 0, 0, 0, 0, 0, 0, 1, 0, 0, 0, 0, 0, 0, 0, 0, 0, 0, 0, 0, 0, 0, 0, 1, 0, 5, 0, 0, 0, 0, 0, 0, 0, 0, 0, 0, 0, 0, 0, 0, 0, 0, 0, 0, 0, 0, 0, 0, 0, 0, 1, 0, 0, 1, 0, 3, 0, 0, 0, 0, 0, 0]</text:p>
          </table:table-cell>
        </table:table-row>
        <table:table-row table:style-name="ro12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Utilities/cmbzip2/dlltest.cpp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printf(stderr,"Loading of %s failed. <text:s/>Giving up.\n", BZ2_LIBNAME)</text:p>
          </table:table-cell>
          <table:table-cell office:value-type="string" calcext:value-type="string">
            <text:p>second/download/CMake/CMake-old-new/Kitware_CMake_repos_log_26.cpp</text:p>
          </table:table-cell>
          <table:table-cell office:value-type="string" calcext:value-type="string">
            <text:p>){</text:p>
            <text:p>      fprintf(stderr,"Loading of %s failed.  Giving up.\n", BZ2_LIBNAME);</text:p>
            <text:p>      exit(1);</text:p>
            <text:p>   }</text:p>
          </table:table-cell>
          <table:table-cell office:value-type="string" calcext:value-type="string">
            <text:p>second/download/CMake/CMake-old-new/Kitware_CMake_repos_block_26.cpp</text:p>
          </table:table-cell>
          <table:table-cell office:value-type="string" calcext:value-type="string">
            <text:p>[0, 0, 0, 0, 0, 0, 0, 0, 0, 0, 1, 0, 0, 0, 0, 4, 0, 0, 0, 0, 0, 0, 0, 2, 0, 0, 0, 0, 0, 0, 2, 0, 0, 0, 0, 0, 0, 0, 0, 0, 0, 0, 0, 0, 0, 0, 0, 0, 6, 0, 0, 0, 0, 0, 0, 0, 0, 0, 0, 0, 0, 0, 0, 0, 0, 0, 0, 0, 0, 0, 0, 0, 0, 2, 0, 0, 2, 0, 4, 0, 0, 0, 0, 0, 0]</text:p>
          </table:table-cell>
        </table:table-row>
        <table:table-row table:style-name="ro12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Utilities/cmbzip2/unzcrash.cpp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fprintf(stderr, "mismatch at %d\n", i )</text:p>
          </table:table-cell>
          <table:table-cell office:value-type="string" calcext:value-type="string">
            <text:p>second/download/CMake/CMake-old-new/Kitware_CMake_repos_log_33.cpp</text:p>
          </table:table-cell>
          <table:table-cell office:value-type="string" calcext:value-type="string">
            <text:p>{ </text:p>
            <text:p>                fprintf(stderr, "mismatch at %d\n", i ); </text:p>
            <text:p>                return 1; </text:p>
            <text:p>           }</text:p>
          </table:table-cell>
          <table:table-cell office:value-type="string" calcext:value-type="string">
            <text:p>second/download/CMake/CMake-old-new/Kitware_CMake_repos_block_33.cpp</text:p>
          </table:table-cell>
          <table:table-cell office:value-type="string" calcext:value-type="string">
            <text:p>[0, 0, 0, 0, 0, 0, 1, 0, 0, 0, 1, 0, 0, 0, 0, 3, 0, 0, 0, 0, 0, 0, 0, 2, 0, 0, 0, 0, 0, 0, 1, 0, 0, 0, 0, 0, 0, 0, 0, 0, 0, 0, 0, 0, 0, 0, 0, 0, 5, 0, 0, 0, 0, 0, 0, 0, 0, 0, 0, 0, 0, 0, 0, 0, 0, 0, 0, 0, 0, 0, 0, 0, 0, 1, 0, 0, 1, 0, 3, 0, 0, 0, 0, 0, 0]</text:p>
          </table:table-cell>
        </table:table-row>
        <table:table-row table:style-name="ro12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Utilities/cmcurl/lib/krb5.cpp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Curl_failf(data, "base64-decoding: %s",</text:p>
            <text:p>                       curl_easy_strerror(result))</text:p>
          </table:table-cell>
          <table:table-cell office:value-type="string" calcext:value-type="string">
            <text:p>second/download/CMake/CMake-old-new/Kitware_CMake_repos_log_50.cpp</text:p>
          </table:table-cell>
          <table:table-cell office:value-type="string" calcext:value-type="string">
            <text:p>{</text:p>
            <text:p>            Curl_failf(data, "base64-decoding: %s",</text:p>
            <text:p>                       curl_easy_strerror(result));</text:p>
            <text:p>            ret = AUTH_CONTINUE;</text:p>
            <text:p>            break;</text:p>
            <text:p>          }</text:p>
          </table:table-cell>
          <table:table-cell office:value-type="string" calcext:value-type="string">
            <text:p>second/download/CMake/CMake-old-new/Kitware_CMake_repos_block_50.cpp</text:p>
          </table:table-cell>
          <table:table-cell office:value-type="string" calcext:value-type="string">
            <text:p>[0, 0, 0, 0, 1, 0, 0, 0, 0, 0, 1, 0, 0, 0, 0, 6, 0, 0, 0, 0, 0, 0, 0, 1, 0, 0, 0, 0, 0, 0, 2, 0, 0, 0, 0, 0, 0, 0, 0, 0, 0, 0, 0, 0, 0, 0, 1, 0, 6, 0, 0, 0, 0, 0, 0, 0, 0, 0, 0, 0, 0, 0, 0, 0, 0, 0, 0, 0, 0, 0, 0, 0, 0, 2, 0, 0, 2, 0, 4, 0, 0, 0, 0, 0, 0]</text:p>
          </table:table-cell>
        </table:table-row>
        <table:table-row table:style-name="ro13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Utilities/cmcurl/lib/multi.cpp</text:p>
          </table:table-cell>
          <table:table-cell office:value-type="float" office:value="3116" calcext:value-type="float">
            <text:p>3116</text:p>
          </table:table-cell>
          <table:table-cell office:value-type="string" calcext:value-type="string">
            <text:p>fprintf(stderr, "%d ", (int)s)</text:p>
          </table:table-cell>
          <table:table-cell office:value-type="string" calcext:value-type="string">
            <text:p>second/download/CMake/CMake-old-new/Kitware_CMake_repos_log_63.cpp</text:p>
          </table:table-cell>
          <table:table-cell office:value-type="string" calcext:value-type="string">
            <text:p>{</text:p>
            <text:p>        curl_socket_t s = data-&gt;sockets[i];</text:p>
            <text:p>        struct Curl_sh_entry *entry = sh_getentry(&amp;multi-&gt;sockhash, s);</text:p>
            <text:p/>
            <text:p>        fprintf(stderr, "%d ", (int)s);</text:p>
            <text:p>        if(!entry) {</text:p>
            <text:p>          fprintf(stderr, "INTERNAL CONFUSION\n");</text:p>
            <text:p>          continue;</text:p>
            <text:p>        }</text:p>
            <text:p>        fprintf(stderr, "[%s %s] ",</text:p>
            <text:p>                entry-&gt;action&amp;CURL_POLL_IN?"RECVING":"",</text:p>
            <text:p>                entry-&gt;action&amp;CURL_POLL_OUT?"SENDING":"");</text:p>
            <text:p>      }</text:p>
          </table:table-cell>
          <table:table-cell office:value-type="string" calcext:value-type="string">
            <text:p>second/download/CMake/CMake-old-new/Kitware_CMake_repos_block_63.cpp</text:p>
          </table:table-cell>
          <table:table-cell office:value-type="string" calcext:value-type="string">
            <text:p>[1, 0, 0, 0, 0, 1, 0, 0, 0, 0, 2, 0, 0, 0, 0, 32, 0, 0, 2, 2, 0, 0, 2, 7, 0, 0, 0, 0, 1, 0, 4, 0, 0, 0, 0, 0, 0, 0, 0, 0, 0, 0, 0, 0, 0, 0, 10, 2, 24, 0, 0, 0, 0, 0, 0, 0, 0, 0, 0, 0, 0, 0, 0, 0, 0, 2, 0, 1, 0, 3, 3, 2, 0, 4, 0, 0, 3, 0, 11, 0, 0, 0, 0, 0, 0]</text:p>
          </table:table-cell>
        </table:table-row>
        <table:table-row table:style-name="ro13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Utilities/cmcurl/lib/cookie.cpp</text:p>
          </table:table-cell>
          <table:table-cell office:value-type="float" office:value="1374" calcext:value-type="float">
            <text:p>1374</text:p>
          </table:table-cell>
          <table:table-cell office:value-type="string" calcext:value-type="string">
            <text:p>fprintf(out, "%s\n", format_ptr)</text:p>
          </table:table-cell>
          <table:table-cell office:value-type="string" calcext:value-type="string">
            <text:p>second/download/CMake/CMake-old-new/Kitware_CMake_repos_log_122.cpp</text:p>
          </table:table-cell>
          <table:table-cell office:value-type="string" calcext:value-type="string">
            <text:p>{</text:p>
            <text:p>    if(!co-&gt;domain)</text:p>
            <text:p>      continue;</text:p>
            <text:p>    format_ptr = get_netscape_format(co);</text:p>
            <text:p>    if(format_ptr == NULL) {</text:p>
            <text:p>      fprintf(out, "#\n# Fatal libcurl error\n");</text:p>
            <text:p>      if(!use_stdout)</text:p>
            <text:p>        fclose(out);</text:p>
            <text:p>      return 1;</text:p>
            <text:p>    }</text:p>
            <text:p>    fprintf(out, "%s\n", format_ptr);</text:p>
            <text:p>    free(format_ptr);</text:p>
            <text:p>  }</text:p>
          </table:table-cell>
          <table:table-cell office:value-type="string" calcext:value-type="string">
            <text:p>second/download/CMake/CMake-old-new/Kitware_CMake_repos_block_122.cpp</text:p>
          </table:table-cell>
          <table:table-cell office:value-type="string" calcext:value-type="string">
            <text:p>[3, 0, 0, 0, 0, 1, 1, 0, 0, 0, 4, 0, 0, 0, 0, 18, 0, 0, 0, 0, 0, 0, 0, 3, 0, 0, 0, 0, 0, 0, 5, 0, 0, 0, 0, 0, 0, 0, 0, 0, 0, 0, 0, 0, 0, 0, 5, 0, 17, 0, 0, 0, 0, 0, 0, 0, 0, 0, 0, 0, 0, 0, 0, 0, 0, 0, 0, 0, 0, 3, 3, 0, 0, 5, 0, 0, 5, 0, 8, 0, 0, 0, 0, 0, 0]</text:p>
          </table:table-cell>
        </table:table-row>
        <table:table-row table:style-name="ro12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Utilities/cmjsoncpp/src/lib_json/json_reader.cpp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fprintf(stderr,</text:p>
            <text:p>            "Error from reader: %s",</text:p>
            <text:p>            reader.getFormattedErrorMessages().c_str())</text:p>
          </table:table-cell>
          <table:table-cell office:value-type="string" calcext:value-type="string">
            <text:p>second/download/CMake/CMake-old-new/Kitware_CMake_repos_log_164.cpp</text:p>
          </table:table-cell>
          <table:table-cell office:value-type="string" calcext:value-type="string">
            <text:p>{</text:p>
            <text:p>    fprintf(stderr,</text:p>
            <text:p>            "Error from reader: %s",</text:p>
            <text:p>            reader.getFormattedErrorMessages().c_str());</text:p>
            <text:p/>
            <text:p>    JSON_FAIL_MESSAGE("reader error");</text:p>
            <text:p>  }</text:p>
          </table:table-cell>
          <table:table-cell office:value-type="string" calcext:value-type="string">
            <text:p>second/download/CMake/CMake-old-new/Kitware_CMake_repos_block_164.cpp</text:p>
          </table:table-cell>
          <table:table-cell office:value-type="string" calcext:value-type="string">
            <text:p>[0, 0, 0, 0, 0, 0, 0, 0, 0, 0, 1, 0, 0, 0, 0, 7, 0, 0, 0, 0, 0, 0, 0, 2, 0, 0, 0, 0, 0, 0, 4, 0, 0, 0, 0, 0, 0, 0, 0, 0, 0, 0, 0, 0, 0, 0, 2, 0, 6, 0, 0, 0, 0, 0, 0, 0, 0, 0, 0, 0, 0, 0, 0, 0, 0, 0, 0, 0, 0, 0, 0, 0, 0, 4, 0, 0, 2, 0, 4, 0, 0, 0, 0, 0, 0]</text:p>
          </table:table-cell>
        </table:table-row>
        <table:table-row table:style-name="ro12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Utilities/cmlibarchive/libarchive/archive_write_set_format_mtree.cpp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archive_string_sprintf(&amp;setstr, " uid=%jd",</text:p>
            <text:p>    (intmax_t)mtree-&gt;set.uid)</text:p>
          </table:table-cell>
          <table:table-cell office:value-type="string" calcext:value-type="string">
            <text:p>second/download/CMake/CMake-old-new/Kitware_CMake_repos_log_174.cpp</text:p>
          </table:table-cell>
          <table:table-cell office:value-type="string" calcext:value-type="string">
            <text:p>{</text:p>
            <text:p>mtree-&gt;set.uid = acs-&gt;uid_list-&gt;m_entry-&gt;uid;</text:p>
            <text:p>archive_string_sprintf(&amp;setstr, " uid=%jd",</text:p>
            <text:p>    (intmax_t)mtree-&gt;set.uid);</text:p>
            <text:p>}</text:p>
          </table:table-cell>
          <table:table-cell office:value-type="string" calcext:value-type="string">
            <text:p>second/download/CMake/CMake-old-new/Kitware_CMake_repos_block_174.cpp</text:p>
          </table:table-cell>
          <table:table-cell office:value-type="string" calcext:value-type="string">
            <text:p>[0, 0, 0, 0, 0, 0, 0, 0, 0, 0, 1, 0, 0, 0, 0, 16, 0, 0, 0, 0, 0, 0, 0, 1, 0, 0, 0, 0, 0, 0, 1, 0, 0, 0, 0, 0, 0, 0, 0, 0, 0, 0, 0, 0, 0, 0, 11, 0, 5, 0, 0, 0, 0, 0, 0, 0, 0, 0, 0, 0, 0, 0, 0, 0, 0, 0, 0, 0, 0, 0, 0, 0, 0, 1, 0, 0, 2, 0, 3, 0, 0, 0, 0, 0, 0]</text:p>
          </table:table-cell>
        </table:table-row>
        <table:table-row table:style-name="ro12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Utilities/cmlibarchive/libarchive/archive_write_set_format_mtree.cpp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archive_string_sprintf(&amp;setstr, " gid=%jd",</text:p>
            <text:p>    (intmax_t)mtree-&gt;set.gid)</text:p>
          </table:table-cell>
          <table:table-cell office:value-type="string" calcext:value-type="string">
            <text:p>second/download/CMake/CMake-old-new/Kitware_CMake_repos_log_175.cpp</text:p>
          </table:table-cell>
          <table:table-cell office:value-type="string" calcext:value-type="string">
            <text:p>{</text:p>
            <text:p>mtree-&gt;set.gid = acs-&gt;gid_list-&gt;m_entry-&gt;gid;</text:p>
            <text:p>archive_string_sprintf(&amp;setstr, " gid=%jd",</text:p>
            <text:p>    (intmax_t)mtree-&gt;set.gid);</text:p>
            <text:p>}</text:p>
          </table:table-cell>
          <table:table-cell office:value-type="string" calcext:value-type="string">
            <text:p>second/download/CMake/CMake-old-new/Kitware_CMake_repos_block_175.cpp</text:p>
          </table:table-cell>
          <table:table-cell office:value-type="string" calcext:value-type="string">
            <text:p>[0, 0, 0, 0, 0, 0, 0, 0, 0, 0, 1, 0, 0, 0, 0, 16, 0, 0, 0, 0, 0, 0, 0, 1, 0, 0, 0, 0, 0, 0, 1, 0, 0, 0, 0, 0, 0, 0, 0, 0, 0, 0, 0, 0, 0, 0, 11, 0, 5, 0, 0, 0, 0, 0, 0, 0, 0, 0, 0, 0, 0, 0, 0, 0, 0, 0, 0, 0, 0, 0, 0, 0, 0, 1, 0, 0, 2, 0, 3, 0, 0, 0, 0, 0, 0]</text:p>
          </table:table-cell>
        </table:table-row>
        <table:table-row table:style-name="ro12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Utilities/cmlibarchive/libarchive/archive_write_set_format_mtree.cpp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archive_string_sprintf(&amp;setstr, " mode=%o",</text:p>
            <text:p>    (unsigned int)mtree-&gt;set.mode)</text:p>
          </table:table-cell>
          <table:table-cell office:value-type="string" calcext:value-type="string">
            <text:p>second/download/CMake/CMake-old-new/Kitware_CMake_repos_log_176.cpp</text:p>
          </table:table-cell>
          <table:table-cell office:value-type="string" calcext:value-type="string">
            <text:p>{</text:p>
            <text:p>mtree-&gt;set.mode = acs-&gt;mode_list-&gt;m_entry-&gt;mode;</text:p>
            <text:p>archive_string_sprintf(&amp;setstr, " mode=%o",</text:p>
            <text:p>    (unsigned int)mtree-&gt;set.mode);</text:p>
            <text:p>}</text:p>
          </table:table-cell>
          <table:table-cell office:value-type="string" calcext:value-type="string">
            <text:p>second/download/CMake/CMake-old-new/Kitware_CMake_repos_block_176.cpp</text:p>
          </table:table-cell>
          <table:table-cell office:value-type="string" calcext:value-type="string">
            <text:p>[0, 0, 0, 0, 0, 0, 0, 0, 0, 0, 1, 0, 0, 0, 0, 17, 0, 0, 0, 0, 0, 0, 0, 1, 0, 0, 0, 0, 0, 0, 1, 0, 0, 0, 0, 0, 0, 0, 0, 0, 0, 0, 0, 0, 0, 0, 11, 0, 5, 0, 0, 0, 0, 0, 0, 0, 0, 0, 0, 0, 0, 0, 0, 0, 0, 0, 0, 0, 0, 0, 0, 0, 0, 1, 0, 0, 2, 0, 3, 0, 0, 0, 0, 0, 0]</text:p>
          </table:table-cell>
        </table:table-row>
        <table:table-row table:style-name="ro12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Utilities/cmlibarchive/libarchive/archive_write_set_format_mtree.cpp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archive_string_sprintf(&amp;mtree-&gt;buf, "/unset%s\n", unsetstr.s)</text:p>
          </table:table-cell>
          <table:table-cell office:value-type="string" calcext:value-type="string">
            <text:p>second/download/CMake/CMake-old-new/Kitware_CMake_repos_log_177.cpp</text:p>
          </table:table-cell>
          <table:table-cell office:value-type="string" calcext:value-type="string">
            <text:p>archive_string_sprintf(&amp;mtree-&gt;buf, "/unset%s\n", unsetstr.s)</text:p>
          </table:table-cell>
          <table:table-cell office:value-type="string" calcext:value-type="string">
            <text:p>second/download/CMake/CMake-old-new/Kitware_CMake_repos_block_177.cpp</text:p>
          </table:table-cell>
          <table:table-cell office:value-type="string" calcext:value-type="string">
            <text:p>[0, 0, 0, 0, 0, 0, 0, 0, 0, 0, 0, 0, 0, 0, 0, 1, 0, 0, 0, 0, 0, 0, 0, 1, 0, 0, 0, 0, 0, 0, 0, 0, 0, 0, 0, 0, 0, 0, 0, 0, 0, 0, 0, 0, 0, 0, 0, 0, 0, 0, 0, 0, 0, 0, 0, 0, 0, 0, 0, 0, 0, 0, 0, 0, 0, 0, 0, 0, 0, 0, 0, 0, 0, 1, 0, 0, 0, 0, 3, 0, 0, 0, 1, 0, 0]</text:p>
          </table:table-cell>
        </table:table-row>
        <table:table-row table:style-name="ro12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Utilities/cmlibarchive/libarchive/archive_write_set_format_mtree.cpp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archive_string_sprintf(&amp;mtree-&gt;buf, "/set%s\n", setstr.s)</text:p>
          </table:table-cell>
          <table:table-cell office:value-type="string" calcext:value-type="string">
            <text:p>second/download/CMake/CMake-old-new/Kitware_CMake_repos_log_178.cpp</text:p>
          </table:table-cell>
          <table:table-cell office:value-type="string" calcext:value-type="string">
            <text:p>archive_string_sprintf(&amp;mtree-&gt;buf, "/set%s\n", setstr.s)</text:p>
          </table:table-cell>
          <table:table-cell office:value-type="string" calcext:value-type="string">
            <text:p>second/download/CMake/CMake-old-new/Kitware_CMake_repos_block_178.cpp</text:p>
          </table:table-cell>
          <table:table-cell office:value-type="string" calcext:value-type="string">
            <text:p>[0, 0, 0, 0, 0, 0, 0, 0, 0, 0, 0, 0, 0, 0, 0, 1, 0, 0, 0, 0, 0, 0, 0, 1, 0, 0, 0, 0, 0, 0, 0, 0, 0, 0, 0, 0, 0, 0, 0, 0, 0, 0, 0, 0, 0, 0, 0, 0, 0, 0, 0, 0, 0, 0, 0, 0, 0, 0, 0, 0, 0, 0, 0, 0, 0, 0, 0, 0, 0, 0, 0, 0, 0, 1, 0, 0, 0, 0, 3, 0, 0, 0, 1, 0, 0]</text:p>
          </table:table-cell>
        </table:table-row>
        <table:table-row table:style-name="ro12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Utilities/cmlibarchive/libarchive/archive_write_set_format_mtree.cpp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archive_string_sprintf(&amp;mtree-&gt;buf,</text:p>
            <text:p>    "# %s\n",</text:p>
            <text:p>    me-&gt;basename.s)</text:p>
          </table:table-cell>
          <table:table-cell office:value-type="string" calcext:value-type="string">
            <text:p>second/download/CMake/CMake-old-new/Kitware_CMake_repos_log_183.cpp</text:p>
          </table:table-cell>
          <table:table-cell office:value-type="string" calcext:value-type="string">
            <text:p>archive_string_sprintf(&amp;mtree-&gt;buf,</text:p>
            <text:p>    "# %s\n",</text:p>
            <text:p>    me-&gt;basename.s)</text:p>
          </table:table-cell>
          <table:table-cell office:value-type="string" calcext:value-type="string">
            <text:p>second/download/CMake/CMake-old-new/Kitware_CMake_repos_block_183.cpp</text:p>
          </table:table-cell>
          <table:table-cell office:value-type="string" calcext:value-type="string">
            <text:p>[0, 0, 0, 0, 0, 0, 0, 0, 0, 0, 0, 0, 0, 0, 0, 1, 0, 0, 0, 0, 0, 0, 0, 1, 0, 0, 0, 0, 0, 0, 0, 0, 0, 0, 0, 0, 0, 0, 0, 0, 0, 0, 0, 0, 0, 0, 0, 0, 0, 0, 0, 0, 0, 0, 0, 0, 0, 0, 0, 0, 0, 0, 0, 0, 0, 0, 0, 0, 0, 0, 0, 0, 0, 1, 0, 0, 0, 0, 3, 0, 0, 0, 1, 0, 0]</text:p>
          </table:table-cell>
        </table:table-row>
        <table:table-row table:style-name="ro12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Utilities/cmlibarchive/libarchive/archive_write_set_format_mtree.cpp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archive_string_sprintf(str, " nlink=%u", me-&gt;nlink)</text:p>
          </table:table-cell>
          <table:table-cell office:value-type="string" calcext:value-type="string">
            <text:p>second/download/CMake/CMake-old-new/Kitware_CMake_repos_log_184.cpp</text:p>
          </table:table-cell>
          <table:table-cell office:value-type="string" calcext:value-type="string">
            <text:p>archive_string_sprintf(str, " nlink=%u", me-&gt;nlink)</text:p>
          </table:table-cell>
          <table:table-cell office:value-type="string" calcext:value-type="string">
            <text:p>second/download/CMake/CMake-old-new/Kitware_CMake_repos_block_184.cpp</text:p>
          </table:table-cell>
          <table:table-cell office:value-type="string" calcext:value-type="string">
            <text:p>[0, 0, 0, 0, 0, 0, 0, 0, 0, 0, 0, 0, 0, 0, 0, 1, 0, 0, 0, 0, 0, 0, 0, 1, 0, 0, 0, 0, 0, 0, 0, 0, 0, 0, 0, 0, 0, 0, 0, 0, 0, 0, 0, 0, 0, 0, 0, 0, 0, 0, 0, 0, 0, 0, 0, 0, 0, 0, 0, 0, 0, 0, 0, 0, 0, 0, 0, 0, 0, 0, 0, 0, 0, 1, 0, 0, 0, 0, 3, 0, 0, 0, 1, 0, 0]</text:p>
          </table:table-cell>
        </table:table-row>
        <table:table-row table:style-name="ro12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Utilities/cmlibarchive/libarchive/archive_write_set_format_mtree.cpp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archive_string_sprintf(str, " mode=%o", (unsigned int)me-&gt;mode)</text:p>
          </table:table-cell>
          <table:table-cell office:value-type="string" calcext:value-type="string">
            <text:p>second/download/CMake/CMake-old-new/Kitware_CMake_repos_log_186.cpp</text:p>
          </table:table-cell>
          <table:table-cell office:value-type="string" calcext:value-type="string">
            <text:p>archive_string_sprintf(str, " mode=%o", (unsigned int)me-&gt;mode)</text:p>
          </table:table-cell>
          <table:table-cell office:value-type="string" calcext:value-type="string">
            <text:p>second/download/CMake/CMake-old-new/Kitware_CMake_repos_block_186.cpp</text:p>
          </table:table-cell>
          <table:table-cell office:value-type="string" calcext:value-type="string">
            <text:p>[0, 0, 0, 0, 0, 0, 0, 0, 0, 0, 0, 0, 0, 0, 0, 1, 0, 0, 0, 0, 0, 0, 0, 1, 0, 0, 0, 0, 0, 0, 0, 0, 0, 0, 0, 0, 0, 0, 0, 0, 0, 0, 0, 0, 0, 0, 0, 0, 0, 0, 0, 0, 0, 0, 0, 0, 0, 0, 0, 0, 0, 0, 0, 0, 0, 0, 0, 0, 0, 0, 0, 0, 0, 1, 0, 0, 0, 0, 3, 0, 0, 0, 1, 0, 0]</text:p>
          </table:table-cell>
        </table:table-row>
        <table:table-row table:style-name="ro12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Utilities/cmlibarchive/libarchive/archive_write_set_format_mtree.cpp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archive_string_sprintf(str, " gid=%jd", (intmax_t)me-&gt;gid)</text:p>
          </table:table-cell>
          <table:table-cell office:value-type="string" calcext:value-type="string">
            <text:p>second/download/CMake/CMake-old-new/Kitware_CMake_repos_log_187.cpp</text:p>
          </table:table-cell>
          <table:table-cell office:value-type="string" calcext:value-type="string">
            <text:p>archive_string_sprintf(str, " gid=%jd", (intmax_t)me-&gt;gid)</text:p>
          </table:table-cell>
          <table:table-cell office:value-type="string" calcext:value-type="string">
            <text:p>second/download/CMake/CMake-old-new/Kitware_CMake_repos_block_187.cpp</text:p>
          </table:table-cell>
          <table:table-cell office:value-type="string" calcext:value-type="string">
            <text:p>[0, 0, 0, 0, 0, 0, 0, 0, 0, 0, 0, 0, 0, 0, 0, 1, 0, 0, 0, 0, 0, 0, 0, 1, 0, 0, 0, 0, 0, 0, 0, 0, 0, 0, 0, 0, 0, 0, 0, 0, 0, 0, 0, 0, 0, 0, 0, 0, 0, 0, 0, 0, 0, 0, 0, 0, 0, 0, 0, 0, 0, 0, 0, 0, 0, 0, 0, 0, 0, 0, 0, 0, 0, 1, 0, 0, 0, 0, 3, 0, 0, 0, 1, 0, 0]</text:p>
          </table:table-cell>
        </table:table-row>
        <table:table-row table:style-name="ro12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Utilities/cmlibarchive/libarchive/archive_write_set_format_mtree.cpp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archive_string_sprintf(str, " uid=%jd", (intmax_t)me-&gt;uid)</text:p>
          </table:table-cell>
          <table:table-cell office:value-type="string" calcext:value-type="string">
            <text:p>second/download/CMake/CMake-old-new/Kitware_CMake_repos_log_188.cpp</text:p>
          </table:table-cell>
          <table:table-cell office:value-type="string" calcext:value-type="string">
            <text:p>archive_string_sprintf(str, " uid=%jd", (intmax_t)me-&gt;uid)</text:p>
          </table:table-cell>
          <table:table-cell office:value-type="string" calcext:value-type="string">
            <text:p>second/download/CMake/CMake-old-new/Kitware_CMake_repos_block_188.cpp</text:p>
          </table:table-cell>
          <table:table-cell office:value-type="string" calcext:value-type="string">
            <text:p>[0, 0, 0, 0, 0, 0, 0, 0, 0, 0, 0, 0, 0, 0, 0, 1, 0, 0, 0, 0, 0, 0, 0, 1, 0, 0, 0, 0, 0, 0, 0, 0, 0, 0, 0, 0, 0, 0, 0, 0, 0, 0, 0, 0, 0, 0, 0, 0, 0, 0, 0, 0, 0, 0, 0, 0, 0, 0, 0, 0, 0, 0, 0, 0, 0, 0, 0, 0, 0, 0, 0, 0, 0, 1, 0, 0, 0, 0, 3, 0, 0, 0, 1, 0, 0]</text:p>
          </table:table-cell>
        </table:table-row>
        <table:table-row table:style-name="ro12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Utilities/cmlibarchive/libarchive/archive_write_set_format_mtree.cpp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archive_string_sprintf(str, " inode=%jd", (intmax_t)me-&gt;ino)</text:p>
          </table:table-cell>
          <table:table-cell office:value-type="string" calcext:value-type="string">
            <text:p>second/download/CMake/CMake-old-new/Kitware_CMake_repos_log_189.cpp</text:p>
          </table:table-cell>
          <table:table-cell office:value-type="string" calcext:value-type="string">
            <text:p>archive_string_sprintf(str, " inode=%jd", (intmax_t)me-&gt;ino)</text:p>
          </table:table-cell>
          <table:table-cell office:value-type="string" calcext:value-type="string">
            <text:p>second/download/CMake/CMake-old-new/Kitware_CMake_repos_block_189.cpp</text:p>
          </table:table-cell>
          <table:table-cell office:value-type="string" calcext:value-type="string">
            <text:p>[0, 0, 0, 0, 0, 0, 0, 0, 0, 0, 0, 0, 0, 0, 0, 1, 0, 0, 0, 0, 0, 0, 0, 1, 0, 0, 0, 0, 0, 0, 0, 0, 0, 0, 0, 0, 0, 0, 0, 0, 0, 0, 0, 0, 0, 0, 0, 0, 0, 0, 0, 0, 0, 0, 0, 0, 0, 0, 0, 0, 0, 0, 0, 0, 0, 0, 0, 0, 0, 0, 0, 0, 0, 1, 0, 0, 0, 0, 3, 0, 0, 0, 1, 0, 0]</text:p>
          </table:table-cell>
        </table:table-row>
        <table:table-row table:style-name="ro12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Utilities/cmlibarchive/libarchive/archive_write_set_format_mtree.cpp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archive_string_sprintf(str, " size=%jd",</text:p>
            <text:p>    (intmax_t)me-&gt;size)</text:p>
          </table:table-cell>
          <table:table-cell office:value-type="string" calcext:value-type="string">
            <text:p>second/download/CMake/CMake-old-new/Kitware_CMake_repos_log_193.cpp</text:p>
          </table:table-cell>
          <table:table-cell office:value-type="string" calcext:value-type="string">
            <text:p>archive_string_sprintf(str, " size=%jd",</text:p>
            <text:p>    (intmax_t)me-&gt;size)</text:p>
          </table:table-cell>
          <table:table-cell office:value-type="string" calcext:value-type="string">
            <text:p>second/download/CMake/CMake-old-new/Kitware_CMake_repos_block_193.cpp</text:p>
          </table:table-cell>
          <table:table-cell office:value-type="string" calcext:value-type="string">
            <text:p>[0, 0, 0, 0, 0, 0, 0, 0, 0, 0, 0, 0, 0, 0, 0, 1, 0, 0, 0, 0, 0, 0, 0, 1, 0, 0, 0, 0, 0, 0, 0, 0, 0, 0, 0, 0, 0, 0, 0, 0, 0, 0, 0, 0, 0, 0, 0, 0, 0, 0, 0, 0, 0, 0, 0, 0, 0, 0, 0, 0, 0, 0, 0, 0, 0, 0, 0, 0, 0, 0, 0, 0, 0, 1, 0, 0, 0, 0, 3, 0, 0, 0, 1, 0, 0]</text:p>
          </table:table-cell>
        </table:table-row>
        <table:table-row table:style-name="ro12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Utilities/cmlibarchive/libarchive/archive_write_set_format_mtree.cpp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archive_string_sprintf(str, " cksum=%ju",</text:p>
            <text:p>    (uintmax_t)reg-&gt;crc)</text:p>
          </table:table-cell>
          <table:table-cell office:value-type="string" calcext:value-type="string">
            <text:p>second/download/CMake/CMake-old-new/Kitware_CMake_repos_log_197.cpp</text:p>
          </table:table-cell>
          <table:table-cell office:value-type="string" calcext:value-type="string">
            <text:p>{</text:p>
            <text:p>archive_string_sprintf(str, " cksum=%ju",</text:p>
            <text:p>    (uintmax_t)reg-&gt;crc);</text:p>
            <text:p>}</text:p>
          </table:table-cell>
          <table:table-cell office:value-type="string" calcext:value-type="string">
            <text:p>second/download/CMake/CMake-old-new/Kitware_CMake_repos_block_197.cpp</text:p>
          </table:table-cell>
          <table:table-cell office:value-type="string" calcext:value-type="string">
            <text:p>[0, 0, 0, 0, 0, 0, 0, 0, 0, 0, 1, 0, 0, 0, 0, 6, 0, 0, 0, 0, 0, 0, 0, 1, 0, 0, 0, 0, 0, 0, 1, 0, 0, 0, 0, 0, 0, 0, 0, 0, 0, 0, 0, 0, 0, 0, 3, 0, 4, 0, 0, 0, 0, 0, 0, 0, 0, 0, 0, 0, 0, 0, 0, 0, 0, 0, 0, 0, 0, 0, 0, 0, 0, 1, 0, 0, 1, 0, 3, 0, 0, 0, 0, 0, 0]</text:p>
          </table:table-cell>
        </table:table-row>
        <table:table-row table:style-name="ro12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Utilities/cmlibarchive/libarchive/archive_read_support_format_xar.cpp</text:p>
          </table:table-cell>
          <table:table-cell office:value-type="float" office:value="1895" calcext:value-type="float">
            <text:p>1895</text:p>
          </table:table-cell>
          <table:table-cell office:value-type="string" calcext:value-type="string">
            <text:p>fprintf(stderr, "UNKNOWNTAG_START:%s\n", name)</text:p>
          </table:table-cell>
          <table:table-cell office:value-type="string" calcext:value-type="string">
            <text:p>second/download/CMake/CMake-old-new/Kitware_CMake_repos_log_246.cpp</text:p>
          </table:table-cell>
          <table:table-cell office:value-type="string" calcext:value-type="string">
            <text:p>{</text:p>
            <text:p>#if DEBUG</text:p>
            <text:p>fprintf(stderr, "UNKNOWNTAG_START:%s\n", name);</text:p>
            <text:p>#endif</text:p>
            <text:p>xar-&gt;xmlsts_unknown = xar-&gt;xmlsts;</text:p>
            <text:p>xar-&gt;xmlsts = UNKNOWN;</text:p>
            <text:p>}</text:p>
          </table:table-cell>
          <table:table-cell office:value-type="string" calcext:value-type="string">
            <text:p>second/download/CMake/CMake-old-new/Kitware_CMake_repos_block_246.cpp</text:p>
          </table:table-cell>
          <table:table-cell office:value-type="string" calcext:value-type="string">
            <text:p>[1, 0, 0, 0, 0, 0, 0, 0, 0, 0, 1, 0, 0, 0, 0, 14, 0, 0, 0, 0, 0, 0, 0, 1, 0, 0, 0, 0, 0, 0, 1, 0, 0, 0, 0, 0, 0, 0, 0, 0, 0, 0, 0, 0, 0, 0, 5, 0, 7, 0, 0, 0, 0, 0, 0, 0, 0, 0, 0, 0, 0, 0, 0, 0, 0, 0, 0, 0, 0, 0, 0, 0, 0, 1, 0, 0, 3, 0, 3, 2, 0, 0, 0, 0, 0]</text:p>
          </table:table-cell>
        </table:table-row>
        <table:table-row table:style-name="ro12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Utilities/cmlibarchive/libarchive/archive_read_support_format_xar.cpp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fprintf(stderr, "UNKNOWNTAG_END:%s\n", name)</text:p>
          </table:table-cell>
          <table:table-cell office:value-type="string" calcext:value-type="string">
            <text:p>second/download/CMake/CMake-old-new/Kitware_CMake_repos_log_247.cpp</text:p>
          </table:table-cell>
          <table:table-cell office:value-type="string" calcext:value-type="string">
            <text:p>{</text:p>
            <text:p>#if DEBUG</text:p>
            <text:p>fprintf(stderr, "UNKNOWNTAG_END:%s\n", name);</text:p>
            <text:p>#endif</text:p>
            <text:p>xar-&gt;xmlsts = xar-&gt;xmlsts_unknown;</text:p>
            <text:p>}</text:p>
          </table:table-cell>
          <table:table-cell office:value-type="string" calcext:value-type="string">
            <text:p>second/download/CMake/CMake-old-new/Kitware_CMake_repos_block_247.cpp</text:p>
          </table:table-cell>
          <table:table-cell office:value-type="string" calcext:value-type="string">
            <text:p>[1, 0, 0, 0, 0, 0, 0, 0, 0, 0, 1, 0, 0, 0, 0, 10, 0, 0, 0, 0, 0, 0, 0, 1, 0, 0, 0, 0, 0, 0, 1, 0, 0, 0, 0, 0, 0, 0, 0, 0, 0, 0, 0, 0, 0, 0, 3, 0, 6, 0, 0, 0, 0, 0, 0, 0, 0, 0, 0, 0, 0, 0, 0, 0, 0, 0, 0, 0, 0, 0, 0, 0, 0, 1, 0, 0, 2, 0, 3, 2, 0, 0, 0, 0, 0]</text:p>
          </table:table-cell>
        </table:table-row>
        <table:table-row table:style-name="ro12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Utilities/cmlibarchive/libarchive/archive_read_support_format_xar.cpp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fprintf(stderr, "xml_sta:[%s]\n", name)</text:p>
          </table:table-cell>
          <table:table-cell office:value-type="string" calcext:value-type="string">
            <text:p>second/download/CMake/CMake-old-new/Kitware_CMake_repos_log_248.cpp</text:p>
          </table:table-cell>
          <table:table-cell/>
          <table:table-cell office:value-type="string" calcext:value-type="string">
            <text:p>second/download/CMake/CMake-old-new/Kitware_CMake_repos_block_248.cpp</text:p>
          </table:table-cell>
          <table:table-cell office:value-type="string" calcext:value-type="string">
            <text:p>[0, 0, 0, 0, 0, 0, 0, 0, 0, 0, 0, 0, 0, 0, 0, 0, 0, 0, 0, 0, 0, 0, 0, 0, 0, 0, 0, 0, 0, 0, 0, 0, 0, 0, 0, 0, 0, 0, 0, 0, 0, 0, 0, 0, 0, 0, 0, 0, 0, 0, 0, 0, 0, 0, 0, 0, 0, 0, 0, 0, 0, 0, 0, 0, 0, 0, 0, 0, 0, 0, 0, 0, 0, 0, 0, 0, 0, 0, 0, 0, 0, 0, 0, 0, 0]</text:p>
          </table:table-cell>
        </table:table-row>
        <table:table-row table:style-name="ro12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Utilities/cmlibarchive/libarchive/archive_read_support_format_xar.cpp</text:p>
          </table:table-cell>
          <table:table-cell office:value-type="float" office:value="2216" calcext:value-type="float">
            <text:p>2216</text:p>
          </table:table-cell>
          <table:table-cell office:value-type="string" calcext:value-type="string">
            <text:p>fprintf(stderr, "xml_end:[%s]\n", name)</text:p>
          </table:table-cell>
          <table:table-cell office:value-type="string" calcext:value-type="string">
            <text:p>second/download/CMake/CMake-old-new/Kitware_CMake_repos_log_250.cpp</text:p>
          </table:table-cell>
          <table:table-cell/>
          <table:table-cell office:value-type="string" calcext:value-type="string">
            <text:p>second/download/CMake/CMake-old-new/Kitware_CMake_repos_block_250.cpp</text:p>
          </table:table-cell>
          <table:table-cell office:value-type="string" calcext:value-type="string">
            <text:p>[0, 0, 0, 0, 0, 0, 0, 0, 0, 0, 0, 0, 0, 0, 0, 0, 0, 0, 0, 0, 0, 0, 0, 0, 0, 0, 0, 0, 0, 0, 0, 0, 0, 0, 0, 0, 0, 0, 0, 0, 0, 0, 0, 0, 0, 0, 0, 0, 0, 0, 0, 0, 0, 0, 0, 0, 0, 0, 0, 0, 0, 0, 0, 0, 0, 0, 0, 0, 0, 0, 0, 0, 0, 0, 0, 0, 0, 0, 0, 0, 0, 0, 0, 0, 0]</text:p>
          </table:table-cell>
        </table:table-row>
        <table:table-row table:style-name="ro12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Utilities/cmlibarchive/libarchive/archive_write_set_format_xar.cpp</text:p>
          </table:table-cell>
          <table:table-cell office:value-type="float" office:value="1207" calcext:value-type="float">
            <text:p>1207</text:p>
          </table:table-cell>
          <table:table-cell office:value-type="string" calcext:value-type="string">
            <text:p>archive_string_sprintf(&amp;linkto, "%d",</text:p>
            <text:p>    file-&gt;hardlink_target-&gt;id)</text:p>
          </table:table-cell>
          <table:table-cell office:value-type="string" calcext:value-type="string">
            <text:p>second/download/CMake/CMake-old-new/Kitware_CMake_repos_log_929.cpp</text:p>
          </table:table-cell>
          <table:table-cell office:value-type="string" calcext:value-type="string">
            <text:p>archive_string_sprintf(&amp;linkto, "%d",</text:p>
            <text:p>    file-&gt;hardlink_target-&gt;id)</text:p>
          </table:table-cell>
          <table:table-cell office:value-type="string" calcext:value-type="string">
            <text:p>second/download/CMake/CMake-old-new/Kitware_CMake_repos_block_929.cpp</text:p>
          </table:table-cell>
          <table:table-cell office:value-type="string" calcext:value-type="string">
            <text:p>[0, 0, 0, 0, 0, 0, 0, 0, 0, 0, 0, 0, 0, 0, 0, 1, 0, 0, 0, 0, 0, 0, 0, 1, 0, 0, 0, 0, 0, 0, 0, 0, 0, 0, 0, 0, 0, 0, 0, 0, 0, 0, 0, 0, 0, 0, 0, 0, 0, 0, 0, 0, 0, 0, 0, 0, 0, 0, 0, 0, 0, 0, 0, 0, 0, 0, 0, 0, 0, 0, 0, 0, 0, 1, 0, 0, 0, 0, 3, 0, 0, 0, 1, 0, 0]</text:p>
          </table:table-cell>
        </table:table-row>
        <table:table-row table:style-name="ro12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Utilities/cmlibarchive/libarchive/archive_write_set_format_shar.cpp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archive_string_sprintf(&amp;shar-&gt;work, "echo x %s\n", shar-&gt;quoted_name.s)</text:p>
          </table:table-cell>
          <table:table-cell office:value-type="string" calcext:value-type="string">
            <text:p>second/download/CMake/CMake-old-new/Kitware_CMake_repos_log_1143.cpp</text:p>
          </table:table-cell>
          <table:table-cell/>
          <table:table-cell office:value-type="string" calcext:value-type="string">
            <text:p>second/download/CMake/CMake-old-new/Kitware_CMake_repos_block_1143.cpp</text:p>
          </table:table-cell>
          <table:table-cell office:value-type="string" calcext:value-type="string">
            <text:p>[0, 0, 0, 0, 0, 0, 0, 0, 0, 0, 0, 0, 0, 0, 0, 0, 0, 0, 0, 0, 0, 0, 0, 0, 0, 0, 0, 0, 0, 0, 0, 0, 0, 0, 0, 0, 0, 0, 0, 0, 0, 0, 0, 0, 0, 0, 0, 0, 0, 0, 0, 0, 0, 0, 0, 0, 0, 0, 0, 0, 0, 0, 0, 0, 0, 0, 0, 0, 0, 0, 0, 0, 0, 0, 0, 0, 0, 0, 0, 0, 0, 0, 0, 0, 0]</text:p>
          </table:table-cell>
        </table:table-row>
        <table:table-row table:style-name="ro12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Utilities/cmlibarchive/libarchive/archive_write_set_format_shar.cpp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archive_string_sprintf(&amp;shar-&gt;work, " %s\n",</text:p>
            <text:p>    shar-&gt;quoted_name.s)</text:p>
          </table:table-cell>
          <table:table-cell office:value-type="string" calcext:value-type="string">
            <text:p>second/download/CMake/CMake-old-new/Kitware_CMake_repos_log_1144.cpp</text:p>
          </table:table-cell>
          <table:table-cell office:value-type="string" calcext:value-type="string">
            <text:p>{</text:p>
            <text:p>archive_strcat(&amp;shar-&gt;work, "ln -f ");</text:p>
            <text:p>shar_quote(&amp;shar-&gt;work, linkname, 1);</text:p>
            <text:p>archive_string_sprintf(&amp;shar-&gt;work, " %s\n",</text:p>
            <text:p>    shar-&gt;quoted_name.s);</text:p>
            <text:p>}</text:p>
          </table:table-cell>
          <table:table-cell office:value-type="string" calcext:value-type="string">
            <text:p>second/download/CMake/CMake-old-new/Kitware_CMake_repos_block_1144.cpp</text:p>
          </table:table-cell>
          <table:table-cell office:value-type="string" calcext:value-type="string">
            <text:p>[0, 0, 0, 0, 0, 0, 0, 0, 0, 0, 1, 0, 0, 0, 0, 17, 0, 0, 0, 0, 0, 0, 0, 3, 0, 0, 0, 0, 0, 0, 3, 0, 0, 0, 0, 0, 0, 0, 0, 0, 0, 0, 0, 0, 0, 0, 8, 0, 11, 0, 0, 0, 0, 0, 0, 0, 0, 0, 0, 0, 0, 0, 0, 0, 0, 0, 0, 0, 0, 0, 0, 0, 0, 3, 0, 0, 3, 0, 8, 0, 0, 0, 0, 0, 0]</text:p>
          </table:table-cell>
        </table:table-row>
        <table:table-row table:style-name="ro12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Utilities/cmlibarchive/libarchive/archive_write_set_format_shar.cpp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archive_string_sprintf(&amp;shar-&gt;work, " %s\n",</text:p>
            <text:p>    shar-&gt;quoted_name.s)</text:p>
          </table:table-cell>
          <table:table-cell office:value-type="string" calcext:value-type="string">
            <text:p>second/download/CMake/CMake-old-new/Kitware_CMake_repos_log_1145.cpp</text:p>
          </table:table-cell>
          <table:table-cell office:value-type="string" calcext:value-type="string">
            <text:p>{</text:p>
            <text:p>archive_strcat(&amp;shar-&gt;work, "ln -fs ");</text:p>
            <text:p>shar_quote(&amp;shar-&gt;work, linkname, 1);</text:p>
            <text:p>archive_string_sprintf(&amp;shar-&gt;work, " %s\n",</text:p>
            <text:p>    shar-&gt;quoted_name.s);</text:p>
            <text:p>}</text:p>
          </table:table-cell>
          <table:table-cell office:value-type="string" calcext:value-type="string">
            <text:p>second/download/CMake/CMake-old-new/Kitware_CMake_repos_block_1145.cpp</text:p>
          </table:table-cell>
          <table:table-cell office:value-type="string" calcext:value-type="string">
            <text:p>[0, 0, 0, 0, 0, 0, 0, 0, 0, 0, 1, 0, 0, 0, 0, 17, 0, 0, 0, 0, 0, 0, 0, 3, 0, 0, 0, 0, 0, 0, 3, 0, 0, 0, 0, 0, 0, 0, 0, 0, 0, 0, 0, 0, 0, 0, 8, 0, 11, 0, 0, 0, 0, 0, 0, 0, 0, 0, 0, 0, 0, 0, 0, 0, 0, 0, 0, 0, 0, 0, 0, 0, 0, 3, 0, 0, 3, 0, 8, 0, 0, 0, 0, 0, 0]</text:p>
          </table:table-cell>
        </table:table-row>
        <table:table-row table:style-name="ro9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Utilities/cmlibarchive/libarchive/archive_write_set_format_shar.cpp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archive_string_sprintf(&amp;shar-&gt;work,</text:p>
            <text:p>    "uudecode -p &gt; %s &lt;&lt; 'SHAR_END'\n",</text:p>
            <text:p>    shar-&gt;quoted_name.s)</text:p>
          </table:table-cell>
          <table:table-cell office:value-type="string" calcext:value-type="string">
            <text:p>second/download/CMake/CMake-old-new/Kitware_CMake_repos_log_1147.cpp</text:p>
          </table:table-cell>
          <table:table-cell office:value-type="string" calcext:value-type="string">
            <text:p>{</text:p>
            <text:p>unsigned int mode = archive_entry_mode(entry) &amp; 0777;</text:p>
            <text:p>archive_string_sprintf(&amp;shar-&gt;work,</text:p>
            <text:p>    "uudecode -p &gt; %s &lt;&lt; 'SHAR_END'\n",</text:p>
            <text:p>    shar-&gt;quoted_name.s);</text:p>
            <text:p>archive_string_sprintf(&amp;shar-&gt;work,</text:p>
            <text:p>    "begin %o ", mode);</text:p>
            <text:p>shar_quote(&amp;shar-&gt;work, name, 0);</text:p>
            <text:p>archive_strcat(&amp;shar-&gt;work, "\n");</text:p>
            <text:p>}</text:p>
          </table:table-cell>
          <table:table-cell office:value-type="string" calcext:value-type="string">
            <text:p>second/download/CMake/CMake-old-new/Kitware_CMake_repos_block_1147.cpp</text:p>
          </table:table-cell>
          <table:table-cell office:value-type="string" calcext:value-type="string">
            <text:p>[0, 0, 0, 0, 0, 0, 0, 0, 0, 0, 1, 0, 0, 0, 0, 27, 0, 0, 1, 1, 0, 0, 1, 5, 0, 0, 0, 0, 0, 0, 5, 0, 0, 0, 0, 0, 0, 0, 0, 0, 0, 0, 0, 0, 0, 0, 11, 0, 17, 0, 0, 0, 0, 0, 0, 0, 0, 0, 0, 0, 0, 0, 0, 0, 0, 1, 0, 0, 0, 0, 0, 0, 0, 5, 0, 0, 4, 0, 12, 0, 0, 0, 0, 0, 0]</text:p>
          </table:table-cell>
        </table:table-row>
        <table:table-row table:style-name="ro9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Utilities/cmlibarchive/libarchive/archive_write_set_format_shar.cpp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archive_string_sprintf(&amp;shar-&gt;work,</text:p>
            <text:p>    "begin %o ", mode)</text:p>
          </table:table-cell>
          <table:table-cell office:value-type="string" calcext:value-type="string">
            <text:p>second/download/CMake/CMake-old-new/Kitware_CMake_repos_log_1148.cpp</text:p>
          </table:table-cell>
          <table:table-cell office:value-type="string" calcext:value-type="string">
            <text:p>{</text:p>
            <text:p>unsigned int mode = archive_entry_mode(entry) &amp; 0777;</text:p>
            <text:p>archive_string_sprintf(&amp;shar-&gt;work,</text:p>
            <text:p>    "uudecode -p &gt; %s &lt;&lt; 'SHAR_END'\n",</text:p>
            <text:p>    shar-&gt;quoted_name.s);</text:p>
            <text:p>archive_string_sprintf(&amp;shar-&gt;work,</text:p>
            <text:p>    "begin %o ", mode);</text:p>
            <text:p>shar_quote(&amp;shar-&gt;work, name, 0);</text:p>
            <text:p>archive_strcat(&amp;shar-&gt;work, "\n");</text:p>
            <text:p>}</text:p>
          </table:table-cell>
          <table:table-cell office:value-type="string" calcext:value-type="string">
            <text:p>second/download/CMake/CMake-old-new/Kitware_CMake_repos_block_1148.cpp</text:p>
          </table:table-cell>
          <table:table-cell office:value-type="string" calcext:value-type="string">
            <text:p>[0, 0, 0, 0, 0, 0, 0, 0, 0, 0, 1, 0, 0, 0, 0, 27, 0, 0, 1, 1, 0, 0, 1, 5, 0, 0, 0, 0, 0, 0, 5, 0, 0, 0, 0, 0, 0, 0, 0, 0, 0, 0, 0, 0, 0, 0, 11, 0, 17, 0, 0, 0, 0, 0, 0, 0, 0, 0, 0, 0, 0, 0, 0, 0, 0, 1, 0, 0, 0, 0, 0, 0, 0, 5, 0, 0, 4, 0, 12, 0, 0, 0, 0, 0, 0]</text:p>
          </table:table-cell>
        </table:table-row>
        <table:table-row table:style-name="ro12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Utilities/cmlibarchive/libarchive/archive_write_set_format_shar.cpp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archive_string_sprintf(&amp;shar-&gt;work,</text:p>
            <text:p>    "sed 's/^X//' &gt; %s &lt;&lt; 'SHAR_END'\n",</text:p>
            <text:p>    shar-&gt;quoted_name.s)</text:p>
          </table:table-cell>
          <table:table-cell office:value-type="string" calcext:value-type="string">
            <text:p>second/download/CMake/CMake-old-new/Kitware_CMake_repos_log_1149.cpp</text:p>
          </table:table-cell>
          <table:table-cell office:value-type="string" calcext:value-type="string">
            <text:p>{</text:p>
            <text:p>archive_string_sprintf(&amp;shar-&gt;work,</text:p>
            <text:p>    "sed 's/^X//' &gt; %s &lt;&lt; 'SHAR_END'\n",</text:p>
            <text:p>    shar-&gt;quoted_name.s);</text:p>
            <text:p>}</text:p>
          </table:table-cell>
          <table:table-cell office:value-type="string" calcext:value-type="string">
            <text:p>second/download/CMake/CMake-old-new/Kitware_CMake_repos_block_1149.cpp</text:p>
          </table:table-cell>
          <table:table-cell office:value-type="string" calcext:value-type="string">
            <text:p>[0, 0, 0, 0, 0, 0, 0, 0, 0, 0, 1, 0, 0, 0, 0, 8, 0, 0, 0, 0, 0, 0, 0, 1, 0, 0, 0, 0, 0, 0, 1, 0, 0, 0, 0, 0, 0, 0, 0, 0, 0, 0, 0, 0, 0, 0, 4, 0, 4, 0, 0, 0, 0, 0, 0, 0, 0, 0, 0, 0, 0, 0, 0, 0, 0, 0, 0, 0, 0, 0, 0, 0, 0, 1, 0, 0, 1, 0, 3, 0, 0, 0, 0, 0, 0]</text:p>
          </table:table-cell>
        </table:table-row>
        <table:table-row table:style-name="ro12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Utilities/cmlibarchive/libarchive/archive_write_set_format_shar.cpp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archive_string_sprintf(&amp;shar-&gt;work,</text:p>
            <text:p>    "mkdir -p %s &gt; /dev/null 2&gt;&amp;1\n",</text:p>
            <text:p>    shar-&gt;quoted_name.s)</text:p>
          </table:table-cell>
          <table:table-cell office:value-type="string" calcext:value-type="string">
            <text:p>second/download/CMake/CMake-old-new/Kitware_CMake_repos_log_1150.cpp</text:p>
          </table:table-cell>
          <table:table-cell/>
          <table:table-cell office:value-type="string" calcext:value-type="string">
            <text:p>second/download/CMake/CMake-old-new/Kitware_CMake_repos_block_1150.cpp</text:p>
          </table:table-cell>
          <table:table-cell office:value-type="string" calcext:value-type="string">
            <text:p>[0, 0, 0, 0, 0, 0, 0, 0, 0, 0, 0, 0, 0, 0, 0, 0, 0, 0, 0, 0, 0, 0, 0, 0, 0, 0, 0, 0, 0, 0, 0, 0, 0, 0, 0, 0, 0, 0, 0, 0, 0, 0, 0, 0, 0, 0, 0, 0, 0, 0, 0, 0, 0, 0, 0, 0, 0, 0, 0, 0, 0, 0, 0, 0, 0, 0, 0, 0, 0, 0, 0, 0, 0, 0, 0, 0, 0, 0, 0, 0, 0, 0, 0, 0, 0]</text:p>
          </table:table-cell>
        </table:table-row>
        <table:table-row table:style-name="ro12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Utilities/cmlibarchive/libarchive/archive_write_set_format_shar.cpp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archive_string_sprintf(&amp;shar-&gt;work,</text:p>
            <text:p>    "mkfifo %s\n", shar-&gt;quoted_name.s)</text:p>
          </table:table-cell>
          <table:table-cell office:value-type="string" calcext:value-type="string">
            <text:p>second/download/CMake/CMake-old-new/Kitware_CMake_repos_log_1151.cpp</text:p>
          </table:table-cell>
          <table:table-cell/>
          <table:table-cell office:value-type="string" calcext:value-type="string">
            <text:p>second/download/CMake/CMake-old-new/Kitware_CMake_repos_block_1151.cpp</text:p>
          </table:table-cell>
          <table:table-cell office:value-type="string" calcext:value-type="string">
            <text:p>[0, 0, 0, 0, 0, 0, 0, 0, 0, 0, 0, 0, 0, 0, 0, 0, 0, 0, 0, 0, 0, 0, 0, 0, 0, 0, 0, 0, 0, 0, 0, 0, 0, 0, 0, 0, 0, 0, 0, 0, 0, 0, 0, 0, 0, 0, 0, 0, 0, 0, 0, 0, 0, 0, 0, 0, 0, 0, 0, 0, 0, 0, 0, 0, 0, 0, 0, 0, 0, 0, 0, 0, 0, 0, 0, 0, 0, 0, 0, 0, 0, 0, 0, 0, 0]</text:p>
          </table:table-cell>
        </table:table-row>
        <table:table-row table:style-name="ro12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Utilities/cmlibarchive/libarchive/archive_write_set_format_shar.cpp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archive_string_sprintf(&amp;shar-&gt;work, "chflags %s ", p)</text:p>
          </table:table-cell>
          <table:table-cell office:value-type="string" calcext:value-type="string">
            <text:p>second/download/CMake/CMake-old-new/Kitware_CMake_repos_log_1158.cpp</text:p>
          </table:table-cell>
          <table:table-cell office:value-type="string" calcext:value-type="string">
            <text:p>{</text:p>
            <text:p>archive_string_sprintf(&amp;shar-&gt;work, "chflags %s ", p);</text:p>
            <text:p>shar_quote(&amp;shar-&gt;work,</text:p>
            <text:p>    archive_entry_pathname(shar-&gt;entry), 1);</text:p>
            <text:p>archive_strcat(&amp;shar-&gt;work, "\n");</text:p>
            <text:p>}</text:p>
          </table:table-cell>
          <table:table-cell office:value-type="string" calcext:value-type="string">
            <text:p>second/download/CMake/CMake-old-new/Kitware_CMake_repos_block_1158.cpp</text:p>
          </table:table-cell>
          <table:table-cell office:value-type="string" calcext:value-type="string">
            <text:p>[0, 0, 0, 0, 0, 0, 0, 0, 0, 0, 1, 0, 0, 0, 0, 17, 0, 0, 0, 0, 0, 0, 0, 3, 0, 0, 0, 0, 0, 0, 4, 0, 0, 0, 0, 0, 0, 0, 0, 0, 0, 0, 0, 0, 0, 0, 7, 0, 12, 0, 0, 0, 0, 0, 0, 0, 0, 0, 0, 0, 0, 0, 0, 0, 0, 0, 0, 0, 0, 0, 0, 0, 0, 4, 0, 0, 3, 0, 9, 0, 0, 0, 0, 0, 0]</text:p>
          </table:table-cell>
        </table:table-row>
        <table:table-row table:style-name="ro8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Utilities/cmlibarchive/libarchive/archive_read_support_format_iso9660.cpp</text:p>
          </table:table-cell>
          <table:table-cell office:value-type="float" office:value="3241" calcext:value-type="float">
            <text:p>3241</text:p>
          </table:table-cell>
          <table:table-cell office:value-type="string" calcext:value-type="string">
            <text:p>fprintf(out, " l %d,",</text:p>
            <text:p>    toi(isodirrec + DR_length_offset, DR_length_size))</text:p>
          </table:table-cell>
          <table:table-cell office:value-type="string" calcext:value-type="string">
            <text:p>second/download/CMake/CMake-old-new/Kitware_CMake_repos_log_1340.cpp</text:p>
          </table:table-cell>
          <table:table-cell office:value-type="string" calcext:value-type="string">
            <text:p>{</text:p>
            <text:p>fprintf(out, " l %d,",</text:p>
            <text:p>    toi(isodirrec + DR_length_offset, DR_length_size));</text:p>
            <text:p>fprintf(out, " a %d,",</text:p>
            <text:p>    toi(isodirrec + DR_ext_attr_length_offset, DR_ext_attr_length_size));</text:p>
            <text:p>fprintf(out, " ext 0x%x,",</text:p>
            <text:p>    toi(isodirrec + DR_extent_offset, DR_extent_size));</text:p>
            <text:p>fprintf(out, " s %d,",</text:p>
            <text:p>    toi(isodirrec + DR_size_offset, DR_extent_size));</text:p>
            <text:p>fprintf(out, " f 0x%x,",</text:p>
            <text:p>    toi(isodirrec + DR_flags_offset, DR_flags_size));</text:p>
            <text:p>fprintf(out, " u %d,",</text:p>
            <text:p>    toi(isodirrec + DR_file_unit_size_offset, DR_file_unit_size_size));</text:p>
            <text:p>fprintf(out, " ilv %d,",</text:p>
            <text:p>    toi(isodirrec + DR_interleave_offset, DR_interleave_size));</text:p>
            <text:p>fprintf(out, " seq %d,",</text:p>
            <text:p>    toi(isodirrec + DR_volume_sequence_number_offset,</text:p>
            <text:p>DR_volume_sequence_number_size));</text:p>
            <text:p>fprintf(out, " nl %d:",</text:p>
            <text:p>    toi(isodirrec + DR_name_len_offset, DR_name_len_size));</text:p>
            <text:p>fprintf(out, " `%.*s'",</text:p>
            <text:p>    toi(isodirrec + DR_name_len_offset, DR_name_len_size),</text:p>
            <text:p>isodirrec + DR_name_offset);</text:p>
            <text:p>}</text:p>
          </table:table-cell>
          <table:table-cell office:value-type="string" calcext:value-type="string">
            <text:p>second/download/CMake/CMake-old-new/Kitware_CMake_repos_block_1340.cpp</text:p>
          </table:table-cell>
          <table:table-cell office:value-type="string" calcext:value-type="string">
            <text:p>[0, 0, 0, 0, 0, 0, 0, 0, 0, 0, 1, 0, 0, 0, 0, 62, 0, 0, 0, 0, 0, 0, 0, 10, 0, 0, 0, 0, 0, 0, 20, 0, 0, 0, 0, 0, 0, 0, 0, 0, 0, 0, 0, 0, 0, 0, 11, 0, 61, 0, 0, 0, 0, 0, 0, 0, 0, 0, 0, 0, 0, 0, 0, 0, 0, 0, 0, 0, 0, 0, 0, 0, 0, 20, 0, 0, 10, 0, 51, 0, 0, 0, 0, 0, 0]</text:p>
          </table:table-cell>
        </table:table-row>
        <table:table-row table:style-name="ro8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Utilities/cmlibarchive/libarchive/archive_read_support_format_iso9660.cpp</text:p>
          </table:table-cell>
          <table:table-cell office:value-type="float" office:value="3243" calcext:value-type="float">
            <text:p>3243</text:p>
          </table:table-cell>
          <table:table-cell office:value-type="string" calcext:value-type="string">
            <text:p>fprintf(out, " a %d,",</text:p>
            <text:p>    toi(isodirrec + DR_ext_attr_length_offset, DR_ext_attr_length_size))</text:p>
          </table:table-cell>
          <table:table-cell office:value-type="string" calcext:value-type="string">
            <text:p>second/download/CMake/CMake-old-new/Kitware_CMake_repos_log_1341.cpp</text:p>
          </table:table-cell>
          <table:table-cell office:value-type="string" calcext:value-type="string">
            <text:p>{</text:p>
            <text:p>fprintf(out, " l %d,",</text:p>
            <text:p>    toi(isodirrec + DR_length_offset, DR_length_size));</text:p>
            <text:p>fprintf(out, " a %d,",</text:p>
            <text:p>    toi(isodirrec + DR_ext_attr_length_offset, DR_ext_attr_length_size));</text:p>
            <text:p>fprintf(out, " ext 0x%x,",</text:p>
            <text:p>    toi(isodirrec + DR_extent_offset, DR_extent_size));</text:p>
            <text:p>fprintf(out, " s %d,",</text:p>
            <text:p>    toi(isodirrec + DR_size_offset, DR_extent_size));</text:p>
            <text:p>fprintf(out, " f 0x%x,",</text:p>
            <text:p>    toi(isodirrec + DR_flags_offset, DR_flags_size));</text:p>
            <text:p>fprintf(out, " u %d,",</text:p>
            <text:p>    toi(isodirrec + DR_file_unit_size_offset, DR_file_unit_size_size));</text:p>
            <text:p>fprintf(out, " ilv %d,",</text:p>
            <text:p>    toi(isodirrec + DR_interleave_offset, DR_interleave_size));</text:p>
            <text:p>fprintf(out, " seq %d,",</text:p>
            <text:p>    toi(isodirrec + DR_volume_sequence_number_offset,</text:p>
            <text:p>DR_volume_sequence_number_size));</text:p>
            <text:p>fprintf(out, " nl %d:",</text:p>
            <text:p>    toi(isodirrec + DR_name_len_offset, DR_name_len_size));</text:p>
            <text:p>fprintf(out, " `%.*s'",</text:p>
            <text:p>    toi(isodirrec + DR_name_len_offset, DR_name_len_size),</text:p>
            <text:p>isodirrec + DR_name_offset);</text:p>
            <text:p>}</text:p>
          </table:table-cell>
          <table:table-cell office:value-type="string" calcext:value-type="string">
            <text:p>second/download/CMake/CMake-old-new/Kitware_CMake_repos_block_1341.cpp</text:p>
          </table:table-cell>
          <table:table-cell office:value-type="string" calcext:value-type="string">
            <text:p>[0, 0, 0, 0, 0, 0, 0, 0, 0, 0, 1, 0, 0, 0, 0, 62, 0, 0, 0, 0, 0, 0, 0, 10, 0, 0, 0, 0, 0, 0, 20, 0, 0, 0, 0, 0, 0, 0, 0, 0, 0, 0, 0, 0, 0, 0, 11, 0, 61, 0, 0, 0, 0, 0, 0, 0, 0, 0, 0, 0, 0, 0, 0, 0, 0, 0, 0, 0, 0, 0, 0, 0, 0, 20, 0, 0, 10, 0, 51, 0, 0, 0, 0, 0, 0]</text:p>
          </table:table-cell>
        </table:table-row>
        <table:table-row table:style-name="ro8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Utilities/cmlibarchive/libarchive/archive_read_support_format_iso9660.cpp</text:p>
          </table:table-cell>
          <table:table-cell office:value-type="float" office:value="3245" calcext:value-type="float">
            <text:p>3245</text:p>
          </table:table-cell>
          <table:table-cell office:value-type="string" calcext:value-type="string">
            <text:p>fprintf(out, " ext 0x%x,",</text:p>
            <text:p>    toi(isodirrec + DR_extent_offset, DR_extent_size))</text:p>
          </table:table-cell>
          <table:table-cell office:value-type="string" calcext:value-type="string">
            <text:p>second/download/CMake/CMake-old-new/Kitware_CMake_repos_log_1342.cpp</text:p>
          </table:table-cell>
          <table:table-cell office:value-type="string" calcext:value-type="string">
            <text:p>{</text:p>
            <text:p>fprintf(out, " l %d,",</text:p>
            <text:p>    toi(isodirrec + DR_length_offset, DR_length_size));</text:p>
            <text:p>fprintf(out, " a %d,",</text:p>
            <text:p>    toi(isodirrec + DR_ext_attr_length_offset, DR_ext_attr_length_size));</text:p>
            <text:p>fprintf(out, " ext 0x%x,",</text:p>
            <text:p>    toi(isodirrec + DR_extent_offset, DR_extent_size));</text:p>
            <text:p>fprintf(out, " s %d,",</text:p>
            <text:p>    toi(isodirrec + DR_size_offset, DR_extent_size));</text:p>
            <text:p>fprintf(out, " f 0x%x,",</text:p>
            <text:p>    toi(isodirrec + DR_flags_offset, DR_flags_size));</text:p>
            <text:p>fprintf(out, " u %d,",</text:p>
            <text:p>    toi(isodirrec + DR_file_unit_size_offset, DR_file_unit_size_size));</text:p>
            <text:p>fprintf(out, " ilv %d,",</text:p>
            <text:p>    toi(isodirrec + DR_interleave_offset, DR_interleave_size));</text:p>
            <text:p>fprintf(out, " seq %d,",</text:p>
            <text:p>    toi(isodirrec + DR_volume_sequence_number_offset,</text:p>
            <text:p>DR_volume_sequence_number_size));</text:p>
            <text:p>fprintf(out, " nl %d:",</text:p>
            <text:p>    toi(isodirrec + DR_name_len_offset, DR_name_len_size));</text:p>
            <text:p>fprintf(out, " `%.*s'",</text:p>
            <text:p>    toi(isodirrec + DR_name_len_offset, DR_name_len_size),</text:p>
            <text:p>isodirrec + DR_name_offset);</text:p>
            <text:p>}</text:p>
          </table:table-cell>
          <table:table-cell office:value-type="string" calcext:value-type="string">
            <text:p>second/download/CMake/CMake-old-new/Kitware_CMake_repos_block_1342.cpp</text:p>
          </table:table-cell>
          <table:table-cell office:value-type="string" calcext:value-type="string">
            <text:p>[0, 0, 0, 0, 0, 0, 0, 0, 0, 0, 1, 0, 0, 0, 0, 62, 0, 0, 0, 0, 0, 0, 0, 10, 0, 0, 0, 0, 0, 0, 20, 0, 0, 0, 0, 0, 0, 0, 0, 0, 0, 0, 0, 0, 0, 0, 11, 0, 61, 0, 0, 0, 0, 0, 0, 0, 0, 0, 0, 0, 0, 0, 0, 0, 0, 0, 0, 0, 0, 0, 0, 0, 0, 20, 0, 0, 10, 0, 51, 0, 0, 0, 0, 0, 0]</text:p>
          </table:table-cell>
        </table:table-row>
        <table:table-row table:style-name="ro8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Utilities/cmlibarchive/libarchive/archive_read_support_format_iso9660.cpp</text:p>
          </table:table-cell>
          <table:table-cell office:value-type="float" office:value="3247" calcext:value-type="float">
            <text:p>3247</text:p>
          </table:table-cell>
          <table:table-cell office:value-type="string" calcext:value-type="string">
            <text:p>fprintf(out, " s %d,",</text:p>
            <text:p>    toi(isodirrec + DR_size_offset, DR_extent_size))</text:p>
          </table:table-cell>
          <table:table-cell office:value-type="string" calcext:value-type="string">
            <text:p>second/download/CMake/CMake-old-new/Kitware_CMake_repos_log_1343.cpp</text:p>
          </table:table-cell>
          <table:table-cell office:value-type="string" calcext:value-type="string">
            <text:p>{</text:p>
            <text:p>fprintf(out, " l %d,",</text:p>
            <text:p>    toi(isodirrec + DR_length_offset, DR_length_size));</text:p>
            <text:p>fprintf(out, " a %d,",</text:p>
            <text:p>    toi(isodirrec + DR_ext_attr_length_offset, DR_ext_attr_length_size));</text:p>
            <text:p>fprintf(out, " ext 0x%x,",</text:p>
            <text:p>    toi(isodirrec + DR_extent_offset, DR_extent_size));</text:p>
            <text:p>fprintf(out, " s %d,",</text:p>
            <text:p>    toi(isodirrec + DR_size_offset, DR_extent_size));</text:p>
            <text:p>fprintf(out, " f 0x%x,",</text:p>
            <text:p>    toi(isodirrec + DR_flags_offset, DR_flags_size));</text:p>
            <text:p>fprintf(out, " u %d,",</text:p>
            <text:p>    toi(isodirrec + DR_file_unit_size_offset, DR_file_unit_size_size));</text:p>
            <text:p>fprintf(out, " ilv %d,",</text:p>
            <text:p>    toi(isodirrec + DR_interleave_offset, DR_interleave_size));</text:p>
            <text:p>fprintf(out, " seq %d,",</text:p>
            <text:p>    toi(isodirrec + DR_volume_sequence_number_offset,</text:p>
            <text:p>DR_volume_sequence_number_size));</text:p>
            <text:p>fprintf(out, " nl %d:",</text:p>
            <text:p>    toi(isodirrec + DR_name_len_offset, DR_name_len_size));</text:p>
            <text:p>fprintf(out, " `%.*s'",</text:p>
            <text:p>    toi(isodirrec + DR_name_len_offset, DR_name_len_size),</text:p>
            <text:p>isodirrec + DR_name_offset);</text:p>
            <text:p>}</text:p>
          </table:table-cell>
          <table:table-cell office:value-type="string" calcext:value-type="string">
            <text:p>second/download/CMake/CMake-old-new/Kitware_CMake_repos_block_1343.cpp</text:p>
          </table:table-cell>
          <table:table-cell office:value-type="string" calcext:value-type="string">
            <text:p>[0, 0, 0, 0, 0, 0, 0, 0, 0, 0, 1, 0, 0, 0, 0, 62, 0, 0, 0, 0, 0, 0, 0, 10, 0, 0, 0, 0, 0, 0, 20, 0, 0, 0, 0, 0, 0, 0, 0, 0, 0, 0, 0, 0, 0, 0, 11, 0, 61, 0, 0, 0, 0, 0, 0, 0, 0, 0, 0, 0, 0, 0, 0, 0, 0, 0, 0, 0, 0, 0, 0, 0, 0, 20, 0, 0, 10, 0, 51, 0, 0, 0, 0, 0, 0]</text:p>
          </table:table-cell>
        </table:table-row>
        <table:table-row table:style-name="ro8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Utilities/cmlibarchive/libarchive/archive_read_support_format_iso9660.cpp</text:p>
          </table:table-cell>
          <table:table-cell office:value-type="float" office:value="3249" calcext:value-type="float">
            <text:p>3249</text:p>
          </table:table-cell>
          <table:table-cell office:value-type="string" calcext:value-type="string">
            <text:p>fprintf(out, " f 0x%x,",</text:p>
            <text:p>    toi(isodirrec + DR_flags_offset, DR_flags_size))</text:p>
          </table:table-cell>
          <table:table-cell office:value-type="string" calcext:value-type="string">
            <text:p>second/download/CMake/CMake-old-new/Kitware_CMake_repos_log_1344.cpp</text:p>
          </table:table-cell>
          <table:table-cell office:value-type="string" calcext:value-type="string">
            <text:p>{</text:p>
            <text:p>fprintf(out, " l %d,",</text:p>
            <text:p>    toi(isodirrec + DR_length_offset, DR_length_size));</text:p>
            <text:p>fprintf(out, " a %d,",</text:p>
            <text:p>    toi(isodirrec + DR_ext_attr_length_offset, DR_ext_attr_length_size));</text:p>
            <text:p>fprintf(out, " ext 0x%x,",</text:p>
            <text:p>    toi(isodirrec + DR_extent_offset, DR_extent_size));</text:p>
            <text:p>fprintf(out, " s %d,",</text:p>
            <text:p>    toi(isodirrec + DR_size_offset, DR_extent_size));</text:p>
            <text:p>fprintf(out, " f 0x%x,",</text:p>
            <text:p>    toi(isodirrec + DR_flags_offset, DR_flags_size));</text:p>
            <text:p>fprintf(out, " u %d,",</text:p>
            <text:p>    toi(isodirrec + DR_file_unit_size_offset, DR_file_unit_size_size));</text:p>
            <text:p>fprintf(out, " ilv %d,",</text:p>
            <text:p>    toi(isodirrec + DR_interleave_offset, DR_interleave_size));</text:p>
            <text:p>fprintf(out, " seq %d,",</text:p>
            <text:p>    toi(isodirrec + DR_volume_sequence_number_offset,</text:p>
            <text:p>DR_volume_sequence_number_size));</text:p>
            <text:p>fprintf(out, " nl %d:",</text:p>
            <text:p>    toi(isodirrec + DR_name_len_offset, DR_name_len_size));</text:p>
            <text:p>fprintf(out, " `%.*s'",</text:p>
            <text:p>    toi(isodirrec + DR_name_len_offset, DR_name_len_size),</text:p>
            <text:p>isodirrec + DR_name_offset);</text:p>
            <text:p>}</text:p>
          </table:table-cell>
          <table:table-cell office:value-type="string" calcext:value-type="string">
            <text:p>second/download/CMake/CMake-old-new/Kitware_CMake_repos_block_1344.cpp</text:p>
          </table:table-cell>
          <table:table-cell office:value-type="string" calcext:value-type="string">
            <text:p>[0, 0, 0, 0, 0, 0, 0, 0, 0, 0, 1, 0, 0, 0, 0, 62, 0, 0, 0, 0, 0, 0, 0, 10, 0, 0, 0, 0, 0, 0, 20, 0, 0, 0, 0, 0, 0, 0, 0, 0, 0, 0, 0, 0, 0, 0, 11, 0, 61, 0, 0, 0, 0, 0, 0, 0, 0, 0, 0, 0, 0, 0, 0, 0, 0, 0, 0, 0, 0, 0, 0, 0, 0, 20, 0, 0, 10, 0, 51, 0, 0, 0, 0, 0, 0]</text:p>
          </table:table-cell>
        </table:table-row>
        <table:table-row table:style-name="ro8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Utilities/cmlibarchive/libarchive/archive_read_support_format_iso9660.cpp</text:p>
          </table:table-cell>
          <table:table-cell office:value-type="float" office:value="3251" calcext:value-type="float">
            <text:p>3251</text:p>
          </table:table-cell>
          <table:table-cell office:value-type="string" calcext:value-type="string">
            <text:p>fprintf(out, " u %d,",</text:p>
            <text:p>    toi(isodirrec + DR_file_unit_size_offset, DR_file_unit_size_size))</text:p>
          </table:table-cell>
          <table:table-cell office:value-type="string" calcext:value-type="string">
            <text:p>second/download/CMake/CMake-old-new/Kitware_CMake_repos_log_1345.cpp</text:p>
          </table:table-cell>
          <table:table-cell office:value-type="string" calcext:value-type="string">
            <text:p>{</text:p>
            <text:p>fprintf(out, " l %d,",</text:p>
            <text:p>    toi(isodirrec + DR_length_offset, DR_length_size));</text:p>
            <text:p>fprintf(out, " a %d,",</text:p>
            <text:p>    toi(isodirrec + DR_ext_attr_length_offset, DR_ext_attr_length_size));</text:p>
            <text:p>fprintf(out, " ext 0x%x,",</text:p>
            <text:p>    toi(isodirrec + DR_extent_offset, DR_extent_size));</text:p>
            <text:p>fprintf(out, " s %d,",</text:p>
            <text:p>    toi(isodirrec + DR_size_offset, DR_extent_size));</text:p>
            <text:p>fprintf(out, " f 0x%x,",</text:p>
            <text:p>    toi(isodirrec + DR_flags_offset, DR_flags_size));</text:p>
            <text:p>fprintf(out, " u %d,",</text:p>
            <text:p>    toi(isodirrec + DR_file_unit_size_offset, DR_file_unit_size_size));</text:p>
            <text:p>fprintf(out, " ilv %d,",</text:p>
            <text:p>    toi(isodirrec + DR_interleave_offset, DR_interleave_size));</text:p>
            <text:p>fprintf(out, " seq %d,",</text:p>
            <text:p>    toi(isodirrec + DR_volume_sequence_number_offset,</text:p>
            <text:p>DR_volume_sequence_number_size));</text:p>
            <text:p>fprintf(out, " nl %d:",</text:p>
            <text:p>    toi(isodirrec + DR_name_len_offset, DR_name_len_size));</text:p>
            <text:p>fprintf(out, " `%.*s'",</text:p>
            <text:p>    toi(isodirrec + DR_name_len_offset, DR_name_len_size),</text:p>
            <text:p>isodirrec + DR_name_offset);</text:p>
            <text:p>}</text:p>
          </table:table-cell>
          <table:table-cell office:value-type="string" calcext:value-type="string">
            <text:p>second/download/CMake/CMake-old-new/Kitware_CMake_repos_block_1345.cpp</text:p>
          </table:table-cell>
          <table:table-cell office:value-type="string" calcext:value-type="string">
            <text:p>[0, 0, 0, 0, 0, 0, 0, 0, 0, 0, 1, 0, 0, 0, 0, 62, 0, 0, 0, 0, 0, 0, 0, 10, 0, 0, 0, 0, 0, 0, 20, 0, 0, 0, 0, 0, 0, 0, 0, 0, 0, 0, 0, 0, 0, 0, 11, 0, 61, 0, 0, 0, 0, 0, 0, 0, 0, 0, 0, 0, 0, 0, 0, 0, 0, 0, 0, 0, 0, 0, 0, 0, 0, 20, 0, 0, 10, 0, 51, 0, 0, 0, 0, 0, 0]</text:p>
          </table:table-cell>
        </table:table-row>
        <table:table-row table:style-name="ro8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Utilities/cmlibarchive/libarchive/archive_read_support_format_iso9660.cpp</text:p>
          </table:table-cell>
          <table:table-cell office:value-type="float" office:value="3253" calcext:value-type="float">
            <text:p>3253</text:p>
          </table:table-cell>
          <table:table-cell office:value-type="string" calcext:value-type="string">
            <text:p>fprintf(out, " ilv %d,",</text:p>
            <text:p>    toi(isodirrec + DR_interleave_offset, DR_interleave_size))</text:p>
          </table:table-cell>
          <table:table-cell office:value-type="string" calcext:value-type="string">
            <text:p>second/download/CMake/CMake-old-new/Kitware_CMake_repos_log_1346.cpp</text:p>
          </table:table-cell>
          <table:table-cell office:value-type="string" calcext:value-type="string">
            <text:p>{</text:p>
            <text:p>fprintf(out, " l %d,",</text:p>
            <text:p>    toi(isodirrec + DR_length_offset, DR_length_size));</text:p>
            <text:p>fprintf(out, " a %d,",</text:p>
            <text:p>    toi(isodirrec + DR_ext_attr_length_offset, DR_ext_attr_length_size));</text:p>
            <text:p>fprintf(out, " ext 0x%x,",</text:p>
            <text:p>    toi(isodirrec + DR_extent_offset, DR_extent_size));</text:p>
            <text:p>fprintf(out, " s %d,",</text:p>
            <text:p>    toi(isodirrec + DR_size_offset, DR_extent_size));</text:p>
            <text:p>fprintf(out, " f 0x%x,",</text:p>
            <text:p>    toi(isodirrec + DR_flags_offset, DR_flags_size));</text:p>
            <text:p>fprintf(out, " u %d,",</text:p>
            <text:p>    toi(isodirrec + DR_file_unit_size_offset, DR_file_unit_size_size));</text:p>
            <text:p>fprintf(out, " ilv %d,",</text:p>
            <text:p>    toi(isodirrec + DR_interleave_offset, DR_interleave_size));</text:p>
            <text:p>fprintf(out, " seq %d,",</text:p>
            <text:p>    toi(isodirrec + DR_volume_sequence_number_offset,</text:p>
            <text:p>DR_volume_sequence_number_size));</text:p>
            <text:p>fprintf(out, " nl %d:",</text:p>
            <text:p>    toi(isodirrec + DR_name_len_offset, DR_name_len_size));</text:p>
            <text:p>fprintf(out, " `%.*s'",</text:p>
            <text:p>    toi(isodirrec + DR_name_len_offset, DR_name_len_size),</text:p>
            <text:p>isodirrec + DR_name_offset);</text:p>
            <text:p>}</text:p>
          </table:table-cell>
          <table:table-cell office:value-type="string" calcext:value-type="string">
            <text:p>second/download/CMake/CMake-old-new/Kitware_CMake_repos_block_1346.cpp</text:p>
          </table:table-cell>
          <table:table-cell office:value-type="string" calcext:value-type="string">
            <text:p>[0, 0, 0, 0, 0, 0, 0, 0, 0, 0, 1, 0, 0, 0, 0, 62, 0, 0, 0, 0, 0, 0, 0, 10, 0, 0, 0, 0, 0, 0, 20, 0, 0, 0, 0, 0, 0, 0, 0, 0, 0, 0, 0, 0, 0, 0, 11, 0, 61, 0, 0, 0, 0, 0, 0, 0, 0, 0, 0, 0, 0, 0, 0, 0, 0, 0, 0, 0, 0, 0, 0, 0, 0, 20, 0, 0, 10, 0, 51, 0, 0, 0, 0, 0, 0]</text:p>
          </table:table-cell>
        </table:table-row>
        <table:table-row table:style-name="ro8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Utilities/cmlibarchive/libarchive/archive_read_support_format_iso9660.cpp</text:p>
          </table:table-cell>
          <table:table-cell office:value-type="float" office:value="3255" calcext:value-type="float">
            <text:p>3255</text:p>
          </table:table-cell>
          <table:table-cell office:value-type="string" calcext:value-type="string">
            <text:p>fprintf(out, " seq %d,",</text:p>
            <text:p>    toi(isodirrec + DR_volume_sequence_number_offset,</text:p>
            <text:p>DR_volume_sequence_number_size))</text:p>
          </table:table-cell>
          <table:table-cell office:value-type="string" calcext:value-type="string">
            <text:p>second/download/CMake/CMake-old-new/Kitware_CMake_repos_log_1347.cpp</text:p>
          </table:table-cell>
          <table:table-cell office:value-type="string" calcext:value-type="string">
            <text:p>{</text:p>
            <text:p>fprintf(out, " l %d,",</text:p>
            <text:p>    toi(isodirrec + DR_length_offset, DR_length_size));</text:p>
            <text:p>fprintf(out, " a %d,",</text:p>
            <text:p>    toi(isodirrec + DR_ext_attr_length_offset, DR_ext_attr_length_size));</text:p>
            <text:p>fprintf(out, " ext 0x%x,",</text:p>
            <text:p>    toi(isodirrec + DR_extent_offset, DR_extent_size));</text:p>
            <text:p>fprintf(out, " s %d,",</text:p>
            <text:p>    toi(isodirrec + DR_size_offset, DR_extent_size));</text:p>
            <text:p>fprintf(out, " f 0x%x,",</text:p>
            <text:p>    toi(isodirrec + DR_flags_offset, DR_flags_size));</text:p>
            <text:p>fprintf(out, " u %d,",</text:p>
            <text:p>    toi(isodirrec + DR_file_unit_size_offset, DR_file_unit_size_size));</text:p>
            <text:p>fprintf(out, " ilv %d,",</text:p>
            <text:p>    toi(isodirrec + DR_interleave_offset, DR_interleave_size));</text:p>
            <text:p>fprintf(out, " seq %d,",</text:p>
            <text:p>    toi(isodirrec + DR_volume_sequence_number_offset,</text:p>
            <text:p>DR_volume_sequence_number_size));</text:p>
            <text:p>fprintf(out, " nl %d:",</text:p>
            <text:p>    toi(isodirrec + DR_name_len_offset, DR_name_len_size));</text:p>
            <text:p>fprintf(out, " `%.*s'",</text:p>
            <text:p>    toi(isodirrec + DR_name_len_offset, DR_name_len_size),</text:p>
            <text:p>isodirrec + DR_name_offset);</text:p>
            <text:p>}</text:p>
          </table:table-cell>
          <table:table-cell office:value-type="string" calcext:value-type="string">
            <text:p>second/download/CMake/CMake-old-new/Kitware_CMake_repos_block_1347.cpp</text:p>
          </table:table-cell>
          <table:table-cell office:value-type="string" calcext:value-type="string">
            <text:p>[0, 0, 0, 0, 0, 0, 0, 0, 0, 0, 1, 0, 0, 0, 0, 62, 0, 0, 0, 0, 0, 0, 0, 10, 0, 0, 0, 0, 0, 0, 20, 0, 0, 0, 0, 0, 0, 0, 0, 0, 0, 0, 0, 0, 0, 0, 11, 0, 61, 0, 0, 0, 0, 0, 0, 0, 0, 0, 0, 0, 0, 0, 0, 0, 0, 0, 0, 0, 0, 0, 0, 0, 0, 20, 0, 0, 10, 0, 51, 0, 0, 0, 0, 0, 0]</text:p>
          </table:table-cell>
        </table:table-row>
        <table:table-row table:style-name="ro8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Utilities/cmlibarchive/libarchive/archive_read_support_format_iso9660.cpp</text:p>
          </table:table-cell>
          <table:table-cell office:value-type="float" office:value="3258" calcext:value-type="float">
            <text:p>3258</text:p>
          </table:table-cell>
          <table:table-cell office:value-type="string" calcext:value-type="string">
            <text:p>fprintf(out, " nl %d:",</text:p>
            <text:p>    toi(isodirrec + DR_name_len_offset, DR_name_len_size))</text:p>
          </table:table-cell>
          <table:table-cell office:value-type="string" calcext:value-type="string">
            <text:p>second/download/CMake/CMake-old-new/Kitware_CMake_repos_log_1348.cpp</text:p>
          </table:table-cell>
          <table:table-cell office:value-type="string" calcext:value-type="string">
            <text:p>{</text:p>
            <text:p>fprintf(out, " l %d,",</text:p>
            <text:p>    toi(isodirrec + DR_length_offset, DR_length_size));</text:p>
            <text:p>fprintf(out, " a %d,",</text:p>
            <text:p>    toi(isodirrec + DR_ext_attr_length_offset, DR_ext_attr_length_size));</text:p>
            <text:p>fprintf(out, " ext 0x%x,",</text:p>
            <text:p>    toi(isodirrec + DR_extent_offset, DR_extent_size));</text:p>
            <text:p>fprintf(out, " s %d,",</text:p>
            <text:p>    toi(isodirrec + DR_size_offset, DR_extent_size));</text:p>
            <text:p>fprintf(out, " f 0x%x,",</text:p>
            <text:p>    toi(isodirrec + DR_flags_offset, DR_flags_size));</text:p>
            <text:p>fprintf(out, " u %d,",</text:p>
            <text:p>    toi(isodirrec + DR_file_unit_size_offset, DR_file_unit_size_size));</text:p>
            <text:p>fprintf(out, " ilv %d,",</text:p>
            <text:p>    toi(isodirrec + DR_interleave_offset, DR_interleave_size));</text:p>
            <text:p>fprintf(out, " seq %d,",</text:p>
            <text:p>    toi(isodirrec + DR_volume_sequence_number_offset,</text:p>
            <text:p>DR_volume_sequence_number_size));</text:p>
            <text:p>fprintf(out, " nl %d:",</text:p>
            <text:p>    toi(isodirrec + DR_name_len_offset, DR_name_len_size));</text:p>
            <text:p>fprintf(out, " `%.*s'",</text:p>
            <text:p>    toi(isodirrec + DR_name_len_offset, DR_name_len_size),</text:p>
            <text:p>isodirrec + DR_name_offset);</text:p>
            <text:p>}</text:p>
          </table:table-cell>
          <table:table-cell office:value-type="string" calcext:value-type="string">
            <text:p>second/download/CMake/CMake-old-new/Kitware_CMake_repos_block_1348.cpp</text:p>
          </table:table-cell>
          <table:table-cell office:value-type="string" calcext:value-type="string">
            <text:p>[0, 0, 0, 0, 0, 0, 0, 0, 0, 0, 1, 0, 0, 0, 0, 62, 0, 0, 0, 0, 0, 0, 0, 10, 0, 0, 0, 0, 0, 0, 20, 0, 0, 0, 0, 0, 0, 0, 0, 0, 0, 0, 0, 0, 0, 0, 11, 0, 61, 0, 0, 0, 0, 0, 0, 0, 0, 0, 0, 0, 0, 0, 0, 0, 0, 0, 0, 0, 0, 0, 0, 0, 0, 20, 0, 0, 10, 0, 51, 0, 0, 0, 0, 0, 0]</text:p>
          </table:table-cell>
        </table:table-row>
        <table:table-row table:style-name="ro12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Utilities/cmlibarchive/libarchive/archive_write_set_format_warc.cpp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archive_string_sprintf(tgt, "WARC-Type: %s\r\n", _typ[hdr.type])</text:p>
          </table:table-cell>
          <table:table-cell office:value-type="string" calcext:value-type="string">
            <text:p>second/download/CMake/CMake-old-new/Kitware_CMake_repos_log_1488.cpp</text:p>
          </table:table-cell>
          <table:table-cell/>
          <table:table-cell office:value-type="string" calcext:value-type="string">
            <text:p>second/download/CMake/CMake-old-new/Kitware_CMake_repos_block_1488.cpp</text:p>
          </table:table-cell>
          <table:table-cell office:value-type="string" calcext:value-type="string">
            <text:p>[0, 0, 0, 0, 0, 0, 0, 0, 0, 0, 0, 0, 0, 0, 0, 0, 0, 0, 0, 0, 0, 0, 0, 0, 0, 0, 0, 0, 0, 0, 0, 0, 0, 0, 0, 0, 0, 0, 0, 0, 0, 0, 0, 0, 0, 0, 0, 0, 0, 0, 0, 0, 0, 0, 0, 0, 0, 0, 0, 0, 0, 0, 0, 0, 0, 0, 0, 0, 0, 0, 0, 0, 0, 0, 0, 0, 0, 0, 0, 0, 0, 0, 0, 0, 0]</text:p>
          </table:table-cell>
        </table:table-row>
        <table:table-row table:style-name="ro12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Utilities/cmlibarchive/libarchive/archive_write_set_format_warc.cpp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archive_string_sprintf(tgt, "WARC-Record-ID: %s\r\n", hdr.recid)</text:p>
          </table:table-cell>
          <table:table-cell office:value-type="string" calcext:value-type="string">
            <text:p>second/download/CMake/CMake-old-new/Kitware_CMake_repos_log_1491.cpp</text:p>
          </table:table-cell>
          <table:table-cell/>
          <table:table-cell office:value-type="string" calcext:value-type="string">
            <text:p>second/download/CMake/CMake-old-new/Kitware_CMake_repos_block_1491.cpp</text:p>
          </table:table-cell>
          <table:table-cell office:value-type="string" calcext:value-type="string">
            <text:p>[0, 0, 0, 0, 0, 0, 0, 0, 0, 0, 0, 0, 0, 0, 0, 0, 0, 0, 0, 0, 0, 0, 0, 0, 0, 0, 0, 0, 0, 0, 0, 0, 0, 0, 0, 0, 0, 0, 0, 0, 0, 0, 0, 0, 0, 0, 0, 0, 0, 0, 0, 0, 0, 0, 0, 0, 0, 0, 0, 0, 0, 0, 0, 0, 0, 0, 0, 0, 0, 0, 0, 0, 0, 0, 0, 0, 0, 0, 0, 0, 0, 0, 0, 0, 0]</text:p>
          </table:table-cell>
        </table:table-row>
        <table:table-row table:style-name="ro12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Utilities/cmlibarchive/libarchive/archive_write_set_format_warc.cpp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archive_string_sprintf(tgt, "Content-Type: %s\r\n", hdr.cnttyp)</text:p>
          </table:table-cell>
          <table:table-cell office:value-type="string" calcext:value-type="string">
            <text:p>second/download/CMake/CMake-old-new/Kitware_CMake_repos_log_1492.cpp</text:p>
          </table:table-cell>
          <table:table-cell office:value-type="string" calcext:value-type="string">
            <text:p>{</text:p>
            <text:p>archive_string_sprintf(tgt, "Content-Type: %s\r\n", hdr.cnttyp);</text:p>
            <text:p>}</text:p>
          </table:table-cell>
          <table:table-cell office:value-type="string" calcext:value-type="string">
            <text:p>second/download/CMake/CMake-old-new/Kitware_CMake_repos_block_1492.cpp</text:p>
          </table:table-cell>
          <table:table-cell office:value-type="string" calcext:value-type="string">
            <text:p>[0, 0, 0, 0, 0, 0, 0, 0, 0, 0, 1, 0, 0, 0, 0, 5, 0, 0, 0, 0, 0, 0, 0, 1, 0, 0, 0, 0, 0, 0, 1, 0, 0, 0, 0, 0, 0, 0, 0, 0, 0, 0, 0, 0, 0, 0, 1, 0, 4, 0, 0, 0, 0, 0, 0, 0, 0, 0, 0, 0, 0, 0, 0, 0, 0, 0, 0, 0, 0, 0, 0, 0, 0, 1, 0, 0, 1, 0, 3, 0, 0, 0, 0, 0, 0]</text:p>
          </table:table-cell>
        </table:table-row>
        <table:table-row table:style-name="ro12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Utilities/cmlibarchive/libarchive/archive_write_set_format_warc.cpp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archive_string_sprintf(tgt, "Content-Length: %ju\r\n", (uintmax_t)hdr.cntlen)</text:p>
          </table:table-cell>
          <table:table-cell office:value-type="string" calcext:value-type="string">
            <text:p>second/download/CMake/CMake-old-new/Kitware_CMake_repos_log_1493.cpp</text:p>
          </table:table-cell>
          <table:table-cell/>
          <table:table-cell office:value-type="string" calcext:value-type="string">
            <text:p>second/download/CMake/CMake-old-new/Kitware_CMake_repos_block_1493.cpp</text:p>
          </table:table-cell>
          <table:table-cell office:value-type="string" calcext:value-type="string">
            <text:p>[0, 0, 0, 0, 0, 0, 0, 0, 0, 0, 0, 0, 0, 0, 0, 0, 0, 0, 0, 0, 0, 0, 0, 0, 0, 0, 0, 0, 0, 0, 0, 0, 0, 0, 0, 0, 0, 0, 0, 0, 0, 0, 0, 0, 0, 0, 0, 0, 0, 0, 0, 0, 0, 0, 0, 0, 0, 0, 0, 0, 0, 0, 0, 0, 0, 0, 0, 0, 0, 0, 0, 0, 0, 0, 0, 0, 0, 0, 0, 0, 0, 0, 0, 0, 0]</text:p>
          </table:table-cell>
        </table:table-row>
        <table:table-row table:style-name="ro9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Utilities/cmlibarchive/libarchive/archive_read_support_format_lha.cpp</text:p>
          </table:table-cell>
          <table:table-cell office:value-type="float" office:value="1267" calcext:value-type="float">
            <text:p>1267</text:p>
          </table:table-cell>
          <table:table-cell office:value-type="string" calcext:value-type="string">
            <text:p>archive_string_sprintf(&amp;cp, "CP%d",</text:p>
            <text:p>    (int)archive_le32dec(extdheader))</text:p>
          </table:table-cell>
          <table:table-cell office:value-type="string" calcext:value-type="string">
            <text:p>second/download/CMake/CMake-old-new/Kitware_CMake_repos_log_1544.cpp</text:p>
          </table:table-cell>
          <table:table-cell office:value-type="string" calcext:value-type="string">
            <text:p>{</text:p>
            <text:p>case 65001: /* UTF-8 */</text:p>
            <text:p>charset = "UTF-8";</text:p>
            <text:p>break;</text:p>
            <text:p>default:</text:p>
            <text:p>archive_string_sprintf(&amp;cp, "CP%d",</text:p>
            <text:p>    (int)archive_le32dec(extdheader));</text:p>
            <text:p>charset = cp.s;</text:p>
            <text:p>break;</text:p>
            <text:p>}</text:p>
          </table:table-cell>
          <table:table-cell office:value-type="string" calcext:value-type="string">
            <text:p>second/download/CMake/CMake-old-new/Kitware_CMake_repos_block_1544.cpp</text:p>
          </table:table-cell>
          <table:table-cell office:value-type="string" calcext:value-type="string">
            <text:p>[0, 0, 0, 0, 2, 0, 0, 0, 1, 1, 1, 0, 0, 0, 0, 10, 0, 0, 0, 0, 0, 0, 0, 3, 0, 0, 0, 0, 0, 0, 2, 0, 0, 0, 0, 0, 0, 0, 0, 0, 0, 0, 0, 0, 0, 0, 6, 0, 8, 0, 0, 0, 0, 0, 0, 0, 0, 0, 0, 0, 0, 0, 0, 0, 0, 0, 0, 0, 0, 0, 0, 0, 0, 2, 0, 0, 3, 0, 4, 0, 0, 0, 0, 0, 0]</text:p>
          </table:table-cell>
        </table:table-row>
        <table:table-row table:style-name="ro12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Utilities/cmlibarchive/libarchive/archive_write_set_format_pax.cpp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archive_string_sprintf(&amp;(pax-&gt;sparse_map), "%d\n",</text:p>
            <text:p>    sparse_count)</text:p>
          </table:table-cell>
          <table:table-cell office:value-type="string" calcext:value-type="string">
            <text:p>second/download/CMake/CMake-old-new/Kitware_CMake_repos_log_1709.cpp</text:p>
          </table:table-cell>
          <table:table-cell/>
          <table:table-cell office:value-type="string" calcext:value-type="string">
            <text:p>second/download/CMake/CMake-old-new/Kitware_CMake_repos_block_1709.cpp</text:p>
          </table:table-cell>
          <table:table-cell office:value-type="string" calcext:value-type="string">
            <text:p>[0, 0, 0, 0, 0, 0, 0, 0, 0, 0, 0, 0, 0, 0, 0, 0, 0, 0, 0, 0, 0, 0, 0, 0, 0, 0, 0, 0, 0, 0, 0, 0, 0, 0, 0, 0, 0, 0, 0, 0, 0, 0, 0, 0, 0, 0, 0, 0, 0, 0, 0, 0, 0, 0, 0, 0, 0, 0, 0, 0, 0, 0, 0, 0, 0, 0, 0, 0, 0, 0, 0, 0, 0, 0, 0, 0, 0, 0, 0, 0, 0, 0, 0, 0, 0]</text:p>
          </table:table-cell>
        </table:table-row>
        <table:table-row table:style-name="ro12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Utilities/cmlibarchive/libarchive/archive_write_set_format_pax.cpp</text:p>
          </table:table-cell>
          <table:table-cell office:value-type="float" office:value="1636" calcext:value-type="float">
            <text:p>1636</text:p>
          </table:table-cell>
          <table:table-cell office:value-type="string" calcext:value-type="string">
            <text:p>sprintf(buff, "PaxHeader.%d", getpid())</text:p>
          </table:table-cell>
          <table:table-cell office:value-type="string" calcext:value-type="string">
            <text:p>second/download/CMake/CMake-old-new/Kitware_CMake_repos_log_1713.cpp</text:p>
          </table:table-cell>
          <table:table-cell/>
          <table:table-cell office:value-type="string" calcext:value-type="string">
            <text:p>second/download/CMake/CMake-old-new/Kitware_CMake_repos_block_1713.cpp</text:p>
          </table:table-cell>
          <table:table-cell office:value-type="string" calcext:value-type="string">
            <text:p>[0, 0, 0, 0, 0, 0, 0, 0, 0, 0, 0, 0, 0, 0, 0, 0, 0, 0, 0, 0, 0, 0, 0, 0, 0, 0, 0, 0, 0, 0, 0, 0, 0, 0, 0, 0, 0, 0, 0, 0, 0, 0, 0, 0, 0, 0, 0, 0, 0, 0, 0, 0, 0, 0, 0, 0, 0, 0, 0, 0, 0, 0, 0, 0, 0, 0, 0, 0, 0, 0, 0, 0, 0, 0, 0, 0, 0, 0, 0, 0, 0, 0, 0, 0, 0]</text:p>
          </table:table-cell>
        </table:table-row>
        <table:table-row table:style-name="ro14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Utilities/cmlibarchive/libarchive/archive_write_set_format_pax.cpp</text:p>
          </table:table-cell>
          <table:table-cell office:value-type="float" office:value="1685" calcext:value-type="float">
            <text:p>1685</text:p>
          </table:table-cell>
          <table:table-cell office:value-type="string" calcext:value-type="string">
            <text:p>sprintf(buff, "GNUSparseFile.%d", getpid())</text:p>
          </table:table-cell>
          <table:table-cell office:value-type="string" calcext:value-type="string">
            <text:p>second/download/CMake/CMake-old-new/Kitware_CMake_repos_log_1714.cpp</text:p>
          </table:table-cell>
          <table:table-cell office:value-type="string" calcext:value-type="string">
            <text:p>{</text:p>
            <text:p>char buff[64];</text:p>
            <text:p>const char *p;</text:p>
            <text:p/>
            <text:p>/* Handle the null filename case. */</text:p>
            <text:p>if (src == NULL || *src == '\0') {</text:p>
            <text:p>strcpy(dest, "GNUSparseFile/blank");</text:p>
            <text:p>return (dest);</text:p>
            <text:p>}</text:p>
            <text:p/>
            <text:p>/* Prune final '/' and other unwanted final elements. */</text:p>
            <text:p>p = src + strlen(src);</text:p>
            <text:p>for (;;) {</text:p>
            <text:p>/* Ends in "/", remove the '/' */</text:p>
            <text:p>if (p &gt; src &amp;&amp; p[-1] == '/') {</text:p>
            <text:p>--p;</text:p>
            <text:p>continue;</text:p>
            <text:p>}</text:p>
            <text:p>/* Ends in "/.", remove the '.' */</text:p>
            <text:p>if (p &gt; src + 1 &amp;&amp; p[-1] == '.'</text:p>
            <text:p>    &amp;&amp; p[-2] == '/') {</text:p>
            <text:p>--p;</text:p>
            <text:p>continue;</text:p>
            <text:p>}</text:p>
            <text:p>break;</text:p>
            <text:p>}</text:p>
            <text:p/>
            <text:p>#if HAVE_GETPID &amp;&amp; 0  /* Disable this as pax attribute name. */</text:p>
            <text:p>sprintf(buff, "GNUSparseFile.%d", getpid());</text:p>
            <text:p>#else</text:p>
            <text:p>/* If the platform can't fetch the pid, don't include it. */</text:p>
            <text:p>strcpy(buff, "GNUSparseFile");</text:p>
            <text:p>#endif</text:p>
            <text:p>/* General case: build a ustar-compatible name adding</text:p>
            <text:p> * "/GNUSparseFile/". */</text:p>
            <text:p>build_ustar_entry_name(dest, src, p - src, buff);</text:p>
            <text:p/>
            <text:p>return (dest);</text:p>
            <text:p>}</text:p>
          </table:table-cell>
          <table:table-cell office:value-type="string" calcext:value-type="string">
            <text:p>second/download/CMake/CMake-old-new/Kitware_CMake_repos_block_1714.cpp</text:p>
          </table:table-cell>
          <table:table-cell office:value-type="string" calcext:value-type="string">
            <text:p>[4, 0, 1, 0, 1, 2, 2, 0, 0, 0, 5, 0, 0, 0, 1, 40, 0, 0, 2, 2, 0, 0, 1, 13, 0, 0, 0, 0, 1, 0, 6, 0, 0, 0, 0, 0, 0, 0, 0, 0, 0, 0, 0, 0, 0, 0, 26, 0, 29, 0, 0, 0, 0, 0, 0, 0, 0, 0, 0, 0, 0, 0, 0, 0, 0, 2, 0, 4, 0, 4, 3, 1, 0, 6, 0, 0, 7, 0, 12, 3, 1, 0, 0, 1, 0]</text:p>
          </table:table-cell>
        </table:table-row>
        <table:table-row table:style-name="ro12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Utilities/cmlibuv/src/unix/stream.cpp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fprintf(stderr, "ignoring non-SCM_RIGHTS ancillary data: %d\n",</text:p>
            <text:p>          cmsg-&gt;cmsg_type)</text:p>
          </table:table-cell>
          <table:table-cell office:value-type="string" calcext:value-type="string">
            <text:p>second/download/CMake/CMake-old-new/Kitware_CMake_repos_log_1740.cpp</text:p>
          </table:table-cell>
          <table:table-cell office:value-type="string" calcext:value-type="string">
            <text:p>{</text:p>
            <text:p>      fprintf(stderr, "ignoring non-SCM_RIGHTS ancillary data: %d\n",</text:p>
            <text:p>          cmsg-&gt;cmsg_type);</text:p>
            <text:p>      continue;</text:p>
            <text:p>    }</text:p>
          </table:table-cell>
          <table:table-cell office:value-type="string" calcext:value-type="string">
            <text:p>second/download/CMake/CMake-old-new/Kitware_CMake_repos_block_1740.cpp</text:p>
          </table:table-cell>
          <table:table-cell office:value-type="string" calcext:value-type="string">
            <text:p>[0, 0, 0, 0, 0, 1, 0, 0, 0, 0, 1, 0, 0, 0, 0, 5, 0, 0, 0, 0, 0, 0, 0, 1, 0, 0, 0, 0, 0, 0, 1, 0, 0, 0, 0, 0, 0, 0, 0, 0, 0, 0, 0, 0, 0, 0, 1, 0, 4, 0, 0, 0, 0, 0, 0, 0, 0, 0, 0, 0, 0, 0, 0, 0, 0, 0, 0, 0, 0, 0, 0, 0, 0, 1, 0, 0, 1, 0, 3, 0, 0, 0, 0, 0, 0]</text:p>
          </table:table-cell>
        </table:table-row>
        <table:table-row table:style-name="ro12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Source/cmcldeps.cpp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fprintf(out, "%s: \\\n", tmp.c_str())</text:p>
          </table:table-cell>
          <table:table-cell office:value-type="string" calcext:value-type="string">
            <text:p>second/download/CMake/CMake-old-new/Kitware_CMake_repos_log_1772.cpp</text:p>
          </table:table-cell>
          <table:table-cell/>
          <table:table-cell office:value-type="string" calcext:value-type="string">
            <text:p>second/download/CMake/CMake-old-new/Kitware_CMake_repos_block_1772.cpp</text:p>
          </table:table-cell>
          <table:table-cell office:value-type="string" calcext:value-type="string">
            <text:p>[0, 0, 0, 0, 0, 0, 0, 0, 0, 0, 0, 0, 0, 0, 0, 0, 0, 0, 0, 0, 0, 0, 0, 0, 0, 0, 0, 0, 0, 0, 0, 0, 0, 0, 0, 0, 0, 0, 0, 0, 0, 0, 0, 0, 0, 0, 0, 0, 0, 0, 0, 0, 0, 0, 0, 0, 0, 0, 0, 0, 0, 0, 0, 0, 0, 0, 0, 0, 0, 0, 0, 0, 0, 0, 0, 0, 0, 0, 0, 0, 0, 0, 0, 0, 0]</text:p>
          </table:table-cell>
        </table:table-row>
        <table:table-row table:style-name="ro5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Source/cmcldeps.cpp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fprintf(out, "%s \\\n", tmp.c_str())</text:p>
          </table:table-cell>
          <table:table-cell office:value-type="string" calcext:value-type="string">
            <text:p>second/download/CMake/CMake-old-new/Kitware_CMake_repos_log_1773.cpp</text:p>
          </table:table-cell>
          <table:table-cell office:value-type="string" calcext:value-type="string">
            <text:p>{</text:p>
            <text:p>    tmp = *it;</text:p>
            <text:p>    // The paths need to match the ones used to identify build artifacts in the</text:p>
            <text:p>    // build.ninja file.  Therefore we need to canonicalize the path to use</text:p>
            <text:p>    // backward slashes and relativize the path to the build directory.</text:p>
            <text:p>    replaceAll(tmp, "/", "\\");</text:p>
            <text:p>    if (startsWith(tmp, cwd))</text:p>
            <text:p>      tmp = tmp.substr(cwd.size());</text:p>
            <text:p>    escapePath(tmp);</text:p>
            <text:p>    fprintf(out, "%s \\\n", tmp.c_str());</text:p>
            <text:p>  }</text:p>
          </table:table-cell>
          <table:table-cell office:value-type="string" calcext:value-type="string">
            <text:p>second/download/CMake/CMake-old-new/Kitware_CMake_repos_block_1773.cpp</text:p>
          </table:table-cell>
          <table:table-cell office:value-type="string" calcext:value-type="string">
            <text:p>[1, 0, 0, 0, 0, 0, 0, 0, 0, 0, 2, 0, 0, 0, 0, 21, 0, 0, 0, 0, 0, 0, 0, 3, 0, 0, 0, 0, 0, 0, 7, 0, 0, 0, 0, 0, 0, 0, 0, 0, 0, 0, 0, 0, 0, 0, 6, 0, 16, 0, 0, 0, 0, 0, 0, 0, 0, 0, 0, 0, 0, 0, 0, 0, 0, 0, 0, 0, 0, 1, 1, 0, 0, 7, 0, 0, 5, 0, 10, 0, 0, 0, 0, 0, 0]</text:p>
          </table:table-cell>
        </table:table-row>
        <table:table-row table:style-name="ro12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Source/cmcldeps.cpp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fprintf(stdout, "%s\n", line.c_str())</text:p>
          </table:table-cell>
          <table:table-cell office:value-type="string" calcext:value-type="string">
            <text:p>second/download/CMake/CMake-old-new/Kitware_CMake_repos_log_1775.cpp</text:p>
          </table:table-cell>
          <table:table-cell office:value-type="string" calcext:value-type="string">
            <text:p>{</text:p>
            <text:p>          fprintf(stdout, "%s\n", line.c_str());</text:p>
            <text:p>        }</text:p>
          </table:table-cell>
          <table:table-cell office:value-type="string" calcext:value-type="string">
            <text:p>second/download/CMake/CMake-old-new/Kitware_CMake_repos_block_1775.cpp</text:p>
          </table:table-cell>
          <table:table-cell office:value-type="string" calcext:value-type="string">
            <text:p>[0, 0, 0, 0, 0, 0, 0, 0, 0, 0, 1, 0, 0, 0, 0, 5, 0, 0, 0, 0, 0, 0, 0, 1, 0, 0, 0, 0, 0, 0, 2, 0, 0, 0, 0, 0, 0, 0, 0, 0, 0, 0, 0, 0, 0, 0, 1, 0, 4, 0, 0, 0, 0, 0, 0, 0, 0, 0, 0, 0, 0, 0, 0, 0, 0, 0, 0, 0, 0, 0, 0, 0, 0, 2, 0, 0, 1, 0, 3, 0, 0, 0, 0, 0, 0]</text:p>
          </table:table-cell>
        </table:table-row>
        <table:table-row table:style-name="ro12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Source/cmsys/SharedForward.cpp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fprintf(stderr, " \"%s\"", *arg)</text:p>
          </table:table-cell>
          <table:table-cell office:value-type="string" calcext:value-type="string">
            <text:p>second/download/CMake/CMake-old-new/Kitware_CMake_repos_log_1795.cpp</text:p>
          </table:table-cell>
          <table:table-cell office:value-type="string" calcext:value-type="string">
            <text:p>{</text:p>
            <text:p>    fprintf(stderr, " \"%s\"", *arg);</text:p>
            <text:p>  }</text:p>
          </table:table-cell>
          <table:table-cell office:value-type="string" calcext:value-type="string">
            <text:p>second/download/CMake/CMake-old-new/Kitware_CMake_repos_block_1795.cpp</text:p>
          </table:table-cell>
          <table:table-cell office:value-type="string" calcext:value-type="string">
            <text:p>[0, 0, 0, 0, 0, 0, 0, 0, 0, 0, 1, 0, 0, 0, 0, 3, 0, 0, 0, 0, 0, 0, 0, 1, 0, 0, 0, 0, 0, 0, 1, 0, 0, 0, 0, 0, 0, 0, 0, 0, 0, 0, 0, 0, 0, 0, 1, 0, 4, 0, 0, 0, 0, 0, 0, 0, 0, 0, 0, 0, 0, 0, 0, 0, 0, 0, 0, 0, 0, 0, 0, 0, 0, 1, 0, 0, 1, 0, 3, 0, 0, 0, 0, 0, 0]</text:p>
          </table:table-cell>
        </table:table-row>
        <table:table-row table:style-name="ro9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Source/cmsys/SharedForward.cpp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fprintf(stderr, ": %s\n", msg)</text:p>
          </table:table-cell>
          <table:table-cell office:value-type="string" calcext:value-type="string">
            <text:p>second/download/CMake/CMake-old-new/Kitware_CMake_repos_log_1796.cpp</text:p>
          </table:table-cell>
          <table:table-cell office:value-type="string" calcext:value-type="string">
            <text:p>{</text:p>
            <text:p>  char msg[KWSYS_SHARED_FORWARD_MAXPATH];</text:p>
            <text:p>  char const* const* arg = argv;</text:p>
            <text:p>  kwsys_shared_forward_strerror(msg);</text:p>
            <text:p>  fprintf(stderr, "Error running");</text:p>
            <text:p>  for (; *arg; ++arg) {</text:p>
            <text:p>    fprintf(stderr, " \"%s\"", *arg);</text:p>
            <text:p>  }</text:p>
            <text:p>  fprintf(stderr, ": %s\n", msg);</text:p>
            <text:p>}</text:p>
          </table:table-cell>
          <table:table-cell office:value-type="string" calcext:value-type="string">
            <text:p>second/download/CMake/CMake-old-new/Kitware_CMake_repos_block_1796.cpp</text:p>
          </table:table-cell>
          <table:table-cell office:value-type="string" calcext:value-type="string">
            <text:p>[0, 0, 1, 0, 0, 0, 0, 0, 0, 0, 2, 0, 0, 0, 2, 19, 0, 0, 2, 2, 0, 0, 2, 3, 0, 0, 0, 0, 2, 0, 4, 0, 0, 0, 0, 0, 0, 0, 0, 0, 0, 0, 0, 0, 0, 0, 3, 0, 17, 0, 0, 0, 0, 0, 0, 0, 0, 0, 0, 0, 0, 0, 0, 0, 0, 2, 0, 1, 0, 1, 0, 0, 0, 4, 0, 0, 4, 0, 9, 0, 1, 0, 0, 1, 0]</text:p>
          </table:table-cell>
        </table:table-row>
        <table:table-row table:style-name="ro12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Source/cmsys/SharedForward.cpp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fprintf(stdout, "%s\n", kwsys_shared_forward_ldpath)</text:p>
          </table:table-cell>
          <table:table-cell office:value-type="string" calcext:value-type="string">
            <text:p>second/download/CMake/CMake-old-new/Kitware_CMake_repos_log_1798.cpp</text:p>
          </table:table-cell>
          <table:table-cell office:value-type="string" calcext:value-type="string">
            <text:p>{</text:p>
            <text:p>        fprintf(stdout, "%s\n", kwsys_shared_forward_ldpath);</text:p>
            <text:p>        fprintf(stdout, "%s\n", exe);</text:p>
            <text:p>        return 0;</text:p>
            <text:p>      }</text:p>
          </table:table-cell>
          <table:table-cell office:value-type="string" calcext:value-type="string">
            <text:p>second/download/CMake/CMake-old-new/Kitware_CMake_repos_block_1798.cpp</text:p>
          </table:table-cell>
          <table:table-cell office:value-type="string" calcext:value-type="string">
            <text:p>[0, 0, 0, 0, 0, 0, 1, 0, 0, 0, 1, 0, 0, 0, 0, 6, 0, 0, 0, 0, 0, 0, 0, 3, 0, 0, 0, 0, 0, 0, 2, 0, 0, 0, 0, 0, 0, 0, 0, 0, 0, 0, 0, 0, 0, 0, 0, 0, 9, 0, 0, 0, 0, 0, 0, 0, 0, 0, 0, 0, 0, 0, 0, 0, 0, 0, 0, 0, 0, 0, 0, 0, 0, 2, 0, 0, 2, 0, 6, 0, 0, 0, 0, 0, 0]</text:p>
          </table:table-cell>
        </table:table-row>
        <table:table-row table:style-name="ro12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Source/cmsys/SharedForward.cpp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fprintf(stdout, "%s\n", exe)</text:p>
          </table:table-cell>
          <table:table-cell office:value-type="string" calcext:value-type="string">
            <text:p>second/download/CMake/CMake-old-new/Kitware_CMake_repos_log_1799.cpp</text:p>
          </table:table-cell>
          <table:table-cell office:value-type="string" calcext:value-type="string">
            <text:p>{</text:p>
            <text:p>        fprintf(stdout, "%s\n", kwsys_shared_forward_ldpath);</text:p>
            <text:p>        fprintf(stdout, "%s\n", exe);</text:p>
            <text:p>        return 0;</text:p>
            <text:p>      }</text:p>
          </table:table-cell>
          <table:table-cell office:value-type="string" calcext:value-type="string">
            <text:p>second/download/CMake/CMake-old-new/Kitware_CMake_repos_block_1799.cpp</text:p>
          </table:table-cell>
          <table:table-cell office:value-type="string" calcext:value-type="string">
            <text:p>[0, 0, 0, 0, 0, 0, 1, 0, 0, 0, 1, 0, 0, 0, 0, 6, 0, 0, 0, 0, 0, 0, 0, 3, 0, 0, 0, 0, 0, 0, 2, 0, 0, 0, 0, 0, 0, 0, 0, 0, 0, 0, 0, 0, 0, 0, 0, 0, 9, 0, 0, 0, 0, 0, 0, 0, 0, 0, 0, 0, 0, 0, 0, 0, 0, 0, 0, 0, 0, 0, 0, 0, 0, 2, 0, 0, 2, 0, 6, 0, 0, 0, 0, 0, 0]</text:p>
          </table:table-cell>
        </table:table-row>
        <table:table-row table:style-name="ro12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Source/kwsys/ProcessUNIX.cpp</text:p>
          </table:table-cell>
          <table:table-cell office:value-type="float" office:value="2276" calcext:value-type="float">
            <text:p>2276</text:p>
          </table:table-cell>
          <table:table-cell office:value-type="string" calcext:value-type="string">
            <text:p>sprintf(cp-&gt;ProcessResults[idx].ExitExceptionString, "Signal %d", sig)</text:p>
          </table:table-cell>
          <table:table-cell office:value-type="string" calcext:value-type="string">
            <text:p>second/download/CMake/CMake-old-new/Kitware_CMake_repos_log_1835.cpp</text:p>
          </table:table-cell>
          <table:table-cell/>
          <table:table-cell office:value-type="string" calcext:value-type="string">
            <text:p>second/download/CMake/CMake-old-new/Kitware_CMake_repos_block_1835.cpp</text:p>
          </table:table-cell>
          <table:table-cell office:value-type="string" calcext:value-type="string">
            <text:p>[0, 0, 0, 0, 0, 0, 0, 0, 0, 0, 0, 0, 0, 0, 0, 0, 0, 0, 0, 0, 0, 0, 0, 0, 0, 0, 0, 0, 0, 0, 0, 0, 0, 0, 0, 0, 0, 0, 0, 0, 0, 0, 0, 0, 0, 0, 0, 0, 0, 0, 0, 0, 0, 0, 0, 0, 0, 0, 0, 0, 0, 0, 0, 0, 0, 0, 0, 0, 0, 0, 0, 0, 0, 0, 0, 0, 0, 0, 0, 0, 0, 0, 0, 0, 0]</text:p>
          </table:table-cell>
        </table:table-row>
        <table:table-row table:style-name="ro15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Source/kwsys/ProcessUNIX.cpp</text:p>
          </table:table-cell>
          <table:table-cell office:value-type="float" office:value="2525" calcext:value-type="float">
            <text:p>2525</text:p>
          </table:table-cell>
          <table:table-cell office:value-type="string" calcext:value-type="string">
            <text:p>sprintf(fname, "/proc/%d/stat", pid)</text:p>
          </table:table-cell>
          <table:table-cell office:value-type="string" calcext:value-type="string">
            <text:p>second/download/CMake/CMake-old-new/Kitware_CMake_repos_log_1836.cpp</text:p>
          </table:table-cell>
          <table:table-cell office:value-type="string" calcext:value-type="string">
            <text:p>{</text:p>
            <text:p>        struct stat finfo;</text:p>
            <text:p>        sprintf(fname, "/proc/%d/stat", pid);</text:p>
            <text:p>        if (stat(fname, &amp;finfo) == 0) {</text:p>
            <text:p>          FILE* f = fopen(fname, "r");</text:p>
            <text:p>          if (f) {</text:p>
            <text:p>            size_t nread = fread(buffer, 1, KWSYSPE_PIPE_BUFFER_SIZE, f);</text:p>
            <text:p>            fclose(f);</text:p>
            <text:p>            buffer[nread] = '\0';</text:p>
            <text:p>            if (nread &gt; 0) {</text:p>
            <text:p>              const char* rparen = strrchr(buffer, ')');</text:p>
            <text:p>              int ppid;</text:p>
            <text:p>              if (rparen &amp;&amp; (sscanf(rparen + 1, "%*s %d", &amp;ppid) == 1)) {</text:p>
            <text:p>                if (ppid == process_id) {</text:p>
            <text:p>                  /* Recursively kill this child and its children.  */</text:p>
            <text:p>                  kwsysProcessKill(pid);</text:p>
            <text:p>                }</text:p>
            <text:p>              }</text:p>
            <text:p>            }</text:p>
            <text:p>          }</text:p>
            <text:p>        }</text:p>
            <text:p>      }</text:p>
          </table:table-cell>
          <table:table-cell office:value-type="string" calcext:value-type="string">
            <text:p>second/download/CMake/CMake-old-new/Kitware_CMake_repos_block_1836.cpp</text:p>
          </table:table-cell>
          <table:table-cell office:value-type="string" calcext:value-type="string">
            <text:p>[5, 0, 0, 0, 0, 0, 0, 0, 0, 0, 6, 0, 0, 0, 1, 41, 0, 0, 5, 5, 0, 0, 3, 10, 0, 0, 0, 0, 2, 0, 8, 0, 0, 0, 0, 0, 0, 0, 0, 0, 0, 0, 0, 0, 0, 0, 11, 0, 31, 0, 0, 0, 0, 0, 0, 0, 0, 0, 0, 0, 0, 0, 0, 0, 0, 5, 0, 1, 0, 5, 5, 0, 0, 8, 0, 0, 4, 0, 18, 0, 0, 0, 0, 0, 0]</text:p>
          </table:table-cell>
        </table:table-row>
        <table:table-row table:style-name="ro12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Source/kwsys/testProcess.cpp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fprintf(stdout, "Poll count reached limit %d.\n", MAXPOLL)</text:p>
          </table:table-cell>
          <table:table-cell office:value-type="string" calcext:value-type="string">
            <text:p>second/download/CMake/CMake-old-new/Kitware_CMake_repos_log_1883.cpp</text:p>
          </table:table-cell>
          <table:table-cell office:value-type="string" calcext:value-type="string">
            <text:p>{</text:p>
            <text:p>            fprintf(stdout, "Poll count reached limit %d.\n", MAXPOLL);</text:p>
            <text:p>            kwsysProcess_Kill(kp);</text:p>
            <text:p>          }</text:p>
          </table:table-cell>
          <table:table-cell office:value-type="string" calcext:value-type="string">
            <text:p>second/download/CMake/CMake-old-new/Kitware_CMake_repos_block_1883.cpp</text:p>
          </table:table-cell>
          <table:table-cell office:value-type="string" calcext:value-type="string">
            <text:p>[0, 0, 0, 0, 0, 0, 0, 0, 0, 0, 1, 0, 0, 0, 0, 5, 0, 0, 0, 0, 0, 0, 0, 1, 0, 0, 0, 0, 0, 0, 2, 0, 0, 0, 0, 0, 0, 0, 0, 0, 0, 0, 0, 0, 0, 0, 0, 0, 6, 0, 0, 0, 0, 0, 0, 0, 0, 0, 0, 0, 0, 0, 0, 0, 0, 0, 0, 0, 0, 0, 0, 0, 0, 2, 0, 0, 2, 0, 4, 0, 0, 0, 0, 0, 0]</text:p>
          </table:table-cell>
        </table:table-row>
        <table:table-row table:style-name="ro16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Source/kwsys/testProcess.cpp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fprintf(stderr, "Invalid test number %d.\n", n)</text:p>
          </table:table-cell>
          <table:table-cell office:value-type="string" calcext:value-type="string">
            <text:p>second/download/CMake/CMake-old-new/Kitware_CMake_repos_log_1897.cpp</text:p>
          </table:table-cell>
          <table:table-cell office:value-type="string" calcext:value-type="string">
            <text:p>{</text:p>
            <text:p>    /* This is the child process for a requested test number.  */</text:p>
            <text:p>    switch (n) {</text:p>
            <text:p>      case 1:</text:p>
            <text:p>        return test1(argc, argv);</text:p>
            <text:p>      case 2:</text:p>
            <text:p>        return test2(argc, argv);</text:p>
            <text:p>      case 3:</text:p>
            <text:p>        return test3(argc, argv);</text:p>
            <text:p>      case 4:</text:p>
            <text:p>        return test4(argc, argv);</text:p>
            <text:p>      case 5:</text:p>
            <text:p>        return test5(argc, argv);</text:p>
            <text:p>      case 6:</text:p>
            <text:p>        test6(argc, argv);</text:p>
            <text:p>        return 0;</text:p>
            <text:p>      case 7:</text:p>
            <text:p>        return test7(argc, argv);</text:p>
            <text:p>      case 8:</text:p>
            <text:p>        return test8(argc, argv);</text:p>
            <text:p>      case 9:</text:p>
            <text:p>        return test9(argc, argv);</text:p>
            <text:p>      case 10:</text:p>
            <text:p>        return test10(argc, argv);</text:p>
            <text:p>      case 108:</text:p>
            <text:p>        return test8_grandchild(argc, argv);</text:p>
            <text:p>      case 109:</text:p>
            <text:p>        return test9_grandchild(argc, argv);</text:p>
            <text:p>      case 110:</text:p>
            <text:p>        return test10_grandchild(argc, argv);</text:p>
            <text:p>    }</text:p>
            <text:p>    fprintf(stderr, "Invalid test number %d.\n", n);</text:p>
            <text:p>    return 1;</text:p>
            <text:p>  }</text:p>
          </table:table-cell>
          <table:table-cell office:value-type="string" calcext:value-type="string">
            <text:p>second/download/CMake/CMake-old-new/Kitware_CMake_repos_block_1897.cpp</text:p>
          </table:table-cell>
          <table:table-cell office:value-type="string" calcext:value-type="string">
            <text:p>[0, 0, 0, 0, 0, 0, 14, 1, 13, 0, 2, 0, 0, 0, 0, 43, 0, 0, 0, 0, 0, 0, 0, 16, 0, 0, 0, 0, 0, 0, 14, 0, 0, 0, 0, 0, 0, 0, 0, 0, 0, 0, 0, 0, 0, 0, 0, 0, 59, 0, 0, 0, 0, 0, 0, 0, 0, 0, 0, 0, 0, 0, 0, 0, 0, 0, 0, 0, 0, 1, 0, 0, 0, 14, 0, 0, 2, 0, 29, 0, 0, 0, 0, 0, 0]</text:p>
          </table:table-cell>
        </table:table-row>
        <table:table-row table:style-name="ro12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Source/kwsys/testProcess.cpp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fprintf(stdout, "Output on stdout before test %d.\n", n)</text:p>
          </table:table-cell>
          <table:table-cell office:value-type="string" calcext:value-type="string">
            <text:p>second/download/CMake/CMake-old-new/Kitware_CMake_repos_log_1898.cpp</text:p>
          </table:table-cell>
          <table:table-cell/>
          <table:table-cell office:value-type="string" calcext:value-type="string">
            <text:p>second/download/CMake/CMake-old-new/Kitware_CMake_repos_block_1898.cpp</text:p>
          </table:table-cell>
          <table:table-cell office:value-type="string" calcext:value-type="string">
            <text:p>[0, 0, 0, 0, 0, 0, 0, 0, 0, 0, 0, 0, 0, 0, 0, 0, 0, 0, 0, 0, 0, 0, 0, 0, 0, 0, 0, 0, 0, 0, 0, 0, 0, 0, 0, 0, 0, 0, 0, 0, 0, 0, 0, 0, 0, 0, 0, 0, 0, 0, 0, 0, 0, 0, 0, 0, 0, 0, 0, 0, 0, 0, 0, 0, 0, 0, 0, 0, 0, 0, 0, 0, 0, 0, 0, 0, 0, 0, 0, 0, 0, 0, 0, 0, 0]</text:p>
          </table:table-cell>
        </table:table-row>
        <table:table-row table:style-name="ro12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Source/kwsys/testProcess.cpp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fprintf(stderr, "Output on stderr before test %d.\n", n)</text:p>
          </table:table-cell>
          <table:table-cell office:value-type="string" calcext:value-type="string">
            <text:p>second/download/CMake/CMake-old-new/Kitware_CMake_repos_log_1899.cpp</text:p>
          </table:table-cell>
          <table:table-cell/>
          <table:table-cell office:value-type="string" calcext:value-type="string">
            <text:p>second/download/CMake/CMake-old-new/Kitware_CMake_repos_block_1899.cpp</text:p>
          </table:table-cell>
          <table:table-cell office:value-type="string" calcext:value-type="string">
            <text:p>[0, 0, 0, 0, 0, 0, 0, 0, 0, 0, 0, 0, 0, 0, 0, 0, 0, 0, 0, 0, 0, 0, 0, 0, 0, 0, 0, 0, 0, 0, 0, 0, 0, 0, 0, 0, 0, 0, 0, 0, 0, 0, 0, 0, 0, 0, 0, 0, 0, 0, 0, 0, 0, 0, 0, 0, 0, 0, 0, 0, 0, 0, 0, 0, 0, 0, 0, 0, 0, 0, 0, 0, 0, 0, 0, 0, 0, 0, 0, 0, 0, 0, 0, 0, 0]</text:p>
          </table:table-cell>
        </table:table-row>
        <table:table-row table:style-name="ro12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Source/kwsys/testProcess.cpp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fprintf(stdout, "Output on stdout after test %d.\n", n)</text:p>
          </table:table-cell>
          <table:table-cell office:value-type="string" calcext:value-type="string">
            <text:p>second/download/CMake/CMake-old-new/Kitware_CMake_repos_log_1900.cpp</text:p>
          </table:table-cell>
          <table:table-cell/>
          <table:table-cell office:value-type="string" calcext:value-type="string">
            <text:p>second/download/CMake/CMake-old-new/Kitware_CMake_repos_block_1900.cpp</text:p>
          </table:table-cell>
          <table:table-cell office:value-type="string" calcext:value-type="string">
            <text:p>[0, 0, 0, 0, 0, 0, 0, 0, 0, 0, 0, 0, 0, 0, 0, 0, 0, 0, 0, 0, 0, 0, 0, 0, 0, 0, 0, 0, 0, 0, 0, 0, 0, 0, 0, 0, 0, 0, 0, 0, 0, 0, 0, 0, 0, 0, 0, 0, 0, 0, 0, 0, 0, 0, 0, 0, 0, 0, 0, 0, 0, 0, 0, 0, 0, 0, 0, 0, 0, 0, 0, 0, 0, 0, 0, 0, 0, 0, 0, 0, 0, 0, 0, 0, 0]</text:p>
          </table:table-cell>
        </table:table-row>
        <table:table-row table:style-name="ro12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Source/kwsys/testProcess.cpp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fprintf(stderr, "Output on stderr after test %d.\n", n)</text:p>
          </table:table-cell>
          <table:table-cell office:value-type="string" calcext:value-type="string">
            <text:p>second/download/CMake/CMake-old-new/Kitware_CMake_repos_log_1901.cpp</text:p>
          </table:table-cell>
          <table:table-cell/>
          <table:table-cell office:value-type="string" calcext:value-type="string">
            <text:p>second/download/CMake/CMake-old-new/Kitware_CMake_repos_block_1901.cpp</text:p>
          </table:table-cell>
          <table:table-cell office:value-type="string" calcext:value-type="string">
            <text:p>[0, 0, 0, 0, 0, 0, 0, 0, 0, 0, 0, 0, 0, 0, 0, 0, 0, 0, 0, 0, 0, 0, 0, 0, 0, 0, 0, 0, 0, 0, 0, 0, 0, 0, 0, 0, 0, 0, 0, 0, 0, 0, 0, 0, 0, 0, 0, 0, 0, 0, 0, 0, 0, 0, 0, 0, 0, 0, 0, 0, 0, 0, 0, 0, 0, 0, 0, 0, 0, 0, 0, 0, 0, 0, 0, 0, 0, 0, 0, 0, 0, 0, 0, 0, 0]</text:p>
          </table:table-cell>
        </table:table-row>
        <table:table-row table:style-name="ro12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Source/kwsys/CommandLineArguments.cpp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sprintf(format, " <text:s/>%%-%us <text:s/>", static_cast&lt;unsigned int&gt;(maxlen))</text:p>
          </table:table-cell>
          <table:table-cell office:value-type="string" calcext:value-type="string">
            <text:p>second/download/CMake/CMake-old-new/Kitware_CMake_repos_log_1945.cpp</text:p>
          </table:table-cell>
          <table:table-cell/>
          <table:table-cell office:value-type="string" calcext:value-type="string">
            <text:p>second/download/CMake/CMake-old-new/Kitware_CMake_repos_block_1945.cpp</text:p>
          </table:table-cell>
          <table:table-cell office:value-type="string" calcext:value-type="string">
            <text:p>[0, 0, 0, 0, 0, 0, 0, 0, 0, 0, 0, 0, 0, 0, 0, 0, 0, 0, 0, 0, 0, 0, 0, 0, 0, 0, 0, 0, 0, 0, 0, 0, 0, 0, 0, 0, 0, 0, 0, 0, 0, 0, 0, 0, 0, 0, 0, 0, 0, 0, 0, 0, 0, 0, 0, 0, 0, 0, 0, 0, 0, 0, 0, 0, 0, 0, 0, 0, 0, 0, 0, 0, 0, 0, 0, 0, 0, 0, 0, 0, 0, 0, 0, 0, 0]</text:p>
          </table:table-cell>
        </table:table-row>
        <table:table-row table:style-name="ro8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Source/kwsys/CommandLineArguments.cpp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sprintf(argument, "%s", sit-&gt;c_str())</text:p>
          </table:table-cell>
          <table:table-cell office:value-type="string" calcext:value-type="string">
            <text:p>second/download/CMake/CMake-old-new/Kitware_CMake_repos_log_1946.cpp</text:p>
          </table:table-cell>
          <table:table-cell office:value-type="string" calcext:value-type="string">
            <text:p>{</text:p>
            <text:p>      str &lt;&lt; std::endl;</text:p>
            <text:p>      char argument[100];</text:p>
            <text:p>      sprintf(argument, "%s", sit-&gt;c_str());</text:p>
            <text:p>      switch (this-&gt;Internals-&gt;Callbacks[*sit].ArgumentType) {</text:p>
            <text:p>        case CommandLineArguments::NO_ARGUMENT:</text:p>
            <text:p>          break;</text:p>
            <text:p>        case CommandLineArguments::CONCAT_ARGUMENT:</text:p>
            <text:p>          strcat(argument, "opt");</text:p>
            <text:p>          break;</text:p>
            <text:p>        case CommandLineArguments::SPACE_ARGUMENT:</text:p>
            <text:p>          strcat(argument, " opt");</text:p>
            <text:p>          break;</text:p>
            <text:p>        case CommandLineArguments::EQUAL_ARGUMENT:</text:p>
            <text:p>          strcat(argument, "=opt");</text:p>
            <text:p>          break;</text:p>
            <text:p>        case CommandLineArguments::MULTI_ARGUMENT:</text:p>
            <text:p>          strcat(argument, " opt opt ...");</text:p>
            <text:p>          break;</text:p>
            <text:p>      }</text:p>
            <text:p>      char buffer[80];</text:p>
            <text:p>      sprintf(buffer, format, argument);</text:p>
            <text:p>      str &lt;&lt; buffer;</text:p>
            <text:p>    }</text:p>
          </table:table-cell>
          <table:table-cell office:value-type="string" calcext:value-type="string">
            <text:p>second/download/CMake/CMake-old-new/Kitware_CMake_repos_block_1946.cpp</text:p>
          </table:table-cell>
          <table:table-cell office:value-type="string" calcext:value-type="string">
            <text:p>[0, 0, 0, 0, 5, 0, 0, 1, 5, 0, 2, 0, 0, 0, 0, 50, 0, 0, 2, 2, 0, 0, 0, 7, 0, 0, 0, 0, 0, 0, 7, 0, 0, 0, 0, 0, 0, 0, 0, 0, 0, 0, 0, 0, 0, 0, 13, 0, 31, 0, 0, 0, 0, 0, 0, 0, 0, 0, 0, 0, 0, 0, 0, 0, 0, 2, 0, 3, 0, 1, 0, 0, 0, 7, 0, 0, 8, 0, 14, 0, 0, 0, 0, 0, 0]</text:p>
          </table:table-cell>
        </table:table-row>
        <table:table-row table:style-name="ro12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Source/kwsys/Directory.cpp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printf(buf, "%s*", name.c_str())</text:p>
          </table:table-cell>
          <table:table-cell office:value-type="string" calcext:value-type="string">
            <text:p>second/download/CMake/CMake-old-new/Kitware_CMake_repos_log_1948.cpp</text:p>
          </table:table-cell>
          <table:table-cell office:value-type="string" calcext:value-type="string">
            <text:p>{</text:p>
            <text:p>    buf = new char[n + 1 + 1];</text:p>
            <text:p>    sprintf(buf, "%s*", name.c_str());</text:p>
            <text:p>  }</text:p>
          </table:table-cell>
          <table:table-cell office:value-type="string" calcext:value-type="string">
            <text:p>second/download/CMake/CMake-old-new/Kitware_CMake_repos_block_1948.cpp</text:p>
          </table:table-cell>
          <table:table-cell office:value-type="string" calcext:value-type="string">
            <text:p>[0, 0, 0, 0, 0, 0, 0, 0, 0, 0, 1, 0, 0, 0, 0, 9, 0, 0, 0, 0, 0, 0, 0, 3, 0, 0, 0, 0, 0, 0, 2, 0, 0, 0, 0, 0, 0, 0, 0, 0, 0, 0, 0, 0, 0, 0, 5, 0, 6, 0, 0, 0, 0, 0, 0, 0, 0, 0, 0, 0, 0, 0, 0, 0, 0, 0, 0, 1, 0, 0, 0, 0, 0, 2, 0, 0, 2, 0, 3, 0, 0, 0, 0, 0, 0]</text:p>
          </table:table-cell>
        </table:table-row>
        <table:table-row table:style-name="ro12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Source/kwsys/Directory.cpp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printf(buf, "%s\\*", name.c_str())</text:p>
          </table:table-cell>
          <table:table-cell office:value-type="string" calcext:value-type="string">
            <text:p>second/download/CMake/CMake-old-new/Kitware_CMake_repos_log_1949.cpp</text:p>
          </table:table-cell>
          <table:table-cell office:value-type="string" calcext:value-type="string">
            <text:p>{</text:p>
            <text:p>      sprintf(buf, "%s\\*", name.c_str());</text:p>
            <text:p>    }</text:p>
          </table:table-cell>
          <table:table-cell office:value-type="string" calcext:value-type="string">
            <text:p>second/download/CMake/CMake-old-new/Kitware_CMake_repos_block_1949.cpp</text:p>
          </table:table-cell>
          <table:table-cell office:value-type="string" calcext:value-type="string">
            <text:p>[0, 0, 0, 0, 0, 0, 0, 0, 0, 0, 1, 0, 0, 0, 0, 5, 0, 0, 0, 0, 0, 0, 0, 1, 0, 0, 0, 0, 0, 0, 2, 0, 0, 0, 0, 0, 0, 0, 0, 0, 0, 0, 0, 0, 0, 0, 1, 0, 4, 0, 0, 0, 0, 0, 0, 0, 0, 0, 0, 0, 0, 0, 0, 0, 0, 0, 0, 0, 0, 0, 0, 0, 0, 2, 0, 0, 1, 0, 3, 0, 0, 0, 0, 0, 0]</text:p>
          </table:table-cell>
        </table:table-row>
        <table:table-row table:style-name="ro12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Source/kwsys/Directory.cpp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printf(buf, "%s/*", name.c_str())</text:p>
          </table:table-cell>
          <table:table-cell office:value-type="string" calcext:value-type="string">
            <text:p>second/download/CMake/CMake-old-new/Kitware_CMake_repos_log_1950.cpp</text:p>
          </table:table-cell>
          <table:table-cell office:value-type="string" calcext:value-type="string">
            <text:p>{</text:p>
            <text:p>      sprintf(buf, "%s/*", name.c_str());</text:p>
            <text:p>    }</text:p>
          </table:table-cell>
          <table:table-cell office:value-type="string" calcext:value-type="string">
            <text:p>second/download/CMake/CMake-old-new/Kitware_CMake_repos_block_1950.cpp</text:p>
          </table:table-cell>
          <table:table-cell office:value-type="string" calcext:value-type="string">
            <text:p>[0, 0, 0, 0, 0, 0, 0, 0, 0, 0, 1, 0, 0, 0, 0, 5, 0, 0, 0, 0, 0, 0, 0, 1, 0, 0, 0, 0, 0, 0, 2, 0, 0, 0, 0, 0, 0, 0, 0, 0, 0, 0, 0, 0, 0, 0, 1, 0, 4, 0, 0, 0, 0, 0, 0, 0, 0, 0, 0, 0, 0, 0, 0, 0, 0, 0, 0, 0, 0, 0, 0, 0, 0, 2, 0, 0, 1, 0, 3, 0, 0, 0, 0, 0, 0]</text:p>
          </table:table-cell>
        </table:table-row>
        <table:table-row table:style-name="ro12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Source/kwsys/Directory.cpp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sprintf(buf, "%s*", name.c_str())</text:p>
          </table:table-cell>
          <table:table-cell office:value-type="string" calcext:value-type="string">
            <text:p>second/download/CMake/CMake-old-new/Kitware_CMake_repos_log_1951.cpp</text:p>
          </table:table-cell>
          <table:table-cell office:value-type="string" calcext:value-type="string">
            <text:p>{</text:p>
            <text:p>    buf = new char[n + 1 + 1];</text:p>
            <text:p>    sprintf(buf, "%s*", name.c_str());</text:p>
            <text:p>  }</text:p>
          </table:table-cell>
          <table:table-cell office:value-type="string" calcext:value-type="string">
            <text:p>second/download/CMake/CMake-old-new/Kitware_CMake_repos_block_1951.cpp</text:p>
          </table:table-cell>
          <table:table-cell office:value-type="string" calcext:value-type="string">
            <text:p>[0, 0, 0, 0, 0, 0, 0, 0, 0, 0, 1, 0, 0, 0, 0, 9, 0, 0, 0, 0, 0, 0, 0, 3, 0, 0, 0, 0, 0, 0, 2, 0, 0, 0, 0, 0, 0, 0, 0, 0, 0, 0, 0, 0, 0, 0, 5, 0, 6, 0, 0, 0, 0, 0, 0, 0, 0, 0, 0, 0, 0, 0, 0, 0, 0, 0, 0, 1, 0, 0, 0, 0, 0, 2, 0, 0, 2, 0, 3, 0, 0, 0, 0, 0, 0]</text:p>
          </table:table-cell>
        </table:table-row>
        <table:table-row table:style-name="ro12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Source/kwsys/Directory.cpp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sprintf(buf, "%s/*", name.c_str())</text:p>
          </table:table-cell>
          <table:table-cell office:value-type="string" calcext:value-type="string">
            <text:p>second/download/CMake/CMake-old-new/Kitware_CMake_repos_log_1952.cpp</text:p>
          </table:table-cell>
          <table:table-cell office:value-type="string" calcext:value-type="string">
            <text:p>{</text:p>
            <text:p>    buf = new char[n + 2 + 1];</text:p>
            <text:p>    sprintf(buf, "%s/*", name.c_str());</text:p>
            <text:p>  }</text:p>
          </table:table-cell>
          <table:table-cell office:value-type="string" calcext:value-type="string">
            <text:p>second/download/CMake/CMake-old-new/Kitware_CMake_repos_block_1952.cpp</text:p>
          </table:table-cell>
          <table:table-cell office:value-type="string" calcext:value-type="string">
            <text:p>[0, 0, 0, 0, 0, 0, 0, 0, 0, 0, 1, 0, 0, 0, 0, 9, 0, 0, 0, 0, 0, 0, 0, 3, 0, 0, 0, 0, 0, 0, 2, 0, 0, 0, 0, 0, 0, 0, 0, 0, 0, 0, 0, 0, 0, 0, 5, 0, 6, 0, 0, 0, 0, 0, 0, 0, 0, 0, 0, 0, 0, 0, 0, 0, 0, 0, 0, 1, 0, 0, 0, 0, 0, 2, 0, 0, 2, 0, 3, 0, 0, 0, 0, 0, 0]</text:p>
          </table:table-cell>
        </table:table-row>
        <table:table-row table:style-name="ro12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Source/kwsys/SystemTools.cpp</text:p>
          </table:table-cell>
          <table:table-cell office:value-type="float" office:value="4599" calcext:value-type="float">
            <text:p>4599</text:p>
          </table:table-cell>
          <table:table-cell office:value-type="string" calcext:value-type="string">
            <text:p>sprintf(buffer, "%ld", osvi.dwMajorVersion)</text:p>
          </table:table-cell>
          <table:table-cell office:value-type="string" calcext:value-type="string">
            <text:p>second/download/CMake/CMake-old-new/Kitware_CMake_repos_log_1954.cpp</text:p>
          </table:table-cell>
          <table:table-cell/>
          <table:table-cell office:value-type="string" calcext:value-type="string">
            <text:p>second/download/CMake/CMake-old-new/Kitware_CMake_repos_block_1954.cpp</text:p>
          </table:table-cell>
          <table:table-cell office:value-type="string" calcext:value-type="string">
            <text:p>[0, 0, 0, 0, 0, 0, 0, 0, 0, 0, 0, 0, 0, 0, 0, 0, 0, 0, 0, 0, 0, 0, 0, 0, 0, 0, 0, 0, 0, 0, 0, 0, 0, 0, 0, 0, 0, 0, 0, 0, 0, 0, 0, 0, 0, 0, 0, 0, 0, 0, 0, 0, 0, 0, 0, 0, 0, 0, 0, 0, 0, 0, 0, 0, 0, 0, 0, 0, 0, 0, 0, 0, 0, 0, 0, 0, 0, 0, 0, 0, 0, 0, 0, 0, 0]</text:p>
          </table:table-cell>
        </table:table-row>
        <table:table-row table:style-name="ro12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Source/kwsys/SystemTools.cpp</text:p>
          </table:table-cell>
          <table:table-cell office:value-type="float" office:value="4602" calcext:value-type="float">
            <text:p>4602</text:p>
          </table:table-cell>
          <table:table-cell office:value-type="string" calcext:value-type="string">
            <text:p>sprintf(buffer, "%ld", osvi.dwMinorVersion)</text:p>
          </table:table-cell>
          <table:table-cell office:value-type="string" calcext:value-type="string">
            <text:p>second/download/CMake/CMake-old-new/Kitware_CMake_repos_log_1955.cpp</text:p>
          </table:table-cell>
          <table:table-cell/>
          <table:table-cell office:value-type="string" calcext:value-type="string">
            <text:p>second/download/CMake/CMake-old-new/Kitware_CMake_repos_block_1955.cpp</text:p>
          </table:table-cell>
          <table:table-cell office:value-type="string" calcext:value-type="string">
            <text:p>[0, 0, 0, 0, 0, 0, 0, 0, 0, 0, 0, 0, 0, 0, 0, 0, 0, 0, 0, 0, 0, 0, 0, 0, 0, 0, 0, 0, 0, 0, 0, 0, 0, 0, 0, 0, 0, 0, 0, 0, 0, 0, 0, 0, 0, 0, 0, 0, 0, 0, 0, 0, 0, 0, 0, 0, 0, 0, 0, 0, 0, 0, 0, 0, 0, 0, 0, 0, 0, 0, 0, 0, 0, 0, 0, 0, 0, 0, 0, 0, 0, 0, 0, 0, 0]</text:p>
          </table:table-cell>
        </table:table-row>
        <table:table-row table:style-name="ro12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Source/kwsys/SystemTools.cpp</text:p>
          </table:table-cell>
          <table:table-cell office:value-type="float" office:value="4856" calcext:value-type="float">
            <text:p>4856</text:p>
          </table:table-cell>
          <table:table-cell office:value-type="string" calcext:value-type="string">
            <text:p>fprintf(stderr, "%s", message)</text:p>
          </table:table-cell>
          <table:table-cell office:value-type="string" calcext:value-type="string">
            <text:p>second/download/CMake/CMake-old-new/Kitware_CMake_repos_log_1959.cpp</text:p>
          </table:table-cell>
          <table:table-cell office:value-type="string" calcext:value-type="string">
            <text:p>{</text:p>
            <text:p>  fprintf(stderr, "%s", message);</text:p>
            <text:p>  fflush(stderr);</text:p>
            <text:p>  return 1; // no further reporting required</text:p>
            <text:p>}</text:p>
          </table:table-cell>
          <table:table-cell office:value-type="string" calcext:value-type="string">
            <text:p>second/download/CMake/CMake-old-new/Kitware_CMake_repos_block_1959.cpp</text:p>
          </table:table-cell>
          <table:table-cell office:value-type="string" calcext:value-type="string">
            <text:p>[0, 0, 0, 0, 0, 0, 1, 0, 0, 0, 1, 0, 0, 0, 0, 5, 0, 0, 0, 0, 0, 0, 0, 2, 0, 0, 0, 0, 0, 0, 2, 0, 0, 0, 0, 0, 0, 0, 0, 0, 0, 0, 0, 0, 0, 0, 0, 0, 7, 0, 0, 0, 0, 0, 0, 0, 0, 0, 0, 0, 0, 0, 0, 0, 0, 0, 0, 0, 0, 0, 0, 0, 0, 2, 0, 0, 2, 0, 4, 0, 0, 0, 0, 0, 0]</text:p>
          </table:table-cell>
        </table:table-row>
        <table:table-row table:style-name="ro12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Tests/VSResource/main.cpp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printf(stdout, "CMAKE_RCDEFINE is %s, and is *not* a string constant\n",</text:p>
            <text:p>          CMAKE_RCDEFINE)</text:p>
          </table:table-cell>
          <table:table-cell office:value-type="string" calcext:value-type="string">
            <text:p>second/download/CMake/CMake-old-new/Kitware_CMake_repos_log_1973.cpp</text:p>
          </table:table-cell>
          <table:table-cell/>
          <table:table-cell office:value-type="string" calcext:value-type="string">
            <text:p>second/download/CMake/CMake-old-new/Kitware_CMake_repos_block_1973.cpp</text:p>
          </table:table-cell>
          <table:table-cell office:value-type="string" calcext:value-type="string">
            <text:p>[0, 0, 0, 0, 0, 0, 0, 0, 0, 0, 0, 0, 0, 0, 0, 0, 0, 0, 0, 0, 0, 0, 0, 0, 0, 0, 0, 0, 0, 0, 0, 0, 0, 0, 0, 0, 0, 0, 0, 0, 0, 0, 0, 0, 0, 0, 0, 0, 0, 0, 0, 0, 0, 0, 0, 0, 0, 0, 0, 0, 0, 0, 0, 0, 0, 0, 0, 0, 0, 0, 0, 0, 0, 0, 0, 0, 0, 0, 0, 0, 0, 0, 0, 0, 0]</text:p>
          </table:table-cell>
        </table:table-row>
        <table:table-row table:style-name="ro12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Tests/VSResource/main.cpp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printf(stdout, "CMAKE_RCDEFINE='%s', and is a string constant\n",</text:p>
            <text:p>          CMAKE_RCDEFINE)</text:p>
          </table:table-cell>
          <table:table-cell office:value-type="string" calcext:value-type="string">
            <text:p>second/download/CMake/CMake-old-new/Kitware_CMake_repos_log_1974.cpp</text:p>
          </table:table-cell>
          <table:table-cell/>
          <table:table-cell office:value-type="string" calcext:value-type="string">
            <text:p>second/download/CMake/CMake-old-new/Kitware_CMake_repos_block_1974.cpp</text:p>
          </table:table-cell>
          <table:table-cell office:value-type="string" calcext:value-type="string">
            <text:p>[0, 0, 0, 0, 0, 0, 0, 0, 0, 0, 0, 0, 0, 0, 0, 0, 0, 0, 0, 0, 0, 0, 0, 0, 0, 0, 0, 0, 0, 0, 0, 0, 0, 0, 0, 0, 0, 0, 0, 0, 0, 0, 0, 0, 0, 0, 0, 0, 0, 0, 0, 0, 0, 0, 0, 0, 0, 0, 0, 0, 0, 0, 0, 0, 0, 0, 0, 0, 0, 0, 0, 0, 0, 0, 0, 0, 0, 0, 0, 0, 0, 0, 0, 0, 0]</text:p>
          </table:table-cell>
        </table:table-row>
        <table:table-row table:style-name="ro17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Tests/VSResource/main.cpp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printf(stdout, "SizeofResource returned datasize='%d'\n", datasize)</text:p>
          </table:table-cell>
          <table:table-cell office:value-type="string" calcext:value-type="string">
            <text:p>second/download/CMake/CMake-old-new/Kitware_CMake_repos_log_1977.cpp</text:p>
          </table:table-cell>
          <table:table-cell office:value-type="string" calcext:value-type="string">
            <text:p>{</text:p>
            <text:p>      fprintf(stdout, "LoadResource worked\n");</text:p>
            <text:p>      fprintf(stdout, "SizeofResource returned datasize='%d'\n", datasize);</text:p>
            <text:p>      void* data = ::LockResource(hgbl);</text:p>
            <text:p>      if (data) {</text:p>
            <text:p>        fprintf(stdout, "LockResource worked\n");</text:p>
            <text:p>        char* str = (char*)malloc(datasize + 4);</text:p>
            <text:p>        if (str) {</text:p>
            <text:p>          memcpy(str, data, datasize);</text:p>
            <text:p>          str[datasize] = 'E';</text:p>
            <text:p>          str[datasize + 1] = 'O';</text:p>
            <text:p>          str[datasize + 2] = 'R';</text:p>
            <text:p>          str[datasize + 3] = 0;</text:p>
            <text:p>          fprintf(stdout, "str='%s'\n", str);</text:p>
            <text:p>          free(str);</text:p>
            <text:p/>
            <text:p>          ret = 0;</text:p>
            <text:p/>
            <text:p>#ifdef CMAKE_RCDEFINE_NO_QUOTED_STRINGS</text:p>
            <text:p>          fprintf(stdout, "LoadString skipped\n");</text:p>
            <text:p>#else</text:p>
            <text:p>          char buf[256];</text:p>
            <text:p>          if (::LoadString(NULL, 1026, buf, sizeof(buf)) &gt; 0) {</text:p>
            <text:p>            fprintf(stdout, "LoadString worked\n");</text:p>
            <text:p>            fprintf(stdout, "buf='%s'\n", buf);</text:p>
            <text:p>          } else {</text:p>
            <text:p>            fprintf(stdout, "LoadString failed\n");</text:p>
            <text:p>            ret = 1;</text:p>
            <text:p>          }</text:p>
            <text:p>#endif</text:p>
            <text:p>        }</text:p>
            <text:p>      }</text:p>
            <text:p>    }</text:p>
          </table:table-cell>
          <table:table-cell office:value-type="string" calcext:value-type="string">
            <text:p>second/download/CMake/CMake-old-new/Kitware_CMake_repos_block_1977.cpp</text:p>
          </table:table-cell>
          <table:table-cell office:value-type="string" calcext:value-type="string">
            <text:p>[3, 0, 0, 0, 0, 0, 0, 0, 0, 0, 5, 0, 0, 0, 0, 60, 0, 0, 3, 3, 0, 0, 2, 21, 0, 0, 0, 0, 2, 0, 13, 0, 0, 0, 0, 0, 0, 0, 0, 0, 0, 0, 0, 0, 0, 0, 16, 0, 56, 0, 0, 1, 0, 0, 0, 0, 0, 0, 0, 0, 0, 0, 0, 0, 0, 3, 0, 5, 0, 3, 3, 2, 0, 14, 0, 0, 16, 0, 30, 3, 0, 0, 0, 0, 0]</text:p>
          </table:table-cell>
        </table:table-row>
        <table:table-row table:style-name="ro8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Tests/VSResource/main.cpp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fprintf(stdout, "str='%s'\n", str)</text:p>
          </table:table-cell>
          <table:table-cell office:value-type="string" calcext:value-type="string">
            <text:p>second/download/CMake/CMake-old-new/Kitware_CMake_repos_log_1979.cpp</text:p>
          </table:table-cell>
          <table:table-cell office:value-type="string" calcext:value-type="string">
            <text:p>{</text:p>
            <text:p>          memcpy(str, data, datasize);</text:p>
            <text:p>          str[datasize] = 'E';</text:p>
            <text:p>          str[datasize + 1] = 'O';</text:p>
            <text:p>          str[datasize + 2] = 'R';</text:p>
            <text:p>          str[datasize + 3] = 0;</text:p>
            <text:p>          fprintf(stdout, "str='%s'\n", str);</text:p>
            <text:p>          free(str);</text:p>
            <text:p/>
            <text:p>          ret = 0;</text:p>
            <text:p/>
            <text:p>#ifdef CMAKE_RCDEFINE_NO_QUOTED_STRINGS</text:p>
            <text:p>          fprintf(stdout, "LoadString skipped\n");</text:p>
            <text:p>#else</text:p>
            <text:p>          char buf[256];</text:p>
            <text:p>          if (::LoadString(NULL, 1026, buf, sizeof(buf)) &gt; 0) {</text:p>
            <text:p>            fprintf(stdout, "LoadString worked\n");</text:p>
            <text:p>            fprintf(stdout, "buf='%s'\n", buf);</text:p>
            <text:p>          } else {</text:p>
            <text:p>            fprintf(stdout, "LoadString failed\n");</text:p>
            <text:p>            ret = 1;</text:p>
            <text:p>          }</text:p>
            <text:p>#endif</text:p>
            <text:p>        }</text:p>
          </table:table-cell>
          <table:table-cell office:value-type="string" calcext:value-type="string">
            <text:p>second/download/CMake/CMake-old-new/Kitware_CMake_repos_block_1979.cpp</text:p>
          </table:table-cell>
          <table:table-cell office:value-type="string" calcext:value-type="string">
            <text:p>[1, 0, 0, 0, 0, 0, 0, 0, 0, 0, 3, 0, 0, 0, 0, 41, 0, 0, 1, 1, 0, 0, 0, 17, 0, 0, 0, 0, 0, 0, 8, 0, 0, 0, 0, 0, 0, 0, 0, 0, 0, 0, 0, 0, 0, 0, 11, 0, 40, 0, 0, 1, 0, 0, 0, 0, 0, 0, 0, 0, 0, 0, 0, 0, 0, 1, 0, 5, 0, 1, 1, 2, 0, 9, 0, 0, 13, 0, 21, 3, 0, 0, 0, 0, 0]</text:p>
          </table:table-cell>
        </table:table-row>
        <table:table-row table:style-name="ro12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Tests/VSResource/main.cpp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fprintf(stdout, "buf='%s'\n", buf)</text:p>
          </table:table-cell>
          <table:table-cell office:value-type="string" calcext:value-type="string">
            <text:p>second/download/CMake/CMake-old-new/Kitware_CMake_repos_log_1982.cpp</text:p>
          </table:table-cell>
          <table:table-cell office:value-type="string" calcext:value-type="string">
            <text:p>{</text:p>
            <text:p>            fprintf(stdout, "LoadString worked\n");</text:p>
            <text:p>            fprintf(stdout, "buf='%s'\n", buf);</text:p>
            <text:p>          }</text:p>
          </table:table-cell>
          <table:table-cell office:value-type="string" calcext:value-type="string">
            <text:p>second/download/CMake/CMake-old-new/Kitware_CMake_repos_block_1982.cpp</text:p>
          </table:table-cell>
          <table:table-cell office:value-type="string" calcext:value-type="string">
            <text:p>[0, 0, 0, 0, 0, 0, 0, 0, 0, 0, 1, 0, 0, 0, 0, 5, 0, 0, 0, 0, 0, 0, 0, 2, 0, 0, 0, 0, 0, 0, 2, 0, 0, 0, 0, 0, 0, 0, 0, 0, 0, 0, 0, 0, 0, 0, 0, 0, 7, 0, 0, 0, 0, 0, 0, 0, 0, 0, 0, 0, 0, 0, 0, 0, 0, 0, 0, 0, 0, 0, 0, 0, 0, 2, 0, 0, 2, 0, 5, 0, 0, 0, 0, 0, 0]</text:p>
          </table:table-cell>
        </table:table-row>
        <table:table-row table:style-name="ro12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Tests/CTestConfig/CTestConfig.cp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printf(stdout, "%s\n", argv[i])</text:p>
          </table:table-cell>
          <table:table-cell office:value-type="string" calcext:value-type="string">
            <text:p>second/download/CMake/CMake-old-new/Kitware_CMake_repos_log_1984.cpp</text:p>
          </table:table-cell>
          <table:table-cell office:value-type="string" calcext:value-type="string">
            <text:p>{</text:p>
            <text:p>    fprintf(stdout, "%s\n", argv[i]);</text:p>
            <text:p>  }</text:p>
          </table:table-cell>
          <table:table-cell office:value-type="string" calcext:value-type="string">
            <text:p>second/download/CMake/CMake-old-new/Kitware_CMake_repos_block_1984.cpp</text:p>
          </table:table-cell>
          <table:table-cell office:value-type="string" calcext:value-type="string">
            <text:p>[0, 0, 0, 0, 0, 0, 0, 0, 0, 0, 1, 0, 0, 0, 0, 5, 0, 0, 0, 0, 0, 0, 0, 1, 0, 0, 0, 0, 0, 0, 1, 0, 0, 0, 0, 0, 0, 0, 0, 0, 0, 0, 0, 0, 0, 0, 0, 0, 5, 0, 0, 0, 0, 0, 0, 0, 0, 0, 0, 0, 0, 0, 0, 0, 0, 0, 0, 1, 0, 0, 0, 0, 0, 1, 0, 0, 1, 0, 3, 0, 0, 0, 0, 0, 0]</text:p>
          </table:table-cell>
        </table:table-row>
        <table:table-row table:style-name="ro10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Tests/CTestConfig/CTestConfig.cp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printf(stdout, "CMAKE_BUILD_TYPE is %s\n", CMAKE_BUILD_TYPE)</text:p>
          </table:table-cell>
          <table:table-cell office:value-type="string" calcext:value-type="string">
            <text:p>second/download/CMake/CMake-old-new/Kitware_CMake_repos_log_1985.cpp</text:p>
          </table:table-cell>
          <table:table-cell office:value-type="string" calcext:value-type="string">
            <text:p>{</text:p>
            <text:p>  int i = 0;</text:p>
            <text:p>  for (; i &lt; argc; ++i) {</text:p>
            <text:p>    fprintf(stdout, "%s\n", argv[i]);</text:p>
            <text:p>  }</text:p>
            <text:p/>
            <text:p>#ifdef CMAKE_BUILD_TYPE</text:p>
            <text:p>  fprintf(stdout, "CMAKE_BUILD_TYPE is %s\n", CMAKE_BUILD_TYPE);</text:p>
            <text:p>#endif</text:p>
            <text:p/>
            <text:p>#ifdef CMAKE_INTDIR</text:p>
            <text:p>  fprintf(stdout, "CMAKE_INTDIR is %s\n", CMAKE_INTDIR);</text:p>
            <text:p>#endif</text:p>
            <text:p/>
            <text:p>  return 0;</text:p>
            <text:p>}</text:p>
          </table:table-cell>
          <table:table-cell office:value-type="string" calcext:value-type="string">
            <text:p>second/download/CMake/CMake-old-new/Kitware_CMake_repos_block_1985.cpp</text:p>
          </table:table-cell>
          <table:table-cell office:value-type="string" calcext:value-type="string">
            <text:p>[0, 0, 1, 0, 0, 0, 1, 0, 0, 0, 2, 0, 0, 0, 0, 18, 0, 0, 1, 1, 0, 0, 2, 5, 0, 0, 0, 0, 0, 0, 3, 0, 0, 0, 0, 0, 0, 0, 0, 0, 0, 0, 0, 0, 0, 0, 2, 0, 17, 0, 0, 0, 0, 0, 0, 0, 0, 0, 0, 0, 0, 0, 0, 0, 0, 1, 0, 1, 0, 1, 0, 0, 0, 3, 0, 0, 3, 0, 9, 4, 1, 0, 0, 1, 0]</text:p>
          </table:table-cell>
        </table:table-row>
        <table:table-row table:style-name="ro10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Tests/CTestConfig/CTestConfig.cpp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printf(stdout, "CMAKE_INTDIR is %s\n", CMAKE_INTDIR)</text:p>
          </table:table-cell>
          <table:table-cell office:value-type="string" calcext:value-type="string">
            <text:p>second/download/CMake/CMake-old-new/Kitware_CMake_repos_log_1986.cpp</text:p>
          </table:table-cell>
          <table:table-cell office:value-type="string" calcext:value-type="string">
            <text:p>{</text:p>
            <text:p>  int i = 0;</text:p>
            <text:p>  for (; i &lt; argc; ++i) {</text:p>
            <text:p>    fprintf(stdout, "%s\n", argv[i]);</text:p>
            <text:p>  }</text:p>
            <text:p/>
            <text:p>#ifdef CMAKE_BUILD_TYPE</text:p>
            <text:p>  fprintf(stdout, "CMAKE_BUILD_TYPE is %s\n", CMAKE_BUILD_TYPE);</text:p>
            <text:p>#endif</text:p>
            <text:p/>
            <text:p>#ifdef CMAKE_INTDIR</text:p>
            <text:p>  fprintf(stdout, "CMAKE_INTDIR is %s\n", CMAKE_INTDIR);</text:p>
            <text:p>#endif</text:p>
            <text:p/>
            <text:p>  return 0;</text:p>
            <text:p>}</text:p>
          </table:table-cell>
          <table:table-cell office:value-type="string" calcext:value-type="string">
            <text:p>second/download/CMake/CMake-old-new/Kitware_CMake_repos_block_1986.cpp</text:p>
          </table:table-cell>
          <table:table-cell office:value-type="string" calcext:value-type="string">
            <text:p>[0, 0, 1, 0, 0, 0, 1, 0, 0, 0, 2, 0, 0, 0, 0, 18, 0, 0, 1, 1, 0, 0, 2, 5, 0, 0, 0, 0, 0, 0, 3, 0, 0, 0, 0, 0, 0, 0, 0, 0, 0, 0, 0, 0, 0, 0, 2, 0, 17, 0, 0, 0, 0, 0, 0, 0, 0, 0, 0, 0, 0, 0, 0, 0, 0, 1, 0, 1, 0, 1, 0, 0, 0, 3, 0, 0, 3, 0, 9, 4, 1, 0, 0, 1, 0]</text:p>
          </table:table-cell>
        </table:table-row>
        <table:table-row table:style-name="ro12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Tests/RunCMake/pseudo_tidy.cpp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printf(stdout, "%s:0:0: warning: message [checker]\n", argv[i])</text:p>
          </table:table-cell>
          <table:table-cell office:value-type="string" calcext:value-type="string">
            <text:p>second/download/CMake/CMake-old-new/Kitware_CMake_repos_log_2006.cpp</text:p>
          </table:table-cell>
          <table:table-cell office:value-type="string" calcext:value-type="string">
            <text:p>{</text:p>
            <text:p>      fprintf(stdout, "%s:0:0: warning: message [checker]\n", argv[i]);</text:p>
            <text:p>      break;</text:p>
            <text:p>    }</text:p>
          </table:table-cell>
          <table:table-cell office:value-type="string" calcext:value-type="string">
            <text:p>second/download/CMake/CMake-old-new/Kitware_CMake_repos_block_2006.cpp</text:p>
          </table:table-cell>
          <table:table-cell office:value-type="string" calcext:value-type="string">
            <text:p>[0, 0, 0, 0, 1, 0, 0, 0, 0, 0, 1, 0, 0, 0, 0, 5, 0, 0, 0, 0, 0, 0, 0, 1, 0, 0, 0, 0, 0, 0, 1, 0, 0, 0, 0, 0, 0, 0, 0, 0, 0, 0, 0, 0, 0, 0, 0, 0, 5, 0, 0, 0, 0, 0, 0, 0, 0, 0, 0, 0, 0, 0, 0, 0, 0, 0, 0, 1, 0, 0, 0, 0, 0, 1, 0, 0, 1, 0, 3, 0, 0, 0, 0, 0, 0]</text:p>
          </table:table-cell>
        </table:table-row>
        <table:table-row table:style-name="ro12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Tests/RunCMake/pseudo_cpplint.cpp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printf(stderr, "%s:0: <text:s/>message <text:s/>[category/category] [0]\n", argv[i])</text:p>
          </table:table-cell>
          <table:table-cell office:value-type="string" calcext:value-type="string">
            <text:p>second/download/CMake/CMake-old-new/Kitware_CMake_repos_log_2009.cpp</text:p>
          </table:table-cell>
          <table:table-cell office:value-type="string" calcext:value-type="string">
            <text:p>{</text:p>
            <text:p>        fprintf(stderr, "%s:0:  message  [category/category] [0]\n", argv[i]);</text:p>
            <text:p>      }</text:p>
          </table:table-cell>
          <table:table-cell office:value-type="string" calcext:value-type="string">
            <text:p>second/download/CMake/CMake-old-new/Kitware_CMake_repos_block_2009.cpp</text:p>
          </table:table-cell>
          <table:table-cell office:value-type="string" calcext:value-type="string">
            <text:p>[0, 0, 0, 0, 0, 0, 0, 0, 0, 0, 1, 0, 0, 0, 0, 5, 0, 0, 0, 0, 0, 0, 0, 1, 0, 0, 0, 0, 0, 0, 1, 0, 0, 0, 0, 0, 0, 0, 0, 0, 0, 0, 0, 0, 0, 0, 0, 0, 5, 0, 0, 0, 0, 0, 0, 0, 0, 0, 0, 0, 0, 0, 0, 0, 0, 0, 0, 1, 0, 0, 0, 0, 0, 1, 0, 0, 1, 0, 3, 0, 0, 0, 0, 0, 0]</text:p>
          </table:table-cell>
        </table:table-row>
        <table:table-row table:style-name="ro12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Tests/RunCMake/CrosscompilingEmulator/generated_exe_emulator_unexpected.cp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printf(stderr, "unexpected argument: '%s'\n", argv[i])</text:p>
          </table:table-cell>
          <table:table-cell office:value-type="string" calcext:value-type="string">
            <text:p>second/download/CMake/CMake-old-new/Kitware_CMake_repos_log_2019.cpp</text:p>
          </table:table-cell>
          <table:table-cell office:value-type="string" calcext:value-type="string">
            <text:p>{</text:p>
            <text:p>    fprintf(stderr, "unexpected argument: '%s'\n", argv[i]);</text:p>
            <text:p>  }</text:p>
          </table:table-cell>
          <table:table-cell office:value-type="string" calcext:value-type="string">
            <text:p>second/download/CMake/CMake-old-new/Kitware_CMake_repos_block_2019.cpp</text:p>
          </table:table-cell>
          <table:table-cell office:value-type="string" calcext:value-type="string">
            <text:p>[0, 0, 0, 0, 0, 0, 0, 0, 0, 0, 1, 0, 0, 0, 0, 5, 0, 0, 0, 0, 0, 0, 0, 1, 0, 0, 0, 0, 0, 0, 1, 0, 0, 0, 0, 0, 0, 0, 0, 0, 0, 0, 0, 0, 0, 0, 0, 0, 5, 0, 0, 0, 0, 0, 0, 0, 0, 0, 0, 0, 0, 0, 0, 0, 0, 0, 0, 1, 0, 0, 0, 0, 0, 1, 0, 0, 1, 0, 3, 0, 0, 0, 0, 0, 0]</text:p>
          </table:table-cell>
        </table:table-row>
        <table:table-row table:style-name="ro12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Tests/SystemInformation/DumpInformation.cp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printf(fout, "The file \"%s\" does not exist.\n", name)</text:p>
          </table:table-cell>
          <table:table-cell office:value-type="string" calcext:value-type="string">
            <text:p>second/download/CMake/CMake-old-new/Kitware_CMake_repos_log_2038.cpp</text:p>
          </table:table-cell>
          <table:table-cell office:value-type="string" calcext:value-type="string">
            <text:p>{</text:p>
            <text:p>    fprintf(fout, "The file \"%s\" does not exist.\n", name);</text:p>
            <text:p>    fflush(fout);</text:p>
            <text:p>    return;</text:p>
            <text:p>  }</text:p>
          </table:table-cell>
          <table:table-cell office:value-type="string" calcext:value-type="string">
            <text:p>second/download/CMake/CMake-old-new/Kitware_CMake_repos_block_2038.cpp</text:p>
          </table:table-cell>
          <table:table-cell office:value-type="string" calcext:value-type="string">
            <text:p>[0, 0, 0, 0, 0, 0, 1, 0, 0, 0, 1, 0, 0, 0, 0, 5, 0, 0, 0, 0, 0, 0, 0, 1, 0, 0, 0, 0, 0, 0, 2, 0, 0, 0, 0, 0, 0, 0, 0, 0, 0, 0, 0, 0, 0, 0, 0, 0, 6, 0, 0, 0, 0, 0, 0, 0, 0, 0, 0, 0, 0, 0, 0, 0, 0, 0, 0, 0, 0, 0, 0, 0, 0, 2, 0, 0, 2, 0, 4, 0, 0, 0, 0, 0, 0]</text:p>
          </table:table-cell>
        </table:table-row>
        <table:table-row table:style-name="ro12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Tests/SystemInformation/DumpInformation.cp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printf(fout, "Error opening \"%s\" for reading.\n", name)</text:p>
          </table:table-cell>
          <table:table-cell office:value-type="string" calcext:value-type="string">
            <text:p>second/download/CMake/CMake-old-new/Kitware_CMake_repos_log_2043.cpp</text:p>
          </table:table-cell>
          <table:table-cell office:value-type="string" calcext:value-type="string">
            <text:p>{</text:p>
            <text:p>    fprintf(fout, "Error opening \"%s\" for reading.\n", name);</text:p>
            <text:p>    fflush(fout);</text:p>
            <text:p>  }</text:p>
          </table:table-cell>
          <table:table-cell office:value-type="string" calcext:value-type="string">
            <text:p>second/download/CMake/CMake-old-new/Kitware_CMake_repos_block_2043.cpp</text:p>
          </table:table-cell>
          <table:table-cell office:value-type="string" calcext:value-type="string">
            <text:p>[0, 0, 0, 0, 0, 0, 0, 0, 0, 0, 1, 0, 0, 0, 0, 5, 0, 0, 0, 0, 0, 0, 0, 1, 0, 0, 0, 0, 0, 0, 2, 0, 0, 0, 0, 0, 0, 0, 0, 0, 0, 0, 0, 0, 0, 0, 0, 0, 6, 0, 0, 0, 0, 0, 0, 0, 0, 0, 0, 0, 0, 0, 0, 0, 0, 0, 0, 0, 0, 0, 0, 0, 0, 2, 0, 0, 2, 0, 4, 0, 0, 0, 0, 0, 0]</text:p>
          </table:table-cell>
        </table:table-row>
        <table:table-row table:style-name="ro12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Tests/LoadCommandOneConfig/CMakeCommands/cmTestCommand.cpp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printf(buffer, "Shold be empty (source file name): [%s]", cstr)</text:p>
          </table:table-cell>
          <table:table-cell office:value-type="string" calcext:value-type="string">
            <text:p>second/download/CMake/CMake-old-new/Kitware_CMake_repos_log_2113.cpp</text:p>
          </table:table-cell>
          <table:table-cell/>
          <table:table-cell office:value-type="string" calcext:value-type="string">
            <text:p>second/download/CMake/CMake-old-new/Kitware_CMake_repos_block_2113.cpp</text:p>
          </table:table-cell>
          <table:table-cell office:value-type="string" calcext:value-type="string">
            <text:p>[0, 0, 0, 0, 0, 0, 0, 0, 0, 0, 0, 0, 0, 0, 0, 0, 0, 0, 0, 0, 0, 0, 0, 0, 0, 0, 0, 0, 0, 0, 0, 0, 0, 0, 0, 0, 0, 0, 0, 0, 0, 0, 0, 0, 0, 0, 0, 0, 0, 0, 0, 0, 0, 0, 0, 0, 0, 0, 0, 0, 0, 0, 0, 0, 0, 0, 0, 0, 0, 0, 0, 0, 0, 0, 0, 0, 0, 0, 0, 0, 0, 0, 0, 0, 0]</text:p>
          </table:table-cell>
        </table:table-row>
        <table:table-row table:style-name="ro12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Tests/LoadCommandOneConfig/CMakeCommands/cmTestCommand.cpp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rintf(buffer, "Should be empty (source file full path): [%s]", cstr)</text:p>
          </table:table-cell>
          <table:table-cell office:value-type="string" calcext:value-type="string">
            <text:p>second/download/CMake/CMake-old-new/Kitware_CMake_repos_log_2114.cpp</text:p>
          </table:table-cell>
          <table:table-cell/>
          <table:table-cell office:value-type="string" calcext:value-type="string">
            <text:p>second/download/CMake/CMake-old-new/Kitware_CMake_repos_block_2114.cpp</text:p>
          </table:table-cell>
          <table:table-cell office:value-type="string" calcext:value-type="string">
            <text:p>[0, 0, 0, 0, 0, 0, 0, 0, 0, 0, 0, 0, 0, 0, 0, 0, 0, 0, 0, 0, 0, 0, 0, 0, 0, 0, 0, 0, 0, 0, 0, 0, 0, 0, 0, 0, 0, 0, 0, 0, 0, 0, 0, 0, 0, 0, 0, 0, 0, 0, 0, 0, 0, 0, 0, 0, 0, 0, 0, 0, 0, 0, 0, 0, 0, 0, 0, 0, 0, 0, 0, 0, 0, 0, 0, 0, 0, 0, 0, 0, 0, 0, 0, 0, 0]</text:p>
          </table:table-cell>
        </table:table-row>
        <table:table-row table:style-name="ro12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Tests/LoadCommandOneConfig/CMakeCommands/cmTestCommand.cpp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printf(buffer, "Should be 0 (source file abstract property): [%p]", cstr)</text:p>
          </table:table-cell>
          <table:table-cell office:value-type="string" calcext:value-type="string">
            <text:p>second/download/CMake/CMake-old-new/Kitware_CMake_repos_log_2115.cpp</text:p>
          </table:table-cell>
          <table:table-cell/>
          <table:table-cell office:value-type="string" calcext:value-type="string">
            <text:p>second/download/CMake/CMake-old-new/Kitware_CMake_repos_block_2115.cpp</text:p>
          </table:table-cell>
          <table:table-cell office:value-type="string" calcext:value-type="string">
            <text:p>[0, 0, 0, 0, 0, 0, 0, 0, 0, 0, 0, 0, 0, 0, 0, 0, 0, 0, 0, 0, 0, 0, 0, 0, 0, 0, 0, 0, 0, 0, 0, 0, 0, 0, 0, 0, 0, 0, 0, 0, 0, 0, 0, 0, 0, 0, 0, 0, 0, 0, 0, 0, 0, 0, 0, 0, 0, 0, 0, 0, 0, 0, 0, 0, 0, 0, 0, 0, 0, 0, 0, 0, 0, 0, 0, 0, 0, 0, 0, 0, 0, 0, 0, 0, 0]</text:p>
          </table:table-cell>
        </table:table-row>
        <table:table-row table:style-name="ro12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Tests/CTestTest/SmallAndFast/echoargs.cp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printf(stdout, "%s\n", argv[i])</text:p>
          </table:table-cell>
          <table:table-cell office:value-type="string" calcext:value-type="string">
            <text:p>second/download/CMake/CMake-old-new/Kitware_CMake_repos_log_2141.cpp</text:p>
          </table:table-cell>
          <table:table-cell office:value-type="string" calcext:value-type="string">
            <text:p>{</text:p>
            <text:p>    fprintf(stdout, "%s\n", argv[i]);</text:p>
            <text:p>  }</text:p>
          </table:table-cell>
          <table:table-cell office:value-type="string" calcext:value-type="string">
            <text:p>second/download/CMake/CMake-old-new/Kitware_CMake_repos_block_2141.cpp</text:p>
          </table:table-cell>
          <table:table-cell office:value-type="string" calcext:value-type="string">
            <text:p>[0, 0, 0, 0, 0, 0, 0, 0, 0, 0, 1, 0, 0, 0, 0, 5, 0, 0, 0, 0, 0, 0, 0, 1, 0, 0, 0, 0, 0, 0, 1, 0, 0, 0, 0, 0, 0, 0, 0, 0, 0, 0, 0, 0, 0, 0, 0, 0, 5, 0, 0, 0, 0, 0, 0, 0, 0, 0, 0, 0, 0, 0, 0, 0, 0, 0, 0, 1, 0, 0, 0, 0, 0, 1, 0, 0, 1, 0, 3, 0, 0, 0, 0, 0, 0]</text:p>
          </table:table-cell>
        </table:table-row>
        <table:table-row table:style-name="ro12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Tests/CTestTest/SmallAndFast/intentional_compile_warning.cp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printf(stdout, "%s\n", argv[i])</text:p>
          </table:table-cell>
          <table:table-cell office:value-type="string" calcext:value-type="string">
            <text:p>second/download/CMake/CMake-old-new/Kitware_CMake_repos_log_2142.cpp</text:p>
          </table:table-cell>
          <table:table-cell office:value-type="string" calcext:value-type="string">
            <text:p>{</text:p>
            <text:p>    fprintf(stdout, "%s\n", argv[i]);</text:p>
            <text:p>  }</text:p>
          </table:table-cell>
          <table:table-cell office:value-type="string" calcext:value-type="string">
            <text:p>second/download/CMake/CMake-old-new/Kitware_CMake_repos_block_2142.cpp</text:p>
          </table:table-cell>
          <table:table-cell office:value-type="string" calcext:value-type="string">
            <text:p>[0, 0, 0, 0, 0, 0, 0, 0, 0, 0, 1, 0, 0, 0, 0, 5, 0, 0, 0, 0, 0, 0, 0, 1, 0, 0, 0, 0, 0, 0, 1, 0, 0, 0, 0, 0, 0, 0, 0, 0, 0, 0, 0, 0, 0, 0, 0, 0, 5, 0, 0, 0, 0, 0, 0, 0, 0, 0, 0, 0, 0, 0, 0, 0, 0, 0, 0, 1, 0, 0, 0, 0, 0, 1, 0, 0, 1, 0, 3, 0, 0, 0, 0, 0, 0]</text:p>
          </table:table-cell>
        </table:table-row>
        <table:table-row table:style-name="ro5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Tests/Environment/main.cp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printf(stdout, " <text:s/>CMAKE_ENVIRONMENT_TEST_VAR='%s'\n", var)</text:p>
          </table:table-cell>
          <table:table-cell office:value-type="string" calcext:value-type="string">
            <text:p>second/download/CMake/CMake-old-new/Kitware_CMake_repos_log_2161.cpp</text:p>
          </table:table-cell>
          <table:table-cell office:value-type="string" calcext:value-type="string">
            <text:p>{</text:p>
            <text:p>  char* var = getenv("CMAKE_ENVIRONMENT_TEST_VAR");</text:p>
            <text:p>  if (!var) {</text:p>
            <text:p>    var = "(null)";</text:p>
            <text:p>  }</text:p>
            <text:p/>
            <text:p>  fprintf(stdout, "Environment:\n");</text:p>
            <text:p>  fprintf(stdout, "  CMAKE_ENVIRONMENT_TEST_VAR='%s'\n", var);</text:p>
            <text:p/>
            <text:p>  return 0;</text:p>
            <text:p>}</text:p>
          </table:table-cell>
          <table:table-cell office:value-type="string" calcext:value-type="string">
            <text:p>second/download/CMake/CMake-old-new/Kitware_CMake_repos_block_2161.cpp</text:p>
          </table:table-cell>
          <table:table-cell office:value-type="string" calcext:value-type="string">
            <text:p>[1, 0, 0, 0, 0, 0, 1, 0, 0, 0, 2, 0, 0, 0, 0, 10, 0, 0, 1, 1, 0, 0, 1, 5, 0, 0, 0, 0, 1, 0, 3, 0, 0, 0, 0, 0, 0, 0, 0, 0, 0, 0, 0, 0, 0, 0, 2, 0, 12, 0, 0, 0, 0, 0, 0, 0, 0, 0, 0, 0, 0, 0, 0, 0, 0, 1, 0, 0, 0, 1, 1, 0, 0, 3, 0, 0, 3, 0, 6, 0, 0, 0, 0, 0, 0]</text:p>
          </table:table-cell>
        </table:table-row>
        <table:table-row table:style-name="ro12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Tests/FindGTK2/cairo/main.cpp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printf(stderr, "Could not save png to '%s'\n", filename)</text:p>
          </table:table-cell>
          <table:table-cell office:value-type="string" calcext:value-type="string">
            <text:p>second/download/CMake/CMake-old-new/Kitware_CMake_repos_log_2185.cpp</text:p>
          </table:table-cell>
          <table:table-cell office:value-type="string" calcext:value-type="string">
            <text:p>{</text:p>
            <text:p>    fprintf(stderr, "Could not save png to '%s'\n", filename);</text:p>
            <text:p>  }</text:p>
          </table:table-cell>
          <table:table-cell office:value-type="string" calcext:value-type="string">
            <text:p>second/download/CMake/CMake-old-new/Kitware_CMake_repos_block_2185.cpp</text:p>
          </table:table-cell>
          <table:table-cell office:value-type="string" calcext:value-type="string">
            <text:p>[0, 0, 0, 0, 0, 0, 0, 0, 0, 0, 1, 0, 0, 0, 0, 3, 0, 0, 0, 0, 0, 0, 0, 1, 0, 0, 0, 0, 0, 0, 1, 0, 0, 0, 0, 0, 0, 0, 0, 0, 0, 0, 0, 0, 0, 0, 0, 0, 4, 0, 0, 0, 0, 0, 0, 0, 0, 0, 0, 0, 0, 0, 0, 0, 0, 0, 0, 0, 0, 0, 0, 0, 0, 1, 0, 0, 1, 0, 3, 0, 0, 0, 0, 0, 0]</text:p>
          </table:table-cell>
        </table:table-row>
        <table:table-row table:style-name="ro12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Tests/LoadCommand/CMakeCommands/cmTestCommand.cpp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printf(buffer, "Shold be empty (source file name): [%s]", cstr)</text:p>
          </table:table-cell>
          <table:table-cell office:value-type="string" calcext:value-type="string">
            <text:p>second/download/CMake/CMake-old-new/Kitware_CMake_repos_log_2202.cpp</text:p>
          </table:table-cell>
          <table:table-cell/>
          <table:table-cell office:value-type="string" calcext:value-type="string">
            <text:p>second/download/CMake/CMake-old-new/Kitware_CMake_repos_block_2202.cpp</text:p>
          </table:table-cell>
          <table:table-cell office:value-type="string" calcext:value-type="string">
            <text:p>[0, 0, 0, 0, 0, 0, 0, 0, 0, 0, 0, 0, 0, 0, 0, 0, 0, 0, 0, 0, 0, 0, 0, 0, 0, 0, 0, 0, 0, 0, 0, 0, 0, 0, 0, 0, 0, 0, 0, 0, 0, 0, 0, 0, 0, 0, 0, 0, 0, 0, 0, 0, 0, 0, 0, 0, 0, 0, 0, 0, 0, 0, 0, 0, 0, 0, 0, 0, 0, 0, 0, 0, 0, 0, 0, 0, 0, 0, 0, 0, 0, 0, 0, 0, 0]</text:p>
          </table:table-cell>
        </table:table-row>
        <table:table-row table:style-name="ro12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Tests/LoadCommand/CMakeCommands/cmTestCommand.cpp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rintf(buffer, "Should be empty (source file full path): [%s]", cstr)</text:p>
          </table:table-cell>
          <table:table-cell office:value-type="string" calcext:value-type="string">
            <text:p>second/download/CMake/CMake-old-new/Kitware_CMake_repos_log_2203.cpp</text:p>
          </table:table-cell>
          <table:table-cell/>
          <table:table-cell office:value-type="string" calcext:value-type="string">
            <text:p>second/download/CMake/CMake-old-new/Kitware_CMake_repos_block_2203.cpp</text:p>
          </table:table-cell>
          <table:table-cell office:value-type="string" calcext:value-type="string">
            <text:p>[0, 0, 0, 0, 0, 0, 0, 0, 0, 0, 0, 0, 0, 0, 0, 0, 0, 0, 0, 0, 0, 0, 0, 0, 0, 0, 0, 0, 0, 0, 0, 0, 0, 0, 0, 0, 0, 0, 0, 0, 0, 0, 0, 0, 0, 0, 0, 0, 0, 0, 0, 0, 0, 0, 0, 0, 0, 0, 0, 0, 0, 0, 0, 0, 0, 0, 0, 0, 0, 0, 0, 0, 0, 0, 0, 0, 0, 0, 0, 0, 0, 0, 0, 0, 0]</text:p>
          </table:table-cell>
        </table:table-row>
        <table:table-row table:style-name="ro12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Tests/LoadCommand/CMakeCommands/cmTestCommand.cpp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printf(buffer, "Should be 0 (source file abstract property): [%p]", cstr)</text:p>
          </table:table-cell>
          <table:table-cell office:value-type="string" calcext:value-type="string">
            <text:p>second/download/CMake/CMake-old-new/Kitware_CMake_repos_log_2204.cpp</text:p>
          </table:table-cell>
          <table:table-cell/>
          <table:table-cell office:value-type="string" calcext:value-type="string">
            <text:p>second/download/CMake/CMake-old-new/Kitware_CMake_repos_block_2204.cpp</text:p>
          </table:table-cell>
          <table:table-cell office:value-type="string" calcext:value-type="string">
            <text:p>[0, 0, 0, 0, 0, 0, 0, 0, 0, 0, 0, 0, 0, 0, 0, 0, 0, 0, 0, 0, 0, 0, 0, 0, 0, 0, 0, 0, 0, 0, 0, 0, 0, 0, 0, 0, 0, 0, 0, 0, 0, 0, 0, 0, 0, 0, 0, 0, 0, 0, 0, 0, 0, 0, 0, 0, 0, 0, 0, 0, 0, 0, 0, 0, 0, 0, 0, 0, 0, 0, 0, 0, 0, 0, 0, 0, 0, 0, 0, 0, 0, 0, 0, 0, 0]</text:p>
          </table:table-cell>
        </table:table-row>
        <table:table-row table:style-name="ro12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Tests/Preprocess/preprocess.cp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printf(stderr, "FILE_STRING has wrong value in C [%s]\n", FILE_STRING)</text:p>
          </table:table-cell>
          <table:table-cell office:value-type="string" calcext:value-type="string">
            <text:p>second/download/CMake/CMake-old-new/Kitware_CMake_repos_log_2230.cpp</text:p>
          </table:table-cell>
          <table:table-cell office:value-type="string" calcext:value-type="string">
            <text:p>{</text:p>
            <text:p>    fprintf(stderr, "FILE_STRING has wrong value in C [%s]\n", FILE_STRING);</text:p>
            <text:p>    result = 0;</text:p>
            <text:p>  }</text:p>
          </table:table-cell>
          <table:table-cell office:value-type="string" calcext:value-type="string">
            <text:p>second/download/CMake/CMake-old-new/Kitware_CMake_repos_block_2230.cpp</text:p>
          </table:table-cell>
          <table:table-cell office:value-type="string" calcext:value-type="string">
            <text:p>[0, 0, 0, 0, 0, 0, 0, 0, 0, 0, 1, 0, 0, 0, 0, 4, 0, 0, 0, 0, 0, 0, 0, 2, 0, 0, 0, 0, 0, 0, 1, 0, 0, 0, 0, 0, 0, 0, 0, 0, 0, 0, 0, 0, 0, 0, 1, 0, 5, 0, 0, 0, 0, 0, 0, 0, 0, 0, 0, 0, 0, 0, 0, 0, 0, 0, 0, 0, 0, 0, 0, 0, 0, 1, 0, 0, 2, 0, 3, 0, 0, 0, 0, 0, 0]</text:p>
          </table:table-cell>
        </table:table-row>
        <table:table-row table:style-name="ro12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Tests/Preprocess/preprocess.cpp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printf(stderr, "TARGET_STRING has wrong value in C [%s]\n",</text:p>
            <text:p>            TARGET_STRING)</text:p>
          </table:table-cell>
          <table:table-cell office:value-type="string" calcext:value-type="string">
            <text:p>second/download/CMake/CMake-old-new/Kitware_CMake_repos_log_2231.cpp</text:p>
          </table:table-cell>
          <table:table-cell office:value-type="string" calcext:value-type="string">
            <text:p>{</text:p>
            <text:p>    fprintf(stderr, "TARGET_STRING has wrong value in C [%s]\n",</text:p>
            <text:p>            TARGET_STRING);</text:p>
            <text:p>    result = 0;</text:p>
            <text:p>  }</text:p>
          </table:table-cell>
          <table:table-cell office:value-type="string" calcext:value-type="string">
            <text:p>second/download/CMake/CMake-old-new/Kitware_CMake_repos_block_2231.cpp</text:p>
          </table:table-cell>
          <table:table-cell office:value-type="string" calcext:value-type="string">
            <text:p>[0, 0, 0, 0, 0, 0, 0, 0, 0, 0, 1, 0, 0, 0, 0, 4, 0, 0, 0, 0, 0, 0, 0, 2, 0, 0, 0, 0, 0, 0, 1, 0, 0, 0, 0, 0, 0, 0, 0, 0, 0, 0, 0, 0, 0, 0, 1, 0, 5, 0, 0, 0, 0, 0, 0, 0, 0, 0, 0, 0, 0, 0, 0, 0, 0, 0, 0, 0, 0, 0, 0, 0, 0, 1, 0, 0, 2, 0, 3, 0, 0, 0, 0, 0, 0]</text:p>
          </table:table-cell>
        </table:table-row>
        <table:table-row table:style-name="ro12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Tests/Preprocess/preprocess.cpp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printf(stderr, "FILE_EXPR did not work in C [%s]\n",</text:p>
            <text:p>              TO_STRING(FILE_EXPR))</text:p>
          </table:table-cell>
          <table:table-cell office:value-type="string" calcext:value-type="string">
            <text:p>second/download/CMake/CMake-old-new/Kitware_CMake_repos_log_2232.cpp</text:p>
          </table:table-cell>
          <table:table-cell office:value-type="string" calcext:value-type="string">
            <text:p>{</text:p>
            <text:p>      fprintf(stderr, "FILE_EXPR did not work in C [%s]\n",</text:p>
            <text:p>              TO_STRING(FILE_EXPR));</text:p>
            <text:p>      result = 0;</text:p>
            <text:p>    }</text:p>
          </table:table-cell>
          <table:table-cell office:value-type="string" calcext:value-type="string">
            <text:p>second/download/CMake/CMake-old-new/Kitware_CMake_repos_block_2232.cpp</text:p>
          </table:table-cell>
          <table:table-cell office:value-type="string" calcext:value-type="string">
            <text:p>[0, 0, 0, 0, 0, 0, 0, 0, 0, 0, 1, 0, 0, 0, 0, 5, 0, 0, 0, 0, 0, 0, 0, 2, 0, 0, 0, 0, 0, 0, 2, 0, 0, 0, 0, 0, 0, 0, 0, 0, 0, 0, 0, 0, 0, 0, 1, 0, 6, 0, 0, 0, 0, 0, 0, 0, 0, 0, 0, 0, 0, 0, 0, 0, 0, 0, 0, 0, 0, 0, 0, 0, 0, 2, 0, 0, 2, 0, 4, 0, 0, 0, 0, 0, 0]</text:p>
          </table:table-cell>
        </table:table-row>
        <table:table-row table:style-name="ro12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Tests/Preprocess/preprocess.cpp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printf(stderr, "TARGET_EXPR did not work in C [%s]\n",</text:p>
            <text:p>              TO_STRING(FILE_EXPR))</text:p>
          </table:table-cell>
          <table:table-cell office:value-type="string" calcext:value-type="string">
            <text:p>second/download/CMake/CMake-old-new/Kitware_CMake_repos_log_2233.cpp</text:p>
          </table:table-cell>
          <table:table-cell office:value-type="string" calcext:value-type="string">
            <text:p>{</text:p>
            <text:p>      fprintf(stderr, "TARGET_EXPR did not work in C [%s]\n",</text:p>
            <text:p>              TO_STRING(FILE_EXPR));</text:p>
            <text:p>      result = 0;</text:p>
            <text:p>    }</text:p>
          </table:table-cell>
          <table:table-cell office:value-type="string" calcext:value-type="string">
            <text:p>second/download/CMake/CMake-old-new/Kitware_CMake_repos_block_2233.cpp</text:p>
          </table:table-cell>
          <table:table-cell office:value-type="string" calcext:value-type="string">
            <text:p>[0, 0, 0, 0, 0, 0, 0, 0, 0, 0, 1, 0, 0, 0, 0, 5, 0, 0, 0, 0, 0, 0, 0, 2, 0, 0, 0, 0, 0, 0, 2, 0, 0, 0, 0, 0, 0, 0, 0, 0, 0, 0, 0, 0, 0, 0, 1, 0, 6, 0, 0, 0, 0, 0, 0, 0, 0, 0, 0, 0, 0, 0, 0, 0, 0, 0, 0, 0, 0, 0, 0, 0, 0, 2, 0, 0, 2, 0, 4, 0, 0, 0, 0, 0, 0]</text:p>
          </table:table-cell>
        </table:table-row>
        <table:table-row table:style-name="ro12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Tests/Preprocess/preprocess.cpp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fprintf(stderr, "OLD_EXPR id not work in C [%s]\n", TO_STRING(OLD_EXPR))</text:p>
          </table:table-cell>
          <table:table-cell office:value-type="string" calcext:value-type="string">
            <text:p>second/download/CMake/CMake-old-new/Kitware_CMake_repos_log_2256.cpp</text:p>
          </table:table-cell>
          <table:table-cell office:value-type="string" calcext:value-type="string">
            <text:p>{</text:p>
            <text:p>    fprintf(stderr, "OLD_EXPR id not work in C [%s]\n", TO_STRING(OLD_EXPR));</text:p>
            <text:p>    result = 0;</text:p>
            <text:p>  }</text:p>
          </table:table-cell>
          <table:table-cell office:value-type="string" calcext:value-type="string">
            <text:p>second/download/CMake/CMake-old-new/Kitware_CMake_repos_block_2256.cpp</text:p>
          </table:table-cell>
          <table:table-cell office:value-type="string" calcext:value-type="string">
            <text:p>[0, 0, 0, 0, 0, 0, 0, 0, 0, 0, 1, 0, 0, 0, 0, 5, 0, 0, 0, 0, 0, 0, 0, 2, 0, 0, 0, 0, 0, 0, 2, 0, 0, 0, 0, 0, 0, 0, 0, 0, 0, 0, 0, 0, 0, 0, 1, 0, 6, 0, 0, 0, 0, 0, 0, 0, 0, 0, 0, 0, 0, 0, 0, 0, 0, 0, 0, 0, 0, 0, 0, 0, 0, 2, 0, 0, 2, 0, 4, 0, 0, 0, 0, 0, 0]</text:p>
          </table:table-cell>
        </table:table-row>
        <table:table-row table:style-name="ro12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Tests/Tutorial/Step5/MathFunctions/MakeTable.cpp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printf(fout, "%g,\n", result)</text:p>
          </table:table-cell>
          <table:table-cell office:value-type="string" calcext:value-type="string">
            <text:p>second/download/CMake/CMake-old-new/Kitware_CMake_repos_log_2262.cpp</text:p>
          </table:table-cell>
          <table:table-cell office:value-type="string" calcext:value-type="string">
            <text:p>{</text:p>
            <text:p>    result = sqrt(static_cast&lt;double&gt;(i));</text:p>
            <text:p>    fprintf(fout, "%g,\n", result);</text:p>
            <text:p>  }</text:p>
          </table:table-cell>
          <table:table-cell office:value-type="string" calcext:value-type="string">
            <text:p>second/download/CMake/CMake-old-new/Kitware_CMake_repos_block_2262.cpp</text:p>
          </table:table-cell>
          <table:table-cell office:value-type="string" calcext:value-type="string">
            <text:p>[0, 0, 0, 0, 0, 0, 0, 0, 0, 0, 1, 0, 0, 0, 0, 7, 0, 0, 0, 0, 0, 0, 0, 1, 0, 0, 0, 0, 0, 0, 2, 0, 0, 0, 0, 0, 0, 0, 0, 0, 0, 0, 0, 0, 0, 0, 1, 0, 8, 1, 0, 0, 0, 0, 0, 0, 0, 0, 0, 0, 0, 0, 0, 0, 0, 0, 0, 0, 0, 0, 0, 0, 0, 4, 0, 0, 2, 0, 6, 0, 0, 0, 0, 0, 0]</text:p>
          </table:table-cell>
        </table:table-row>
        <table:table-row table:style-name="ro12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Tests/Tutorial/Step7/MathFunctions/MakeTable.cpp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printf(fout, "%g,\n", result)</text:p>
          </table:table-cell>
          <table:table-cell office:value-type="string" calcext:value-type="string">
            <text:p>second/download/CMake/CMake-old-new/Kitware_CMake_repos_log_2273.cpp</text:p>
          </table:table-cell>
          <table:table-cell office:value-type="string" calcext:value-type="string">
            <text:p>{</text:p>
            <text:p>    result = sqrt(static_cast&lt;double&gt;(i));</text:p>
            <text:p>    fprintf(fout, "%g,\n", result);</text:p>
            <text:p>  }</text:p>
          </table:table-cell>
          <table:table-cell office:value-type="string" calcext:value-type="string">
            <text:p>second/download/CMake/CMake-old-new/Kitware_CMake_repos_block_2273.cpp</text:p>
          </table:table-cell>
          <table:table-cell office:value-type="string" calcext:value-type="string">
            <text:p>[0, 0, 0, 0, 0, 0, 0, 0, 0, 0, 1, 0, 0, 0, 0, 7, 0, 0, 0, 0, 0, 0, 0, 1, 0, 0, 0, 0, 0, 0, 2, 0, 0, 0, 0, 0, 0, 0, 0, 0, 0, 0, 0, 0, 0, 0, 1, 0, 8, 1, 0, 0, 0, 0, 0, 0, 0, 0, 0, 0, 0, 0, 0, 0, 0, 0, 0, 0, 0, 0, 0, 0, 0, 4, 0, 0, 2, 0, 6, 0, 0, 0, 0, 0, 0]</text:p>
          </table:table-cell>
        </table:table-row>
        <table:table-row table:style-name="ro12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Tests/Tutorial/Step6/MathFunctions/MakeTable.cpp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printf(fout, "%g,\n", result)</text:p>
          </table:table-cell>
          <table:table-cell office:value-type="string" calcext:value-type="string">
            <text:p>second/download/CMake/CMake-old-new/Kitware_CMake_repos_log_2289.cpp</text:p>
          </table:table-cell>
          <table:table-cell office:value-type="string" calcext:value-type="string">
            <text:p>{</text:p>
            <text:p>    result = sqrt(static_cast&lt;double&gt;(i));</text:p>
            <text:p>    fprintf(fout, "%g,\n", result);</text:p>
            <text:p>  }</text:p>
          </table:table-cell>
          <table:table-cell office:value-type="string" calcext:value-type="string">
            <text:p>second/download/CMake/CMake-old-new/Kitware_CMake_repos_block_2289.cpp</text:p>
          </table:table-cell>
          <table:table-cell office:value-type="string" calcext:value-type="string">
            <text:p>[0, 0, 0, 0, 0, 0, 0, 0, 0, 0, 1, 0, 0, 0, 0, 7, 0, 0, 0, 0, 0, 0, 0, 1, 0, 0, 0, 0, 0, 0, 2, 0, 0, 0, 0, 0, 0, 0, 0, 0, 0, 0, 0, 0, 0, 0, 1, 0, 8, 1, 0, 0, 0, 0, 0, 0, 0, 0, 0, 0, 0, 0, 0, 0, 0, 0, 0, 0, 0, 0, 0, 0, 0, 4, 0, 0, 2, 0, 6, 0, 0, 0, 0, 0, 0]</text:p>
          </table:table-cell>
        </table:table-row>
        <table:table-row table:style-name="ro17">
          <table:table-cell office:value-type="string" calcext:value-type="string">
            <text:p>71c981a213a463d05b4bdc73dfb445c80ce2a476</text:p>
          </table:table-cell>
          <table:table-cell office:value-type="string" calcext:value-type="string">
            <text:p>Encoding: Fix potential encoding issues with libarchive on Windows.</text:p>
            <text:p/>
            <text:p>Because the 8bit string encoding in libarchive can be different than</text:p>
            <text:p>the 8bit string encoding in CMake, change to call the wide version</text:p>
            <text:p>of libarchive functions.  They are different if CMake is configured</text:p>
            <text:p>to use UTF-8 as the internal encoding.</text:p>
            <text:p/>
            <text:p>Create helper functions for some libarchive calls to use wstring</text:p>
            <text:p>internally on platforms supporting 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322.cpp</text:p>
          </table:table-cell>
          <table:table-cell office:value-type="string" calcext:value-type="string">
            <text:p>second/download/CMake/CMake-old-new/Kitware_CMake_new_file_322.cpp</text:p>
          </table:table-cell>
          <table:table-cell office:value-type="string" calcext:value-type="string">
            <text:p>second/download/CMake/CMake-old-new/Kitware_CMake_old_hunk_604.cpp</text:p>
          </table:table-cell>
          <table:table-cell office:value-type="string" calcext:value-type="string">
            <text:p>second/download/CMake/CMake-old-new/Kitware_CMake_new_hunk_604.cpp</text:p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archive_entry_pathname(entry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string" calcext:value-type="string">
            <text:p>    }</text:p>
            <text:p>  strftime(tmp, sizeof(tmp), fmt, localtime(&amp;tim));</text:p>
            <text:p>  fprintf(out, " %s ", tmp);</text:p>
            <text:p>  fprintf(out, "%s", cm_archive_entry_pathname(entry).c_str());</text:p>
            <text:p/>
            <text:p>  /* Extra information for links. */</text:p>
            <text:p>  if (archive_entry_hardlink(entry)) /* Hard link */</text:p>
            <text:p/>
          </table:table-cell>
          <table:table-cell office:value-type="float" office:value="1581" calcext:value-type="float">
            <text:p>1581</text:p>
          </table:table-cell>
          <table:table-cell office:value-type="float" office:value="1606" calcext:value-type="float">
            <text:p>1606</text:p>
          </table:table-cell>
          <table:table-cell office:value-type="float" office:value="1584" calcext:value-type="float">
            <text:p>158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printf(out, "%s", archive_entry_pathname(entry))</text:p>
          </table:table-cell>
          <table:table-cell office:value-type="string" calcext:value-type="string">
            <text:p>fprintf(out, "%s", cm_archive_entry_pathname(entry)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92.cpp</text:p>
          </table:table-cell>
          <table:table-cell/>
          <table:table-cell office:value-type="string" calcext:value-type="string">
            <text:p>second/download/CMake/CMake-old-new/Kitware_CMake_old_new_block_292.cp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econd/download/CMake/CMake-old-new/Kitware_CMake_old_new_new_log_292.cpp</text:p>
          </table:table-cell>
          <table:table-cell office:value-type="string" calcext:value-type="string">
            <text:p>second/download/CMake/CMake/CMake/Tests/CompileDefinitions/runtest.cpp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printf(stderr, "build_config_name=\"%s\"\n", build_config_name)</text:p>
          </table:table-cell>
          <table:table-cell office:value-type="string" calcext:value-type="string">
            <text:p>second/download/CMake/CMake-old-new/Kitware_CMake_repos_log_2294.cpp</text:p>
          </table:table-cell>
          <table:table-cell office:value-type="string" calcext:value-type="string">
            <text:p>{</text:p>
            <text:p>  char build_config_name[] = BUILD_CONFIG_NAME;</text:p>
            <text:p>  char* c;</text:p>
            <text:p>  for (c = build_config_name; *c; ++c) {</text:p>
            <text:p>    *c = (char)tolower((int)*c);</text:p>
            <text:p>  }</text:p>
            <text:p>  fprintf(stderr, "build_config_name=\"%s\"\n", build_config_name);</text:p>
            <text:p>#ifdef TEST_CONFIG_DEBUG</text:p>
            <text:p>  if (strcmp(build_config_name, "debug") != 0) {</text:p>
            <text:p>    fprintf(stderr, "build_config_name is not \"debug\"\n");</text:p>
            <text:p>    return 1;</text:p>
            <text:p>  }</text:p>
            <text:p>#endif</text:p>
            <text:p>#ifdef TEST_CONFIG_RELEASE</text:p>
            <text:p>  if (strcmp(build_config_name, "release") != 0) {</text:p>
            <text:p>    fprintf(stderr, "build_config_name is not \"release\"\n");</text:p>
            <text:p>    return 1;</text:p>
            <text:p>  }</text:p>
            <text:p>#endif</text:p>
            <text:p>#ifdef TEST_CONFIG_MINSIZEREL</text:p>
            <text:p>  if (strcmp(build_config_name, "minsizerel") != 0) {</text:p>
            <text:p>    fprintf(stderr, "build_config_name is not \"minsizerel\"\n");</text:p>
            <text:p>    return 1;</text:p>
            <text:p>  }</text:p>
            <text:p>#endif</text:p>
            <text:p>#ifdef TEST_CONFIG_RELWITHDEBINFO</text:p>
            <text:p>  if (strcmp(build_config_name, "relwithdebinfo") != 0) {</text:p>
            <text:p>    fprintf(stderr, "build_config_name is not \"relwithdebinfo\"\n");</text:p>
            <text:p>    return 1;</text:p>
            <text:p>  }</text:p>
            <text:p>#endif</text:p>
            <text:p>  return 0;</text:p>
            <text:p>}</text:p>
          </table:table-cell>
          <table:table-cell office:value-type="string" calcext:value-type="string">
            <text:p>second/download/CMake/CMake-old-new/Kitware_CMake_repos_block_2294.cpp</text:p>
          </table:table-cell>
          <table:table-cell office:value-type="string" calcext:value-type="string">
            <text:p>[4, 0, 1, 0, 0, 0, 5, 0, 0, 0, 6, 0, 0, 0, 0, 38, 0, 0, 2, 2, 0, 0, 2, 18, 0, 0, 0, 0, 1, 0, 10, 0, 0, 0, 0, 0, 0, 0, 0, 0, 0, 0, 0, 0, 0, 0, 14, 0, 39, 0, 0, 0, 0, 0, 0, 0, 0, 0, 0, 0, 0, 0, 0, 0, 0, 2, 0, 1, 0, 5, 4, 0, 0, 10, 0, 0, 6, 0, 20, 8, 1, 0, 0, 1, 0]</text:p>
          </table:table-cell>
        </table:table-row>
        <table:table-row table:style-name="ro18">
          <table:table-cell office:value-type="string" calcext:value-type="string">
            <text:p>e4e76f286c2eb5cfa822f89145611d02dc9d39b3</text:p>
          </table:table-cell>
          <table:table-cell office:value-type="string" calcext:value-type="string">
            <text:p>Merge branch 'master' into osx-CFBundle-info-plist</text:p>
            <text:p/>
            <text:p>Resolve conflict in Source/cmOSXBundleGenerator.cxx by taking</text:p>
            <text:p>the side from 'master'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CoreTryCompile.cxx</text:p>
          </table:table-cell>
          <table:table-cell office:value-type="string" calcext:value-type="string">
            <text:p>second/download/CMake/CMake-old-new/Kitware_CMake_old_file_327.cpp</text:p>
          </table:table-cell>
          <table:table-cell office:value-type="string" calcext:value-type="string">
            <text:p>second/download/CMake/CMake-old-new/Kitware_CMake_new_file_327.cpp</text:p>
          </table:table-cell>
          <table:table-cell office:value-type="string" calcext:value-type="string">
            <text:p>second/download/CMake/CMake-old-new/Kitware_CMake_old_hunk_614.cpp</text:p>
          </table:table-cell>
          <table:table-cell office:value-type="string" calcext:value-type="string">
            <text:p>second/download/CMake/CMake-old-new/Kitware_CMake_new_hunk_614.cpp</text:p>
          </table:table-cell>
          <table:table-cell office:value-type="string" calcext:value-type="string">
            <text:p>    if (useOldLinkLibs)</text:p>
            <text:p>      {</text:p>
            <text:p>      fprintf(fout,</text:p>
            <text:p>              "target_link_libraries(%s ${LINK_LIBRARIES})\n",targetName);</text:p>
            <text:p>      }</text:p>
            <text:p>    else</text:p>
            <text:p>      {</text:p>
            <text:p>      fprintf(fout, "target_link_libraries(%s %s)\n",</text:p>
            <text:p>              targetName,</text:p>
            <text:p>              libsToLink.c_str());</text:p>
            <text:p>      }</text:p>
            <text:p>    fclose(fout);</text:p>
            <text:p/>
          </table:table-cell>
          <table:table-cell office:value-type="string" calcext:value-type="string">
            <text:p>    if (useOldLinkLibs)</text:p>
            <text:p>      {</text:p>
            <text:p>      fprintf(fout,</text:p>
            <text:p>              "target_link_libraries(%s ${LINK_LIBRARIES})\n",</text:p>
            <text:p>              targetName.c_str());</text:p>
            <text:p>      }</text:p>
            <text:p>    else</text:p>
            <text:p>      {</text:p>
            <text:p>      fprintf(fout, "target_link_libraries(%s %s)\n",</text:p>
            <text:p>              targetName.c_str(),</text:p>
            <text:p>              libsToLink.c_str());</text:p>
            <text:p>      }</text:p>
            <text:p>    fclose(fout);</text:p>
            <text:p/>
          </table:table-cell>
          <table:table-cell office:value-type="float" office:value="465" calcext:value-type="float">
            <text:p>465</text:p>
          </table:table-cell>
          <table:table-cell office:value-type="float" office:value="466" calcext:value-type="float">
            <text:p>466</text:p>
          </table:table-cell>
          <table:table-cell office:value-type="float" office:value="467" calcext:value-type="float">
            <text:p>467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fprintf(fout,</text:p>
            <text:p>              "target_link_libraries(%s ${LINK_LIBRARIES})\n",targetName)</text:p>
          </table:table-cell>
          <table:table-cell office:value-type="string" calcext:value-type="string">
            <text:p>fprintf(fout,</text:p>
            <text:p>              "target_link_libraries(%s ${LINK_LIBRARIES})\n",</text:p>
            <text:p>              targetName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301.cpp</text:p>
          </table:table-cell>
          <table:table-cell office:value-type="string" calcext:value-type="string">
            <text:p>{</text:p>
            <text:p>      fprintf(fout,</text:p>
            <text:p>              "target_link_libraries(%s ${LINK_LIBRARIES})\n",targetName);</text:p>
            <text:p>      }</text:p>
          </table:table-cell>
          <table:table-cell office:value-type="string" calcext:value-type="string">
            <text:p>second/download/CMake/CMake-old-new/Kitware_CMake_old_new_block_301.cpp</text:p>
          </table:table-cell>
          <table:table-cell office:value-type="string" calcext:value-type="string">
            <text:p>[0, 0, 0, 0, 0, 0, 0, 0, 0, 0, 1, 0, 0, 0, 0, 3, 0, 0, 0, 0, 0, 0, 0, 1, 0, 0, 0, 0, 0, 0, 1, 0, 0, 0, 0, 0, 0, 0, 0, 0, 0, 0, 0, 0, 0, 0, 0, 0, 4, 0, 0, 0, 0, 0, 0, 0, 0, 0, 0, 0, 0, 0, 0, 0, 0, 0, 0, 0, 0, 0, 0, 0, 0, 1, 0, 0, 1, 0, 3, 0, 0, 0, 0, 0, 0]</text:p>
          </table:table-cell>
          <table:table-cell office:value-type="string" calcext:value-type="string">
            <text:p>second/download/CMake/CMake-old-new/Kitware_CMake_old_new_new_log_301.cpp</text:p>
          </table:table-cell>
          <table:table-cell office:value-type="string" calcext:value-type="string">
            <text:p>second/download/CMake/CMake/CMake/Tests/FindGTK2/cairo/main.cpp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printf(stderr, "Could not save png to '%s'\n", filename)</text:p>
          </table:table-cell>
          <table:table-cell office:value-type="string" calcext:value-type="string">
            <text:p>second/download/CMake/CMake-old-new/Kitware_CMake_repos_log_2185.cpp</text:p>
          </table:table-cell>
          <table:table-cell office:value-type="string" calcext:value-type="string">
            <text:p>{</text:p>
            <text:p>    fprintf(stderr, "Could not save png to '%s'\n", filename);</text:p>
            <text:p>  }</text:p>
          </table:table-cell>
          <table:table-cell office:value-type="string" calcext:value-type="string">
            <text:p>second/download/CMake/CMake-old-new/Kitware_CMake_repos_block_2185.cpp</text:p>
          </table:table-cell>
          <table:table-cell office:value-type="string" calcext:value-type="string">
            <text:p>[0, 0, 0, 0, 0, 0, 0, 0, 0, 0, 1, 0, 0, 0, 0, 3, 0, 0, 0, 0, 0, 0, 0, 1, 0, 0, 0, 0, 0, 0, 1, 0, 0, 0, 0, 0, 0, 0, 0, 0, 0, 0, 0, 0, 0, 0, 0, 0, 4, 0, 0, 0, 0, 0, 0, 0, 0, 0, 0, 0, 0, 0, 0, 0, 0, 0, 0, 0, 0, 0, 0, 0, 0, 1, 0, 0, 1, 0, 3, 0, 0, 0, 0, 0, 0]</text:p>
          </table:table-cell>
        </table:table-row>
        <table:table-row table:style-name="ro18">
          <table:table-cell office:value-type="string" calcext:value-type="string">
            <text:p>8018fcca6e055a0f12a17fc8324128080a9ec568</text:p>
          </table:table-cell>
          <table:table-cell office:value-type="string" calcext:value-type="string">
            <text:p>Merge branch 'master' into revise-compiler-id-policie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CoreTryCompile.cxx</text:p>
          </table:table-cell>
          <table:table-cell office:value-type="string" calcext:value-type="string">
            <text:p>second/download/CMake/CMake-old-new/Kitware_CMake_old_file_344.cpp</text:p>
          </table:table-cell>
          <table:table-cell office:value-type="string" calcext:value-type="string">
            <text:p>second/download/CMake/CMake-old-new/Kitware_CMake_new_file_344.cpp</text:p>
          </table:table-cell>
          <table:table-cell office:value-type="string" calcext:value-type="string">
            <text:p>second/download/CMake/CMake-old-new/Kitware_CMake_old_hunk_655.cpp</text:p>
          </table:table-cell>
          <table:table-cell office:value-type="string" calcext:value-type="string">
            <text:p>second/download/CMake/CMake-old-new/Kitware_CMake_new_hunk_655.cpp</text:p>
          </table:table-cell>
          <table:table-cell office:value-type="string" calcext:value-type="string">
            <text:p>    if (useOldLinkLibs)</text:p>
            <text:p>      {</text:p>
            <text:p>      fprintf(fout,</text:p>
            <text:p>              "target_link_libraries(%s ${LINK_LIBRARIES})\n",targetName);</text:p>
            <text:p>      }</text:p>
            <text:p>    else</text:p>
            <text:p>      {</text:p>
            <text:p>      fprintf(fout, "target_link_libraries(%s %s)\n",</text:p>
            <text:p>              targetName,</text:p>
            <text:p>              libsToLink.c_str());</text:p>
            <text:p>      }</text:p>
            <text:p>    fclose(fout);</text:p>
            <text:p/>
          </table:table-cell>
          <table:table-cell office:value-type="string" calcext:value-type="string">
            <text:p>    if (useOldLinkLibs)</text:p>
            <text:p>      {</text:p>
            <text:p>      fprintf(fout,</text:p>
            <text:p>              "target_link_libraries(%s ${LINK_LIBRARIES})\n",</text:p>
            <text:p>              targetName.c_str());</text:p>
            <text:p>      }</text:p>
            <text:p>    else</text:p>
            <text:p>      {</text:p>
            <text:p>      fprintf(fout, "target_link_libraries(%s %s)\n",</text:p>
            <text:p>              targetName.c_str(),</text:p>
            <text:p>              libsToLink.c_str());</text:p>
            <text:p>      }</text:p>
            <text:p>    fclose(fout);</text:p>
            <text:p/>
          </table:table-cell>
          <table:table-cell office:value-type="float" office:value="465" calcext:value-type="float">
            <text:p>465</text:p>
          </table:table-cell>
          <table:table-cell office:value-type="float" office:value="466" calcext:value-type="float">
            <text:p>466</text:p>
          </table:table-cell>
          <table:table-cell office:value-type="float" office:value="467" calcext:value-type="float">
            <text:p>467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fprintf(fout,</text:p>
            <text:p>              "target_link_libraries(%s ${LINK_LIBRARIES})\n",targetName)</text:p>
          </table:table-cell>
          <table:table-cell office:value-type="string" calcext:value-type="string">
            <text:p>fprintf(fout,</text:p>
            <text:p>              "target_link_libraries(%s ${LINK_LIBRARIES})\n",</text:p>
            <text:p>              targetName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316.cpp</text:p>
          </table:table-cell>
          <table:table-cell office:value-type="string" calcext:value-type="string">
            <text:p>{</text:p>
            <text:p>      fprintf(fout,</text:p>
            <text:p>              "target_link_libraries(%s ${LINK_LIBRARIES})\n",targetName);</text:p>
            <text:p>      }</text:p>
          </table:table-cell>
          <table:table-cell office:value-type="string" calcext:value-type="string">
            <text:p>second/download/CMake/CMake-old-new/Kitware_CMake_old_new_block_316.cpp</text:p>
          </table:table-cell>
          <table:table-cell office:value-type="string" calcext:value-type="string">
            <text:p>[0, 0, 0, 0, 0, 0, 0, 0, 0, 0, 1, 0, 0, 0, 0, 3, 0, 0, 0, 0, 0, 0, 0, 1, 0, 0, 0, 0, 0, 0, 1, 0, 0, 0, 0, 0, 0, 0, 0, 0, 0, 0, 0, 0, 0, 0, 0, 0, 4, 0, 0, 0, 0, 0, 0, 0, 0, 0, 0, 0, 0, 0, 0, 0, 0, 0, 0, 0, 0, 0, 0, 0, 0, 1, 0, 0, 1, 0, 3, 0, 0, 0, 0, 0, 0]</text:p>
          </table:table-cell>
          <table:table-cell office:value-type="string" calcext:value-type="string">
            <text:p>second/download/CMake/CMake-old-new/Kitware_CMake_old_new_new_log_316.cpp</text:p>
          </table:table-cell>
          <table:table-cell office:value-type="string" calcext:value-type="string">
            <text:p>second/download/CMake/CMake/CMake/Tests/FindGTK2/cairo/main.cpp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printf(stderr, "Could not save png to '%s'\n", filename)</text:p>
          </table:table-cell>
          <table:table-cell office:value-type="string" calcext:value-type="string">
            <text:p>second/download/CMake/CMake-old-new/Kitware_CMake_repos_log_2185.cpp</text:p>
          </table:table-cell>
          <table:table-cell office:value-type="string" calcext:value-type="string">
            <text:p>{</text:p>
            <text:p>    fprintf(stderr, "Could not save png to '%s'\n", filename);</text:p>
            <text:p>  }</text:p>
          </table:table-cell>
          <table:table-cell office:value-type="string" calcext:value-type="string">
            <text:p>second/download/CMake/CMake-old-new/Kitware_CMake_repos_block_2185.cpp</text:p>
          </table:table-cell>
          <table:table-cell office:value-type="string" calcext:value-type="string">
            <text:p>[0, 0, 0, 0, 0, 0, 0, 0, 0, 0, 1, 0, 0, 0, 0, 3, 0, 0, 0, 0, 0, 0, 0, 1, 0, 0, 0, 0, 0, 0, 1, 0, 0, 0, 0, 0, 0, 0, 0, 0, 0, 0, 0, 0, 0, 0, 0, 0, 4, 0, 0, 0, 0, 0, 0, 0, 0, 0, 0, 0, 0, 0, 0, 0, 0, 0, 0, 0, 0, 0, 0, 0, 0, 1, 0, 0, 1, 0, 3, 0, 0, 0, 0, 0, 0]</text:p>
          </table:table-cell>
        </table:table-row>
        <table:table-row table:style-name="ro18">
          <table:table-cell office:value-type="string" calcext:value-type="string">
            <text:p>8018fcca6e055a0f12a17fc8324128080a9ec568</text:p>
          </table:table-cell>
          <table:table-cell office:value-type="string" calcext:value-type="string">
            <text:p>Merge branch 'master' into revise-compiler-id-policie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CoreTryCompile.cxx</text:p>
          </table:table-cell>
          <table:table-cell office:value-type="string" calcext:value-type="string">
            <text:p>second/download/CMake/CMake-old-new/Kitware_CMake_old_file_347.cpp</text:p>
          </table:table-cell>
          <table:table-cell office:value-type="string" calcext:value-type="string">
            <text:p>second/download/CMake/CMake-old-new/Kitware_CMake_new_file_347.cpp</text:p>
          </table:table-cell>
          <table:table-cell office:value-type="string" calcext:value-type="string">
            <text:p>second/download/CMake/CMake-old-new/Kitware_CMake_old_hunk_663.cpp</text:p>
          </table:table-cell>
          <table:table-cell office:value-type="string" calcext:value-type="string">
            <text:p>second/download/CMake/CMake-old-new/Kitware_CMake_new_hunk_663.cpp</text:p>
          </table:table-cell>
          <table:table-cell office:value-type="string" calcext:value-type="string">
            <text:p>    if (useOldLinkLibs)</text:p>
            <text:p>      {</text:p>
            <text:p>      fprintf(fout,</text:p>
            <text:p>              "target_link_libraries(%s ${LINK_LIBRARIES})\n",targetName);</text:p>
            <text:p>      }</text:p>
            <text:p>    else</text:p>
            <text:p>      {</text:p>
            <text:p>      fprintf(fout, "target_link_libraries(%s %s)\n",</text:p>
            <text:p>              targetName,</text:p>
            <text:p>              libsToLink.c_str());</text:p>
            <text:p>      }</text:p>
            <text:p>    fclose(fout);</text:p>
            <text:p/>
          </table:table-cell>
          <table:table-cell office:value-type="string" calcext:value-type="string">
            <text:p>    if (useOldLinkLibs)</text:p>
            <text:p>      {</text:p>
            <text:p>      fprintf(fout,</text:p>
            <text:p>              "target_link_libraries(%s ${LINK_LIBRARIES})\n",</text:p>
            <text:p>              targetName.c_str());</text:p>
            <text:p>      }</text:p>
            <text:p>    else</text:p>
            <text:p>      {</text:p>
            <text:p>      fprintf(fout, "target_link_libraries(%s %s)\n",</text:p>
            <text:p>              targetName.c_str(),</text:p>
            <text:p>              libsToLink.c_str());</text:p>
            <text:p>      }</text:p>
            <text:p>    fclose(fout);</text:p>
            <text:p/>
          </table:table-cell>
          <table:table-cell office:value-type="float" office:value="465" calcext:value-type="float">
            <text:p>465</text:p>
          </table:table-cell>
          <table:table-cell office:value-type="float" office:value="466" calcext:value-type="float">
            <text:p>466</text:p>
          </table:table-cell>
          <table:table-cell office:value-type="float" office:value="467" calcext:value-type="float">
            <text:p>467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fprintf(fout,</text:p>
            <text:p>              "target_link_libraries(%s ${LINK_LIBRARIES})\n",targetName)</text:p>
          </table:table-cell>
          <table:table-cell office:value-type="string" calcext:value-type="string">
            <text:p>fprintf(fout,</text:p>
            <text:p>              "target_link_libraries(%s ${LINK_LIBRARIES})\n",</text:p>
            <text:p>              targetName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325.cpp</text:p>
          </table:table-cell>
          <table:table-cell office:value-type="string" calcext:value-type="string">
            <text:p>{</text:p>
            <text:p>      fprintf(fout,</text:p>
            <text:p>              "target_link_libraries(%s ${LINK_LIBRARIES})\n",targetName);</text:p>
            <text:p>      }</text:p>
          </table:table-cell>
          <table:table-cell office:value-type="string" calcext:value-type="string">
            <text:p>second/download/CMake/CMake-old-new/Kitware_CMake_old_new_block_325.cpp</text:p>
          </table:table-cell>
          <table:table-cell office:value-type="string" calcext:value-type="string">
            <text:p>[0, 0, 0, 0, 0, 0, 0, 0, 0, 0, 1, 0, 0, 0, 0, 3, 0, 0, 0, 0, 0, 0, 0, 1, 0, 0, 0, 0, 0, 0, 1, 0, 0, 0, 0, 0, 0, 0, 0, 0, 0, 0, 0, 0, 0, 0, 0, 0, 4, 0, 0, 0, 0, 0, 0, 0, 0, 0, 0, 0, 0, 0, 0, 0, 0, 0, 0, 0, 0, 0, 0, 0, 0, 1, 0, 0, 1, 0, 3, 0, 0, 0, 0, 0, 0]</text:p>
          </table:table-cell>
          <table:table-cell office:value-type="string" calcext:value-type="string">
            <text:p>second/download/CMake/CMake-old-new/Kitware_CMake_old_new_new_log_325.cpp</text:p>
          </table:table-cell>
          <table:table-cell office:value-type="string" calcext:value-type="string">
            <text:p>second/download/CMake/CMake/CMake/Tests/FindGTK2/cairo/main.cpp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printf(stderr, "Could not save png to '%s'\n", filename)</text:p>
          </table:table-cell>
          <table:table-cell office:value-type="string" calcext:value-type="string">
            <text:p>second/download/CMake/CMake-old-new/Kitware_CMake_repos_log_2185.cpp</text:p>
          </table:table-cell>
          <table:table-cell office:value-type="string" calcext:value-type="string">
            <text:p>{</text:p>
            <text:p>    fprintf(stderr, "Could not save png to '%s'\n", filename);</text:p>
            <text:p>  }</text:p>
          </table:table-cell>
          <table:table-cell office:value-type="string" calcext:value-type="string">
            <text:p>second/download/CMake/CMake-old-new/Kitware_CMake_repos_block_2185.cpp</text:p>
          </table:table-cell>
          <table:table-cell office:value-type="string" calcext:value-type="string">
            <text:p>[0, 0, 0, 0, 0, 0, 0, 0, 0, 0, 1, 0, 0, 0, 0, 3, 0, 0, 0, 0, 0, 0, 0, 1, 0, 0, 0, 0, 0, 0, 1, 0, 0, 0, 0, 0, 0, 0, 0, 0, 0, 0, 0, 0, 0, 0, 0, 0, 4, 0, 0, 0, 0, 0, 0, 0, 0, 0, 0, 0, 0, 0, 0, 0, 0, 0, 0, 0, 0, 0, 0, 0, 0, 1, 0, 0, 1, 0, 3, 0, 0, 0, 0, 0, 0]</text:p>
          </table:table-cell>
        </table:table-row>
        <table:table-row table:style-name="ro18">
          <table:table-cell office:value-type="string" calcext:value-type="string">
            <text:p>6e466c6f2ee5160202aaa76a9d643d34bd7d908a</text:p>
          </table:table-cell>
          <table:table-cell office:value-type="string" calcext:value-type="string">
            <text:p>Merge branch 'master' into CONFIG-LOCATION-CMP0026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CoreTryCompile.cxx</text:p>
          </table:table-cell>
          <table:table-cell office:value-type="string" calcext:value-type="string">
            <text:p>second/download/CMake/CMake-old-new/Kitware_CMake_old_file_350.cpp</text:p>
          </table:table-cell>
          <table:table-cell office:value-type="string" calcext:value-type="string">
            <text:p>second/download/CMake/CMake-old-new/Kitware_CMake_new_file_350.cpp</text:p>
          </table:table-cell>
          <table:table-cell office:value-type="string" calcext:value-type="string">
            <text:p>second/download/CMake/CMake-old-new/Kitware_CMake_old_hunk_670.cpp</text:p>
          </table:table-cell>
          <table:table-cell office:value-type="string" calcext:value-type="string">
            <text:p>second/download/CMake/CMake-old-new/Kitware_CMake_new_hunk_670.cpp</text:p>
          </table:table-cell>
          <table:table-cell office:value-type="string" calcext:value-type="string">
            <text:p>    if (useOldLinkLibs)</text:p>
            <text:p>      {</text:p>
            <text:p>      fprintf(fout,</text:p>
            <text:p>              "target_link_libraries(%s ${LINK_LIBRARIES})\n",targetName);</text:p>
            <text:p>      }</text:p>
            <text:p>    else</text:p>
            <text:p>      {</text:p>
            <text:p>      fprintf(fout, "target_link_libraries(%s %s)\n",</text:p>
            <text:p>              targetName,</text:p>
            <text:p>              libsToLink.c_str());</text:p>
            <text:p>      }</text:p>
            <text:p>    fclose(fout);</text:p>
            <text:p/>
          </table:table-cell>
          <table:table-cell office:value-type="string" calcext:value-type="string">
            <text:p>    if (useOldLinkLibs)</text:p>
            <text:p>      {</text:p>
            <text:p>      fprintf(fout,</text:p>
            <text:p>              "target_link_libraries(%s ${LINK_LIBRARIES})\n",</text:p>
            <text:p>              targetName.c_str());</text:p>
            <text:p>      }</text:p>
            <text:p>    else</text:p>
            <text:p>      {</text:p>
            <text:p>      fprintf(fout, "target_link_libraries(%s %s)\n",</text:p>
            <text:p>              targetName.c_str(),</text:p>
            <text:p>              libsToLink.c_str());</text:p>
            <text:p>      }</text:p>
            <text:p>    fclose(fout);</text:p>
            <text:p/>
          </table:table-cell>
          <table:table-cell office:value-type="float" office:value="465" calcext:value-type="float">
            <text:p>465</text:p>
          </table:table-cell>
          <table:table-cell office:value-type="float" office:value="466" calcext:value-type="float">
            <text:p>466</text:p>
          </table:table-cell>
          <table:table-cell office:value-type="float" office:value="467" calcext:value-type="float">
            <text:p>467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fprintf(fout,</text:p>
            <text:p>              "target_link_libraries(%s ${LINK_LIBRARIES})\n",targetName)</text:p>
          </table:table-cell>
          <table:table-cell office:value-type="string" calcext:value-type="string">
            <text:p>fprintf(fout,</text:p>
            <text:p>              "target_link_libraries(%s ${LINK_LIBRARIES})\n",</text:p>
            <text:p>              targetName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334.cpp</text:p>
          </table:table-cell>
          <table:table-cell office:value-type="string" calcext:value-type="string">
            <text:p>{</text:p>
            <text:p>      fprintf(fout,</text:p>
            <text:p>              "target_link_libraries(%s ${LINK_LIBRARIES})\n",targetName);</text:p>
            <text:p>      }</text:p>
          </table:table-cell>
          <table:table-cell office:value-type="string" calcext:value-type="string">
            <text:p>second/download/CMake/CMake-old-new/Kitware_CMake_old_new_block_334.cpp</text:p>
          </table:table-cell>
          <table:table-cell office:value-type="string" calcext:value-type="string">
            <text:p>[0, 0, 0, 0, 0, 0, 0, 0, 0, 0, 1, 0, 0, 0, 0, 3, 0, 0, 0, 0, 0, 0, 0, 1, 0, 0, 0, 0, 0, 0, 1, 0, 0, 0, 0, 0, 0, 0, 0, 0, 0, 0, 0, 0, 0, 0, 0, 0, 4, 0, 0, 0, 0, 0, 0, 0, 0, 0, 0, 0, 0, 0, 0, 0, 0, 0, 0, 0, 0, 0, 0, 0, 0, 1, 0, 0, 1, 0, 3, 0, 0, 0, 0, 0, 0]</text:p>
          </table:table-cell>
          <table:table-cell office:value-type="string" calcext:value-type="string">
            <text:p>second/download/CMake/CMake-old-new/Kitware_CMake_old_new_new_log_334.cpp</text:p>
          </table:table-cell>
          <table:table-cell office:value-type="string" calcext:value-type="string">
            <text:p>second/download/CMake/CMake/CMake/Tests/FindGTK2/cairo/main.cpp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printf(stderr, "Could not save png to '%s'\n", filename)</text:p>
          </table:table-cell>
          <table:table-cell office:value-type="string" calcext:value-type="string">
            <text:p>second/download/CMake/CMake-old-new/Kitware_CMake_repos_log_2185.cpp</text:p>
          </table:table-cell>
          <table:table-cell office:value-type="string" calcext:value-type="string">
            <text:p>{</text:p>
            <text:p>    fprintf(stderr, "Could not save png to '%s'\n", filename);</text:p>
            <text:p>  }</text:p>
          </table:table-cell>
          <table:table-cell office:value-type="string" calcext:value-type="string">
            <text:p>second/download/CMake/CMake-old-new/Kitware_CMake_repos_block_2185.cpp</text:p>
          </table:table-cell>
          <table:table-cell office:value-type="string" calcext:value-type="string">
            <text:p>[0, 0, 0, 0, 0, 0, 0, 0, 0, 0, 1, 0, 0, 0, 0, 3, 0, 0, 0, 0, 0, 0, 0, 1, 0, 0, 0, 0, 0, 0, 1, 0, 0, 0, 0, 0, 0, 0, 0, 0, 0, 0, 0, 0, 0, 0, 0, 0, 4, 0, 0, 0, 0, 0, 0, 0, 0, 0, 0, 0, 0, 0, 0, 0, 0, 0, 0, 0, 0, 0, 0, 0, 0, 1, 0, 0, 1, 0, 3, 0, 0, 0, 0, 0, 0]</text:p>
          </table:table-cell>
        </table:table-row>
        <table:table-row table:style-name="ro18">
          <table:table-cell office:value-type="string" calcext:value-type="string">
            <text:p>fabf1fbabb4fc67844d5b2210e70a9829a59ff23</text:p>
          </table:table-cell>
          <table:table-cell office:value-type="string" calcext:value-type="string">
            <text:p>stringapi: Use strings in target nam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CoreTryCompile.cxx</text:p>
          </table:table-cell>
          <table:table-cell office:value-type="string" calcext:value-type="string">
            <text:p>second/download/CMake/CMake-old-new/Kitware_CMake_old_file_359.cpp</text:p>
          </table:table-cell>
          <table:table-cell office:value-type="string" calcext:value-type="string">
            <text:p>second/download/CMake/CMake-old-new/Kitware_CMake_new_file_359.cpp</text:p>
          </table:table-cell>
          <table:table-cell office:value-type="string" calcext:value-type="string">
            <text:p>second/download/CMake/CMake-old-new/Kitware_CMake_old_hunk_682.cpp</text:p>
          </table:table-cell>
          <table:table-cell office:value-type="string" calcext:value-type="string">
            <text:p>second/download/CMake/CMake-old-new/Kitware_CMake_new_hunk_682.cpp</text:p>
          </table:table-cell>
          <table:table-cell office:value-type="string" calcext:value-type="string">
            <text:p>    if (useOldLinkLibs)</text:p>
            <text:p>      {</text:p>
            <text:p>      fprintf(fout,</text:p>
            <text:p>              "target_link_libraries(%s ${LINK_LIBRARIES})\n",targetName);</text:p>
            <text:p>      }</text:p>
            <text:p>    else</text:p>
            <text:p>      {</text:p>
            <text:p>      fprintf(fout, "target_link_libraries(%s %s)\n",</text:p>
            <text:p>              targetName,</text:p>
            <text:p>              libsToLink.c_str());</text:p>
            <text:p>      }</text:p>
            <text:p>    fclose(fout);</text:p>
            <text:p/>
          </table:table-cell>
          <table:table-cell office:value-type="string" calcext:value-type="string">
            <text:p>    if (useOldLinkLibs)</text:p>
            <text:p>      {</text:p>
            <text:p>      fprintf(fout,</text:p>
            <text:p>              "target_link_libraries(%s ${LINK_LIBRARIES})\n",</text:p>
            <text:p>              targetName.c_str());</text:p>
            <text:p>      }</text:p>
            <text:p>    else</text:p>
            <text:p>      {</text:p>
            <text:p>      fprintf(fout, "target_link_libraries(%s %s)\n",</text:p>
            <text:p>              targetName.c_str(),</text:p>
            <text:p>              libsToLink.c_str());</text:p>
            <text:p>      }</text:p>
            <text:p>    fclose(fout);</text:p>
            <text:p/>
          </table:table-cell>
          <table:table-cell table:number-columns-repeated="2" office:value-type="float" office:value="466" calcext:value-type="float">
            <text:p>466</text:p>
          </table:table-cell>
          <table:table-cell table:number-columns-repeated="2" office:value-type="float" office:value="468" calcext:value-type="float">
            <text:p>468</text:p>
          </table:table-cell>
          <table:table-cell office:value-type="string" calcext:value-type="string">
            <text:p>fprintf(fout,</text:p>
            <text:p>              "target_link_libraries(%s ${LINK_LIBRARIES})\n",targetName)</text:p>
          </table:table-cell>
          <table:table-cell office:value-type="string" calcext:value-type="string">
            <text:p>fprintf(fout,</text:p>
            <text:p>              "target_link_libraries(%s ${LINK_LIBRARIES})\n",</text:p>
            <text:p>              targetName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341.cpp</text:p>
          </table:table-cell>
          <table:table-cell office:value-type="string" calcext:value-type="string">
            <text:p>{</text:p>
            <text:p>      fprintf(fout,</text:p>
            <text:p>              "target_link_libraries(%s ${LINK_LIBRARIES})\n",targetName);</text:p>
            <text:p>      }</text:p>
          </table:table-cell>
          <table:table-cell office:value-type="string" calcext:value-type="string">
            <text:p>second/download/CMake/CMake-old-new/Kitware_CMake_old_new_block_341.cpp</text:p>
          </table:table-cell>
          <table:table-cell office:value-type="string" calcext:value-type="string">
            <text:p>[0, 0, 0, 0, 0, 0, 0, 0, 0, 0, 1, 0, 0, 0, 0, 3, 0, 0, 0, 0, 0, 0, 0, 1, 0, 0, 0, 0, 0, 0, 1, 0, 0, 0, 0, 0, 0, 0, 0, 0, 0, 0, 0, 0, 0, 0, 0, 0, 4, 0, 0, 0, 0, 0, 0, 0, 0, 0, 0, 0, 0, 0, 0, 0, 0, 0, 0, 0, 0, 0, 0, 0, 0, 1, 0, 0, 1, 0, 3, 0, 0, 0, 0, 0, 0]</text:p>
          </table:table-cell>
          <table:table-cell office:value-type="string" calcext:value-type="string">
            <text:p>second/download/CMake/CMake-old-new/Kitware_CMake_old_new_new_log_341.cpp</text:p>
          </table:table-cell>
          <table:table-cell office:value-type="string" calcext:value-type="string">
            <text:p>second/download/CMake/CMake/CMake/Tests/FindGTK2/cairo/main.cpp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printf(stderr, "Could not save png to '%s'\n", filename)</text:p>
          </table:table-cell>
          <table:table-cell office:value-type="string" calcext:value-type="string">
            <text:p>second/download/CMake/CMake-old-new/Kitware_CMake_repos_log_2185.cpp</text:p>
          </table:table-cell>
          <table:table-cell office:value-type="string" calcext:value-type="string">
            <text:p>{</text:p>
            <text:p>    fprintf(stderr, "Could not save png to '%s'\n", filename);</text:p>
            <text:p>  }</text:p>
          </table:table-cell>
          <table:table-cell office:value-type="string" calcext:value-type="string">
            <text:p>second/download/CMake/CMake-old-new/Kitware_CMake_repos_block_2185.cpp</text:p>
          </table:table-cell>
          <table:table-cell office:value-type="string" calcext:value-type="string">
            <text:p>[0, 0, 0, 0, 0, 0, 0, 0, 0, 0, 1, 0, 0, 0, 0, 3, 0, 0, 0, 0, 0, 0, 0, 1, 0, 0, 0, 0, 0, 0, 1, 0, 0, 0, 0, 0, 0, 0, 0, 0, 0, 0, 0, 0, 0, 0, 0, 0, 4, 0, 0, 0, 0, 0, 0, 0, 0, 0, 0, 0, 0, 0, 0, 0, 0, 0, 0, 0, 0, 0, 0, 0, 0, 1, 0, 0, 1, 0, 3, 0, 0, 0, 0, 0, 0]</text:p>
          </table:table-cell>
        </table:table-row>
        <table:table-row table:style-name="ro18">
          <table:table-cell office:value-type="string" calcext:value-type="string">
            <text:p>fabf1fbabb4fc67844d5b2210e70a9829a59ff23</text:p>
          </table:table-cell>
          <table:table-cell office:value-type="string" calcext:value-type="string">
            <text:p>stringapi: Use strings in target nam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CoreTryCompile.cxx</text:p>
          </table:table-cell>
          <table:table-cell office:value-type="string" calcext:value-type="string">
            <text:p>second/download/CMake/CMake-old-new/Kitware_CMake_old_file_363.cpp</text:p>
          </table:table-cell>
          <table:table-cell office:value-type="string" calcext:value-type="string">
            <text:p>second/download/CMake/CMake-old-new/Kitware_CMake_new_file_363.cpp</text:p>
          </table:table-cell>
          <table:table-cell office:value-type="string" calcext:value-type="string">
            <text:p>second/download/CMake/CMake-old-new/Kitware_CMake_old_hunk_688.cpp</text:p>
          </table:table-cell>
          <table:table-cell office:value-type="string" calcext:value-type="string">
            <text:p>second/download/CMake/CMake-old-new/Kitware_CMake_new_hunk_688.cpp</text:p>
          </table:table-cell>
          <table:table-cell office:value-type="string" calcext:value-type="string">
            <text:p>    if (useOldLinkLibs)</text:p>
            <text:p>      {</text:p>
            <text:p>      fprintf(fout,</text:p>
            <text:p>              "target_link_libraries(%s ${LINK_LIBRARIES})\n",targetName);</text:p>
            <text:p>      }</text:p>
            <text:p>    else</text:p>
            <text:p>      {</text:p>
            <text:p>      fprintf(fout, "target_link_libraries(%s %s)\n",</text:p>
            <text:p>              targetName,</text:p>
            <text:p>              libsToLink.c_str());</text:p>
            <text:p>      }</text:p>
            <text:p>    fclose(fout);</text:p>
            <text:p/>
          </table:table-cell>
          <table:table-cell office:value-type="string" calcext:value-type="string">
            <text:p>    if (useOldLinkLibs)</text:p>
            <text:p>      {</text:p>
            <text:p>      fprintf(fout,</text:p>
            <text:p>              "target_link_libraries(%s ${LINK_LIBRARIES})\n",</text:p>
            <text:p>              targetName.c_str());</text:p>
            <text:p>      }</text:p>
            <text:p>    else</text:p>
            <text:p>      {</text:p>
            <text:p>      fprintf(fout, "target_link_libraries(%s %s)\n",</text:p>
            <text:p>              targetName.c_str(),</text:p>
            <text:p>              libsToLink.c_str());</text:p>
            <text:p>      }</text:p>
            <text:p>    fclose(fout);</text:p>
            <text:p/>
          </table:table-cell>
          <table:table-cell table:number-columns-repeated="2" office:value-type="float" office:value="466" calcext:value-type="float">
            <text:p>466</text:p>
          </table:table-cell>
          <table:table-cell table:number-columns-repeated="2" office:value-type="float" office:value="468" calcext:value-type="float">
            <text:p>468</text:p>
          </table:table-cell>
          <table:table-cell office:value-type="string" calcext:value-type="string">
            <text:p>fprintf(fout,</text:p>
            <text:p>              "target_link_libraries(%s ${LINK_LIBRARIES})\n",targetName)</text:p>
          </table:table-cell>
          <table:table-cell office:value-type="string" calcext:value-type="string">
            <text:p>fprintf(fout,</text:p>
            <text:p>              "target_link_libraries(%s ${LINK_LIBRARIES})\n",</text:p>
            <text:p>              targetName.c_str(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349.cpp</text:p>
          </table:table-cell>
          <table:table-cell office:value-type="string" calcext:value-type="string">
            <text:p>{</text:p>
            <text:p>      fprintf(fout,</text:p>
            <text:p>              "target_link_libraries(%s ${LINK_LIBRARIES})\n",targetName);</text:p>
            <text:p>      }</text:p>
          </table:table-cell>
          <table:table-cell office:value-type="string" calcext:value-type="string">
            <text:p>second/download/CMake/CMake-old-new/Kitware_CMake_old_new_block_349.cpp</text:p>
          </table:table-cell>
          <table:table-cell office:value-type="string" calcext:value-type="string">
            <text:p>[0, 0, 0, 0, 0, 0, 0, 0, 0, 0, 1, 0, 0, 0, 0, 3, 0, 0, 0, 0, 0, 0, 0, 1, 0, 0, 0, 0, 0, 0, 1, 0, 0, 0, 0, 0, 0, 0, 0, 0, 0, 0, 0, 0, 0, 0, 0, 0, 4, 0, 0, 0, 0, 0, 0, 0, 0, 0, 0, 0, 0, 0, 0, 0, 0, 0, 0, 0, 0, 0, 0, 0, 0, 1, 0, 0, 1, 0, 3, 0, 0, 0, 0, 0, 0]</text:p>
          </table:table-cell>
          <table:table-cell office:value-type="string" calcext:value-type="string">
            <text:p>second/download/CMake/CMake-old-new/Kitware_CMake_old_new_new_log_349.cpp</text:p>
          </table:table-cell>
          <table:table-cell office:value-type="string" calcext:value-type="string">
            <text:p>second/download/CMake/CMake/CMake/Tests/FindGTK2/cairo/main.cpp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printf(stderr, "Could not save png to '%s'\n", filename)</text:p>
          </table:table-cell>
          <table:table-cell office:value-type="string" calcext:value-type="string">
            <text:p>second/download/CMake/CMake-old-new/Kitware_CMake_repos_log_2185.cpp</text:p>
          </table:table-cell>
          <table:table-cell office:value-type="string" calcext:value-type="string">
            <text:p>{</text:p>
            <text:p>    fprintf(stderr, "Could not save png to '%s'\n", filename);</text:p>
            <text:p>  }</text:p>
          </table:table-cell>
          <table:table-cell office:value-type="string" calcext:value-type="string">
            <text:p>second/download/CMake/CMake-old-new/Kitware_CMake_repos_block_2185.cpp</text:p>
          </table:table-cell>
          <table:table-cell office:value-type="string" calcext:value-type="string">
            <text:p>[0, 0, 0, 0, 0, 0, 0, 0, 0, 0, 1, 0, 0, 0, 0, 3, 0, 0, 0, 0, 0, 0, 0, 1, 0, 0, 0, 0, 0, 0, 1, 0, 0, 0, 0, 0, 0, 0, 0, 0, 0, 0, 0, 0, 0, 0, 0, 0, 4, 0, 0, 0, 0, 0, 0, 0, 0, 0, 0, 0, 0, 0, 0, 0, 0, 0, 0, 0, 0, 0, 0, 0, 0, 1, 0, 0, 1, 0, 3, 0, 0, 0, 0, 0, 0]</text:p>
          </table:table-cell>
        </table:table-row>
        <table:table-row table:style-name="ro19">
          <table:table-cell office:value-type="string" calcext:value-type="string">
            <text:p>9d66f74335a09019644c7b82af0860da439fce87</text:p>
          </table:table-cell>
          <table:table-cell office:value-type="string" calcext:value-type="string">
            <text:p>KWSys 2013-02-05 (5c34ed2e)</text:p>
            <text:p/>
            <text:p>Extract upstream KWSys using the following shell commands.</text:p>
            <text:p/>
            <text:p>$ git archive --prefix=upstream-kwsys/ 5c34ed2e | tar x</text:p>
            <text:p>$ git shortlog --no-merges --abbrev=8 --format='%h %s' 5b0d1bd9..5c34ed2e</text:p>
            <text:p>Brad King (1):</text:p>
            <text:p>      5c34ed2e SystemTools: Do not abort with no current directory</text:p>
            <text:p/>
            <text:p>Change-Id: Id054017eac2bf10c71ca721df48298cdff2bea82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ystemTools.cxx</text:p>
          </table:table-cell>
          <table:table-cell office:value-type="string" calcext:value-type="string">
            <text:p>second/download/CMake/CMake-old-new/Kitware_CMake_old_file_373.cpp</text:p>
          </table:table-cell>
          <table:table-cell office:value-type="string" calcext:value-type="string">
            <text:p>second/download/CMake/CMake-old-new/Kitware_CMake_new_file_373.cpp</text:p>
          </table:table-cell>
          <table:table-cell office:value-type="string" calcext:value-type="string">
            <text:p>second/download/CMake/CMake-old-new/Kitware_CMake_old_hunk_703.cpp</text:p>
          </table:table-cell>
          <table:table-cell office:value-type="string" calcext:value-type="string">
            <text:p>second/download/CMake/CMake-old-new/Kitware_CMake_new_hunk_703.cpp</text:p>
          </table:table-cell>
          <table:table-cell office:value-type="string" calcext:value-type="string">
            <text:p>}</text:p>
            <text:p>inline const char* Getcwd(char* buf, unsigned int len)</text:p>
            <text:p>{</text:p>
            <text:p>  const char* ret = _getcwd(buf, len);</text:p>
            <text:p>  if(!ret)</text:p>
            <text:p>    {</text:p>
            <text:p>    fprintf(stderr, "No current working directory.\n");</text:p>
            <text:p>    abort();</text:p>
            <text:p>    }</text:p>
            <text:p>  // make sure the drive letter is capital</text:p>
            <text:p>  if(strlen(buf) &gt; 1 &amp;&amp; buf[1] == ':')</text:p>
            <text:p>    {</text:p>
            <text:p>    buf[0] = toupper(buf[0]);</text:p>
            <text:p>    }</text:p>
            <text:p>  return ret;</text:p>
            <text:p>}</text:p>
            <text:p>inline int Chdir(const char* dir)</text:p>
            <text:p>{</text:p>
            <text:p/>
          </table:table-cell>
          <table:table-cell office:value-type="string" calcext:value-type="string">
            <text:p>}</text:p>
            <text:p>inline const char* Getcwd(char* buf, unsigned int len)</text:p>
            <text:p>{</text:p>
            <text:p>  if(const char* ret = _getcwd(buf, len))</text:p>
            <text:p>    {</text:p>
            <text:p>    // make sure the drive letter is capital</text:p>
            <text:p>    if(strlen(buf) &gt; 1 &amp;&amp; buf[1] == ':')</text:p>
            <text:p>      {</text:p>
            <text:p>      buf[0] = toupper(buf[0]);</text:p>
            <text:p>      }</text:p>
            <text:p>    return ret;</text:p>
            <text:p>    }</text:p>
            <text:p>  return 0;</text:p>
            <text:p>}</text:p>
            <text:p>inline int Chdir(const char* dir)</text:p>
            <text:p>{</text:p>
            <text:p/>
          </table:table-cell>
          <table:table-cell table:number-columns-repeated="2" office:value-type="float" office:value="196" calcext:value-type="float">
            <text:p>196</text:p>
          </table:table-cell>
          <table:table-cell office:value-type="float" office:value="202" calcext:value-type="float">
            <text:p>20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printf(stderr, "No current working directory.\n")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355.cpp</text:p>
          </table:table-cell>
          <table:table-cell office:value-type="string" calcext:value-type="string">
            <text:p>{</text:p>
            <text:p>    fprintf(stderr, "No current working directory.\n");</text:p>
            <text:p>    abort();</text:p>
            <text:p>    }</text:p>
          </table:table-cell>
          <table:table-cell office:value-type="string" calcext:value-type="string">
            <text:p>second/download/CMake/CMake-old-new/Kitware_CMake_old_new_block_355.cpp</text:p>
          </table:table-cell>
          <table:table-cell office:value-type="string" calcext:value-type="string">
            <text:p>[0, 0, 0, 0, 0, 0, 0, 0, 0, 0, 1, 0, 0, 0, 0, 3, 0, 0, 0, 0, 0, 0, 0, 1, 0, 0, 0, 0, 0, 0, 2, 0, 0, 0, 0, 0, 0, 0, 0, 0, 0, 0, 0, 0, 0, 0, 0, 0, 4, 0, 0, 0, 0, 0, 0, 0, 0, 0, 0, 0, 0, 0, 0, 0, 0, 0, 0, 0, 0, 0, 0, 0, 0, 2, 0, 0, 2, 0, 2, 0, 0, 0, 0, 0, 0]</text:p>
          </table:table-cell>
          <table:table-cell office:value-type="string" calcext:value-type="string">
            <text:p>second/download/CMake/CMake-old-new/Kitware_CMake_old_new_new_log_355.cpp</text:p>
          </table:table-cell>
          <table:table-cell office:value-type="string" calcext:value-type="string">
            <text:p>second/download/CMake/CMake/CMake/Tests/TestsWorkingDirectory/main.cpp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printf(stderr, "No current working directory.\n")</text:p>
          </table:table-cell>
          <table:table-cell office:value-type="string" calcext:value-type="string">
            <text:p>second/download/CMake/CMake-old-new/Kitware_CMake_repos_log_2182.cpp</text:p>
          </table:table-cell>
          <table:table-cell office:value-type="string" calcext:value-type="string">
            <text:p>{</text:p>
            <text:p>    fprintf(stderr, "No current working directory.\n");</text:p>
            <text:p>    abort();</text:p>
            <text:p>  }</text:p>
          </table:table-cell>
          <table:table-cell office:value-type="string" calcext:value-type="string">
            <text:p>second/download/CMake/CMake-old-new/Kitware_CMake_repos_block_2182.cpp</text:p>
          </table:table-cell>
          <table:table-cell office:value-type="string" calcext:value-type="string">
            <text:p>[0, 0, 0, 0, 0, 0, 0, 0, 0, 0, 1, 0, 0, 0, 0, 3, 0, 0, 0, 0, 0, 0, 0, 1, 0, 0, 0, 0, 0, 0, 2, 0, 0, 0, 0, 0, 0, 0, 0, 0, 0, 0, 0, 0, 0, 0, 0, 0, 4, 0, 0, 0, 0, 0, 0, 0, 0, 0, 0, 0, 0, 0, 0, 0, 0, 0, 0, 0, 0, 0, 0, 0, 0, 2, 0, 0, 2, 0, 2, 0, 0, 0, 0, 0, 0]</text:p>
          </table:table-cell>
        </table:table-row>
        <table:table-row table:style-name="ro18">
          <table:table-cell office:value-type="string" calcext:value-type="string">
            <text:p>9d66f74335a09019644c7b82af0860da439fce87</text:p>
          </table:table-cell>
          <table:table-cell office:value-type="string" calcext:value-type="string">
            <text:p>KWSys 2013-02-05 (5c34ed2e)</text:p>
            <text:p/>
            <text:p>Extract upstream KWSys using the following shell commands.</text:p>
            <text:p/>
            <text:p>$ git archive --prefix=upstream-kwsys/ 5c34ed2e | tar x</text:p>
            <text:p>$ git shortlog --no-merges --abbrev=8 --format='%h %s' 5b0d1bd9..5c34ed2e</text:p>
            <text:p>Brad King (1):</text:p>
            <text:p>      5c34ed2e SystemTools: Do not abort with no current directory</text:p>
            <text:p/>
            <text:p>Change-Id: Id054017eac2bf10c71ca721df48298cdff2bea82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ystemTools.cxx</text:p>
          </table:table-cell>
          <table:table-cell office:value-type="string" calcext:value-type="string">
            <text:p>second/download/CMake/CMake-old-new/Kitware_CMake_old_file_373.cpp</text:p>
          </table:table-cell>
          <table:table-cell office:value-type="string" calcext:value-type="string">
            <text:p>second/download/CMake/CMake-old-new/Kitware_CMake_new_file_373.cpp</text:p>
          </table:table-cell>
          <table:table-cell office:value-type="string" calcext:value-type="string">
            <text:p>second/download/CMake/CMake-old-new/Kitware_CMake_old_hunk_704.cpp</text:p>
          </table:table-cell>
          <table:table-cell office:value-type="string" calcext:value-type="string">
            <text:p>second/download/CMake/CMake-old-new/Kitware_CMake_new_hunk_704.cpp</text:p>
          </table:table-cell>
          <table:table-cell office:value-type="string" calcext:value-type="string">
            <text:p>}</text:p>
            <text:p>inline const char* Getcwd(char* buf, unsigned int len)</text:p>
            <text:p>{</text:p>
            <text:p>  const char* ret = getcwd(buf, len);</text:p>
            <text:p>  if(!ret)</text:p>
            <text:p>    {</text:p>
            <text:p>    fprintf(stderr, "No current working directory\n");</text:p>
            <text:p>    abort();</text:p>
            <text:p>    }</text:p>
            <text:p>  return ret;</text:p>
            <text:p>}</text:p>
            <text:p/>
            <text:p>inline int Chdir(const char* dir)</text:p>
            <text:p/>
          </table:table-cell>
          <table:table-cell office:value-type="string" calcext:value-type="string">
            <text:p>}</text:p>
            <text:p>inline const char* Getcwd(char* buf, unsigned int len)</text:p>
            <text:p>{</text:p>
            <text:p>  return getcwd(buf, len);</text:p>
            <text:p>}</text:p>
            <text:p/>
            <text:p>inline int Chdir(const char* dir)</text:p>
            <text:p/>
          </table:table-cell>
          <table:table-cell office:value-type="float" office:value="245" calcext:value-type="float">
            <text:p>245</text:p>
          </table:table-cell>
          <table:table-cell office:value-type="float" office:value="243" calcext:value-type="float">
            <text:p>243</text:p>
          </table:table-cell>
          <table:table-cell office:value-type="float" office:value="251" calcext:value-type="float">
            <text:p>25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printf(stderr, "No current working directory\n")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356.cpp</text:p>
          </table:table-cell>
          <table:table-cell office:value-type="string" calcext:value-type="string">
            <text:p>{</text:p>
            <text:p>    fprintf(stderr, "No current working directory\n");</text:p>
            <text:p>    abort();</text:p>
            <text:p>    }</text:p>
          </table:table-cell>
          <table:table-cell office:value-type="string" calcext:value-type="string">
            <text:p>second/download/CMake/CMake-old-new/Kitware_CMake_old_new_block_356.cpp</text:p>
          </table:table-cell>
          <table:table-cell office:value-type="string" calcext:value-type="string">
            <text:p>[0, 0, 0, 0, 0, 0, 0, 0, 0, 0, 1, 0, 0, 0, 0, 3, 0, 0, 0, 0, 0, 0, 0, 1, 0, 0, 0, 0, 0, 0, 2, 0, 0, 0, 0, 0, 0, 0, 0, 0, 0, 0, 0, 0, 0, 0, 0, 0, 4, 0, 0, 0, 0, 0, 0, 0, 0, 0, 0, 0, 0, 0, 0, 0, 0, 0, 0, 0, 0, 0, 0, 0, 0, 2, 0, 0, 2, 0, 2, 0, 0, 0, 0, 0, 0]</text:p>
          </table:table-cell>
          <table:table-cell office:value-type="string" calcext:value-type="string">
            <text:p>second/download/CMake/CMake-old-new/Kitware_CMake_old_new_new_log_356.cpp</text:p>
          </table:table-cell>
          <table:table-cell office:value-type="string" calcext:value-type="string">
            <text:p>second/download/CMake/CMake/CMake/Tests/TestsWorkingDirectory/main.cpp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printf(stderr, "No current working directory\n")</text:p>
          </table:table-cell>
          <table:table-cell office:value-type="string" calcext:value-type="string">
            <text:p>second/download/CMake/CMake-old-new/Kitware_CMake_repos_log_2183.cpp</text:p>
          </table:table-cell>
          <table:table-cell office:value-type="string" calcext:value-type="string">
            <text:p>{</text:p>
            <text:p>    fprintf(stderr, "No current working directory\n");</text:p>
            <text:p>    abort();</text:p>
            <text:p>  }</text:p>
          </table:table-cell>
          <table:table-cell office:value-type="string" calcext:value-type="string">
            <text:p>second/download/CMake/CMake-old-new/Kitware_CMake_repos_block_2183.cpp</text:p>
          </table:table-cell>
          <table:table-cell office:value-type="string" calcext:value-type="string">
            <text:p>[0, 0, 0, 0, 0, 0, 0, 0, 0, 0, 1, 0, 0, 0, 0, 3, 0, 0, 0, 0, 0, 0, 0, 1, 0, 0, 0, 0, 0, 0, 2, 0, 0, 0, 0, 0, 0, 0, 0, 0, 0, 0, 0, 0, 0, 0, 0, 0, 4, 0, 0, 0, 0, 0, 0, 0, 0, 0, 0, 0, 0, 0, 0, 0, 0, 0, 0, 0, 0, 0, 0, 0, 0, 2, 0, 0, 2, 0, 2, 0, 0, 0, 0, 0, 0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601" meta:object-count="0"/>
    <meta:generator>LibreOffice/5.0.3.2$Linux_X86_64 LibreOffice_project/00m0$Build-2</meta:generator>
  </office:meta>
</office:document-meta>
</file>